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Geneva, sans-serif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ictionary" style:family="table">
      <style:table-properties style:width="6.9271in" fo:margin-left="0in" fo:margin-top="0in" fo:margin-bottom="0in" fo:break-before="page" table:align="left" style:shadow="none"/>
    </style:style>
    <style:style style:name="Dictionary.A" style:family="table-column">
      <style:table-column-properties style:column-width="0.3438in"/>
    </style:style>
    <style:style style:name="Dictionary.B" style:family="table-column">
      <style:table-column-properties style:column-width="1.6194in"/>
    </style:style>
    <style:style style:name="Dictionary.C" style:family="table-column">
      <style:table-column-properties style:column-width="0.0549in"/>
    </style:style>
    <style:style style:name="Dictionary.D" style:family="table-column">
      <style:table-column-properties style:column-width="0.4819in"/>
    </style:style>
    <style:style style:name="Dictionary.E" style:family="table-column">
      <style:table-column-properties style:column-width="0.1215in"/>
    </style:style>
    <style:style style:name="Dictionary.F" style:family="table-column">
      <style:table-column-properties style:column-width="0.9944in"/>
    </style:style>
    <style:style style:name="Dictionary.G" style:family="table-column">
      <style:table-column-properties style:column-width="0.2035in"/>
    </style:style>
    <style:style style:name="Dictionary.H" style:family="table-column">
      <style:table-column-properties style:column-width="0.8917in"/>
    </style:style>
    <style:style style:name="Dictionary.I" style:family="table-column">
      <style:table-column-properties style:column-width="0.5576in"/>
    </style:style>
    <style:style style:name="Dictionary.J" style:family="table-column">
      <style:table-column-properties style:column-width="1.6583in"/>
    </style:style>
    <style:style style:name="Dictionary.A1" style:family="table-cell">
      <style:table-cell-properties style:vertical-align="middle" fo:padding="0.0201in" fo:border-left="0.25pt solid #000000" fo:border-right="none" fo:border-top="0.25pt solid #000000" fo:border-bottom="0.25pt solid #000000"/>
    </style:style>
    <style:style style:name="Dictionary.B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D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F1" style:family="table-cell">
      <style:table-cell-properties fo:padding="0.0201in" fo:border-left="0.25pt solid #000000" fo:border-right="none" fo:border-top="0.25pt solid #000000" fo:border-bottom="0.25pt solid #000000"/>
    </style:style>
    <style:style style:name="Dictionary.H1" style:family="table-cell">
      <style:table-cell-properties fo:padding="0.0201in" fo:border="0.25pt solid #000000"/>
    </style:style>
    <style:style style:name="Dictionary.A2" style:family="table-cell">
      <style:table-cell-properties style:vertical-align="middle" fo:padding="0.0201in" fo:border-left="0.25pt solid #000000" fo:border-right="none" fo:border-top="none" fo:border-bottom="0.25pt solid #000000"/>
    </style:style>
    <style:style style:name="Dictionary.B2" style:family="table-cell">
      <style:table-cell-properties style:vertical-align="middle" fo:padding="0.0201in" fo:border-left="0.25pt solid #000000" fo:border-right="0.25pt solid #000000" fo:border-top="none" fo:border-bottom="0.25pt solid #000000"/>
    </style:style>
    <style:style style:name="Dictionary.B3" style:family="table-cell">
      <style:table-cell-properties fo:padding="0.0201in" fo:border-left="0.25pt solid #000000" fo:border-right="none" fo:border-top="none" fo:border-bottom="0.25pt solid #000000"/>
    </style:style>
    <style:style style:name="Dictionary.D3" style:family="table-cell">
      <style:table-cell-properties fo:padding="0.0201in" fo:border-left="0.25pt solid #000000" fo:border-right="none" fo:border-top="none" fo:border-bottom="0.25pt solid #000000"/>
    </style:style>
    <style:style style:name="Dictionary.F3" style:family="table-cell">
      <style:table-cell-properties fo:padding="0.0201in" fo:border-left="0.25pt solid #000000" fo:border-right="none" fo:border-top="none" fo:border-bottom="0.25pt solid #000000"/>
    </style:style>
    <style:style style:name="Dictionary.H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" style:family="table-cell">
      <style:table-cell-properties fo:padding="0.0201in" fo:border-left="0.25pt solid #000000" fo:border-right="none" fo:border-top="none" fo:border-bottom="0.25pt solid #000000"/>
    </style:style>
    <style:style style:name="Dictionary.G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" style:family="table-cell">
      <style:table-cell-properties fo:padding="0.0201in" fo:border-left="0.25pt solid #000000" fo:border-right="none" fo:border-top="none" fo:border-bottom="0.25pt solid #000000"/>
    </style:style>
    <style:style style:name="Dictionary.D5" style:family="table-cell">
      <style:table-cell-properties fo:padding="0.0201in" fo:border-left="0.25pt solid #000000" fo:border-right="none" fo:border-top="none" fo:border-bottom="0.25pt solid #000000"/>
    </style:style>
    <style:style style:name="Dictionary.F5" style:family="table-cell">
      <style:table-cell-properties fo:padding="0.0201in" fo:border-left="0.25pt solid #000000" fo:border-right="none" fo:border-top="none" fo:border-bottom="0.25pt solid #000000"/>
    </style:style>
    <style:style style:name="Dictionary.H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" style:family="table-cell">
      <style:table-cell-properties fo:padding="0.0201in" fo:border-left="0.25pt solid #000000" fo:border-right="none" fo:border-top="none" fo:border-bottom="0.25pt solid #000000"/>
    </style:style>
    <style:style style:name="Dictionary.G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" style:family="table-cell">
      <style:table-cell-properties fo:padding="0.0201in" fo:border-left="0.25pt solid #000000" fo:border-right="none" fo:border-top="none" fo:border-bottom="0.25pt solid #000000"/>
    </style:style>
    <style:style style:name="Dictionary.D7" style:family="table-cell">
      <style:table-cell-properties fo:padding="0.0201in" fo:border-left="0.25pt solid #000000" fo:border-right="none" fo:border-top="none" fo:border-bottom="0.25pt solid #000000"/>
    </style:style>
    <style:style style:name="Dictionary.F7" style:family="table-cell">
      <style:table-cell-properties fo:padding="0.0201in" fo:border-left="0.25pt solid #000000" fo:border-right="none" fo:border-top="none" fo:border-bottom="0.25pt solid #000000"/>
    </style:style>
    <style:style style:name="Dictionary.H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" style:family="table-cell">
      <style:table-cell-properties fo:padding="0.0201in" fo:border-left="0.25pt solid #000000" fo:border-right="none" fo:border-top="none" fo:border-bottom="0.25pt solid #000000"/>
    </style:style>
    <style:style style:name="Dictionary.D9" style:family="table-cell">
      <style:table-cell-properties fo:padding="0.0201in" fo:border-left="0.25pt solid #000000" fo:border-right="none" fo:border-top="none" fo:border-bottom="0.25pt solid #000000"/>
    </style:style>
    <style:style style:name="Dictionary.F9" style:family="table-cell">
      <style:table-cell-properties fo:padding="0.0201in" fo:border-left="0.25pt solid #000000" fo:border-right="none" fo:border-top="none" fo:border-bottom="0.25pt solid #000000"/>
    </style:style>
    <style:style style:name="Dictionary.H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" style:family="table-cell">
      <style:table-cell-properties fo:padding="0.0201in" fo:border-left="0.25pt solid #000000" fo:border-right="none" fo:border-top="none" fo:border-bottom="0.25pt solid #000000"/>
    </style:style>
    <style:style style:name="Dictionary.G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" style:family="table-cell">
      <style:table-cell-properties fo:padding="0.0201in" fo:border-left="0.25pt solid #000000" fo:border-right="none" fo:border-top="none" fo:border-bottom="0.25pt solid #000000"/>
    </style:style>
    <style:style style:name="Dictionary.D11" style:family="table-cell">
      <style:table-cell-properties fo:padding="0.0201in" fo:border-left="0.25pt solid #000000" fo:border-right="none" fo:border-top="none" fo:border-bottom="0.25pt solid #000000"/>
    </style:style>
    <style:style style:name="Dictionary.F11" style:family="table-cell">
      <style:table-cell-properties fo:padding="0.0201in" fo:border-left="0.25pt solid #000000" fo:border-right="none" fo:border-top="none" fo:border-bottom="0.25pt solid #000000"/>
    </style:style>
    <style:style style:name="Dictionary.H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" style:family="table-cell">
      <style:table-cell-properties fo:padding="0.0201in" fo:border-left="0.25pt solid #000000" fo:border-right="none" fo:border-top="none" fo:border-bottom="0.25pt solid #000000"/>
    </style:style>
    <style:style style:name="Dictionary.G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" style:family="table-cell">
      <style:table-cell-properties fo:padding="0.0201in" fo:border-left="0.25pt solid #000000" fo:border-right="none" fo:border-top="none" fo:border-bottom="0.25pt solid #000000"/>
    </style:style>
    <style:style style:name="Dictionary.D13" style:family="table-cell">
      <style:table-cell-properties fo:padding="0.0201in" fo:border-left="0.25pt solid #000000" fo:border-right="none" fo:border-top="none" fo:border-bottom="0.25pt solid #000000"/>
    </style:style>
    <style:style style:name="Dictionary.F13" style:family="table-cell">
      <style:table-cell-properties fo:padding="0.0201in" fo:border-left="0.25pt solid #000000" fo:border-right="none" fo:border-top="none" fo:border-bottom="0.25pt solid #000000"/>
    </style:style>
    <style:style style:name="Dictionary.H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" style:family="table-cell">
      <style:table-cell-properties fo:padding="0.0201in" fo:border-left="0.25pt solid #000000" fo:border-right="none" fo:border-top="none" fo:border-bottom="0.25pt solid #000000"/>
    </style:style>
    <style:style style:name="Dictionary.E14" style:family="table-cell">
      <style:table-cell-properties fo:padding="0.0201in" fo:border-left="0.25pt solid #000000" fo:border-right="none" fo:border-top="none" fo:border-bottom="0.25pt solid #000000"/>
    </style:style>
    <style:style style:name="Dictionary.I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" style:family="table-cell">
      <style:table-cell-properties fo:padding="0.0201in" fo:border-left="0.25pt solid #000000" fo:border-right="none" fo:border-top="none" fo:border-bottom="0.25pt solid #000000"/>
    </style:style>
    <style:style style:name="Dictionary.D15" style:family="table-cell">
      <style:table-cell-properties fo:padding="0.0201in" fo:border-left="0.25pt solid #000000" fo:border-right="none" fo:border-top="none" fo:border-bottom="0.25pt solid #000000"/>
    </style:style>
    <style:style style:name="Dictionary.F15" style:family="table-cell">
      <style:table-cell-properties fo:padding="0.0201in" fo:border-left="0.25pt solid #000000" fo:border-right="none" fo:border-top="none" fo:border-bottom="0.25pt solid #000000"/>
    </style:style>
    <style:style style:name="Dictionary.H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" style:family="table-cell">
      <style:table-cell-properties fo:padding="0.0201in" fo:border-left="0.25pt solid #000000" fo:border-right="none" fo:border-top="none" fo:border-bottom="0.25pt solid #000000"/>
    </style:style>
    <style:style style:name="Dictionary.G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" style:family="table-cell">
      <style:table-cell-properties fo:padding="0.0201in" fo:border-left="0.25pt solid #000000" fo:border-right="none" fo:border-top="none" fo:border-bottom="0.25pt solid #000000"/>
    </style:style>
    <style:style style:name="Dictionary.D17" style:family="table-cell">
      <style:table-cell-properties fo:padding="0.0201in" fo:border-left="0.25pt solid #000000" fo:border-right="none" fo:border-top="none" fo:border-bottom="0.25pt solid #000000"/>
    </style:style>
    <style:style style:name="Dictionary.F17" style:family="table-cell">
      <style:table-cell-properties fo:padding="0.0201in" fo:border-left="0.25pt solid #000000" fo:border-right="none" fo:border-top="none" fo:border-bottom="0.25pt solid #000000"/>
    </style:style>
    <style:style style:name="Dictionary.H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" style:family="table-cell">
      <style:table-cell-properties fo:padding="0.0201in" fo:border-left="0.25pt solid #000000" fo:border-right="none" fo:border-top="none" fo:border-bottom="0.25pt solid #000000"/>
    </style:style>
    <style:style style:name="Dictionary.G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" style:family="table-cell">
      <style:table-cell-properties fo:padding="0.0201in" fo:border-left="0.25pt solid #000000" fo:border-right="none" fo:border-top="none" fo:border-bottom="0.25pt solid #000000"/>
    </style:style>
    <style:style style:name="Dictionary.D19" style:family="table-cell">
      <style:table-cell-properties fo:padding="0.0201in" fo:border-left="0.25pt solid #000000" fo:border-right="none" fo:border-top="none" fo:border-bottom="0.25pt solid #000000"/>
    </style:style>
    <style:style style:name="Dictionary.F19" style:family="table-cell">
      <style:table-cell-properties fo:padding="0.0201in" fo:border-left="0.25pt solid #000000" fo:border-right="none" fo:border-top="none" fo:border-bottom="0.25pt solid #000000"/>
    </style:style>
    <style:style style:name="Dictionary.H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" style:family="table-cell">
      <style:table-cell-properties fo:padding="0.0201in" fo:border-left="0.25pt solid #000000" fo:border-right="none" fo:border-top="none" fo:border-bottom="0.25pt solid #000000"/>
    </style:style>
    <style:style style:name="Dictionary.G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" style:family="table-cell">
      <style:table-cell-properties fo:padding="0.0201in" fo:border-left="0.25pt solid #000000" fo:border-right="none" fo:border-top="none" fo:border-bottom="0.25pt solid #000000"/>
    </style:style>
    <style:style style:name="Dictionary.D21" style:family="table-cell">
      <style:table-cell-properties fo:padding="0.0201in" fo:border-left="0.25pt solid #000000" fo:border-right="none" fo:border-top="none" fo:border-bottom="0.25pt solid #000000"/>
    </style:style>
    <style:style style:name="Dictionary.F21" style:family="table-cell">
      <style:table-cell-properties fo:padding="0.0201in" fo:border-left="0.25pt solid #000000" fo:border-right="none" fo:border-top="none" fo:border-bottom="0.25pt solid #000000"/>
    </style:style>
    <style:style style:name="Dictionary.H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" style:family="table-cell">
      <style:table-cell-properties fo:padding="0.0201in" fo:border-left="0.25pt solid #000000" fo:border-right="none" fo:border-top="none" fo:border-bottom="0.25pt solid #000000"/>
    </style:style>
    <style:style style:name="Dictionary.G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" style:family="table-cell">
      <style:table-cell-properties fo:padding="0.0201in" fo:border-left="0.25pt solid #000000" fo:border-right="none" fo:border-top="none" fo:border-bottom="0.25pt solid #000000"/>
    </style:style>
    <style:style style:name="Dictionary.D23" style:family="table-cell">
      <style:table-cell-properties fo:padding="0.0201in" fo:border-left="0.25pt solid #000000" fo:border-right="none" fo:border-top="none" fo:border-bottom="0.25pt solid #000000"/>
    </style:style>
    <style:style style:name="Dictionary.F23" style:family="table-cell">
      <style:table-cell-properties fo:padding="0.0201in" fo:border-left="0.25pt solid #000000" fo:border-right="none" fo:border-top="none" fo:border-bottom="0.25pt solid #000000"/>
    </style:style>
    <style:style style:name="Dictionary.H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" style:family="table-cell">
      <style:table-cell-properties fo:padding="0.0201in" fo:border-left="0.25pt solid #000000" fo:border-right="none" fo:border-top="none" fo:border-bottom="0.25pt solid #000000"/>
    </style:style>
    <style:style style:name="Dictionary.G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" style:family="table-cell">
      <style:table-cell-properties fo:padding="0.0201in" fo:border-left="0.25pt solid #000000" fo:border-right="none" fo:border-top="none" fo:border-bottom="0.25pt solid #000000"/>
    </style:style>
    <style:style style:name="Dictionary.D25" style:family="table-cell">
      <style:table-cell-properties fo:padding="0.0201in" fo:border-left="0.25pt solid #000000" fo:border-right="none" fo:border-top="none" fo:border-bottom="0.25pt solid #000000"/>
    </style:style>
    <style:style style:name="Dictionary.F25" style:family="table-cell">
      <style:table-cell-properties fo:padding="0.0201in" fo:border-left="0.25pt solid #000000" fo:border-right="none" fo:border-top="none" fo:border-bottom="0.25pt solid #000000"/>
    </style:style>
    <style:style style:name="Dictionary.H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" style:family="table-cell">
      <style:table-cell-properties fo:padding="0.0201in" fo:border-left="0.25pt solid #000000" fo:border-right="none" fo:border-top="none" fo:border-bottom="0.25pt solid #000000"/>
    </style:style>
    <style:style style:name="Dictionary.G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" style:family="table-cell">
      <style:table-cell-properties fo:padding="0.0201in" fo:border-left="0.25pt solid #000000" fo:border-right="none" fo:border-top="none" fo:border-bottom="0.25pt solid #000000"/>
    </style:style>
    <style:style style:name="Dictionary.D27" style:family="table-cell">
      <style:table-cell-properties fo:padding="0.0201in" fo:border-left="0.25pt solid #000000" fo:border-right="none" fo:border-top="none" fo:border-bottom="0.25pt solid #000000"/>
    </style:style>
    <style:style style:name="Dictionary.F27" style:family="table-cell">
      <style:table-cell-properties fo:padding="0.0201in" fo:border-left="0.25pt solid #000000" fo:border-right="none" fo:border-top="none" fo:border-bottom="0.25pt solid #000000"/>
    </style:style>
    <style:style style:name="Dictionary.H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" style:family="table-cell">
      <style:table-cell-properties fo:padding="0.0201in" fo:border-left="0.25pt solid #000000" fo:border-right="none" fo:border-top="none" fo:border-bottom="0.25pt solid #000000"/>
    </style:style>
    <style:style style:name="Dictionary.D29" style:family="table-cell">
      <style:table-cell-properties fo:padding="0.0201in" fo:border-left="0.25pt solid #000000" fo:border-right="none" fo:border-top="none" fo:border-bottom="0.25pt solid #000000"/>
    </style:style>
    <style:style style:name="Dictionary.F29" style:family="table-cell">
      <style:table-cell-properties fo:padding="0.0201in" fo:border-left="0.25pt solid #000000" fo:border-right="none" fo:border-top="none" fo:border-bottom="0.25pt solid #000000"/>
    </style:style>
    <style:style style:name="Dictionary.H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" style:family="table-cell">
      <style:table-cell-properties fo:padding="0.0201in" fo:border-left="0.25pt solid #000000" fo:border-right="none" fo:border-top="none" fo:border-bottom="0.25pt solid #000000"/>
    </style:style>
    <style:style style:name="Dictionary.G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" style:family="table-cell">
      <style:table-cell-properties fo:padding="0.0201in" fo:border-left="0.25pt solid #000000" fo:border-right="none" fo:border-top="none" fo:border-bottom="0.25pt solid #000000"/>
    </style:style>
    <style:style style:name="Dictionary.D31" style:family="table-cell">
      <style:table-cell-properties fo:padding="0.0201in" fo:border-left="0.25pt solid #000000" fo:border-right="none" fo:border-top="none" fo:border-bottom="0.25pt solid #000000"/>
    </style:style>
    <style:style style:name="Dictionary.F31" style:family="table-cell">
      <style:table-cell-properties fo:padding="0.0201in" fo:border-left="0.25pt solid #000000" fo:border-right="none" fo:border-top="none" fo:border-bottom="0.25pt solid #000000"/>
    </style:style>
    <style:style style:name="Dictionary.H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" style:family="table-cell">
      <style:table-cell-properties fo:padding="0.0201in" fo:border-left="0.25pt solid #000000" fo:border-right="none" fo:border-top="none" fo:border-bottom="0.25pt solid #000000"/>
    </style:style>
    <style:style style:name="Dictionary.G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" style:family="table-cell">
      <style:table-cell-properties fo:padding="0.0201in" fo:border-left="0.25pt solid #000000" fo:border-right="none" fo:border-top="none" fo:border-bottom="0.25pt solid #000000"/>
    </style:style>
    <style:style style:name="Dictionary.D33" style:family="table-cell">
      <style:table-cell-properties fo:padding="0.0201in" fo:border-left="0.25pt solid #000000" fo:border-right="none" fo:border-top="none" fo:border-bottom="0.25pt solid #000000"/>
    </style:style>
    <style:style style:name="Dictionary.F33" style:family="table-cell">
      <style:table-cell-properties fo:padding="0.0201in" fo:border-left="0.25pt solid #000000" fo:border-right="none" fo:border-top="none" fo:border-bottom="0.25pt solid #000000"/>
    </style:style>
    <style:style style:name="Dictionary.H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" style:family="table-cell">
      <style:table-cell-properties fo:padding="0.0201in" fo:border-left="0.25pt solid #000000" fo:border-right="none" fo:border-top="none" fo:border-bottom="0.25pt solid #000000"/>
    </style:style>
    <style:style style:name="Dictionary.G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" style:family="table-cell">
      <style:table-cell-properties fo:padding="0.0201in" fo:border-left="0.25pt solid #000000" fo:border-right="none" fo:border-top="none" fo:border-bottom="0.25pt solid #000000"/>
    </style:style>
    <style:style style:name="Dictionary.D35" style:family="table-cell">
      <style:table-cell-properties fo:padding="0.0201in" fo:border-left="0.25pt solid #000000" fo:border-right="none" fo:border-top="none" fo:border-bottom="0.25pt solid #000000"/>
    </style:style>
    <style:style style:name="Dictionary.F35" style:family="table-cell">
      <style:table-cell-properties fo:padding="0.0201in" fo:border-left="0.25pt solid #000000" fo:border-right="none" fo:border-top="none" fo:border-bottom="0.25pt solid #000000"/>
    </style:style>
    <style:style style:name="Dictionary.H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" style:family="table-cell">
      <style:table-cell-properties fo:padding="0.0201in" fo:border-left="0.25pt solid #000000" fo:border-right="none" fo:border-top="none" fo:border-bottom="0.25pt solid #000000"/>
    </style:style>
    <style:style style:name="Dictionary.G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" style:family="table-cell">
      <style:table-cell-properties fo:padding="0.0201in" fo:border-left="0.25pt solid #000000" fo:border-right="none" fo:border-top="none" fo:border-bottom="0.25pt solid #000000"/>
    </style:style>
    <style:style style:name="Dictionary.D37" style:family="table-cell">
      <style:table-cell-properties fo:padding="0.0201in" fo:border-left="0.25pt solid #000000" fo:border-right="none" fo:border-top="none" fo:border-bottom="0.25pt solid #000000"/>
    </style:style>
    <style:style style:name="Dictionary.F37" style:family="table-cell">
      <style:table-cell-properties fo:padding="0.0201in" fo:border-left="0.25pt solid #000000" fo:border-right="none" fo:border-top="none" fo:border-bottom="0.25pt solid #000000"/>
    </style:style>
    <style:style style:name="Dictionary.H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" style:family="table-cell">
      <style:table-cell-properties fo:padding="0.0201in" fo:border-left="0.25pt solid #000000" fo:border-right="none" fo:border-top="none" fo:border-bottom="0.25pt solid #000000"/>
    </style:style>
    <style:style style:name="Dictionary.G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" style:family="table-cell">
      <style:table-cell-properties fo:padding="0.0201in" fo:border-left="0.25pt solid #000000" fo:border-right="none" fo:border-top="none" fo:border-bottom="0.25pt solid #000000"/>
    </style:style>
    <style:style style:name="Dictionary.D39" style:family="table-cell">
      <style:table-cell-properties fo:padding="0.0201in" fo:border-left="0.25pt solid #000000" fo:border-right="none" fo:border-top="none" fo:border-bottom="0.25pt solid #000000"/>
    </style:style>
    <style:style style:name="Dictionary.F39" style:family="table-cell">
      <style:table-cell-properties fo:padding="0.0201in" fo:border-left="0.25pt solid #000000" fo:border-right="none" fo:border-top="none" fo:border-bottom="0.25pt solid #000000"/>
    </style:style>
    <style:style style:name="Dictionary.H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" style:family="table-cell">
      <style:table-cell-properties fo:padding="0.0201in" fo:border-left="0.25pt solid #000000" fo:border-right="none" fo:border-top="none" fo:border-bottom="0.25pt solid #000000"/>
    </style:style>
    <style:style style:name="Dictionary.G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" style:family="table-cell">
      <style:table-cell-properties fo:padding="0.0201in" fo:border-left="0.25pt solid #000000" fo:border-right="none" fo:border-top="none" fo:border-bottom="0.25pt solid #000000"/>
    </style:style>
    <style:style style:name="Dictionary.D41" style:family="table-cell">
      <style:table-cell-properties fo:padding="0.0201in" fo:border-left="0.25pt solid #000000" fo:border-right="none" fo:border-top="none" fo:border-bottom="0.25pt solid #000000"/>
    </style:style>
    <style:style style:name="Dictionary.F41" style:family="table-cell">
      <style:table-cell-properties fo:padding="0.0201in" fo:border-left="0.25pt solid #000000" fo:border-right="none" fo:border-top="none" fo:border-bottom="0.25pt solid #000000"/>
    </style:style>
    <style:style style:name="Dictionary.H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" style:family="table-cell">
      <style:table-cell-properties fo:padding="0.0201in" fo:border-left="0.25pt solid #000000" fo:border-right="none" fo:border-top="none" fo:border-bottom="0.25pt solid #000000"/>
    </style:style>
    <style:style style:name="Dictionary.G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3" style:family="table-cell">
      <style:table-cell-properties fo:padding="0.0201in" fo:border-left="0.25pt solid #000000" fo:border-right="none" fo:border-top="none" fo:border-bottom="0.25pt solid #000000"/>
    </style:style>
    <style:style style:name="Dictionary.D43" style:family="table-cell">
      <style:table-cell-properties fo:padding="0.0201in" fo:border-left="0.25pt solid #000000" fo:border-right="none" fo:border-top="none" fo:border-bottom="0.25pt solid #000000"/>
    </style:style>
    <style:style style:name="Dictionary.F43" style:family="table-cell">
      <style:table-cell-properties fo:padding="0.0201in" fo:border-left="0.25pt solid #000000" fo:border-right="none" fo:border-top="none" fo:border-bottom="0.25pt solid #000000"/>
    </style:style>
    <style:style style:name="Dictionary.H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4" style:family="table-cell">
      <style:table-cell-properties fo:padding="0.0201in" fo:border-left="0.25pt solid #000000" fo:border-right="none" fo:border-top="none" fo:border-bottom="0.25pt solid #000000"/>
    </style:style>
    <style:style style:name="Dictionary.G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5" style:family="table-cell">
      <style:table-cell-properties fo:padding="0.0201in" fo:border-left="0.25pt solid #000000" fo:border-right="none" fo:border-top="none" fo:border-bottom="0.25pt solid #000000"/>
    </style:style>
    <style:style style:name="Dictionary.D45" style:family="table-cell">
      <style:table-cell-properties fo:padding="0.0201in" fo:border-left="0.25pt solid #000000" fo:border-right="none" fo:border-top="none" fo:border-bottom="0.25pt solid #000000"/>
    </style:style>
    <style:style style:name="Dictionary.F45" style:family="table-cell">
      <style:table-cell-properties fo:padding="0.0201in" fo:border-left="0.25pt solid #000000" fo:border-right="none" fo:border-top="none" fo:border-bottom="0.25pt solid #000000"/>
    </style:style>
    <style:style style:name="Dictionary.H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6" style:family="table-cell">
      <style:table-cell-properties fo:padding="0.0201in" fo:border-left="0.25pt solid #000000" fo:border-right="none" fo:border-top="none" fo:border-bottom="0.25pt solid #000000"/>
    </style:style>
    <style:style style:name="Dictionary.G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7" style:family="table-cell">
      <style:table-cell-properties fo:padding="0.0201in" fo:border-left="0.25pt solid #000000" fo:border-right="none" fo:border-top="none" fo:border-bottom="0.25pt solid #000000"/>
    </style:style>
    <style:style style:name="Dictionary.D47" style:family="table-cell">
      <style:table-cell-properties fo:padding="0.0201in" fo:border-left="0.25pt solid #000000" fo:border-right="none" fo:border-top="none" fo:border-bottom="0.25pt solid #000000"/>
    </style:style>
    <style:style style:name="Dictionary.F47" style:family="table-cell">
      <style:table-cell-properties fo:padding="0.0201in" fo:border-left="0.25pt solid #000000" fo:border-right="none" fo:border-top="none" fo:border-bottom="0.25pt solid #000000"/>
    </style:style>
    <style:style style:name="Dictionary.H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8" style:family="table-cell">
      <style:table-cell-properties fo:padding="0.0201in" fo:border-left="0.25pt solid #000000" fo:border-right="none" fo:border-top="none" fo:border-bottom="0.25pt solid #000000"/>
    </style:style>
    <style:style style:name="Dictionary.G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9" style:family="table-cell">
      <style:table-cell-properties fo:padding="0.0201in" fo:border-left="0.25pt solid #000000" fo:border-right="none" fo:border-top="none" fo:border-bottom="0.25pt solid #000000"/>
    </style:style>
    <style:style style:name="Dictionary.D49" style:family="table-cell">
      <style:table-cell-properties fo:padding="0.0201in" fo:border-left="0.25pt solid #000000" fo:border-right="none" fo:border-top="none" fo:border-bottom="0.25pt solid #000000"/>
    </style:style>
    <style:style style:name="Dictionary.F49" style:family="table-cell">
      <style:table-cell-properties fo:padding="0.0201in" fo:border-left="0.25pt solid #000000" fo:border-right="none" fo:border-top="none" fo:border-bottom="0.25pt solid #000000"/>
    </style:style>
    <style:style style:name="Dictionary.H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0" style:family="table-cell">
      <style:table-cell-properties fo:padding="0.0201in" fo:border-left="0.25pt solid #000000" fo:border-right="none" fo:border-top="none" fo:border-bottom="0.25pt solid #000000"/>
    </style:style>
    <style:style style:name="Dictionary.E50" style:family="table-cell">
      <style:table-cell-properties fo:padding="0.0201in" fo:border-left="0.25pt solid #000000" fo:border-right="none" fo:border-top="none" fo:border-bottom="0.25pt solid #000000"/>
    </style:style>
    <style:style style:name="Dictionary.I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1" style:family="table-cell">
      <style:table-cell-properties fo:padding="0.0201in" fo:border-left="0.25pt solid #000000" fo:border-right="none" fo:border-top="none" fo:border-bottom="0.25pt solid #000000"/>
    </style:style>
    <style:style style:name="Dictionary.D51" style:family="table-cell">
      <style:table-cell-properties fo:padding="0.0201in" fo:border-left="0.25pt solid #000000" fo:border-right="none" fo:border-top="none" fo:border-bottom="0.25pt solid #000000"/>
    </style:style>
    <style:style style:name="Dictionary.F51" style:family="table-cell">
      <style:table-cell-properties fo:padding="0.0201in" fo:border-left="0.25pt solid #000000" fo:border-right="none" fo:border-top="none" fo:border-bottom="0.25pt solid #000000"/>
    </style:style>
    <style:style style:name="Dictionary.H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2" style:family="table-cell">
      <style:table-cell-properties fo:padding="0.0201in" fo:border-left="0.25pt solid #000000" fo:border-right="none" fo:border-top="none" fo:border-bottom="0.25pt solid #000000"/>
    </style:style>
    <style:style style:name="Dictionary.E52" style:family="table-cell">
      <style:table-cell-properties fo:padding="0.0201in" fo:border-left="0.25pt solid #000000" fo:border-right="none" fo:border-top="none" fo:border-bottom="0.25pt solid #000000"/>
    </style:style>
    <style:style style:name="Dictionary.I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3" style:family="table-cell">
      <style:table-cell-properties fo:padding="0.0201in" fo:border-left="0.25pt solid #000000" fo:border-right="none" fo:border-top="none" fo:border-bottom="0.25pt solid #000000"/>
    </style:style>
    <style:style style:name="Dictionary.D53" style:family="table-cell">
      <style:table-cell-properties fo:padding="0.0201in" fo:border-left="0.25pt solid #000000" fo:border-right="none" fo:border-top="none" fo:border-bottom="0.25pt solid #000000"/>
    </style:style>
    <style:style style:name="Dictionary.F53" style:family="table-cell">
      <style:table-cell-properties fo:padding="0.0201in" fo:border-left="0.25pt solid #000000" fo:border-right="none" fo:border-top="none" fo:border-bottom="0.25pt solid #000000"/>
    </style:style>
    <style:style style:name="Dictionary.H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4" style:family="table-cell">
      <style:table-cell-properties fo:padding="0.0201in" fo:border-left="0.25pt solid #000000" fo:border-right="none" fo:border-top="none" fo:border-bottom="0.25pt solid #000000"/>
    </style:style>
    <style:style style:name="Dictionary.E54" style:family="table-cell">
      <style:table-cell-properties fo:padding="0.0201in" fo:border-left="0.25pt solid #000000" fo:border-right="none" fo:border-top="none" fo:border-bottom="0.25pt solid #000000"/>
    </style:style>
    <style:style style:name="Dictionary.I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5" style:family="table-cell">
      <style:table-cell-properties fo:padding="0.0201in" fo:border-left="0.25pt solid #000000" fo:border-right="none" fo:border-top="none" fo:border-bottom="0.25pt solid #000000"/>
    </style:style>
    <style:style style:name="Dictionary.D55" style:family="table-cell">
      <style:table-cell-properties fo:padding="0.0201in" fo:border-left="0.25pt solid #000000" fo:border-right="none" fo:border-top="none" fo:border-bottom="0.25pt solid #000000"/>
    </style:style>
    <style:style style:name="Dictionary.F55" style:family="table-cell">
      <style:table-cell-properties fo:padding="0.0201in" fo:border-left="0.25pt solid #000000" fo:border-right="none" fo:border-top="none" fo:border-bottom="0.25pt solid #000000"/>
    </style:style>
    <style:style style:name="Dictionary.H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6" style:family="table-cell">
      <style:table-cell-properties fo:padding="0.0201in" fo:border-left="0.25pt solid #000000" fo:border-right="none" fo:border-top="none" fo:border-bottom="0.25pt solid #000000"/>
    </style:style>
    <style:style style:name="Dictionary.G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7" style:family="table-cell">
      <style:table-cell-properties fo:padding="0.0201in" fo:border-left="0.25pt solid #000000" fo:border-right="none" fo:border-top="none" fo:border-bottom="0.25pt solid #000000"/>
    </style:style>
    <style:style style:name="Dictionary.D57" style:family="table-cell">
      <style:table-cell-properties fo:padding="0.0201in" fo:border-left="0.25pt solid #000000" fo:border-right="none" fo:border-top="none" fo:border-bottom="0.25pt solid #000000"/>
    </style:style>
    <style:style style:name="Dictionary.F57" style:family="table-cell">
      <style:table-cell-properties fo:padding="0.0201in" fo:border-left="0.25pt solid #000000" fo:border-right="none" fo:border-top="none" fo:border-bottom="0.25pt solid #000000"/>
    </style:style>
    <style:style style:name="Dictionary.H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8" style:family="table-cell">
      <style:table-cell-properties fo:padding="0.0201in" fo:border-left="0.25pt solid #000000" fo:border-right="none" fo:border-top="none" fo:border-bottom="0.25pt solid #000000"/>
    </style:style>
    <style:style style:name="Dictionary.G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59" style:family="table-cell">
      <style:table-cell-properties fo:padding="0.0201in" fo:border-left="0.25pt solid #000000" fo:border-right="none" fo:border-top="none" fo:border-bottom="0.25pt solid #000000"/>
    </style:style>
    <style:style style:name="Dictionary.D59" style:family="table-cell">
      <style:table-cell-properties fo:padding="0.0201in" fo:border-left="0.25pt solid #000000" fo:border-right="none" fo:border-top="none" fo:border-bottom="0.25pt solid #000000"/>
    </style:style>
    <style:style style:name="Dictionary.F59" style:family="table-cell">
      <style:table-cell-properties fo:padding="0.0201in" fo:border-left="0.25pt solid #000000" fo:border-right="none" fo:border-top="none" fo:border-bottom="0.25pt solid #000000"/>
    </style:style>
    <style:style style:name="Dictionary.H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0" style:family="table-cell">
      <style:table-cell-properties fo:padding="0.0201in" fo:border-left="0.25pt solid #000000" fo:border-right="none" fo:border-top="none" fo:border-bottom="0.25pt solid #000000"/>
    </style:style>
    <style:style style:name="Dictionary.G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1" style:family="table-cell">
      <style:table-cell-properties fo:padding="0.0201in" fo:border-left="0.25pt solid #000000" fo:border-right="none" fo:border-top="none" fo:border-bottom="0.25pt solid #000000"/>
    </style:style>
    <style:style style:name="Dictionary.D61" style:family="table-cell">
      <style:table-cell-properties fo:padding="0.0201in" fo:border-left="0.25pt solid #000000" fo:border-right="none" fo:border-top="none" fo:border-bottom="0.25pt solid #000000"/>
    </style:style>
    <style:style style:name="Dictionary.F61" style:family="table-cell">
      <style:table-cell-properties fo:padding="0.0201in" fo:border-left="0.25pt solid #000000" fo:border-right="none" fo:border-top="none" fo:border-bottom="0.25pt solid #000000"/>
    </style:style>
    <style:style style:name="Dictionary.H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2" style:family="table-cell">
      <style:table-cell-properties fo:padding="0.0201in" fo:border-left="0.25pt solid #000000" fo:border-right="none" fo:border-top="none" fo:border-bottom="0.25pt solid #000000"/>
    </style:style>
    <style:style style:name="Dictionary.G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3" style:family="table-cell">
      <style:table-cell-properties fo:padding="0.0201in" fo:border-left="0.25pt solid #000000" fo:border-right="none" fo:border-top="none" fo:border-bottom="0.25pt solid #000000"/>
    </style:style>
    <style:style style:name="Dictionary.D63" style:family="table-cell">
      <style:table-cell-properties fo:padding="0.0201in" fo:border-left="0.25pt solid #000000" fo:border-right="none" fo:border-top="none" fo:border-bottom="0.25pt solid #000000"/>
    </style:style>
    <style:style style:name="Dictionary.F63" style:family="table-cell">
      <style:table-cell-properties fo:padding="0.0201in" fo:border-left="0.25pt solid #000000" fo:border-right="none" fo:border-top="none" fo:border-bottom="0.25pt solid #000000"/>
    </style:style>
    <style:style style:name="Dictionary.H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4" style:family="table-cell">
      <style:table-cell-properties fo:padding="0.0201in" fo:border-left="0.25pt solid #000000" fo:border-right="none" fo:border-top="none" fo:border-bottom="0.25pt solid #000000"/>
    </style:style>
    <style:style style:name="Dictionary.G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5" style:family="table-cell">
      <style:table-cell-properties fo:padding="0.0201in" fo:border-left="0.25pt solid #000000" fo:border-right="none" fo:border-top="none" fo:border-bottom="0.25pt solid #000000"/>
    </style:style>
    <style:style style:name="Dictionary.D65" style:family="table-cell">
      <style:table-cell-properties fo:padding="0.0201in" fo:border-left="0.25pt solid #000000" fo:border-right="none" fo:border-top="none" fo:border-bottom="0.25pt solid #000000"/>
    </style:style>
    <style:style style:name="Dictionary.F65" style:family="table-cell">
      <style:table-cell-properties fo:padding="0.0201in" fo:border-left="0.25pt solid #000000" fo:border-right="none" fo:border-top="none" fo:border-bottom="0.25pt solid #000000"/>
    </style:style>
    <style:style style:name="Dictionary.H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6" style:family="table-cell">
      <style:table-cell-properties fo:padding="0.0201in" fo:border-left="0.25pt solid #000000" fo:border-right="none" fo:border-top="none" fo:border-bottom="0.25pt solid #000000"/>
    </style:style>
    <style:style style:name="Dictionary.G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7" style:family="table-cell">
      <style:table-cell-properties fo:padding="0.0201in" fo:border-left="0.25pt solid #000000" fo:border-right="none" fo:border-top="none" fo:border-bottom="0.25pt solid #000000"/>
    </style:style>
    <style:style style:name="Dictionary.D67" style:family="table-cell">
      <style:table-cell-properties fo:padding="0.0201in" fo:border-left="0.25pt solid #000000" fo:border-right="none" fo:border-top="none" fo:border-bottom="0.25pt solid #000000"/>
    </style:style>
    <style:style style:name="Dictionary.F67" style:family="table-cell">
      <style:table-cell-properties fo:padding="0.0201in" fo:border-left="0.25pt solid #000000" fo:border-right="none" fo:border-top="none" fo:border-bottom="0.25pt solid #000000"/>
    </style:style>
    <style:style style:name="Dictionary.H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8" style:family="table-cell">
      <style:table-cell-properties fo:padding="0.0201in" fo:border-left="0.25pt solid #000000" fo:border-right="none" fo:border-top="none" fo:border-bottom="0.25pt solid #000000"/>
    </style:style>
    <style:style style:name="Dictionary.E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69" style:family="table-cell">
      <style:table-cell-properties fo:padding="0.0201in" fo:border-left="0.25pt solid #000000" fo:border-right="none" fo:border-top="none" fo:border-bottom="0.25pt solid #000000"/>
    </style:style>
    <style:style style:name="Dictionary.D69" style:family="table-cell">
      <style:table-cell-properties fo:padding="0.0201in" fo:border-left="0.25pt solid #000000" fo:border-right="none" fo:border-top="none" fo:border-bottom="0.25pt solid #000000"/>
    </style:style>
    <style:style style:name="Dictionary.F69" style:family="table-cell">
      <style:table-cell-properties fo:padding="0.0201in" fo:border-left="0.25pt solid #000000" fo:border-right="none" fo:border-top="none" fo:border-bottom="0.25pt solid #000000"/>
    </style:style>
    <style:style style:name="Dictionary.H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0" style:family="table-cell">
      <style:table-cell-properties fo:padding="0.0201in" fo:border-left="0.25pt solid #000000" fo:border-right="none" fo:border-top="none" fo:border-bottom="0.25pt solid #000000"/>
    </style:style>
    <style:style style:name="Dictionary.E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1" style:family="table-cell">
      <style:table-cell-properties fo:padding="0.0201in" fo:border-left="0.25pt solid #000000" fo:border-right="none" fo:border-top="none" fo:border-bottom="0.25pt solid #000000"/>
    </style:style>
    <style:style style:name="Dictionary.D71" style:family="table-cell">
      <style:table-cell-properties fo:padding="0.0201in" fo:border-left="0.25pt solid #000000" fo:border-right="none" fo:border-top="none" fo:border-bottom="0.25pt solid #000000"/>
    </style:style>
    <style:style style:name="Dictionary.F71" style:family="table-cell">
      <style:table-cell-properties fo:padding="0.0201in" fo:border-left="0.25pt solid #000000" fo:border-right="none" fo:border-top="none" fo:border-bottom="0.25pt solid #000000"/>
    </style:style>
    <style:style style:name="Dictionary.H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2" style:family="table-cell">
      <style:table-cell-properties fo:padding="0.0201in" fo:border-left="0.25pt solid #000000" fo:border-right="none" fo:border-top="none" fo:border-bottom="0.25pt solid #000000"/>
    </style:style>
    <style:style style:name="Dictionary.E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3" style:family="table-cell">
      <style:table-cell-properties fo:padding="0.0201in" fo:border-left="0.25pt solid #000000" fo:border-right="none" fo:border-top="none" fo:border-bottom="0.25pt solid #000000"/>
    </style:style>
    <style:style style:name="Dictionary.D73" style:family="table-cell">
      <style:table-cell-properties fo:padding="0.0201in" fo:border-left="0.25pt solid #000000" fo:border-right="none" fo:border-top="none" fo:border-bottom="0.25pt solid #000000"/>
    </style:style>
    <style:style style:name="Dictionary.F73" style:family="table-cell">
      <style:table-cell-properties fo:padding="0.0201in" fo:border-left="0.25pt solid #000000" fo:border-right="none" fo:border-top="none" fo:border-bottom="0.25pt solid #000000"/>
    </style:style>
    <style:style style:name="Dictionary.H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4" style:family="table-cell">
      <style:table-cell-properties fo:padding="0.0201in" fo:border-left="0.25pt solid #000000" fo:border-right="none" fo:border-top="none" fo:border-bottom="0.25pt solid #000000"/>
    </style:style>
    <style:style style:name="Dictionary.G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5" style:family="table-cell">
      <style:table-cell-properties fo:padding="0.0201in" fo:border-left="0.25pt solid #000000" fo:border-right="none" fo:border-top="none" fo:border-bottom="0.25pt solid #000000"/>
    </style:style>
    <style:style style:name="Dictionary.D75" style:family="table-cell">
      <style:table-cell-properties fo:padding="0.0201in" fo:border-left="0.25pt solid #000000" fo:border-right="none" fo:border-top="none" fo:border-bottom="0.25pt solid #000000"/>
    </style:style>
    <style:style style:name="Dictionary.F75" style:family="table-cell">
      <style:table-cell-properties fo:padding="0.0201in" fo:border-left="0.25pt solid #000000" fo:border-right="none" fo:border-top="none" fo:border-bottom="0.25pt solid #000000"/>
    </style:style>
    <style:style style:name="Dictionary.H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6" style:family="table-cell">
      <style:table-cell-properties fo:padding="0.0201in" fo:border-left="0.25pt solid #000000" fo:border-right="none" fo:border-top="none" fo:border-bottom="0.25pt solid #000000"/>
    </style:style>
    <style:style style:name="Dictionary.G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7" style:family="table-cell">
      <style:table-cell-properties fo:padding="0.0201in" fo:border-left="0.25pt solid #000000" fo:border-right="none" fo:border-top="none" fo:border-bottom="0.25pt solid #000000"/>
    </style:style>
    <style:style style:name="Dictionary.D77" style:family="table-cell">
      <style:table-cell-properties fo:padding="0.0201in" fo:border-left="0.25pt solid #000000" fo:border-right="none" fo:border-top="none" fo:border-bottom="0.25pt solid #000000"/>
    </style:style>
    <style:style style:name="Dictionary.F77" style:family="table-cell">
      <style:table-cell-properties fo:padding="0.0201in" fo:border-left="0.25pt solid #000000" fo:border-right="none" fo:border-top="none" fo:border-bottom="0.25pt solid #000000"/>
    </style:style>
    <style:style style:name="Dictionary.H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8" style:family="table-cell">
      <style:table-cell-properties fo:padding="0.0201in" fo:border-left="0.25pt solid #000000" fo:border-right="none" fo:border-top="none" fo:border-bottom="0.25pt solid #000000"/>
    </style:style>
    <style:style style:name="Dictionary.G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79" style:family="table-cell">
      <style:table-cell-properties fo:padding="0.0201in" fo:border-left="0.25pt solid #000000" fo:border-right="none" fo:border-top="none" fo:border-bottom="0.25pt solid #000000"/>
    </style:style>
    <style:style style:name="Dictionary.D79" style:family="table-cell">
      <style:table-cell-properties fo:padding="0.0201in" fo:border-left="0.25pt solid #000000" fo:border-right="none" fo:border-top="none" fo:border-bottom="0.25pt solid #000000"/>
    </style:style>
    <style:style style:name="Dictionary.F79" style:family="table-cell">
      <style:table-cell-properties fo:padding="0.0201in" fo:border-left="0.25pt solid #000000" fo:border-right="none" fo:border-top="none" fo:border-bottom="0.25pt solid #000000"/>
    </style:style>
    <style:style style:name="Dictionary.H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0" style:family="table-cell">
      <style:table-cell-properties fo:padding="0.0201in" fo:border-left="0.25pt solid #000000" fo:border-right="none" fo:border-top="none" fo:border-bottom="0.25pt solid #000000"/>
    </style:style>
    <style:style style:name="Dictionary.G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1" style:family="table-cell">
      <style:table-cell-properties fo:padding="0.0201in" fo:border-left="0.25pt solid #000000" fo:border-right="none" fo:border-top="none" fo:border-bottom="0.25pt solid #000000"/>
    </style:style>
    <style:style style:name="Dictionary.D81" style:family="table-cell">
      <style:table-cell-properties fo:padding="0.0201in" fo:border-left="0.25pt solid #000000" fo:border-right="none" fo:border-top="none" fo:border-bottom="0.25pt solid #000000"/>
    </style:style>
    <style:style style:name="Dictionary.F81" style:family="table-cell">
      <style:table-cell-properties fo:padding="0.0201in" fo:border-left="0.25pt solid #000000" fo:border-right="none" fo:border-top="none" fo:border-bottom="0.25pt solid #000000"/>
    </style:style>
    <style:style style:name="Dictionary.H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2" style:family="table-cell">
      <style:table-cell-properties fo:padding="0.0201in" fo:border-left="0.25pt solid #000000" fo:border-right="none" fo:border-top="none" fo:border-bottom="0.25pt solid #000000"/>
    </style:style>
    <style:style style:name="Dictionary.G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3" style:family="table-cell">
      <style:table-cell-properties fo:padding="0.0201in" fo:border-left="0.25pt solid #000000" fo:border-right="none" fo:border-top="none" fo:border-bottom="0.25pt solid #000000"/>
    </style:style>
    <style:style style:name="Dictionary.D83" style:family="table-cell">
      <style:table-cell-properties fo:padding="0.0201in" fo:border-left="0.25pt solid #000000" fo:border-right="none" fo:border-top="none" fo:border-bottom="0.25pt solid #000000"/>
    </style:style>
    <style:style style:name="Dictionary.F83" style:family="table-cell">
      <style:table-cell-properties fo:padding="0.0201in" fo:border-left="0.25pt solid #000000" fo:border-right="none" fo:border-top="none" fo:border-bottom="0.25pt solid #000000"/>
    </style:style>
    <style:style style:name="Dictionary.H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4" style:family="table-cell">
      <style:table-cell-properties fo:padding="0.0201in" fo:border-left="0.25pt solid #000000" fo:border-right="none" fo:border-top="none" fo:border-bottom="0.25pt solid #000000"/>
    </style:style>
    <style:style style:name="Dictionary.G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5" style:family="table-cell">
      <style:table-cell-properties fo:padding="0.0201in" fo:border-left="0.25pt solid #000000" fo:border-right="none" fo:border-top="none" fo:border-bottom="0.25pt solid #000000"/>
    </style:style>
    <style:style style:name="Dictionary.D85" style:family="table-cell">
      <style:table-cell-properties fo:padding="0.0201in" fo:border-left="0.25pt solid #000000" fo:border-right="none" fo:border-top="none" fo:border-bottom="0.25pt solid #000000"/>
    </style:style>
    <style:style style:name="Dictionary.F85" style:family="table-cell">
      <style:table-cell-properties fo:padding="0.0201in" fo:border-left="0.25pt solid #000000" fo:border-right="none" fo:border-top="none" fo:border-bottom="0.25pt solid #000000"/>
    </style:style>
    <style:style style:name="Dictionary.H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6" style:family="table-cell">
      <style:table-cell-properties fo:padding="0.0201in" fo:border-left="0.25pt solid #000000" fo:border-right="none" fo:border-top="none" fo:border-bottom="0.25pt solid #000000"/>
    </style:style>
    <style:style style:name="Dictionary.G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7" style:family="table-cell">
      <style:table-cell-properties fo:padding="0.0201in" fo:border-left="0.25pt solid #000000" fo:border-right="none" fo:border-top="none" fo:border-bottom="0.25pt solid #000000"/>
    </style:style>
    <style:style style:name="Dictionary.D87" style:family="table-cell">
      <style:table-cell-properties fo:padding="0.0201in" fo:border-left="0.25pt solid #000000" fo:border-right="none" fo:border-top="none" fo:border-bottom="0.25pt solid #000000"/>
    </style:style>
    <style:style style:name="Dictionary.F87" style:family="table-cell">
      <style:table-cell-properties fo:padding="0.0201in" fo:border-left="0.25pt solid #000000" fo:border-right="none" fo:border-top="none" fo:border-bottom="0.25pt solid #000000"/>
    </style:style>
    <style:style style:name="Dictionary.H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8" style:family="table-cell">
      <style:table-cell-properties fo:padding="0.0201in" fo:border-left="0.25pt solid #000000" fo:border-right="none" fo:border-top="none" fo:border-bottom="0.25pt solid #000000"/>
    </style:style>
    <style:style style:name="Dictionary.G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89" style:family="table-cell">
      <style:table-cell-properties fo:padding="0.0201in" fo:border-left="0.25pt solid #000000" fo:border-right="none" fo:border-top="none" fo:border-bottom="0.25pt solid #000000"/>
    </style:style>
    <style:style style:name="Dictionary.D89" style:family="table-cell">
      <style:table-cell-properties fo:padding="0.0201in" fo:border-left="0.25pt solid #000000" fo:border-right="none" fo:border-top="none" fo:border-bottom="0.25pt solid #000000"/>
    </style:style>
    <style:style style:name="Dictionary.F89" style:family="table-cell">
      <style:table-cell-properties fo:padding="0.0201in" fo:border-left="0.25pt solid #000000" fo:border-right="none" fo:border-top="none" fo:border-bottom="0.25pt solid #000000"/>
    </style:style>
    <style:style style:name="Dictionary.H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0" style:family="table-cell">
      <style:table-cell-properties fo:padding="0.0201in" fo:border-left="0.25pt solid #000000" fo:border-right="none" fo:border-top="none" fo:border-bottom="0.25pt solid #000000"/>
    </style:style>
    <style:style style:name="Dictionary.G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1" style:family="table-cell">
      <style:table-cell-properties fo:padding="0.0201in" fo:border-left="0.25pt solid #000000" fo:border-right="none" fo:border-top="none" fo:border-bottom="0.25pt solid #000000"/>
    </style:style>
    <style:style style:name="Dictionary.D91" style:family="table-cell">
      <style:table-cell-properties fo:padding="0.0201in" fo:border-left="0.25pt solid #000000" fo:border-right="none" fo:border-top="none" fo:border-bottom="0.25pt solid #000000"/>
    </style:style>
    <style:style style:name="Dictionary.F91" style:family="table-cell">
      <style:table-cell-properties fo:padding="0.0201in" fo:border-left="0.25pt solid #000000" fo:border-right="none" fo:border-top="none" fo:border-bottom="0.25pt solid #000000"/>
    </style:style>
    <style:style style:name="Dictionary.H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3" style:family="table-cell">
      <style:table-cell-properties fo:padding="0.0201in" fo:border-left="0.25pt solid #000000" fo:border-right="none" fo:border-top="none" fo:border-bottom="0.25pt solid #000000"/>
    </style:style>
    <style:style style:name="Dictionary.D93" style:family="table-cell">
      <style:table-cell-properties fo:padding="0.0201in" fo:border-left="0.25pt solid #000000" fo:border-right="none" fo:border-top="none" fo:border-bottom="0.25pt solid #000000"/>
    </style:style>
    <style:style style:name="Dictionary.F93" style:family="table-cell">
      <style:table-cell-properties fo:padding="0.0201in" fo:border-left="0.25pt solid #000000" fo:border-right="none" fo:border-top="none" fo:border-bottom="0.25pt solid #000000"/>
    </style:style>
    <style:style style:name="Dictionary.H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4" style:family="table-cell">
      <style:table-cell-properties fo:padding="0.0201in" fo:border-left="0.25pt solid #000000" fo:border-right="none" fo:border-top="none" fo:border-bottom="0.25pt solid #000000"/>
    </style:style>
    <style:style style:name="Dictionary.G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5" style:family="table-cell">
      <style:table-cell-properties fo:padding="0.0201in" fo:border-left="0.25pt solid #000000" fo:border-right="none" fo:border-top="none" fo:border-bottom="0.25pt solid #000000"/>
    </style:style>
    <style:style style:name="Dictionary.D95" style:family="table-cell">
      <style:table-cell-properties fo:padding="0.0201in" fo:border-left="0.25pt solid #000000" fo:border-right="none" fo:border-top="none" fo:border-bottom="0.25pt solid #000000"/>
    </style:style>
    <style:style style:name="Dictionary.F95" style:family="table-cell">
      <style:table-cell-properties fo:padding="0.0201in" fo:border-left="0.25pt solid #000000" fo:border-right="none" fo:border-top="none" fo:border-bottom="0.25pt solid #000000"/>
    </style:style>
    <style:style style:name="Dictionary.H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6" style:family="table-cell">
      <style:table-cell-properties fo:padding="0.0201in" fo:border-left="0.25pt solid #000000" fo:border-right="none" fo:border-top="none" fo:border-bottom="0.25pt solid #000000"/>
    </style:style>
    <style:style style:name="Dictionary.G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7" style:family="table-cell">
      <style:table-cell-properties fo:padding="0.0201in" fo:border-left="0.25pt solid #000000" fo:border-right="none" fo:border-top="none" fo:border-bottom="0.25pt solid #000000"/>
    </style:style>
    <style:style style:name="Dictionary.D97" style:family="table-cell">
      <style:table-cell-properties fo:padding="0.0201in" fo:border-left="0.25pt solid #000000" fo:border-right="none" fo:border-top="none" fo:border-bottom="0.25pt solid #000000"/>
    </style:style>
    <style:style style:name="Dictionary.F97" style:family="table-cell">
      <style:table-cell-properties fo:padding="0.0201in" fo:border-left="0.25pt solid #000000" fo:border-right="none" fo:border-top="none" fo:border-bottom="0.25pt solid #000000"/>
    </style:style>
    <style:style style:name="Dictionary.H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8" style:family="table-cell">
      <style:table-cell-properties fo:padding="0.0201in" fo:border-left="0.25pt solid #000000" fo:border-right="none" fo:border-top="none" fo:border-bottom="0.25pt solid #000000"/>
    </style:style>
    <style:style style:name="Dictionary.G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99" style:family="table-cell">
      <style:table-cell-properties fo:padding="0.0201in" fo:border-left="0.25pt solid #000000" fo:border-right="none" fo:border-top="none" fo:border-bottom="0.25pt solid #000000"/>
    </style:style>
    <style:style style:name="Dictionary.D99" style:family="table-cell">
      <style:table-cell-properties fo:padding="0.0201in" fo:border-left="0.25pt solid #000000" fo:border-right="none" fo:border-top="none" fo:border-bottom="0.25pt solid #000000"/>
    </style:style>
    <style:style style:name="Dictionary.F99" style:family="table-cell">
      <style:table-cell-properties fo:padding="0.0201in" fo:border-left="0.25pt solid #000000" fo:border-right="none" fo:border-top="none" fo:border-bottom="0.25pt solid #000000"/>
    </style:style>
    <style:style style:name="Dictionary.H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0" style:family="table-cell">
      <style:table-cell-properties fo:padding="0.0201in" fo:border-left="0.25pt solid #000000" fo:border-right="none" fo:border-top="none" fo:border-bottom="0.25pt solid #000000"/>
    </style:style>
    <style:style style:name="Dictionary.E1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1" style:family="table-cell">
      <style:table-cell-properties fo:padding="0.0201in" fo:border-left="0.25pt solid #000000" fo:border-right="none" fo:border-top="none" fo:border-bottom="0.25pt solid #000000"/>
    </style:style>
    <style:style style:name="Dictionary.D101" style:family="table-cell">
      <style:table-cell-properties fo:padding="0.0201in" fo:border-left="0.25pt solid #000000" fo:border-right="none" fo:border-top="none" fo:border-bottom="0.25pt solid #000000"/>
    </style:style>
    <style:style style:name="Dictionary.F101" style:family="table-cell">
      <style:table-cell-properties fo:padding="0.0201in" fo:border-left="0.25pt solid #000000" fo:border-right="none" fo:border-top="none" fo:border-bottom="0.25pt solid #000000"/>
    </style:style>
    <style:style style:name="Dictionary.H1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2" style:family="table-cell">
      <style:table-cell-properties fo:padding="0.0201in" fo:border-left="0.25pt solid #000000" fo:border-right="none" fo:border-top="none" fo:border-bottom="0.25pt solid #000000"/>
    </style:style>
    <style:style style:name="Dictionary.G1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3" style:family="table-cell">
      <style:table-cell-properties fo:padding="0.0201in" fo:border-left="0.25pt solid #000000" fo:border-right="none" fo:border-top="none" fo:border-bottom="0.25pt solid #000000"/>
    </style:style>
    <style:style style:name="Dictionary.D103" style:family="table-cell">
      <style:table-cell-properties fo:padding="0.0201in" fo:border-left="0.25pt solid #000000" fo:border-right="none" fo:border-top="none" fo:border-bottom="0.25pt solid #000000"/>
    </style:style>
    <style:style style:name="Dictionary.F103" style:family="table-cell">
      <style:table-cell-properties fo:padding="0.0201in" fo:border-left="0.25pt solid #000000" fo:border-right="none" fo:border-top="none" fo:border-bottom="0.25pt solid #000000"/>
    </style:style>
    <style:style style:name="Dictionary.H1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4" style:family="table-cell">
      <style:table-cell-properties fo:padding="0.0201in" fo:border-left="0.25pt solid #000000" fo:border-right="none" fo:border-top="none" fo:border-bottom="0.25pt solid #000000"/>
    </style:style>
    <style:style style:name="Dictionary.G1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5" style:family="table-cell">
      <style:table-cell-properties fo:padding="0.0201in" fo:border-left="0.25pt solid #000000" fo:border-right="none" fo:border-top="none" fo:border-bottom="0.25pt solid #000000"/>
    </style:style>
    <style:style style:name="Dictionary.D105" style:family="table-cell">
      <style:table-cell-properties fo:padding="0.0201in" fo:border-left="0.25pt solid #000000" fo:border-right="none" fo:border-top="none" fo:border-bottom="0.25pt solid #000000"/>
    </style:style>
    <style:style style:name="Dictionary.F105" style:family="table-cell">
      <style:table-cell-properties fo:padding="0.0201in" fo:border-left="0.25pt solid #000000" fo:border-right="none" fo:border-top="none" fo:border-bottom="0.25pt solid #000000"/>
    </style:style>
    <style:style style:name="Dictionary.H1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6" style:family="table-cell">
      <style:table-cell-properties fo:padding="0.0201in" fo:border-left="0.25pt solid #000000" fo:border-right="none" fo:border-top="none" fo:border-bottom="0.25pt solid #000000"/>
    </style:style>
    <style:style style:name="Dictionary.G1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7" style:family="table-cell">
      <style:table-cell-properties fo:padding="0.0201in" fo:border-left="0.25pt solid #000000" fo:border-right="none" fo:border-top="none" fo:border-bottom="0.25pt solid #000000"/>
    </style:style>
    <style:style style:name="Dictionary.D107" style:family="table-cell">
      <style:table-cell-properties fo:padding="0.0201in" fo:border-left="0.25pt solid #000000" fo:border-right="none" fo:border-top="none" fo:border-bottom="0.25pt solid #000000"/>
    </style:style>
    <style:style style:name="Dictionary.F107" style:family="table-cell">
      <style:table-cell-properties fo:padding="0.0201in" fo:border-left="0.25pt solid #000000" fo:border-right="none" fo:border-top="none" fo:border-bottom="0.25pt solid #000000"/>
    </style:style>
    <style:style style:name="Dictionary.H1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09" style:family="table-cell">
      <style:table-cell-properties fo:padding="0.0201in" fo:border-left="0.25pt solid #000000" fo:border-right="none" fo:border-top="none" fo:border-bottom="0.25pt solid #000000"/>
    </style:style>
    <style:style style:name="Dictionary.D109" style:family="table-cell">
      <style:table-cell-properties fo:padding="0.0201in" fo:border-left="0.25pt solid #000000" fo:border-right="none" fo:border-top="none" fo:border-bottom="0.25pt solid #000000"/>
    </style:style>
    <style:style style:name="Dictionary.F109" style:family="table-cell">
      <style:table-cell-properties fo:padding="0.0201in" fo:border-left="0.25pt solid #000000" fo:border-right="none" fo:border-top="none" fo:border-bottom="0.25pt solid #000000"/>
    </style:style>
    <style:style style:name="Dictionary.H1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1" style:family="table-cell">
      <style:table-cell-properties fo:padding="0.0201in" fo:border-left="0.25pt solid #000000" fo:border-right="none" fo:border-top="none" fo:border-bottom="0.25pt solid #000000"/>
    </style:style>
    <style:style style:name="Dictionary.D111" style:family="table-cell">
      <style:table-cell-properties fo:padding="0.0201in" fo:border-left="0.25pt solid #000000" fo:border-right="none" fo:border-top="none" fo:border-bottom="0.25pt solid #000000"/>
    </style:style>
    <style:style style:name="Dictionary.F111" style:family="table-cell">
      <style:table-cell-properties fo:padding="0.0201in" fo:border-left="0.25pt solid #000000" fo:border-right="none" fo:border-top="none" fo:border-bottom="0.25pt solid #000000"/>
    </style:style>
    <style:style style:name="Dictionary.H1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2" style:family="table-cell">
      <style:table-cell-properties fo:padding="0.0201in" fo:border-left="0.25pt solid #000000" fo:border-right="none" fo:border-top="none" fo:border-bottom="0.25pt solid #000000"/>
    </style:style>
    <style:style style:name="Dictionary.E112" style:family="table-cell">
      <style:table-cell-properties fo:padding="0.0201in" fo:border-left="0.25pt solid #000000" fo:border-right="none" fo:border-top="none" fo:border-bottom="0.25pt solid #000000"/>
    </style:style>
    <style:style style:name="Dictionary.I1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3" style:family="table-cell">
      <style:table-cell-properties fo:padding="0.0201in" fo:border-left="0.25pt solid #000000" fo:border-right="none" fo:border-top="none" fo:border-bottom="0.25pt solid #000000"/>
    </style:style>
    <style:style style:name="Dictionary.D113" style:family="table-cell">
      <style:table-cell-properties fo:padding="0.0201in" fo:border-left="0.25pt solid #000000" fo:border-right="none" fo:border-top="none" fo:border-bottom="0.25pt solid #000000"/>
    </style:style>
    <style:style style:name="Dictionary.F113" style:family="table-cell">
      <style:table-cell-properties fo:padding="0.0201in" fo:border-left="0.25pt solid #000000" fo:border-right="none" fo:border-top="none" fo:border-bottom="0.25pt solid #000000"/>
    </style:style>
    <style:style style:name="Dictionary.H1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4" style:family="table-cell">
      <style:table-cell-properties fo:padding="0.0201in" fo:border-left="0.25pt solid #000000" fo:border-right="none" fo:border-top="none" fo:border-bottom="0.25pt solid #000000"/>
    </style:style>
    <style:style style:name="Dictionary.G1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5" style:family="table-cell">
      <style:table-cell-properties fo:padding="0.0201in" fo:border-left="0.25pt solid #000000" fo:border-right="none" fo:border-top="none" fo:border-bottom="0.25pt solid #000000"/>
    </style:style>
    <style:style style:name="Dictionary.D115" style:family="table-cell">
      <style:table-cell-properties fo:padding="0.0201in" fo:border-left="0.25pt solid #000000" fo:border-right="none" fo:border-top="none" fo:border-bottom="0.25pt solid #000000"/>
    </style:style>
    <style:style style:name="Dictionary.F115" style:family="table-cell">
      <style:table-cell-properties fo:padding="0.0201in" fo:border-left="0.25pt solid #000000" fo:border-right="none" fo:border-top="none" fo:border-bottom="0.25pt solid #000000"/>
    </style:style>
    <style:style style:name="Dictionary.H1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6" style:family="table-cell">
      <style:table-cell-properties fo:padding="0.0201in" fo:border-left="0.25pt solid #000000" fo:border-right="none" fo:border-top="none" fo:border-bottom="0.25pt solid #000000"/>
    </style:style>
    <style:style style:name="Dictionary.G1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7" style:family="table-cell">
      <style:table-cell-properties fo:padding="0.0201in" fo:border-left="0.25pt solid #000000" fo:border-right="none" fo:border-top="none" fo:border-bottom="0.25pt solid #000000"/>
    </style:style>
    <style:style style:name="Dictionary.D117" style:family="table-cell">
      <style:table-cell-properties fo:padding="0.0201in" fo:border-left="0.25pt solid #000000" fo:border-right="none" fo:border-top="none" fo:border-bottom="0.25pt solid #000000"/>
    </style:style>
    <style:style style:name="Dictionary.F117" style:family="table-cell">
      <style:table-cell-properties fo:padding="0.0201in" fo:border-left="0.25pt solid #000000" fo:border-right="none" fo:border-top="none" fo:border-bottom="0.25pt solid #000000"/>
    </style:style>
    <style:style style:name="Dictionary.H1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8" style:family="table-cell">
      <style:table-cell-properties fo:padding="0.0201in" fo:border-left="0.25pt solid #000000" fo:border-right="none" fo:border-top="none" fo:border-bottom="0.25pt solid #000000"/>
    </style:style>
    <style:style style:name="Dictionary.G1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19" style:family="table-cell">
      <style:table-cell-properties fo:padding="0.0201in" fo:border-left="0.25pt solid #000000" fo:border-right="none" fo:border-top="none" fo:border-bottom="0.25pt solid #000000"/>
    </style:style>
    <style:style style:name="Dictionary.D119" style:family="table-cell">
      <style:table-cell-properties fo:padding="0.0201in" fo:border-left="0.25pt solid #000000" fo:border-right="none" fo:border-top="none" fo:border-bottom="0.25pt solid #000000"/>
    </style:style>
    <style:style style:name="Dictionary.F119" style:family="table-cell">
      <style:table-cell-properties fo:padding="0.0201in" fo:border-left="0.25pt solid #000000" fo:border-right="none" fo:border-top="none" fo:border-bottom="0.25pt solid #000000"/>
    </style:style>
    <style:style style:name="Dictionary.H1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0" style:family="table-cell">
      <style:table-cell-properties fo:padding="0.0201in" fo:border-left="0.25pt solid #000000" fo:border-right="none" fo:border-top="none" fo:border-bottom="0.25pt solid #000000"/>
    </style:style>
    <style:style style:name="Dictionary.G1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1" style:family="table-cell">
      <style:table-cell-properties fo:padding="0.0201in" fo:border-left="0.25pt solid #000000" fo:border-right="none" fo:border-top="none" fo:border-bottom="0.25pt solid #000000"/>
    </style:style>
    <style:style style:name="Dictionary.D121" style:family="table-cell">
      <style:table-cell-properties fo:padding="0.0201in" fo:border-left="0.25pt solid #000000" fo:border-right="none" fo:border-top="none" fo:border-bottom="0.25pt solid #000000"/>
    </style:style>
    <style:style style:name="Dictionary.F121" style:family="table-cell">
      <style:table-cell-properties fo:padding="0.0201in" fo:border-left="0.25pt solid #000000" fo:border-right="none" fo:border-top="none" fo:border-bottom="0.25pt solid #000000"/>
    </style:style>
    <style:style style:name="Dictionary.H1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3" style:family="table-cell">
      <style:table-cell-properties fo:padding="0.0201in" fo:border-left="0.25pt solid #000000" fo:border-right="none" fo:border-top="none" fo:border-bottom="0.25pt solid #000000"/>
    </style:style>
    <style:style style:name="Dictionary.D123" style:family="table-cell">
      <style:table-cell-properties fo:padding="0.0201in" fo:border-left="0.25pt solid #000000" fo:border-right="none" fo:border-top="none" fo:border-bottom="0.25pt solid #000000"/>
    </style:style>
    <style:style style:name="Dictionary.F123" style:family="table-cell">
      <style:table-cell-properties fo:padding="0.0201in" fo:border-left="0.25pt solid #000000" fo:border-right="none" fo:border-top="none" fo:border-bottom="0.25pt solid #000000"/>
    </style:style>
    <style:style style:name="Dictionary.H1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5" style:family="table-cell">
      <style:table-cell-properties fo:padding="0.0201in" fo:border-left="0.25pt solid #000000" fo:border-right="none" fo:border-top="none" fo:border-bottom="0.25pt solid #000000"/>
    </style:style>
    <style:style style:name="Dictionary.D125" style:family="table-cell">
      <style:table-cell-properties fo:padding="0.0201in" fo:border-left="0.25pt solid #000000" fo:border-right="none" fo:border-top="none" fo:border-bottom="0.25pt solid #000000"/>
    </style:style>
    <style:style style:name="Dictionary.F125" style:family="table-cell">
      <style:table-cell-properties fo:padding="0.0201in" fo:border-left="0.25pt solid #000000" fo:border-right="none" fo:border-top="none" fo:border-bottom="0.25pt solid #000000"/>
    </style:style>
    <style:style style:name="Dictionary.H1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6" style:family="table-cell">
      <style:table-cell-properties fo:padding="0.0201in" fo:border-left="0.25pt solid #000000" fo:border-right="none" fo:border-top="none" fo:border-bottom="0.25pt solid #000000"/>
    </style:style>
    <style:style style:name="Dictionary.G1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7" style:family="table-cell">
      <style:table-cell-properties fo:padding="0.0201in" fo:border-left="0.25pt solid #000000" fo:border-right="none" fo:border-top="none" fo:border-bottom="0.25pt solid #000000"/>
    </style:style>
    <style:style style:name="Dictionary.D127" style:family="table-cell">
      <style:table-cell-properties fo:padding="0.0201in" fo:border-left="0.25pt solid #000000" fo:border-right="none" fo:border-top="none" fo:border-bottom="0.25pt solid #000000"/>
    </style:style>
    <style:style style:name="Dictionary.F127" style:family="table-cell">
      <style:table-cell-properties fo:padding="0.0201in" fo:border-left="0.25pt solid #000000" fo:border-right="none" fo:border-top="none" fo:border-bottom="0.25pt solid #000000"/>
    </style:style>
    <style:style style:name="Dictionary.H1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8" style:family="table-cell">
      <style:table-cell-properties fo:padding="0.0201in" fo:border-left="0.25pt solid #000000" fo:border-right="none" fo:border-top="none" fo:border-bottom="0.25pt solid #000000"/>
    </style:style>
    <style:style style:name="Dictionary.G1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29" style:family="table-cell">
      <style:table-cell-properties fo:padding="0.0201in" fo:border-left="0.25pt solid #000000" fo:border-right="none" fo:border-top="none" fo:border-bottom="0.25pt solid #000000"/>
    </style:style>
    <style:style style:name="Dictionary.D129" style:family="table-cell">
      <style:table-cell-properties fo:padding="0.0201in" fo:border-left="0.25pt solid #000000" fo:border-right="none" fo:border-top="none" fo:border-bottom="0.25pt solid #000000"/>
    </style:style>
    <style:style style:name="Dictionary.F129" style:family="table-cell">
      <style:table-cell-properties fo:padding="0.0201in" fo:border-left="0.25pt solid #000000" fo:border-right="none" fo:border-top="none" fo:border-bottom="0.25pt solid #000000"/>
    </style:style>
    <style:style style:name="Dictionary.H1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0" style:family="table-cell">
      <style:table-cell-properties fo:padding="0.0201in" fo:border-left="0.25pt solid #000000" fo:border-right="none" fo:border-top="none" fo:border-bottom="0.25pt solid #000000"/>
    </style:style>
    <style:style style:name="Dictionary.G1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1" style:family="table-cell">
      <style:table-cell-properties fo:padding="0.0201in" fo:border-left="0.25pt solid #000000" fo:border-right="none" fo:border-top="none" fo:border-bottom="0.25pt solid #000000"/>
    </style:style>
    <style:style style:name="Dictionary.D131" style:family="table-cell">
      <style:table-cell-properties fo:padding="0.0201in" fo:border-left="0.25pt solid #000000" fo:border-right="none" fo:border-top="none" fo:border-bottom="0.25pt solid #000000"/>
    </style:style>
    <style:style style:name="Dictionary.F131" style:family="table-cell">
      <style:table-cell-properties fo:padding="0.0201in" fo:border-left="0.25pt solid #000000" fo:border-right="none" fo:border-top="none" fo:border-bottom="0.25pt solid #000000"/>
    </style:style>
    <style:style style:name="Dictionary.H1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2" style:family="table-cell">
      <style:table-cell-properties fo:padding="0.0201in" fo:border-left="0.25pt solid #000000" fo:border-right="none" fo:border-top="none" fo:border-bottom="0.25pt solid #000000"/>
    </style:style>
    <style:style style:name="Dictionary.G1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3" style:family="table-cell">
      <style:table-cell-properties fo:padding="0.0201in" fo:border-left="0.25pt solid #000000" fo:border-right="none" fo:border-top="none" fo:border-bottom="0.25pt solid #000000"/>
    </style:style>
    <style:style style:name="Dictionary.D133" style:family="table-cell">
      <style:table-cell-properties fo:padding="0.0201in" fo:border-left="0.25pt solid #000000" fo:border-right="none" fo:border-top="none" fo:border-bottom="0.25pt solid #000000"/>
    </style:style>
    <style:style style:name="Dictionary.F133" style:family="table-cell">
      <style:table-cell-properties fo:padding="0.0201in" fo:border-left="0.25pt solid #000000" fo:border-right="none" fo:border-top="none" fo:border-bottom="0.25pt solid #000000"/>
    </style:style>
    <style:style style:name="Dictionary.H1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4" style:family="table-cell">
      <style:table-cell-properties fo:padding="0.0201in" fo:border-left="0.25pt solid #000000" fo:border-right="none" fo:border-top="none" fo:border-bottom="0.25pt solid #000000"/>
    </style:style>
    <style:style style:name="Dictionary.G1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5" style:family="table-cell">
      <style:table-cell-properties fo:padding="0.0201in" fo:border-left="0.25pt solid #000000" fo:border-right="none" fo:border-top="none" fo:border-bottom="0.25pt solid #000000"/>
    </style:style>
    <style:style style:name="Dictionary.D135" style:family="table-cell">
      <style:table-cell-properties fo:padding="0.0201in" fo:border-left="0.25pt solid #000000" fo:border-right="none" fo:border-top="none" fo:border-bottom="0.25pt solid #000000"/>
    </style:style>
    <style:style style:name="Dictionary.F135" style:family="table-cell">
      <style:table-cell-properties fo:padding="0.0201in" fo:border-left="0.25pt solid #000000" fo:border-right="none" fo:border-top="none" fo:border-bottom="0.25pt solid #000000"/>
    </style:style>
    <style:style style:name="Dictionary.H1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6" style:family="table-cell">
      <style:table-cell-properties fo:padding="0.0201in" fo:border-left="0.25pt solid #000000" fo:border-right="none" fo:border-top="none" fo:border-bottom="0.25pt solid #000000"/>
    </style:style>
    <style:style style:name="Dictionary.G1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7" style:family="table-cell">
      <style:table-cell-properties fo:padding="0.0201in" fo:border-left="0.25pt solid #000000" fo:border-right="none" fo:border-top="none" fo:border-bottom="0.25pt solid #000000"/>
    </style:style>
    <style:style style:name="Dictionary.D137" style:family="table-cell">
      <style:table-cell-properties fo:padding="0.0201in" fo:border-left="0.25pt solid #000000" fo:border-right="none" fo:border-top="none" fo:border-bottom="0.25pt solid #000000"/>
    </style:style>
    <style:style style:name="Dictionary.F137" style:family="table-cell">
      <style:table-cell-properties fo:padding="0.0201in" fo:border-left="0.25pt solid #000000" fo:border-right="none" fo:border-top="none" fo:border-bottom="0.25pt solid #000000"/>
    </style:style>
    <style:style style:name="Dictionary.H1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39" style:family="table-cell">
      <style:table-cell-properties fo:padding="0.0201in" fo:border-left="0.25pt solid #000000" fo:border-right="none" fo:border-top="none" fo:border-bottom="0.25pt solid #000000"/>
    </style:style>
    <style:style style:name="Dictionary.D139" style:family="table-cell">
      <style:table-cell-properties fo:padding="0.0201in" fo:border-left="0.25pt solid #000000" fo:border-right="none" fo:border-top="none" fo:border-bottom="0.25pt solid #000000"/>
    </style:style>
    <style:style style:name="Dictionary.F139" style:family="table-cell">
      <style:table-cell-properties fo:padding="0.0201in" fo:border-left="0.25pt solid #000000" fo:border-right="none" fo:border-top="none" fo:border-bottom="0.25pt solid #000000"/>
    </style:style>
    <style:style style:name="Dictionary.H1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0" style:family="table-cell">
      <style:table-cell-properties fo:padding="0.0201in" fo:border-left="0.25pt solid #000000" fo:border-right="none" fo:border-top="none" fo:border-bottom="0.25pt solid #000000"/>
    </style:style>
    <style:style style:name="Dictionary.G1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1" style:family="table-cell">
      <style:table-cell-properties fo:padding="0.0201in" fo:border-left="0.25pt solid #000000" fo:border-right="none" fo:border-top="none" fo:border-bottom="0.25pt solid #000000"/>
    </style:style>
    <style:style style:name="Dictionary.D141" style:family="table-cell">
      <style:table-cell-properties fo:padding="0.0201in" fo:border-left="0.25pt solid #000000" fo:border-right="none" fo:border-top="none" fo:border-bottom="0.25pt solid #000000"/>
    </style:style>
    <style:style style:name="Dictionary.F141" style:family="table-cell">
      <style:table-cell-properties fo:padding="0.0201in" fo:border-left="0.25pt solid #000000" fo:border-right="none" fo:border-top="none" fo:border-bottom="0.25pt solid #000000"/>
    </style:style>
    <style:style style:name="Dictionary.H1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2" style:family="table-cell">
      <style:table-cell-properties fo:padding="0.0201in" fo:border-left="0.25pt solid #000000" fo:border-right="none" fo:border-top="none" fo:border-bottom="0.25pt solid #000000"/>
    </style:style>
    <style:style style:name="Dictionary.G1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3" style:family="table-cell">
      <style:table-cell-properties fo:padding="0.0201in" fo:border-left="0.25pt solid #000000" fo:border-right="none" fo:border-top="none" fo:border-bottom="0.25pt solid #000000"/>
    </style:style>
    <style:style style:name="Dictionary.D143" style:family="table-cell">
      <style:table-cell-properties fo:padding="0.0201in" fo:border-left="0.25pt solid #000000" fo:border-right="none" fo:border-top="none" fo:border-bottom="0.25pt solid #000000"/>
    </style:style>
    <style:style style:name="Dictionary.F143" style:family="table-cell">
      <style:table-cell-properties fo:padding="0.0201in" fo:border-left="0.25pt solid #000000" fo:border-right="none" fo:border-top="none" fo:border-bottom="0.25pt solid #000000"/>
    </style:style>
    <style:style style:name="Dictionary.H1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4" style:family="table-cell">
      <style:table-cell-properties fo:padding="0.0201in" fo:border-left="0.25pt solid #000000" fo:border-right="none" fo:border-top="none" fo:border-bottom="0.25pt solid #000000"/>
    </style:style>
    <style:style style:name="Dictionary.G1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5" style:family="table-cell">
      <style:table-cell-properties fo:padding="0.0201in" fo:border-left="0.25pt solid #000000" fo:border-right="none" fo:border-top="none" fo:border-bottom="0.25pt solid #000000"/>
    </style:style>
    <style:style style:name="Dictionary.D145" style:family="table-cell">
      <style:table-cell-properties fo:padding="0.0201in" fo:border-left="0.25pt solid #000000" fo:border-right="none" fo:border-top="none" fo:border-bottom="0.25pt solid #000000"/>
    </style:style>
    <style:style style:name="Dictionary.F145" style:family="table-cell">
      <style:table-cell-properties fo:padding="0.0201in" fo:border-left="0.25pt solid #000000" fo:border-right="none" fo:border-top="none" fo:border-bottom="0.25pt solid #000000"/>
    </style:style>
    <style:style style:name="Dictionary.H1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7" style:family="table-cell">
      <style:table-cell-properties fo:padding="0.0201in" fo:border-left="0.25pt solid #000000" fo:border-right="none" fo:border-top="none" fo:border-bottom="0.25pt solid #000000"/>
    </style:style>
    <style:style style:name="Dictionary.D147" style:family="table-cell">
      <style:table-cell-properties fo:padding="0.0201in" fo:border-left="0.25pt solid #000000" fo:border-right="none" fo:border-top="none" fo:border-bottom="0.25pt solid #000000"/>
    </style:style>
    <style:style style:name="Dictionary.F147" style:family="table-cell">
      <style:table-cell-properties fo:padding="0.0201in" fo:border-left="0.25pt solid #000000" fo:border-right="none" fo:border-top="none" fo:border-bottom="0.25pt solid #000000"/>
    </style:style>
    <style:style style:name="Dictionary.H1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8" style:family="table-cell">
      <style:table-cell-properties fo:padding="0.0201in" fo:border-left="0.25pt solid #000000" fo:border-right="none" fo:border-top="none" fo:border-bottom="0.25pt solid #000000"/>
    </style:style>
    <style:style style:name="Dictionary.G1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49" style:family="table-cell">
      <style:table-cell-properties fo:padding="0.0201in" fo:border-left="0.25pt solid #000000" fo:border-right="none" fo:border-top="none" fo:border-bottom="0.25pt solid #000000"/>
    </style:style>
    <style:style style:name="Dictionary.D149" style:family="table-cell">
      <style:table-cell-properties fo:padding="0.0201in" fo:border-left="0.25pt solid #000000" fo:border-right="none" fo:border-top="none" fo:border-bottom="0.25pt solid #000000"/>
    </style:style>
    <style:style style:name="Dictionary.F149" style:family="table-cell">
      <style:table-cell-properties fo:padding="0.0201in" fo:border-left="0.25pt solid #000000" fo:border-right="none" fo:border-top="none" fo:border-bottom="0.25pt solid #000000"/>
    </style:style>
    <style:style style:name="Dictionary.H1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0" style:family="table-cell">
      <style:table-cell-properties fo:padding="0.0201in" fo:border-left="0.25pt solid #000000" fo:border-right="none" fo:border-top="none" fo:border-bottom="0.25pt solid #000000"/>
    </style:style>
    <style:style style:name="Dictionary.G1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1" style:family="table-cell">
      <style:table-cell-properties fo:padding="0.0201in" fo:border-left="0.25pt solid #000000" fo:border-right="none" fo:border-top="none" fo:border-bottom="0.25pt solid #000000"/>
    </style:style>
    <style:style style:name="Dictionary.D151" style:family="table-cell">
      <style:table-cell-properties fo:padding="0.0201in" fo:border-left="0.25pt solid #000000" fo:border-right="none" fo:border-top="none" fo:border-bottom="0.25pt solid #000000"/>
    </style:style>
    <style:style style:name="Dictionary.F151" style:family="table-cell">
      <style:table-cell-properties fo:padding="0.0201in" fo:border-left="0.25pt solid #000000" fo:border-right="none" fo:border-top="none" fo:border-bottom="0.25pt solid #000000"/>
    </style:style>
    <style:style style:name="Dictionary.H1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2" style:family="table-cell">
      <style:table-cell-properties fo:padding="0.0201in" fo:border-left="0.25pt solid #000000" fo:border-right="none" fo:border-top="none" fo:border-bottom="0.25pt solid #000000"/>
    </style:style>
    <style:style style:name="Dictionary.G1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3" style:family="table-cell">
      <style:table-cell-properties fo:padding="0.0201in" fo:border-left="0.25pt solid #000000" fo:border-right="none" fo:border-top="none" fo:border-bottom="0.25pt solid #000000"/>
    </style:style>
    <style:style style:name="Dictionary.D153" style:family="table-cell">
      <style:table-cell-properties fo:padding="0.0201in" fo:border-left="0.25pt solid #000000" fo:border-right="none" fo:border-top="none" fo:border-bottom="0.25pt solid #000000"/>
    </style:style>
    <style:style style:name="Dictionary.F153" style:family="table-cell">
      <style:table-cell-properties fo:padding="0.0201in" fo:border-left="0.25pt solid #000000" fo:border-right="none" fo:border-top="none" fo:border-bottom="0.25pt solid #000000"/>
    </style:style>
    <style:style style:name="Dictionary.H1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4" style:family="table-cell">
      <style:table-cell-properties fo:padding="0.0201in" fo:border-left="0.25pt solid #000000" fo:border-right="none" fo:border-top="none" fo:border-bottom="0.25pt solid #000000"/>
    </style:style>
    <style:style style:name="Dictionary.G1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5" style:family="table-cell">
      <style:table-cell-properties fo:padding="0.0201in" fo:border-left="0.25pt solid #000000" fo:border-right="none" fo:border-top="none" fo:border-bottom="0.25pt solid #000000"/>
    </style:style>
    <style:style style:name="Dictionary.D155" style:family="table-cell">
      <style:table-cell-properties fo:padding="0.0201in" fo:border-left="0.25pt solid #000000" fo:border-right="none" fo:border-top="none" fo:border-bottom="0.25pt solid #000000"/>
    </style:style>
    <style:style style:name="Dictionary.F155" style:family="table-cell">
      <style:table-cell-properties fo:padding="0.0201in" fo:border-left="0.25pt solid #000000" fo:border-right="none" fo:border-top="none" fo:border-bottom="0.25pt solid #000000"/>
    </style:style>
    <style:style style:name="Dictionary.H1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6" style:family="table-cell">
      <style:table-cell-properties fo:padding="0.0201in" fo:border-left="0.25pt solid #000000" fo:border-right="none" fo:border-top="none" fo:border-bottom="0.25pt solid #000000"/>
    </style:style>
    <style:style style:name="Dictionary.G1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7" style:family="table-cell">
      <style:table-cell-properties fo:padding="0.0201in" fo:border-left="0.25pt solid #000000" fo:border-right="none" fo:border-top="none" fo:border-bottom="0.25pt solid #000000"/>
    </style:style>
    <style:style style:name="Dictionary.D157" style:family="table-cell">
      <style:table-cell-properties fo:padding="0.0201in" fo:border-left="0.25pt solid #000000" fo:border-right="none" fo:border-top="none" fo:border-bottom="0.25pt solid #000000"/>
    </style:style>
    <style:style style:name="Dictionary.F157" style:family="table-cell">
      <style:table-cell-properties fo:padding="0.0201in" fo:border-left="0.25pt solid #000000" fo:border-right="none" fo:border-top="none" fo:border-bottom="0.25pt solid #000000"/>
    </style:style>
    <style:style style:name="Dictionary.H1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8" style:family="table-cell">
      <style:table-cell-properties fo:padding="0.0201in" fo:border-left="0.25pt solid #000000" fo:border-right="none" fo:border-top="none" fo:border-bottom="0.25pt solid #000000"/>
    </style:style>
    <style:style style:name="Dictionary.G1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59" style:family="table-cell">
      <style:table-cell-properties fo:padding="0.0201in" fo:border-left="0.25pt solid #000000" fo:border-right="none" fo:border-top="none" fo:border-bottom="0.25pt solid #000000"/>
    </style:style>
    <style:style style:name="Dictionary.D159" style:family="table-cell">
      <style:table-cell-properties fo:padding="0.0201in" fo:border-left="0.25pt solid #000000" fo:border-right="none" fo:border-top="none" fo:border-bottom="0.25pt solid #000000"/>
    </style:style>
    <style:style style:name="Dictionary.F159" style:family="table-cell">
      <style:table-cell-properties fo:padding="0.0201in" fo:border-left="0.25pt solid #000000" fo:border-right="none" fo:border-top="none" fo:border-bottom="0.25pt solid #000000"/>
    </style:style>
    <style:style style:name="Dictionary.H1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1" style:family="table-cell">
      <style:table-cell-properties fo:padding="0.0201in" fo:border-left="0.25pt solid #000000" fo:border-right="none" fo:border-top="none" fo:border-bottom="0.25pt solid #000000"/>
    </style:style>
    <style:style style:name="Dictionary.D161" style:family="table-cell">
      <style:table-cell-properties fo:padding="0.0201in" fo:border-left="0.25pt solid #000000" fo:border-right="none" fo:border-top="none" fo:border-bottom="0.25pt solid #000000"/>
    </style:style>
    <style:style style:name="Dictionary.F161" style:family="table-cell">
      <style:table-cell-properties fo:padding="0.0201in" fo:border-left="0.25pt solid #000000" fo:border-right="none" fo:border-top="none" fo:border-bottom="0.25pt solid #000000"/>
    </style:style>
    <style:style style:name="Dictionary.H1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2" style:family="table-cell">
      <style:table-cell-properties fo:padding="0.0201in" fo:border-left="0.25pt solid #000000" fo:border-right="none" fo:border-top="none" fo:border-bottom="0.25pt solid #000000"/>
    </style:style>
    <style:style style:name="Dictionary.G1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3" style:family="table-cell">
      <style:table-cell-properties fo:padding="0.0201in" fo:border-left="0.25pt solid #000000" fo:border-right="none" fo:border-top="none" fo:border-bottom="0.25pt solid #000000"/>
    </style:style>
    <style:style style:name="Dictionary.D163" style:family="table-cell">
      <style:table-cell-properties fo:padding="0.0201in" fo:border-left="0.25pt solid #000000" fo:border-right="none" fo:border-top="none" fo:border-bottom="0.25pt solid #000000"/>
    </style:style>
    <style:style style:name="Dictionary.F163" style:family="table-cell">
      <style:table-cell-properties fo:padding="0.0201in" fo:border-left="0.25pt solid #000000" fo:border-right="none" fo:border-top="none" fo:border-bottom="0.25pt solid #000000"/>
    </style:style>
    <style:style style:name="Dictionary.H1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4" style:family="table-cell">
      <style:table-cell-properties fo:padding="0.0201in" fo:border-left="0.25pt solid #000000" fo:border-right="none" fo:border-top="none" fo:border-bottom="0.25pt solid #000000"/>
    </style:style>
    <style:style style:name="Dictionary.G1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5" style:family="table-cell">
      <style:table-cell-properties fo:padding="0.0201in" fo:border-left="0.25pt solid #000000" fo:border-right="none" fo:border-top="none" fo:border-bottom="0.25pt solid #000000"/>
    </style:style>
    <style:style style:name="Dictionary.D165" style:family="table-cell">
      <style:table-cell-properties fo:padding="0.0201in" fo:border-left="0.25pt solid #000000" fo:border-right="none" fo:border-top="none" fo:border-bottom="0.25pt solid #000000"/>
    </style:style>
    <style:style style:name="Dictionary.F165" style:family="table-cell">
      <style:table-cell-properties fo:padding="0.0201in" fo:border-left="0.25pt solid #000000" fo:border-right="none" fo:border-top="none" fo:border-bottom="0.25pt solid #000000"/>
    </style:style>
    <style:style style:name="Dictionary.H1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6" style:family="table-cell">
      <style:table-cell-properties fo:padding="0.0201in" fo:border-left="0.25pt solid #000000" fo:border-right="none" fo:border-top="none" fo:border-bottom="0.25pt solid #000000"/>
    </style:style>
    <style:style style:name="Dictionary.G1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7" style:family="table-cell">
      <style:table-cell-properties fo:padding="0.0201in" fo:border-left="0.25pt solid #000000" fo:border-right="none" fo:border-top="none" fo:border-bottom="0.25pt solid #000000"/>
    </style:style>
    <style:style style:name="Dictionary.D167" style:family="table-cell">
      <style:table-cell-properties fo:padding="0.0201in" fo:border-left="0.25pt solid #000000" fo:border-right="none" fo:border-top="none" fo:border-bottom="0.25pt solid #000000"/>
    </style:style>
    <style:style style:name="Dictionary.F167" style:family="table-cell">
      <style:table-cell-properties fo:padding="0.0201in" fo:border-left="0.25pt solid #000000" fo:border-right="none" fo:border-top="none" fo:border-bottom="0.25pt solid #000000"/>
    </style:style>
    <style:style style:name="Dictionary.H1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8" style:family="table-cell">
      <style:table-cell-properties fo:padding="0.0201in" fo:border-left="0.25pt solid #000000" fo:border-right="none" fo:border-top="none" fo:border-bottom="0.25pt solid #000000"/>
    </style:style>
    <style:style style:name="Dictionary.G1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69" style:family="table-cell">
      <style:table-cell-properties fo:padding="0.0201in" fo:border-left="0.25pt solid #000000" fo:border-right="none" fo:border-top="none" fo:border-bottom="0.25pt solid #000000"/>
    </style:style>
    <style:style style:name="Dictionary.D169" style:family="table-cell">
      <style:table-cell-properties fo:padding="0.0201in" fo:border-left="0.25pt solid #000000" fo:border-right="none" fo:border-top="none" fo:border-bottom="0.25pt solid #000000"/>
    </style:style>
    <style:style style:name="Dictionary.F169" style:family="table-cell">
      <style:table-cell-properties fo:padding="0.0201in" fo:border-left="0.25pt solid #000000" fo:border-right="none" fo:border-top="none" fo:border-bottom="0.25pt solid #000000"/>
    </style:style>
    <style:style style:name="Dictionary.H1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0" style:family="table-cell">
      <style:table-cell-properties fo:padding="0.0201in" fo:border-left="0.25pt solid #000000" fo:border-right="none" fo:border-top="none" fo:border-bottom="0.25pt solid #000000"/>
    </style:style>
    <style:style style:name="Dictionary.G1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1" style:family="table-cell">
      <style:table-cell-properties fo:padding="0.0201in" fo:border-left="0.25pt solid #000000" fo:border-right="none" fo:border-top="none" fo:border-bottom="0.25pt solid #000000"/>
    </style:style>
    <style:style style:name="Dictionary.D171" style:family="table-cell">
      <style:table-cell-properties fo:padding="0.0201in" fo:border-left="0.25pt solid #000000" fo:border-right="none" fo:border-top="none" fo:border-bottom="0.25pt solid #000000"/>
    </style:style>
    <style:style style:name="Dictionary.F171" style:family="table-cell">
      <style:table-cell-properties fo:padding="0.0201in" fo:border-left="0.25pt solid #000000" fo:border-right="none" fo:border-top="none" fo:border-bottom="0.25pt solid #000000"/>
    </style:style>
    <style:style style:name="Dictionary.H1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2" style:family="table-cell">
      <style:table-cell-properties fo:padding="0.0201in" fo:border-left="0.25pt solid #000000" fo:border-right="none" fo:border-top="none" fo:border-bottom="0.25pt solid #000000"/>
    </style:style>
    <style:style style:name="Dictionary.G1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3" style:family="table-cell">
      <style:table-cell-properties fo:padding="0.0201in" fo:border-left="0.25pt solid #000000" fo:border-right="none" fo:border-top="none" fo:border-bottom="0.25pt solid #000000"/>
    </style:style>
    <style:style style:name="Dictionary.D173" style:family="table-cell">
      <style:table-cell-properties fo:padding="0.0201in" fo:border-left="0.25pt solid #000000" fo:border-right="none" fo:border-top="none" fo:border-bottom="0.25pt solid #000000"/>
    </style:style>
    <style:style style:name="Dictionary.F173" style:family="table-cell">
      <style:table-cell-properties fo:padding="0.0201in" fo:border-left="0.25pt solid #000000" fo:border-right="none" fo:border-top="none" fo:border-bottom="0.25pt solid #000000"/>
    </style:style>
    <style:style style:name="Dictionary.H1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4" style:family="table-cell">
      <style:table-cell-properties fo:padding="0.0201in" fo:border-left="0.25pt solid #000000" fo:border-right="none" fo:border-top="none" fo:border-bottom="0.25pt solid #000000"/>
    </style:style>
    <style:style style:name="Dictionary.G1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5" style:family="table-cell">
      <style:table-cell-properties fo:padding="0.0201in" fo:border-left="0.25pt solid #000000" fo:border-right="none" fo:border-top="none" fo:border-bottom="0.25pt solid #000000"/>
    </style:style>
    <style:style style:name="Dictionary.D175" style:family="table-cell">
      <style:table-cell-properties fo:padding="0.0201in" fo:border-left="0.25pt solid #000000" fo:border-right="none" fo:border-top="none" fo:border-bottom="0.25pt solid #000000"/>
    </style:style>
    <style:style style:name="Dictionary.F175" style:family="table-cell">
      <style:table-cell-properties fo:padding="0.0201in" fo:border-left="0.25pt solid #000000" fo:border-right="none" fo:border-top="none" fo:border-bottom="0.25pt solid #000000"/>
    </style:style>
    <style:style style:name="Dictionary.H1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6" style:family="table-cell">
      <style:table-cell-properties fo:padding="0.0201in" fo:border-left="0.25pt solid #000000" fo:border-right="none" fo:border-top="none" fo:border-bottom="0.25pt solid #000000"/>
    </style:style>
    <style:style style:name="Dictionary.G1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7" style:family="table-cell">
      <style:table-cell-properties fo:padding="0.0201in" fo:border-left="0.25pt solid #000000" fo:border-right="none" fo:border-top="none" fo:border-bottom="0.25pt solid #000000"/>
    </style:style>
    <style:style style:name="Dictionary.D177" style:family="table-cell">
      <style:table-cell-properties fo:padding="0.0201in" fo:border-left="0.25pt solid #000000" fo:border-right="none" fo:border-top="none" fo:border-bottom="0.25pt solid #000000"/>
    </style:style>
    <style:style style:name="Dictionary.F177" style:family="table-cell">
      <style:table-cell-properties fo:padding="0.0201in" fo:border-left="0.25pt solid #000000" fo:border-right="none" fo:border-top="none" fo:border-bottom="0.25pt solid #000000"/>
    </style:style>
    <style:style style:name="Dictionary.H1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79" style:family="table-cell">
      <style:table-cell-properties fo:padding="0.0201in" fo:border-left="0.25pt solid #000000" fo:border-right="none" fo:border-top="none" fo:border-bottom="0.25pt solid #000000"/>
    </style:style>
    <style:style style:name="Dictionary.D179" style:family="table-cell">
      <style:table-cell-properties fo:padding="0.0201in" fo:border-left="0.25pt solid #000000" fo:border-right="none" fo:border-top="none" fo:border-bottom="0.25pt solid #000000"/>
    </style:style>
    <style:style style:name="Dictionary.F179" style:family="table-cell">
      <style:table-cell-properties fo:padding="0.0201in" fo:border-left="0.25pt solid #000000" fo:border-right="none" fo:border-top="none" fo:border-bottom="0.25pt solid #000000"/>
    </style:style>
    <style:style style:name="Dictionary.H1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1" style:family="table-cell">
      <style:table-cell-properties fo:padding="0.0201in" fo:border-left="0.25pt solid #000000" fo:border-right="none" fo:border-top="none" fo:border-bottom="0.25pt solid #000000"/>
    </style:style>
    <style:style style:name="Dictionary.D181" style:family="table-cell">
      <style:table-cell-properties fo:padding="0.0201in" fo:border-left="0.25pt solid #000000" fo:border-right="none" fo:border-top="none" fo:border-bottom="0.25pt solid #000000"/>
    </style:style>
    <style:style style:name="Dictionary.F181" style:family="table-cell">
      <style:table-cell-properties fo:padding="0.0201in" fo:border-left="0.25pt solid #000000" fo:border-right="none" fo:border-top="none" fo:border-bottom="0.25pt solid #000000"/>
    </style:style>
    <style:style style:name="Dictionary.H1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2" style:family="table-cell">
      <style:table-cell-properties fo:padding="0.0201in" fo:border-left="0.25pt solid #000000" fo:border-right="none" fo:border-top="none" fo:border-bottom="0.25pt solid #000000"/>
    </style:style>
    <style:style style:name="Dictionary.G1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3" style:family="table-cell">
      <style:table-cell-properties fo:padding="0.0201in" fo:border-left="0.25pt solid #000000" fo:border-right="none" fo:border-top="none" fo:border-bottom="0.25pt solid #000000"/>
    </style:style>
    <style:style style:name="Dictionary.D183" style:family="table-cell">
      <style:table-cell-properties fo:padding="0.0201in" fo:border-left="0.25pt solid #000000" fo:border-right="none" fo:border-top="none" fo:border-bottom="0.25pt solid #000000"/>
    </style:style>
    <style:style style:name="Dictionary.F183" style:family="table-cell">
      <style:table-cell-properties fo:padding="0.0201in" fo:border-left="0.25pt solid #000000" fo:border-right="none" fo:border-top="none" fo:border-bottom="0.25pt solid #000000"/>
    </style:style>
    <style:style style:name="Dictionary.H1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4" style:family="table-cell">
      <style:table-cell-properties fo:padding="0.0201in" fo:border-left="0.25pt solid #000000" fo:border-right="none" fo:border-top="none" fo:border-bottom="0.25pt solid #000000"/>
    </style:style>
    <style:style style:name="Dictionary.G1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5" style:family="table-cell">
      <style:table-cell-properties fo:padding="0.0201in" fo:border-left="0.25pt solid #000000" fo:border-right="none" fo:border-top="none" fo:border-bottom="0.25pt solid #000000"/>
    </style:style>
    <style:style style:name="Dictionary.D185" style:family="table-cell">
      <style:table-cell-properties fo:padding="0.0201in" fo:border-left="0.25pt solid #000000" fo:border-right="none" fo:border-top="none" fo:border-bottom="0.25pt solid #000000"/>
    </style:style>
    <style:style style:name="Dictionary.F185" style:family="table-cell">
      <style:table-cell-properties fo:padding="0.0201in" fo:border-left="0.25pt solid #000000" fo:border-right="none" fo:border-top="none" fo:border-bottom="0.25pt solid #000000"/>
    </style:style>
    <style:style style:name="Dictionary.H1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7" style:family="table-cell">
      <style:table-cell-properties fo:padding="0.0201in" fo:border-left="0.25pt solid #000000" fo:border-right="none" fo:border-top="none" fo:border-bottom="0.25pt solid #000000"/>
    </style:style>
    <style:style style:name="Dictionary.D187" style:family="table-cell">
      <style:table-cell-properties fo:padding="0.0201in" fo:border-left="0.25pt solid #000000" fo:border-right="none" fo:border-top="none" fo:border-bottom="0.25pt solid #000000"/>
    </style:style>
    <style:style style:name="Dictionary.F187" style:family="table-cell">
      <style:table-cell-properties fo:padding="0.0201in" fo:border-left="0.25pt solid #000000" fo:border-right="none" fo:border-top="none" fo:border-bottom="0.25pt solid #000000"/>
    </style:style>
    <style:style style:name="Dictionary.H1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8" style:family="table-cell">
      <style:table-cell-properties fo:padding="0.0201in" fo:border-left="0.25pt solid #000000" fo:border-right="none" fo:border-top="none" fo:border-bottom="0.25pt solid #000000"/>
    </style:style>
    <style:style style:name="Dictionary.G1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89" style:family="table-cell">
      <style:table-cell-properties fo:padding="0.0201in" fo:border-left="0.25pt solid #000000" fo:border-right="none" fo:border-top="none" fo:border-bottom="0.25pt solid #000000"/>
    </style:style>
    <style:style style:name="Dictionary.D189" style:family="table-cell">
      <style:table-cell-properties fo:padding="0.0201in" fo:border-left="0.25pt solid #000000" fo:border-right="none" fo:border-top="none" fo:border-bottom="0.25pt solid #000000"/>
    </style:style>
    <style:style style:name="Dictionary.F189" style:family="table-cell">
      <style:table-cell-properties fo:padding="0.0201in" fo:border-left="0.25pt solid #000000" fo:border-right="none" fo:border-top="none" fo:border-bottom="0.25pt solid #000000"/>
    </style:style>
    <style:style style:name="Dictionary.H1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0" style:family="table-cell">
      <style:table-cell-properties fo:padding="0.0201in" fo:border-left="0.25pt solid #000000" fo:border-right="none" fo:border-top="none" fo:border-bottom="0.25pt solid #000000"/>
    </style:style>
    <style:style style:name="Dictionary.G1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1" style:family="table-cell">
      <style:table-cell-properties fo:padding="0.0201in" fo:border-left="0.25pt solid #000000" fo:border-right="none" fo:border-top="none" fo:border-bottom="0.25pt solid #000000"/>
    </style:style>
    <style:style style:name="Dictionary.D191" style:family="table-cell">
      <style:table-cell-properties fo:padding="0.0201in" fo:border-left="0.25pt solid #000000" fo:border-right="none" fo:border-top="none" fo:border-bottom="0.25pt solid #000000"/>
    </style:style>
    <style:style style:name="Dictionary.F191" style:family="table-cell">
      <style:table-cell-properties fo:padding="0.0201in" fo:border-left="0.25pt solid #000000" fo:border-right="none" fo:border-top="none" fo:border-bottom="0.25pt solid #000000"/>
    </style:style>
    <style:style style:name="Dictionary.H1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3" style:family="table-cell">
      <style:table-cell-properties fo:padding="0.0201in" fo:border-left="0.25pt solid #000000" fo:border-right="none" fo:border-top="none" fo:border-bottom="0.25pt solid #000000"/>
    </style:style>
    <style:style style:name="Dictionary.D193" style:family="table-cell">
      <style:table-cell-properties fo:padding="0.0201in" fo:border-left="0.25pt solid #000000" fo:border-right="none" fo:border-top="none" fo:border-bottom="0.25pt solid #000000"/>
    </style:style>
    <style:style style:name="Dictionary.F193" style:family="table-cell">
      <style:table-cell-properties fo:padding="0.0201in" fo:border-left="0.25pt solid #000000" fo:border-right="none" fo:border-top="none" fo:border-bottom="0.25pt solid #000000"/>
    </style:style>
    <style:style style:name="Dictionary.H1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5" style:family="table-cell">
      <style:table-cell-properties fo:padding="0.0201in" fo:border-left="0.25pt solid #000000" fo:border-right="none" fo:border-top="none" fo:border-bottom="0.25pt solid #000000"/>
    </style:style>
    <style:style style:name="Dictionary.D195" style:family="table-cell">
      <style:table-cell-properties fo:padding="0.0201in" fo:border-left="0.25pt solid #000000" fo:border-right="none" fo:border-top="none" fo:border-bottom="0.25pt solid #000000"/>
    </style:style>
    <style:style style:name="Dictionary.F195" style:family="table-cell">
      <style:table-cell-properties fo:padding="0.0201in" fo:border-left="0.25pt solid #000000" fo:border-right="none" fo:border-top="none" fo:border-bottom="0.25pt solid #000000"/>
    </style:style>
    <style:style style:name="Dictionary.H1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7" style:family="table-cell">
      <style:table-cell-properties fo:padding="0.0201in" fo:border-left="0.25pt solid #000000" fo:border-right="none" fo:border-top="none" fo:border-bottom="0.25pt solid #000000"/>
    </style:style>
    <style:style style:name="Dictionary.D197" style:family="table-cell">
      <style:table-cell-properties fo:padding="0.0201in" fo:border-left="0.25pt solid #000000" fo:border-right="none" fo:border-top="none" fo:border-bottom="0.25pt solid #000000"/>
    </style:style>
    <style:style style:name="Dictionary.F197" style:family="table-cell">
      <style:table-cell-properties fo:padding="0.0201in" fo:border-left="0.25pt solid #000000" fo:border-right="none" fo:border-top="none" fo:border-bottom="0.25pt solid #000000"/>
    </style:style>
    <style:style style:name="Dictionary.H1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199" style:family="table-cell">
      <style:table-cell-properties fo:padding="0.0201in" fo:border-left="0.25pt solid #000000" fo:border-right="none" fo:border-top="none" fo:border-bottom="0.25pt solid #000000"/>
    </style:style>
    <style:style style:name="Dictionary.D199" style:family="table-cell">
      <style:table-cell-properties fo:padding="0.0201in" fo:border-left="0.25pt solid #000000" fo:border-right="none" fo:border-top="none" fo:border-bottom="0.25pt solid #000000"/>
    </style:style>
    <style:style style:name="Dictionary.F199" style:family="table-cell">
      <style:table-cell-properties fo:padding="0.0201in" fo:border-left="0.25pt solid #000000" fo:border-right="none" fo:border-top="none" fo:border-bottom="0.25pt solid #000000"/>
    </style:style>
    <style:style style:name="Dictionary.H1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0" style:family="table-cell">
      <style:table-cell-properties fo:padding="0.0201in" fo:border-left="0.25pt solid #000000" fo:border-right="none" fo:border-top="none" fo:border-bottom="0.25pt solid #000000"/>
    </style:style>
    <style:style style:name="Dictionary.G2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1" style:family="table-cell">
      <style:table-cell-properties fo:padding="0.0201in" fo:border-left="0.25pt solid #000000" fo:border-right="none" fo:border-top="none" fo:border-bottom="0.25pt solid #000000"/>
    </style:style>
    <style:style style:name="Dictionary.D201" style:family="table-cell">
      <style:table-cell-properties fo:padding="0.0201in" fo:border-left="0.25pt solid #000000" fo:border-right="none" fo:border-top="none" fo:border-bottom="0.25pt solid #000000"/>
    </style:style>
    <style:style style:name="Dictionary.F201" style:family="table-cell">
      <style:table-cell-properties fo:padding="0.0201in" fo:border-left="0.25pt solid #000000" fo:border-right="none" fo:border-top="none" fo:border-bottom="0.25pt solid #000000"/>
    </style:style>
    <style:style style:name="Dictionary.H2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3" style:family="table-cell">
      <style:table-cell-properties fo:padding="0.0201in" fo:border-left="0.25pt solid #000000" fo:border-right="none" fo:border-top="none" fo:border-bottom="0.25pt solid #000000"/>
    </style:style>
    <style:style style:name="Dictionary.D203" style:family="table-cell">
      <style:table-cell-properties fo:padding="0.0201in" fo:border-left="0.25pt solid #000000" fo:border-right="none" fo:border-top="none" fo:border-bottom="0.25pt solid #000000"/>
    </style:style>
    <style:style style:name="Dictionary.F203" style:family="table-cell">
      <style:table-cell-properties fo:padding="0.0201in" fo:border-left="0.25pt solid #000000" fo:border-right="none" fo:border-top="none" fo:border-bottom="0.25pt solid #000000"/>
    </style:style>
    <style:style style:name="Dictionary.H2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5" style:family="table-cell">
      <style:table-cell-properties fo:padding="0.0201in" fo:border-left="0.25pt solid #000000" fo:border-right="none" fo:border-top="none" fo:border-bottom="0.25pt solid #000000"/>
    </style:style>
    <style:style style:name="Dictionary.D205" style:family="table-cell">
      <style:table-cell-properties fo:padding="0.0201in" fo:border-left="0.25pt solid #000000" fo:border-right="none" fo:border-top="none" fo:border-bottom="0.25pt solid #000000"/>
    </style:style>
    <style:style style:name="Dictionary.F205" style:family="table-cell">
      <style:table-cell-properties fo:padding="0.0201in" fo:border-left="0.25pt solid #000000" fo:border-right="none" fo:border-top="none" fo:border-bottom="0.25pt solid #000000"/>
    </style:style>
    <style:style style:name="Dictionary.H2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7" style:family="table-cell">
      <style:table-cell-properties fo:padding="0.0201in" fo:border-left="0.25pt solid #000000" fo:border-right="none" fo:border-top="none" fo:border-bottom="0.25pt solid #000000"/>
    </style:style>
    <style:style style:name="Dictionary.D207" style:family="table-cell">
      <style:table-cell-properties fo:padding="0.0201in" fo:border-left="0.25pt solid #000000" fo:border-right="none" fo:border-top="none" fo:border-bottom="0.25pt solid #000000"/>
    </style:style>
    <style:style style:name="Dictionary.F207" style:family="table-cell">
      <style:table-cell-properties fo:padding="0.0201in" fo:border-left="0.25pt solid #000000" fo:border-right="none" fo:border-top="none" fo:border-bottom="0.25pt solid #000000"/>
    </style:style>
    <style:style style:name="Dictionary.H2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09" style:family="table-cell">
      <style:table-cell-properties fo:padding="0.0201in" fo:border-left="0.25pt solid #000000" fo:border-right="none" fo:border-top="none" fo:border-bottom="0.25pt solid #000000"/>
    </style:style>
    <style:style style:name="Dictionary.D209" style:family="table-cell">
      <style:table-cell-properties fo:padding="0.0201in" fo:border-left="0.25pt solid #000000" fo:border-right="none" fo:border-top="none" fo:border-bottom="0.25pt solid #000000"/>
    </style:style>
    <style:style style:name="Dictionary.F209" style:family="table-cell">
      <style:table-cell-properties fo:padding="0.0201in" fo:border-left="0.25pt solid #000000" fo:border-right="none" fo:border-top="none" fo:border-bottom="0.25pt solid #000000"/>
    </style:style>
    <style:style style:name="Dictionary.H2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0" style:family="table-cell">
      <style:table-cell-properties fo:padding="0.0201in" fo:border-left="0.25pt solid #000000" fo:border-right="none" fo:border-top="none" fo:border-bottom="0.25pt solid #000000"/>
    </style:style>
    <style:style style:name="Dictionary.G2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1" style:family="table-cell">
      <style:table-cell-properties fo:padding="0.0201in" fo:border-left="0.25pt solid #000000" fo:border-right="none" fo:border-top="none" fo:border-bottom="0.25pt solid #000000"/>
    </style:style>
    <style:style style:name="Dictionary.D211" style:family="table-cell">
      <style:table-cell-properties fo:padding="0.0201in" fo:border-left="0.25pt solid #000000" fo:border-right="none" fo:border-top="none" fo:border-bottom="0.25pt solid #000000"/>
    </style:style>
    <style:style style:name="Dictionary.F211" style:family="table-cell">
      <style:table-cell-properties fo:padding="0.0201in" fo:border-left="0.25pt solid #000000" fo:border-right="none" fo:border-top="none" fo:border-bottom="0.25pt solid #000000"/>
    </style:style>
    <style:style style:name="Dictionary.H2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2" style:family="table-cell">
      <style:table-cell-properties fo:padding="0.0201in" fo:border-left="0.25pt solid #000000" fo:border-right="none" fo:border-top="none" fo:border-bottom="0.25pt solid #000000"/>
    </style:style>
    <style:style style:name="Dictionary.G2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3" style:family="table-cell">
      <style:table-cell-properties fo:padding="0.0201in" fo:border-left="0.25pt solid #000000" fo:border-right="none" fo:border-top="none" fo:border-bottom="0.25pt solid #000000"/>
    </style:style>
    <style:style style:name="Dictionary.D213" style:family="table-cell">
      <style:table-cell-properties fo:padding="0.0201in" fo:border-left="0.25pt solid #000000" fo:border-right="none" fo:border-top="none" fo:border-bottom="0.25pt solid #000000"/>
    </style:style>
    <style:style style:name="Dictionary.F213" style:family="table-cell">
      <style:table-cell-properties fo:padding="0.0201in" fo:border-left="0.25pt solid #000000" fo:border-right="none" fo:border-top="none" fo:border-bottom="0.25pt solid #000000"/>
    </style:style>
    <style:style style:name="Dictionary.H2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4" style:family="table-cell">
      <style:table-cell-properties fo:padding="0.0201in" fo:border-left="0.25pt solid #000000" fo:border-right="none" fo:border-top="none" fo:border-bottom="0.25pt solid #000000"/>
    </style:style>
    <style:style style:name="Dictionary.G2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5" style:family="table-cell">
      <style:table-cell-properties fo:padding="0.0201in" fo:border-left="0.25pt solid #000000" fo:border-right="none" fo:border-top="none" fo:border-bottom="0.25pt solid #000000"/>
    </style:style>
    <style:style style:name="Dictionary.D215" style:family="table-cell">
      <style:table-cell-properties fo:padding="0.0201in" fo:border-left="0.25pt solid #000000" fo:border-right="none" fo:border-top="none" fo:border-bottom="0.25pt solid #000000"/>
    </style:style>
    <style:style style:name="Dictionary.F215" style:family="table-cell">
      <style:table-cell-properties fo:padding="0.0201in" fo:border-left="0.25pt solid #000000" fo:border-right="none" fo:border-top="none" fo:border-bottom="0.25pt solid #000000"/>
    </style:style>
    <style:style style:name="Dictionary.H2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6" style:family="table-cell">
      <style:table-cell-properties fo:padding="0.0201in" fo:border-left="0.25pt solid #000000" fo:border-right="none" fo:border-top="none" fo:border-bottom="0.25pt solid #000000"/>
    </style:style>
    <style:style style:name="Dictionary.G2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7" style:family="table-cell">
      <style:table-cell-properties fo:padding="0.0201in" fo:border-left="0.25pt solid #000000" fo:border-right="none" fo:border-top="none" fo:border-bottom="0.25pt solid #000000"/>
    </style:style>
    <style:style style:name="Dictionary.D217" style:family="table-cell">
      <style:table-cell-properties fo:padding="0.0201in" fo:border-left="0.25pt solid #000000" fo:border-right="none" fo:border-top="none" fo:border-bottom="0.25pt solid #000000"/>
    </style:style>
    <style:style style:name="Dictionary.F217" style:family="table-cell">
      <style:table-cell-properties fo:padding="0.0201in" fo:border-left="0.25pt solid #000000" fo:border-right="none" fo:border-top="none" fo:border-bottom="0.25pt solid #000000"/>
    </style:style>
    <style:style style:name="Dictionary.H2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8" style:family="table-cell">
      <style:table-cell-properties fo:padding="0.0201in" fo:border-left="0.25pt solid #000000" fo:border-right="none" fo:border-top="none" fo:border-bottom="0.25pt solid #000000"/>
    </style:style>
    <style:style style:name="Dictionary.G2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19" style:family="table-cell">
      <style:table-cell-properties fo:padding="0.0201in" fo:border-left="0.25pt solid #000000" fo:border-right="none" fo:border-top="none" fo:border-bottom="0.25pt solid #000000"/>
    </style:style>
    <style:style style:name="Dictionary.D219" style:family="table-cell">
      <style:table-cell-properties fo:padding="0.0201in" fo:border-left="0.25pt solid #000000" fo:border-right="none" fo:border-top="none" fo:border-bottom="0.25pt solid #000000"/>
    </style:style>
    <style:style style:name="Dictionary.F219" style:family="table-cell">
      <style:table-cell-properties fo:padding="0.0201in" fo:border-left="0.25pt solid #000000" fo:border-right="none" fo:border-top="none" fo:border-bottom="0.25pt solid #000000"/>
    </style:style>
    <style:style style:name="Dictionary.H2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0" style:family="table-cell">
      <style:table-cell-properties fo:padding="0.0201in" fo:border-left="0.25pt solid #000000" fo:border-right="none" fo:border-top="none" fo:border-bottom="0.25pt solid #000000"/>
    </style:style>
    <style:style style:name="Dictionary.G2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1" style:family="table-cell">
      <style:table-cell-properties fo:padding="0.0201in" fo:border-left="0.25pt solid #000000" fo:border-right="none" fo:border-top="none" fo:border-bottom="0.25pt solid #000000"/>
    </style:style>
    <style:style style:name="Dictionary.D221" style:family="table-cell">
      <style:table-cell-properties fo:padding="0.0201in" fo:border-left="0.25pt solid #000000" fo:border-right="none" fo:border-top="none" fo:border-bottom="0.25pt solid #000000"/>
    </style:style>
    <style:style style:name="Dictionary.F221" style:family="table-cell">
      <style:table-cell-properties fo:padding="0.0201in" fo:border-left="0.25pt solid #000000" fo:border-right="none" fo:border-top="none" fo:border-bottom="0.25pt solid #000000"/>
    </style:style>
    <style:style style:name="Dictionary.H2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2" style:family="table-cell">
      <style:table-cell-properties fo:padding="0.0201in" fo:border-left="0.25pt solid #000000" fo:border-right="none" fo:border-top="none" fo:border-bottom="0.25pt solid #000000"/>
    </style:style>
    <style:style style:name="Dictionary.G2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3" style:family="table-cell">
      <style:table-cell-properties fo:padding="0.0201in" fo:border-left="0.25pt solid #000000" fo:border-right="none" fo:border-top="none" fo:border-bottom="0.25pt solid #000000"/>
    </style:style>
    <style:style style:name="Dictionary.D223" style:family="table-cell">
      <style:table-cell-properties fo:padding="0.0201in" fo:border-left="0.25pt solid #000000" fo:border-right="none" fo:border-top="none" fo:border-bottom="0.25pt solid #000000"/>
    </style:style>
    <style:style style:name="Dictionary.F223" style:family="table-cell">
      <style:table-cell-properties fo:padding="0.0201in" fo:border-left="0.25pt solid #000000" fo:border-right="none" fo:border-top="none" fo:border-bottom="0.25pt solid #000000"/>
    </style:style>
    <style:style style:name="Dictionary.H2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4" style:family="table-cell">
      <style:table-cell-properties fo:padding="0.0201in" fo:border-left="0.25pt solid #000000" fo:border-right="none" fo:border-top="none" fo:border-bottom="0.25pt solid #000000"/>
    </style:style>
    <style:style style:name="Dictionary.G2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5" style:family="table-cell">
      <style:table-cell-properties fo:padding="0.0201in" fo:border-left="0.25pt solid #000000" fo:border-right="none" fo:border-top="none" fo:border-bottom="0.25pt solid #000000"/>
    </style:style>
    <style:style style:name="Dictionary.D225" style:family="table-cell">
      <style:table-cell-properties fo:padding="0.0201in" fo:border-left="0.25pt solid #000000" fo:border-right="none" fo:border-top="none" fo:border-bottom="0.25pt solid #000000"/>
    </style:style>
    <style:style style:name="Dictionary.F225" style:family="table-cell">
      <style:table-cell-properties fo:padding="0.0201in" fo:border-left="0.25pt solid #000000" fo:border-right="none" fo:border-top="none" fo:border-bottom="0.25pt solid #000000"/>
    </style:style>
    <style:style style:name="Dictionary.H2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6" style:family="table-cell">
      <style:table-cell-properties fo:padding="0.0201in" fo:border-left="0.25pt solid #000000" fo:border-right="none" fo:border-top="none" fo:border-bottom="0.25pt solid #000000"/>
    </style:style>
    <style:style style:name="Dictionary.G2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7" style:family="table-cell">
      <style:table-cell-properties fo:padding="0.0201in" fo:border-left="0.25pt solid #000000" fo:border-right="none" fo:border-top="none" fo:border-bottom="0.25pt solid #000000"/>
    </style:style>
    <style:style style:name="Dictionary.D227" style:family="table-cell">
      <style:table-cell-properties fo:padding="0.0201in" fo:border-left="0.25pt solid #000000" fo:border-right="none" fo:border-top="none" fo:border-bottom="0.25pt solid #000000"/>
    </style:style>
    <style:style style:name="Dictionary.F227" style:family="table-cell">
      <style:table-cell-properties fo:padding="0.0201in" fo:border-left="0.25pt solid #000000" fo:border-right="none" fo:border-top="none" fo:border-bottom="0.25pt solid #000000"/>
    </style:style>
    <style:style style:name="Dictionary.H2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8" style:family="table-cell">
      <style:table-cell-properties fo:padding="0.0201in" fo:border-left="0.25pt solid #000000" fo:border-right="none" fo:border-top="none" fo:border-bottom="0.25pt solid #000000"/>
    </style:style>
    <style:style style:name="Dictionary.G2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29" style:family="table-cell">
      <style:table-cell-properties fo:padding="0.0201in" fo:border-left="0.25pt solid #000000" fo:border-right="none" fo:border-top="none" fo:border-bottom="0.25pt solid #000000"/>
    </style:style>
    <style:style style:name="Dictionary.D229" style:family="table-cell">
      <style:table-cell-properties fo:padding="0.0201in" fo:border-left="0.25pt solid #000000" fo:border-right="none" fo:border-top="none" fo:border-bottom="0.25pt solid #000000"/>
    </style:style>
    <style:style style:name="Dictionary.F229" style:family="table-cell">
      <style:table-cell-properties fo:padding="0.0201in" fo:border-left="0.25pt solid #000000" fo:border-right="none" fo:border-top="none" fo:border-bottom="0.25pt solid #000000"/>
    </style:style>
    <style:style style:name="Dictionary.H2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0" style:family="table-cell">
      <style:table-cell-properties fo:padding="0.0201in" fo:border-left="0.25pt solid #000000" fo:border-right="none" fo:border-top="none" fo:border-bottom="0.25pt solid #000000"/>
    </style:style>
    <style:style style:name="Dictionary.G2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1" style:family="table-cell">
      <style:table-cell-properties fo:padding="0.0201in" fo:border-left="0.25pt solid #000000" fo:border-right="none" fo:border-top="none" fo:border-bottom="0.25pt solid #000000"/>
    </style:style>
    <style:style style:name="Dictionary.D231" style:family="table-cell">
      <style:table-cell-properties fo:padding="0.0201in" fo:border-left="0.25pt solid #000000" fo:border-right="none" fo:border-top="none" fo:border-bottom="0.25pt solid #000000"/>
    </style:style>
    <style:style style:name="Dictionary.F231" style:family="table-cell">
      <style:table-cell-properties fo:padding="0.0201in" fo:border-left="0.25pt solid #000000" fo:border-right="none" fo:border-top="none" fo:border-bottom="0.25pt solid #000000"/>
    </style:style>
    <style:style style:name="Dictionary.H2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2" style:family="table-cell">
      <style:table-cell-properties fo:padding="0.0201in" fo:border-left="0.25pt solid #000000" fo:border-right="none" fo:border-top="none" fo:border-bottom="0.25pt solid #000000"/>
    </style:style>
    <style:style style:name="Dictionary.G2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3" style:family="table-cell">
      <style:table-cell-properties fo:padding="0.0201in" fo:border-left="0.25pt solid #000000" fo:border-right="none" fo:border-top="none" fo:border-bottom="0.25pt solid #000000"/>
    </style:style>
    <style:style style:name="Dictionary.D233" style:family="table-cell">
      <style:table-cell-properties fo:padding="0.0201in" fo:border-left="0.25pt solid #000000" fo:border-right="none" fo:border-top="none" fo:border-bottom="0.25pt solid #000000"/>
    </style:style>
    <style:style style:name="Dictionary.F233" style:family="table-cell">
      <style:table-cell-properties fo:padding="0.0201in" fo:border-left="0.25pt solid #000000" fo:border-right="none" fo:border-top="none" fo:border-bottom="0.25pt solid #000000"/>
    </style:style>
    <style:style style:name="Dictionary.H2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4" style:family="table-cell">
      <style:table-cell-properties fo:padding="0.0201in" fo:border-left="0.25pt solid #000000" fo:border-right="none" fo:border-top="none" fo:border-bottom="0.25pt solid #000000"/>
    </style:style>
    <style:style style:name="Dictionary.G2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5" style:family="table-cell">
      <style:table-cell-properties fo:padding="0.0201in" fo:border-left="0.25pt solid #000000" fo:border-right="none" fo:border-top="none" fo:border-bottom="0.25pt solid #000000"/>
    </style:style>
    <style:style style:name="Dictionary.D235" style:family="table-cell">
      <style:table-cell-properties fo:padding="0.0201in" fo:border-left="0.25pt solid #000000" fo:border-right="none" fo:border-top="none" fo:border-bottom="0.25pt solid #000000"/>
    </style:style>
    <style:style style:name="Dictionary.F235" style:family="table-cell">
      <style:table-cell-properties fo:padding="0.0201in" fo:border-left="0.25pt solid #000000" fo:border-right="none" fo:border-top="none" fo:border-bottom="0.25pt solid #000000"/>
    </style:style>
    <style:style style:name="Dictionary.H2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6" style:family="table-cell">
      <style:table-cell-properties fo:padding="0.0201in" fo:border-left="0.25pt solid #000000" fo:border-right="none" fo:border-top="none" fo:border-bottom="0.25pt solid #000000"/>
    </style:style>
    <style:style style:name="Dictionary.G2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7" style:family="table-cell">
      <style:table-cell-properties fo:padding="0.0201in" fo:border-left="0.25pt solid #000000" fo:border-right="none" fo:border-top="none" fo:border-bottom="0.25pt solid #000000"/>
    </style:style>
    <style:style style:name="Dictionary.D237" style:family="table-cell">
      <style:table-cell-properties fo:padding="0.0201in" fo:border-left="0.25pt solid #000000" fo:border-right="none" fo:border-top="none" fo:border-bottom="0.25pt solid #000000"/>
    </style:style>
    <style:style style:name="Dictionary.F237" style:family="table-cell">
      <style:table-cell-properties fo:padding="0.0201in" fo:border-left="0.25pt solid #000000" fo:border-right="none" fo:border-top="none" fo:border-bottom="0.25pt solid #000000"/>
    </style:style>
    <style:style style:name="Dictionary.H2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8" style:family="table-cell">
      <style:table-cell-properties fo:padding="0.0201in" fo:border-left="0.25pt solid #000000" fo:border-right="none" fo:border-top="none" fo:border-bottom="0.25pt solid #000000"/>
    </style:style>
    <style:style style:name="Dictionary.G2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39" style:family="table-cell">
      <style:table-cell-properties fo:padding="0.0201in" fo:border-left="0.25pt solid #000000" fo:border-right="none" fo:border-top="none" fo:border-bottom="0.25pt solid #000000"/>
    </style:style>
    <style:style style:name="Dictionary.D239" style:family="table-cell">
      <style:table-cell-properties fo:padding="0.0201in" fo:border-left="0.25pt solid #000000" fo:border-right="none" fo:border-top="none" fo:border-bottom="0.25pt solid #000000"/>
    </style:style>
    <style:style style:name="Dictionary.F239" style:family="table-cell">
      <style:table-cell-properties fo:padding="0.0201in" fo:border-left="0.25pt solid #000000" fo:border-right="none" fo:border-top="none" fo:border-bottom="0.25pt solid #000000"/>
    </style:style>
    <style:style style:name="Dictionary.H2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0" style:family="table-cell">
      <style:table-cell-properties fo:padding="0.0201in" fo:border-left="0.25pt solid #000000" fo:border-right="none" fo:border-top="none" fo:border-bottom="0.25pt solid #000000"/>
    </style:style>
    <style:style style:name="Dictionary.G2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1" style:family="table-cell">
      <style:table-cell-properties fo:padding="0.0201in" fo:border-left="0.25pt solid #000000" fo:border-right="none" fo:border-top="none" fo:border-bottom="0.25pt solid #000000"/>
    </style:style>
    <style:style style:name="Dictionary.D241" style:family="table-cell">
      <style:table-cell-properties fo:padding="0.0201in" fo:border-left="0.25pt solid #000000" fo:border-right="none" fo:border-top="none" fo:border-bottom="0.25pt solid #000000"/>
    </style:style>
    <style:style style:name="Dictionary.F241" style:family="table-cell">
      <style:table-cell-properties fo:padding="0.0201in" fo:border-left="0.25pt solid #000000" fo:border-right="none" fo:border-top="none" fo:border-bottom="0.25pt solid #000000"/>
    </style:style>
    <style:style style:name="Dictionary.H2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2" style:family="table-cell">
      <style:table-cell-properties fo:padding="0.0201in" fo:border-left="0.25pt solid #000000" fo:border-right="none" fo:border-top="none" fo:border-bottom="0.25pt solid #000000"/>
    </style:style>
    <style:style style:name="Dictionary.G2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3" style:family="table-cell">
      <style:table-cell-properties fo:padding="0.0201in" fo:border-left="0.25pt solid #000000" fo:border-right="none" fo:border-top="none" fo:border-bottom="0.25pt solid #000000"/>
    </style:style>
    <style:style style:name="Dictionary.D243" style:family="table-cell">
      <style:table-cell-properties fo:padding="0.0201in" fo:border-left="0.25pt solid #000000" fo:border-right="none" fo:border-top="none" fo:border-bottom="0.25pt solid #000000"/>
    </style:style>
    <style:style style:name="Dictionary.F243" style:family="table-cell">
      <style:table-cell-properties fo:padding="0.0201in" fo:border-left="0.25pt solid #000000" fo:border-right="none" fo:border-top="none" fo:border-bottom="0.25pt solid #000000"/>
    </style:style>
    <style:style style:name="Dictionary.H2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5" style:family="table-cell">
      <style:table-cell-properties fo:padding="0.0201in" fo:border-left="0.25pt solid #000000" fo:border-right="none" fo:border-top="none" fo:border-bottom="0.25pt solid #000000"/>
    </style:style>
    <style:style style:name="Dictionary.D245" style:family="table-cell">
      <style:table-cell-properties fo:padding="0.0201in" fo:border-left="0.25pt solid #000000" fo:border-right="none" fo:border-top="none" fo:border-bottom="0.25pt solid #000000"/>
    </style:style>
    <style:style style:name="Dictionary.F245" style:family="table-cell">
      <style:table-cell-properties fo:padding="0.0201in" fo:border-left="0.25pt solid #000000" fo:border-right="none" fo:border-top="none" fo:border-bottom="0.25pt solid #000000"/>
    </style:style>
    <style:style style:name="Dictionary.H2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6" style:family="table-cell">
      <style:table-cell-properties fo:padding="0.0201in" fo:border-left="0.25pt solid #000000" fo:border-right="none" fo:border-top="none" fo:border-bottom="0.25pt solid #000000"/>
    </style:style>
    <style:style style:name="Dictionary.G2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7" style:family="table-cell">
      <style:table-cell-properties fo:padding="0.0201in" fo:border-left="0.25pt solid #000000" fo:border-right="none" fo:border-top="none" fo:border-bottom="0.25pt solid #000000"/>
    </style:style>
    <style:style style:name="Dictionary.D247" style:family="table-cell">
      <style:table-cell-properties fo:padding="0.0201in" fo:border-left="0.25pt solid #000000" fo:border-right="none" fo:border-top="none" fo:border-bottom="0.25pt solid #000000"/>
    </style:style>
    <style:style style:name="Dictionary.F247" style:family="table-cell">
      <style:table-cell-properties fo:padding="0.0201in" fo:border-left="0.25pt solid #000000" fo:border-right="none" fo:border-top="none" fo:border-bottom="0.25pt solid #000000"/>
    </style:style>
    <style:style style:name="Dictionary.H2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8" style:family="table-cell">
      <style:table-cell-properties fo:padding="0.0201in" fo:border-left="0.25pt solid #000000" fo:border-right="none" fo:border-top="none" fo:border-bottom="0.25pt solid #000000"/>
    </style:style>
    <style:style style:name="Dictionary.G2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49" style:family="table-cell">
      <style:table-cell-properties fo:padding="0.0201in" fo:border-left="0.25pt solid #000000" fo:border-right="none" fo:border-top="none" fo:border-bottom="0.25pt solid #000000"/>
    </style:style>
    <style:style style:name="Dictionary.D249" style:family="table-cell">
      <style:table-cell-properties fo:padding="0.0201in" fo:border-left="0.25pt solid #000000" fo:border-right="none" fo:border-top="none" fo:border-bottom="0.25pt solid #000000"/>
    </style:style>
    <style:style style:name="Dictionary.F249" style:family="table-cell">
      <style:table-cell-properties fo:padding="0.0201in" fo:border-left="0.25pt solid #000000" fo:border-right="none" fo:border-top="none" fo:border-bottom="0.25pt solid #000000"/>
    </style:style>
    <style:style style:name="Dictionary.H2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0" style:family="table-cell">
      <style:table-cell-properties fo:padding="0.0201in" fo:border-left="0.25pt solid #000000" fo:border-right="none" fo:border-top="none" fo:border-bottom="0.25pt solid #000000"/>
    </style:style>
    <style:style style:name="Dictionary.G2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1" style:family="table-cell">
      <style:table-cell-properties fo:padding="0.0201in" fo:border-left="0.25pt solid #000000" fo:border-right="none" fo:border-top="none" fo:border-bottom="0.25pt solid #000000"/>
    </style:style>
    <style:style style:name="Dictionary.D251" style:family="table-cell">
      <style:table-cell-properties fo:padding="0.0201in" fo:border-left="0.25pt solid #000000" fo:border-right="none" fo:border-top="none" fo:border-bottom="0.25pt solid #000000"/>
    </style:style>
    <style:style style:name="Dictionary.F251" style:family="table-cell">
      <style:table-cell-properties fo:padding="0.0201in" fo:border-left="0.25pt solid #000000" fo:border-right="none" fo:border-top="none" fo:border-bottom="0.25pt solid #000000"/>
    </style:style>
    <style:style style:name="Dictionary.H2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2" style:family="table-cell">
      <style:table-cell-properties fo:padding="0.0201in" fo:border-left="0.25pt solid #000000" fo:border-right="none" fo:border-top="none" fo:border-bottom="0.25pt solid #000000"/>
    </style:style>
    <style:style style:name="Dictionary.G2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3" style:family="table-cell">
      <style:table-cell-properties fo:padding="0.0201in" fo:border-left="0.25pt solid #000000" fo:border-right="none" fo:border-top="none" fo:border-bottom="0.25pt solid #000000"/>
    </style:style>
    <style:style style:name="Dictionary.D253" style:family="table-cell">
      <style:table-cell-properties fo:padding="0.0201in" fo:border-left="0.25pt solid #000000" fo:border-right="none" fo:border-top="none" fo:border-bottom="0.25pt solid #000000"/>
    </style:style>
    <style:style style:name="Dictionary.F253" style:family="table-cell">
      <style:table-cell-properties fo:padding="0.0201in" fo:border-left="0.25pt solid #000000" fo:border-right="none" fo:border-top="none" fo:border-bottom="0.25pt solid #000000"/>
    </style:style>
    <style:style style:name="Dictionary.H2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5" style:family="table-cell">
      <style:table-cell-properties fo:padding="0.0201in" fo:border-left="0.25pt solid #000000" fo:border-right="none" fo:border-top="none" fo:border-bottom="0.25pt solid #000000"/>
    </style:style>
    <style:style style:name="Dictionary.D255" style:family="table-cell">
      <style:table-cell-properties fo:padding="0.0201in" fo:border-left="0.25pt solid #000000" fo:border-right="none" fo:border-top="none" fo:border-bottom="0.25pt solid #000000"/>
    </style:style>
    <style:style style:name="Dictionary.F255" style:family="table-cell">
      <style:table-cell-properties fo:padding="0.0201in" fo:border-left="0.25pt solid #000000" fo:border-right="none" fo:border-top="none" fo:border-bottom="0.25pt solid #000000"/>
    </style:style>
    <style:style style:name="Dictionary.H2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7" style:family="table-cell">
      <style:table-cell-properties fo:padding="0.0201in" fo:border-left="0.25pt solid #000000" fo:border-right="none" fo:border-top="none" fo:border-bottom="0.25pt solid #000000"/>
    </style:style>
    <style:style style:name="Dictionary.D257" style:family="table-cell">
      <style:table-cell-properties fo:padding="0.0201in" fo:border-left="0.25pt solid #000000" fo:border-right="none" fo:border-top="none" fo:border-bottom="0.25pt solid #000000"/>
    </style:style>
    <style:style style:name="Dictionary.F257" style:family="table-cell">
      <style:table-cell-properties fo:padding="0.0201in" fo:border-left="0.25pt solid #000000" fo:border-right="none" fo:border-top="none" fo:border-bottom="0.25pt solid #000000"/>
    </style:style>
    <style:style style:name="Dictionary.H2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8" style:family="table-cell">
      <style:table-cell-properties fo:padding="0.0201in" fo:border-left="0.25pt solid #000000" fo:border-right="none" fo:border-top="none" fo:border-bottom="0.25pt solid #000000"/>
    </style:style>
    <style:style style:name="Dictionary.G2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59" style:family="table-cell">
      <style:table-cell-properties fo:padding="0.0201in" fo:border-left="0.25pt solid #000000" fo:border-right="none" fo:border-top="none" fo:border-bottom="0.25pt solid #000000"/>
    </style:style>
    <style:style style:name="Dictionary.D259" style:family="table-cell">
      <style:table-cell-properties fo:padding="0.0201in" fo:border-left="0.25pt solid #000000" fo:border-right="none" fo:border-top="none" fo:border-bottom="0.25pt solid #000000"/>
    </style:style>
    <style:style style:name="Dictionary.F259" style:family="table-cell">
      <style:table-cell-properties fo:padding="0.0201in" fo:border-left="0.25pt solid #000000" fo:border-right="none" fo:border-top="none" fo:border-bottom="0.25pt solid #000000"/>
    </style:style>
    <style:style style:name="Dictionary.H2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0" style:family="table-cell">
      <style:table-cell-properties fo:padding="0.0201in" fo:border-left="0.25pt solid #000000" fo:border-right="none" fo:border-top="none" fo:border-bottom="0.25pt solid #000000"/>
    </style:style>
    <style:style style:name="Dictionary.G2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1" style:family="table-cell">
      <style:table-cell-properties fo:padding="0.0201in" fo:border-left="0.25pt solid #000000" fo:border-right="none" fo:border-top="none" fo:border-bottom="0.25pt solid #000000"/>
    </style:style>
    <style:style style:name="Dictionary.D261" style:family="table-cell">
      <style:table-cell-properties fo:padding="0.0201in" fo:border-left="0.25pt solid #000000" fo:border-right="none" fo:border-top="none" fo:border-bottom="0.25pt solid #000000"/>
    </style:style>
    <style:style style:name="Dictionary.F261" style:family="table-cell">
      <style:table-cell-properties fo:padding="0.0201in" fo:border-left="0.25pt solid #000000" fo:border-right="none" fo:border-top="none" fo:border-bottom="0.25pt solid #000000"/>
    </style:style>
    <style:style style:name="Dictionary.H2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2" style:family="table-cell">
      <style:table-cell-properties fo:padding="0.0201in" fo:border-left="0.25pt solid #000000" fo:border-right="none" fo:border-top="none" fo:border-bottom="0.25pt solid #000000"/>
    </style:style>
    <style:style style:name="Dictionary.G2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3" style:family="table-cell">
      <style:table-cell-properties fo:padding="0.0201in" fo:border-left="0.25pt solid #000000" fo:border-right="none" fo:border-top="none" fo:border-bottom="0.25pt solid #000000"/>
    </style:style>
    <style:style style:name="Dictionary.D263" style:family="table-cell">
      <style:table-cell-properties fo:padding="0.0201in" fo:border-left="0.25pt solid #000000" fo:border-right="none" fo:border-top="none" fo:border-bottom="0.25pt solid #000000"/>
    </style:style>
    <style:style style:name="Dictionary.F263" style:family="table-cell">
      <style:table-cell-properties fo:padding="0.0201in" fo:border-left="0.25pt solid #000000" fo:border-right="none" fo:border-top="none" fo:border-bottom="0.25pt solid #000000"/>
    </style:style>
    <style:style style:name="Dictionary.H2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4" style:family="table-cell">
      <style:table-cell-properties fo:padding="0.0201in" fo:border-left="0.25pt solid #000000" fo:border-right="none" fo:border-top="none" fo:border-bottom="0.25pt solid #000000"/>
    </style:style>
    <style:style style:name="Dictionary.G2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5" style:family="table-cell">
      <style:table-cell-properties fo:padding="0.0201in" fo:border-left="0.25pt solid #000000" fo:border-right="none" fo:border-top="none" fo:border-bottom="0.25pt solid #000000"/>
    </style:style>
    <style:style style:name="Dictionary.D265" style:family="table-cell">
      <style:table-cell-properties fo:padding="0.0201in" fo:border-left="0.25pt solid #000000" fo:border-right="none" fo:border-top="none" fo:border-bottom="0.25pt solid #000000"/>
    </style:style>
    <style:style style:name="Dictionary.F265" style:family="table-cell">
      <style:table-cell-properties fo:padding="0.0201in" fo:border-left="0.25pt solid #000000" fo:border-right="none" fo:border-top="none" fo:border-bottom="0.25pt solid #000000"/>
    </style:style>
    <style:style style:name="Dictionary.H2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6" style:family="table-cell">
      <style:table-cell-properties fo:padding="0.0201in" fo:border-left="0.25pt solid #000000" fo:border-right="none" fo:border-top="none" fo:border-bottom="0.25pt solid #000000"/>
    </style:style>
    <style:style style:name="Dictionary.G2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7" style:family="table-cell">
      <style:table-cell-properties fo:padding="0.0201in" fo:border-left="0.25pt solid #000000" fo:border-right="none" fo:border-top="none" fo:border-bottom="0.25pt solid #000000"/>
    </style:style>
    <style:style style:name="Dictionary.D267" style:family="table-cell">
      <style:table-cell-properties fo:padding="0.0201in" fo:border-left="0.25pt solid #000000" fo:border-right="none" fo:border-top="none" fo:border-bottom="0.25pt solid #000000"/>
    </style:style>
    <style:style style:name="Dictionary.F267" style:family="table-cell">
      <style:table-cell-properties fo:padding="0.0201in" fo:border-left="0.25pt solid #000000" fo:border-right="none" fo:border-top="none" fo:border-bottom="0.25pt solid #000000"/>
    </style:style>
    <style:style style:name="Dictionary.H2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8" style:family="table-cell">
      <style:table-cell-properties fo:padding="0.0201in" fo:border-left="0.25pt solid #000000" fo:border-right="none" fo:border-top="none" fo:border-bottom="0.25pt solid #000000"/>
    </style:style>
    <style:style style:name="Dictionary.G2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69" style:family="table-cell">
      <style:table-cell-properties fo:padding="0.0201in" fo:border-left="0.25pt solid #000000" fo:border-right="none" fo:border-top="none" fo:border-bottom="0.25pt solid #000000"/>
    </style:style>
    <style:style style:name="Dictionary.D269" style:family="table-cell">
      <style:table-cell-properties fo:padding="0.0201in" fo:border-left="0.25pt solid #000000" fo:border-right="none" fo:border-top="none" fo:border-bottom="0.25pt solid #000000"/>
    </style:style>
    <style:style style:name="Dictionary.F269" style:family="table-cell">
      <style:table-cell-properties fo:padding="0.0201in" fo:border-left="0.25pt solid #000000" fo:border-right="none" fo:border-top="none" fo:border-bottom="0.25pt solid #000000"/>
    </style:style>
    <style:style style:name="Dictionary.H2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0" style:family="table-cell">
      <style:table-cell-properties fo:padding="0.0201in" fo:border-left="0.25pt solid #000000" fo:border-right="none" fo:border-top="none" fo:border-bottom="0.25pt solid #000000"/>
    </style:style>
    <style:style style:name="Dictionary.G2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1" style:family="table-cell">
      <style:table-cell-properties fo:padding="0.0201in" fo:border-left="0.25pt solid #000000" fo:border-right="none" fo:border-top="none" fo:border-bottom="0.25pt solid #000000"/>
    </style:style>
    <style:style style:name="Dictionary.D271" style:family="table-cell">
      <style:table-cell-properties fo:padding="0.0201in" fo:border-left="0.25pt solid #000000" fo:border-right="none" fo:border-top="none" fo:border-bottom="0.25pt solid #000000"/>
    </style:style>
    <style:style style:name="Dictionary.F271" style:family="table-cell">
      <style:table-cell-properties fo:padding="0.0201in" fo:border-left="0.25pt solid #000000" fo:border-right="none" fo:border-top="none" fo:border-bottom="0.25pt solid #000000"/>
    </style:style>
    <style:style style:name="Dictionary.H2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2" style:family="table-cell">
      <style:table-cell-properties fo:padding="0.0201in" fo:border-left="0.25pt solid #000000" fo:border-right="none" fo:border-top="none" fo:border-bottom="0.25pt solid #000000"/>
    </style:style>
    <style:style style:name="Dictionary.G2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3" style:family="table-cell">
      <style:table-cell-properties fo:padding="0.0201in" fo:border-left="0.25pt solid #000000" fo:border-right="none" fo:border-top="none" fo:border-bottom="0.25pt solid #000000"/>
    </style:style>
    <style:style style:name="Dictionary.D273" style:family="table-cell">
      <style:table-cell-properties fo:padding="0.0201in" fo:border-left="0.25pt solid #000000" fo:border-right="none" fo:border-top="none" fo:border-bottom="0.25pt solid #000000"/>
    </style:style>
    <style:style style:name="Dictionary.F273" style:family="table-cell">
      <style:table-cell-properties fo:padding="0.0201in" fo:border-left="0.25pt solid #000000" fo:border-right="none" fo:border-top="none" fo:border-bottom="0.25pt solid #000000"/>
    </style:style>
    <style:style style:name="Dictionary.H2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4" style:family="table-cell">
      <style:table-cell-properties fo:padding="0.0201in" fo:border-left="0.25pt solid #000000" fo:border-right="none" fo:border-top="none" fo:border-bottom="0.25pt solid #000000"/>
    </style:style>
    <style:style style:name="Dictionary.G2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5" style:family="table-cell">
      <style:table-cell-properties fo:padding="0.0201in" fo:border-left="0.25pt solid #000000" fo:border-right="none" fo:border-top="none" fo:border-bottom="0.25pt solid #000000"/>
    </style:style>
    <style:style style:name="Dictionary.D275" style:family="table-cell">
      <style:table-cell-properties fo:padding="0.0201in" fo:border-left="0.25pt solid #000000" fo:border-right="none" fo:border-top="none" fo:border-bottom="0.25pt solid #000000"/>
    </style:style>
    <style:style style:name="Dictionary.F275" style:family="table-cell">
      <style:table-cell-properties fo:padding="0.0201in" fo:border-left="0.25pt solid #000000" fo:border-right="none" fo:border-top="none" fo:border-bottom="0.25pt solid #000000"/>
    </style:style>
    <style:style style:name="Dictionary.H2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6" style:family="table-cell">
      <style:table-cell-properties fo:padding="0.0201in" fo:border-left="0.25pt solid #000000" fo:border-right="none" fo:border-top="none" fo:border-bottom="0.25pt solid #000000"/>
    </style:style>
    <style:style style:name="Dictionary.G2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7" style:family="table-cell">
      <style:table-cell-properties fo:padding="0.0201in" fo:border-left="0.25pt solid #000000" fo:border-right="none" fo:border-top="none" fo:border-bottom="0.25pt solid #000000"/>
    </style:style>
    <style:style style:name="Dictionary.D277" style:family="table-cell">
      <style:table-cell-properties fo:padding="0.0201in" fo:border-left="0.25pt solid #000000" fo:border-right="none" fo:border-top="none" fo:border-bottom="0.25pt solid #000000"/>
    </style:style>
    <style:style style:name="Dictionary.F277" style:family="table-cell">
      <style:table-cell-properties fo:padding="0.0201in" fo:border-left="0.25pt solid #000000" fo:border-right="none" fo:border-top="none" fo:border-bottom="0.25pt solid #000000"/>
    </style:style>
    <style:style style:name="Dictionary.H2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8" style:family="table-cell">
      <style:table-cell-properties fo:padding="0.0201in" fo:border-left="0.25pt solid #000000" fo:border-right="none" fo:border-top="none" fo:border-bottom="0.25pt solid #000000"/>
    </style:style>
    <style:style style:name="Dictionary.G2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79" style:family="table-cell">
      <style:table-cell-properties fo:padding="0.0201in" fo:border-left="0.25pt solid #000000" fo:border-right="none" fo:border-top="none" fo:border-bottom="0.25pt solid #000000"/>
    </style:style>
    <style:style style:name="Dictionary.D279" style:family="table-cell">
      <style:table-cell-properties fo:padding="0.0201in" fo:border-left="0.25pt solid #000000" fo:border-right="none" fo:border-top="none" fo:border-bottom="0.25pt solid #000000"/>
    </style:style>
    <style:style style:name="Dictionary.F279" style:family="table-cell">
      <style:table-cell-properties fo:padding="0.0201in" fo:border-left="0.25pt solid #000000" fo:border-right="none" fo:border-top="none" fo:border-bottom="0.25pt solid #000000"/>
    </style:style>
    <style:style style:name="Dictionary.H2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0" style:family="table-cell">
      <style:table-cell-properties fo:padding="0.0201in" fo:border-left="0.25pt solid #000000" fo:border-right="none" fo:border-top="none" fo:border-bottom="0.25pt solid #000000"/>
    </style:style>
    <style:style style:name="Dictionary.G2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1" style:family="table-cell">
      <style:table-cell-properties fo:padding="0.0201in" fo:border-left="0.25pt solid #000000" fo:border-right="none" fo:border-top="none" fo:border-bottom="0.25pt solid #000000"/>
    </style:style>
    <style:style style:name="Dictionary.D281" style:family="table-cell">
      <style:table-cell-properties fo:padding="0.0201in" fo:border-left="0.25pt solid #000000" fo:border-right="none" fo:border-top="none" fo:border-bottom="0.25pt solid #000000"/>
    </style:style>
    <style:style style:name="Dictionary.F281" style:family="table-cell">
      <style:table-cell-properties fo:padding="0.0201in" fo:border-left="0.25pt solid #000000" fo:border-right="none" fo:border-top="none" fo:border-bottom="0.25pt solid #000000"/>
    </style:style>
    <style:style style:name="Dictionary.H2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2" style:family="table-cell">
      <style:table-cell-properties fo:padding="0.0201in" fo:border-left="0.25pt solid #000000" fo:border-right="none" fo:border-top="none" fo:border-bottom="0.25pt solid #000000"/>
    </style:style>
    <style:style style:name="Dictionary.G2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3" style:family="table-cell">
      <style:table-cell-properties fo:padding="0.0201in" fo:border-left="0.25pt solid #000000" fo:border-right="none" fo:border-top="none" fo:border-bottom="0.25pt solid #000000"/>
    </style:style>
    <style:style style:name="Dictionary.D283" style:family="table-cell">
      <style:table-cell-properties fo:padding="0.0201in" fo:border-left="0.25pt solid #000000" fo:border-right="none" fo:border-top="none" fo:border-bottom="0.25pt solid #000000"/>
    </style:style>
    <style:style style:name="Dictionary.F283" style:family="table-cell">
      <style:table-cell-properties fo:padding="0.0201in" fo:border-left="0.25pt solid #000000" fo:border-right="none" fo:border-top="none" fo:border-bottom="0.25pt solid #000000"/>
    </style:style>
    <style:style style:name="Dictionary.H2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4" style:family="table-cell">
      <style:table-cell-properties fo:padding="0.0201in" fo:border-left="0.25pt solid #000000" fo:border-right="none" fo:border-top="none" fo:border-bottom="0.25pt solid #000000"/>
    </style:style>
    <style:style style:name="Dictionary.G2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5" style:family="table-cell">
      <style:table-cell-properties fo:padding="0.0201in" fo:border-left="0.25pt solid #000000" fo:border-right="none" fo:border-top="none" fo:border-bottom="0.25pt solid #000000"/>
    </style:style>
    <style:style style:name="Dictionary.D285" style:family="table-cell">
      <style:table-cell-properties fo:padding="0.0201in" fo:border-left="0.25pt solid #000000" fo:border-right="none" fo:border-top="none" fo:border-bottom="0.25pt solid #000000"/>
    </style:style>
    <style:style style:name="Dictionary.F285" style:family="table-cell">
      <style:table-cell-properties fo:padding="0.0201in" fo:border-left="0.25pt solid #000000" fo:border-right="none" fo:border-top="none" fo:border-bottom="0.25pt solid #000000"/>
    </style:style>
    <style:style style:name="Dictionary.H2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6" style:family="table-cell">
      <style:table-cell-properties fo:padding="0.0201in" fo:border-left="0.25pt solid #000000" fo:border-right="none" fo:border-top="none" fo:border-bottom="0.25pt solid #000000"/>
    </style:style>
    <style:style style:name="Dictionary.G2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7" style:family="table-cell">
      <style:table-cell-properties fo:padding="0.0201in" fo:border-left="0.25pt solid #000000" fo:border-right="none" fo:border-top="none" fo:border-bottom="0.25pt solid #000000"/>
    </style:style>
    <style:style style:name="Dictionary.D287" style:family="table-cell">
      <style:table-cell-properties fo:padding="0.0201in" fo:border-left="0.25pt solid #000000" fo:border-right="none" fo:border-top="none" fo:border-bottom="0.25pt solid #000000"/>
    </style:style>
    <style:style style:name="Dictionary.F287" style:family="table-cell">
      <style:table-cell-properties fo:padding="0.0201in" fo:border-left="0.25pt solid #000000" fo:border-right="none" fo:border-top="none" fo:border-bottom="0.25pt solid #000000"/>
    </style:style>
    <style:style style:name="Dictionary.H2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8" style:family="table-cell">
      <style:table-cell-properties fo:padding="0.0201in" fo:border-left="0.25pt solid #000000" fo:border-right="none" fo:border-top="none" fo:border-bottom="0.25pt solid #000000"/>
    </style:style>
    <style:style style:name="Dictionary.G2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89" style:family="table-cell">
      <style:table-cell-properties fo:padding="0.0201in" fo:border-left="0.25pt solid #000000" fo:border-right="none" fo:border-top="none" fo:border-bottom="0.25pt solid #000000"/>
    </style:style>
    <style:style style:name="Dictionary.D289" style:family="table-cell">
      <style:table-cell-properties fo:padding="0.0201in" fo:border-left="0.25pt solid #000000" fo:border-right="none" fo:border-top="none" fo:border-bottom="0.25pt solid #000000"/>
    </style:style>
    <style:style style:name="Dictionary.F289" style:family="table-cell">
      <style:table-cell-properties fo:padding="0.0201in" fo:border-left="0.25pt solid #000000" fo:border-right="none" fo:border-top="none" fo:border-bottom="0.25pt solid #000000"/>
    </style:style>
    <style:style style:name="Dictionary.H2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0" style:family="table-cell">
      <style:table-cell-properties fo:padding="0.0201in" fo:border-left="0.25pt solid #000000" fo:border-right="none" fo:border-top="none" fo:border-bottom="0.25pt solid #000000"/>
    </style:style>
    <style:style style:name="Dictionary.G2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1" style:family="table-cell">
      <style:table-cell-properties fo:padding="0.0201in" fo:border-left="0.25pt solid #000000" fo:border-right="none" fo:border-top="none" fo:border-bottom="0.25pt solid #000000"/>
    </style:style>
    <style:style style:name="Dictionary.D291" style:family="table-cell">
      <style:table-cell-properties fo:padding="0.0201in" fo:border-left="0.25pt solid #000000" fo:border-right="none" fo:border-top="none" fo:border-bottom="0.25pt solid #000000"/>
    </style:style>
    <style:style style:name="Dictionary.F291" style:family="table-cell">
      <style:table-cell-properties fo:padding="0.0201in" fo:border-left="0.25pt solid #000000" fo:border-right="none" fo:border-top="none" fo:border-bottom="0.25pt solid #000000"/>
    </style:style>
    <style:style style:name="Dictionary.H2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2" style:family="table-cell">
      <style:table-cell-properties fo:padding="0.0201in" fo:border-left="0.25pt solid #000000" fo:border-right="none" fo:border-top="none" fo:border-bottom="0.25pt solid #000000"/>
    </style:style>
    <style:style style:name="Dictionary.G2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3" style:family="table-cell">
      <style:table-cell-properties fo:padding="0.0201in" fo:border-left="0.25pt solid #000000" fo:border-right="none" fo:border-top="none" fo:border-bottom="0.25pt solid #000000"/>
    </style:style>
    <style:style style:name="Dictionary.D293" style:family="table-cell">
      <style:table-cell-properties fo:padding="0.0201in" fo:border-left="0.25pt solid #000000" fo:border-right="none" fo:border-top="none" fo:border-bottom="0.25pt solid #000000"/>
    </style:style>
    <style:style style:name="Dictionary.F293" style:family="table-cell">
      <style:table-cell-properties fo:padding="0.0201in" fo:border-left="0.25pt solid #000000" fo:border-right="none" fo:border-top="none" fo:border-bottom="0.25pt solid #000000"/>
    </style:style>
    <style:style style:name="Dictionary.H2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4" style:family="table-cell">
      <style:table-cell-properties fo:padding="0.0201in" fo:border-left="0.25pt solid #000000" fo:border-right="none" fo:border-top="none" fo:border-bottom="0.25pt solid #000000"/>
    </style:style>
    <style:style style:name="Dictionary.G2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5" style:family="table-cell">
      <style:table-cell-properties fo:padding="0.0201in" fo:border-left="0.25pt solid #000000" fo:border-right="none" fo:border-top="none" fo:border-bottom="0.25pt solid #000000"/>
    </style:style>
    <style:style style:name="Dictionary.D295" style:family="table-cell">
      <style:table-cell-properties fo:padding="0.0201in" fo:border-left="0.25pt solid #000000" fo:border-right="none" fo:border-top="none" fo:border-bottom="0.25pt solid #000000"/>
    </style:style>
    <style:style style:name="Dictionary.F295" style:family="table-cell">
      <style:table-cell-properties fo:padding="0.0201in" fo:border-left="0.25pt solid #000000" fo:border-right="none" fo:border-top="none" fo:border-bottom="0.25pt solid #000000"/>
    </style:style>
    <style:style style:name="Dictionary.H2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6" style:family="table-cell">
      <style:table-cell-properties fo:padding="0.0201in" fo:border-left="0.25pt solid #000000" fo:border-right="none" fo:border-top="none" fo:border-bottom="0.25pt solid #000000"/>
    </style:style>
    <style:style style:name="Dictionary.G2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7" style:family="table-cell">
      <style:table-cell-properties fo:padding="0.0201in" fo:border-left="0.25pt solid #000000" fo:border-right="none" fo:border-top="none" fo:border-bottom="0.25pt solid #000000"/>
    </style:style>
    <style:style style:name="Dictionary.D297" style:family="table-cell">
      <style:table-cell-properties fo:padding="0.0201in" fo:border-left="0.25pt solid #000000" fo:border-right="none" fo:border-top="none" fo:border-bottom="0.25pt solid #000000"/>
    </style:style>
    <style:style style:name="Dictionary.F297" style:family="table-cell">
      <style:table-cell-properties fo:padding="0.0201in" fo:border-left="0.25pt solid #000000" fo:border-right="none" fo:border-top="none" fo:border-bottom="0.25pt solid #000000"/>
    </style:style>
    <style:style style:name="Dictionary.H2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8" style:family="table-cell">
      <style:table-cell-properties fo:padding="0.0201in" fo:border-left="0.25pt solid #000000" fo:border-right="none" fo:border-top="none" fo:border-bottom="0.25pt solid #000000"/>
    </style:style>
    <style:style style:name="Dictionary.C298" style:family="table-cell">
      <style:table-cell-properties fo:padding="0.0201in" fo:border-left="0.25pt solid #000000" fo:border-right="none" fo:border-top="none" fo:border-bottom="0.25pt solid #000000"/>
    </style:style>
    <style:style style:name="Dictionary.G2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299" style:family="table-cell">
      <style:table-cell-properties fo:padding="0.0201in" fo:border-left="0.25pt solid #000000" fo:border-right="none" fo:border-top="none" fo:border-bottom="0.25pt solid #000000"/>
    </style:style>
    <style:style style:name="Dictionary.D299" style:family="table-cell">
      <style:table-cell-properties fo:padding="0.0201in" fo:border-left="0.25pt solid #000000" fo:border-right="none" fo:border-top="none" fo:border-bottom="0.25pt solid #000000"/>
    </style:style>
    <style:style style:name="Dictionary.F299" style:family="table-cell">
      <style:table-cell-properties fo:padding="0.0201in" fo:border-left="0.25pt solid #000000" fo:border-right="none" fo:border-top="none" fo:border-bottom="0.25pt solid #000000"/>
    </style:style>
    <style:style style:name="Dictionary.H2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0" style:family="table-cell">
      <style:table-cell-properties fo:padding="0.0201in" fo:border-left="0.25pt solid #000000" fo:border-right="none" fo:border-top="none" fo:border-bottom="0.25pt solid #000000"/>
    </style:style>
    <style:style style:name="Dictionary.G3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1" style:family="table-cell">
      <style:table-cell-properties fo:padding="0.0201in" fo:border-left="0.25pt solid #000000" fo:border-right="none" fo:border-top="none" fo:border-bottom="0.25pt solid #000000"/>
    </style:style>
    <style:style style:name="Dictionary.D301" style:family="table-cell">
      <style:table-cell-properties fo:padding="0.0201in" fo:border-left="0.25pt solid #000000" fo:border-right="none" fo:border-top="none" fo:border-bottom="0.25pt solid #000000"/>
    </style:style>
    <style:style style:name="Dictionary.F301" style:family="table-cell">
      <style:table-cell-properties fo:padding="0.0201in" fo:border-left="0.25pt solid #000000" fo:border-right="none" fo:border-top="none" fo:border-bottom="0.25pt solid #000000"/>
    </style:style>
    <style:style style:name="Dictionary.H3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2" style:family="table-cell">
      <style:table-cell-properties fo:padding="0.0201in" fo:border-left="0.25pt solid #000000" fo:border-right="none" fo:border-top="none" fo:border-bottom="0.25pt solid #000000"/>
    </style:style>
    <style:style style:name="Dictionary.G3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3" style:family="table-cell">
      <style:table-cell-properties fo:padding="0.0201in" fo:border-left="0.25pt solid #000000" fo:border-right="none" fo:border-top="none" fo:border-bottom="0.25pt solid #000000"/>
    </style:style>
    <style:style style:name="Dictionary.D303" style:family="table-cell">
      <style:table-cell-properties fo:padding="0.0201in" fo:border-left="0.25pt solid #000000" fo:border-right="none" fo:border-top="none" fo:border-bottom="0.25pt solid #000000"/>
    </style:style>
    <style:style style:name="Dictionary.F303" style:family="table-cell">
      <style:table-cell-properties fo:padding="0.0201in" fo:border-left="0.25pt solid #000000" fo:border-right="none" fo:border-top="none" fo:border-bottom="0.25pt solid #000000"/>
    </style:style>
    <style:style style:name="Dictionary.H3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4" style:family="table-cell">
      <style:table-cell-properties fo:padding="0.0201in" fo:border-left="0.25pt solid #000000" fo:border-right="none" fo:border-top="none" fo:border-bottom="0.25pt solid #000000"/>
    </style:style>
    <style:style style:name="Dictionary.G3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5" style:family="table-cell">
      <style:table-cell-properties fo:padding="0.0201in" fo:border-left="0.25pt solid #000000" fo:border-right="none" fo:border-top="none" fo:border-bottom="0.25pt solid #000000"/>
    </style:style>
    <style:style style:name="Dictionary.D305" style:family="table-cell">
      <style:table-cell-properties fo:padding="0.0201in" fo:border-left="0.25pt solid #000000" fo:border-right="none" fo:border-top="none" fo:border-bottom="0.25pt solid #000000"/>
    </style:style>
    <style:style style:name="Dictionary.F305" style:family="table-cell">
      <style:table-cell-properties fo:padding="0.0201in" fo:border-left="0.25pt solid #000000" fo:border-right="none" fo:border-top="none" fo:border-bottom="0.25pt solid #000000"/>
    </style:style>
    <style:style style:name="Dictionary.H3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6" style:family="table-cell">
      <style:table-cell-properties fo:padding="0.0201in" fo:border-left="0.25pt solid #000000" fo:border-right="none" fo:border-top="none" fo:border-bottom="0.25pt solid #000000"/>
    </style:style>
    <style:style style:name="Dictionary.G3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7" style:family="table-cell">
      <style:table-cell-properties fo:padding="0.0201in" fo:border-left="0.25pt solid #000000" fo:border-right="none" fo:border-top="none" fo:border-bottom="0.25pt solid #000000"/>
    </style:style>
    <style:style style:name="Dictionary.D307" style:family="table-cell">
      <style:table-cell-properties fo:padding="0.0201in" fo:border-left="0.25pt solid #000000" fo:border-right="none" fo:border-top="none" fo:border-bottom="0.25pt solid #000000"/>
    </style:style>
    <style:style style:name="Dictionary.F307" style:family="table-cell">
      <style:table-cell-properties fo:padding="0.0201in" fo:border-left="0.25pt solid #000000" fo:border-right="none" fo:border-top="none" fo:border-bottom="0.25pt solid #000000"/>
    </style:style>
    <style:style style:name="Dictionary.H3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8" style:family="table-cell">
      <style:table-cell-properties fo:padding="0.0201in" fo:border-left="0.25pt solid #000000" fo:border-right="none" fo:border-top="none" fo:border-bottom="0.25pt solid #000000"/>
    </style:style>
    <style:style style:name="Dictionary.G3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09" style:family="table-cell">
      <style:table-cell-properties fo:padding="0.0201in" fo:border-left="0.25pt solid #000000" fo:border-right="none" fo:border-top="none" fo:border-bottom="0.25pt solid #000000"/>
    </style:style>
    <style:style style:name="Dictionary.D309" style:family="table-cell">
      <style:table-cell-properties fo:padding="0.0201in" fo:border-left="0.25pt solid #000000" fo:border-right="none" fo:border-top="none" fo:border-bottom="0.25pt solid #000000"/>
    </style:style>
    <style:style style:name="Dictionary.F309" style:family="table-cell">
      <style:table-cell-properties fo:padding="0.0201in" fo:border-left="0.25pt solid #000000" fo:border-right="none" fo:border-top="none" fo:border-bottom="0.25pt solid #000000"/>
    </style:style>
    <style:style style:name="Dictionary.H3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0" style:family="table-cell">
      <style:table-cell-properties fo:padding="0.0201in" fo:border-left="0.25pt solid #000000" fo:border-right="none" fo:border-top="none" fo:border-bottom="0.25pt solid #000000"/>
    </style:style>
    <style:style style:name="Dictionary.G3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1" style:family="table-cell">
      <style:table-cell-properties fo:padding="0.0201in" fo:border-left="0.25pt solid #000000" fo:border-right="none" fo:border-top="none" fo:border-bottom="0.25pt solid #000000"/>
    </style:style>
    <style:style style:name="Dictionary.D311" style:family="table-cell">
      <style:table-cell-properties fo:padding="0.0201in" fo:border-left="0.25pt solid #000000" fo:border-right="none" fo:border-top="none" fo:border-bottom="0.25pt solid #000000"/>
    </style:style>
    <style:style style:name="Dictionary.F311" style:family="table-cell">
      <style:table-cell-properties fo:padding="0.0201in" fo:border-left="0.25pt solid #000000" fo:border-right="none" fo:border-top="none" fo:border-bottom="0.25pt solid #000000"/>
    </style:style>
    <style:style style:name="Dictionary.H3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2" style:family="table-cell">
      <style:table-cell-properties fo:padding="0.0201in" fo:border-left="0.25pt solid #000000" fo:border-right="none" fo:border-top="none" fo:border-bottom="0.25pt solid #000000"/>
    </style:style>
    <style:style style:name="Dictionary.G3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3" style:family="table-cell">
      <style:table-cell-properties fo:padding="0.0201in" fo:border-left="0.25pt solid #000000" fo:border-right="none" fo:border-top="none" fo:border-bottom="0.25pt solid #000000"/>
    </style:style>
    <style:style style:name="Dictionary.D313" style:family="table-cell">
      <style:table-cell-properties fo:padding="0.0201in" fo:border-left="0.25pt solid #000000" fo:border-right="none" fo:border-top="none" fo:border-bottom="0.25pt solid #000000"/>
    </style:style>
    <style:style style:name="Dictionary.F313" style:family="table-cell">
      <style:table-cell-properties fo:padding="0.0201in" fo:border-left="0.25pt solid #000000" fo:border-right="none" fo:border-top="none" fo:border-bottom="0.25pt solid #000000"/>
    </style:style>
    <style:style style:name="Dictionary.H3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4" style:family="table-cell">
      <style:table-cell-properties fo:padding="0.0201in" fo:border-left="0.25pt solid #000000" fo:border-right="none" fo:border-top="none" fo:border-bottom="0.25pt solid #000000"/>
    </style:style>
    <style:style style:name="Dictionary.G3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5" style:family="table-cell">
      <style:table-cell-properties fo:padding="0.0201in" fo:border-left="0.25pt solid #000000" fo:border-right="none" fo:border-top="none" fo:border-bottom="0.25pt solid #000000"/>
    </style:style>
    <style:style style:name="Dictionary.D315" style:family="table-cell">
      <style:table-cell-properties fo:padding="0.0201in" fo:border-left="0.25pt solid #000000" fo:border-right="none" fo:border-top="none" fo:border-bottom="0.25pt solid #000000"/>
    </style:style>
    <style:style style:name="Dictionary.F315" style:family="table-cell">
      <style:table-cell-properties fo:padding="0.0201in" fo:border-left="0.25pt solid #000000" fo:border-right="none" fo:border-top="none" fo:border-bottom="0.25pt solid #000000"/>
    </style:style>
    <style:style style:name="Dictionary.H3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6" style:family="table-cell">
      <style:table-cell-properties fo:padding="0.0201in" fo:border-left="0.25pt solid #000000" fo:border-right="none" fo:border-top="none" fo:border-bottom="0.25pt solid #000000"/>
    </style:style>
    <style:style style:name="Dictionary.G3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7" style:family="table-cell">
      <style:table-cell-properties fo:padding="0.0201in" fo:border-left="0.25pt solid #000000" fo:border-right="none" fo:border-top="none" fo:border-bottom="0.25pt solid #000000"/>
    </style:style>
    <style:style style:name="Dictionary.D317" style:family="table-cell">
      <style:table-cell-properties fo:padding="0.0201in" fo:border-left="0.25pt solid #000000" fo:border-right="none" fo:border-top="none" fo:border-bottom="0.25pt solid #000000"/>
    </style:style>
    <style:style style:name="Dictionary.F317" style:family="table-cell">
      <style:table-cell-properties fo:padding="0.0201in" fo:border-left="0.25pt solid #000000" fo:border-right="none" fo:border-top="none" fo:border-bottom="0.25pt solid #000000"/>
    </style:style>
    <style:style style:name="Dictionary.H3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8" style:family="table-cell">
      <style:table-cell-properties fo:padding="0.0201in" fo:border-left="0.25pt solid #000000" fo:border-right="none" fo:border-top="none" fo:border-bottom="0.25pt solid #000000"/>
    </style:style>
    <style:style style:name="Dictionary.G3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19" style:family="table-cell">
      <style:table-cell-properties fo:padding="0.0201in" fo:border-left="0.25pt solid #000000" fo:border-right="none" fo:border-top="none" fo:border-bottom="0.25pt solid #000000"/>
    </style:style>
    <style:style style:name="Dictionary.D319" style:family="table-cell">
      <style:table-cell-properties fo:padding="0.0201in" fo:border-left="0.25pt solid #000000" fo:border-right="none" fo:border-top="none" fo:border-bottom="0.25pt solid #000000"/>
    </style:style>
    <style:style style:name="Dictionary.F319" style:family="table-cell">
      <style:table-cell-properties fo:padding="0.0201in" fo:border-left="0.25pt solid #000000" fo:border-right="none" fo:border-top="none" fo:border-bottom="0.25pt solid #000000"/>
    </style:style>
    <style:style style:name="Dictionary.H3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0" style:family="table-cell">
      <style:table-cell-properties fo:padding="0.0201in" fo:border-left="0.25pt solid #000000" fo:border-right="none" fo:border-top="none" fo:border-bottom="0.25pt solid #000000"/>
    </style:style>
    <style:style style:name="Dictionary.G3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1" style:family="table-cell">
      <style:table-cell-properties fo:padding="0.0201in" fo:border-left="0.25pt solid #000000" fo:border-right="none" fo:border-top="none" fo:border-bottom="0.25pt solid #000000"/>
    </style:style>
    <style:style style:name="Dictionary.D321" style:family="table-cell">
      <style:table-cell-properties fo:padding="0.0201in" fo:border-left="0.25pt solid #000000" fo:border-right="none" fo:border-top="none" fo:border-bottom="0.25pt solid #000000"/>
    </style:style>
    <style:style style:name="Dictionary.F321" style:family="table-cell">
      <style:table-cell-properties fo:padding="0.0201in" fo:border-left="0.25pt solid #000000" fo:border-right="none" fo:border-top="none" fo:border-bottom="0.25pt solid #000000"/>
    </style:style>
    <style:style style:name="Dictionary.H3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2" style:family="table-cell">
      <style:table-cell-properties fo:padding="0.0201in" fo:border-left="0.25pt solid #000000" fo:border-right="none" fo:border-top="none" fo:border-bottom="0.25pt solid #000000"/>
    </style:style>
    <style:style style:name="Dictionary.G32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3" style:family="table-cell">
      <style:table-cell-properties fo:padding="0.0201in" fo:border-left="0.25pt solid #000000" fo:border-right="none" fo:border-top="none" fo:border-bottom="0.25pt solid #000000"/>
    </style:style>
    <style:style style:name="Dictionary.D323" style:family="table-cell">
      <style:table-cell-properties fo:padding="0.0201in" fo:border-left="0.25pt solid #000000" fo:border-right="none" fo:border-top="none" fo:border-bottom="0.25pt solid #000000"/>
    </style:style>
    <style:style style:name="Dictionary.F323" style:family="table-cell">
      <style:table-cell-properties fo:padding="0.0201in" fo:border-left="0.25pt solid #000000" fo:border-right="none" fo:border-top="none" fo:border-bottom="0.25pt solid #000000"/>
    </style:style>
    <style:style style:name="Dictionary.H32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5" style:family="table-cell">
      <style:table-cell-properties fo:padding="0.0201in" fo:border-left="0.25pt solid #000000" fo:border-right="none" fo:border-top="none" fo:border-bottom="0.25pt solid #000000"/>
    </style:style>
    <style:style style:name="Dictionary.D325" style:family="table-cell">
      <style:table-cell-properties fo:padding="0.0201in" fo:border-left="0.25pt solid #000000" fo:border-right="none" fo:border-top="none" fo:border-bottom="0.25pt solid #000000"/>
    </style:style>
    <style:style style:name="Dictionary.F325" style:family="table-cell">
      <style:table-cell-properties fo:padding="0.0201in" fo:border-left="0.25pt solid #000000" fo:border-right="none" fo:border-top="none" fo:border-bottom="0.25pt solid #000000"/>
    </style:style>
    <style:style style:name="Dictionary.H32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6" style:family="table-cell">
      <style:table-cell-properties fo:padding="0.0201in" fo:border-left="0.25pt solid #000000" fo:border-right="none" fo:border-top="none" fo:border-bottom="0.25pt solid #000000"/>
    </style:style>
    <style:style style:name="Dictionary.G32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7" style:family="table-cell">
      <style:table-cell-properties fo:padding="0.0201in" fo:border-left="0.25pt solid #000000" fo:border-right="none" fo:border-top="none" fo:border-bottom="0.25pt solid #000000"/>
    </style:style>
    <style:style style:name="Dictionary.D327" style:family="table-cell">
      <style:table-cell-properties fo:padding="0.0201in" fo:border-left="0.25pt solid #000000" fo:border-right="none" fo:border-top="none" fo:border-bottom="0.25pt solid #000000"/>
    </style:style>
    <style:style style:name="Dictionary.F327" style:family="table-cell">
      <style:table-cell-properties fo:padding="0.0201in" fo:border-left="0.25pt solid #000000" fo:border-right="none" fo:border-top="none" fo:border-bottom="0.25pt solid #000000"/>
    </style:style>
    <style:style style:name="Dictionary.H32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8" style:family="table-cell">
      <style:table-cell-properties fo:padding="0.0201in" fo:border-left="0.25pt solid #000000" fo:border-right="none" fo:border-top="none" fo:border-bottom="0.25pt solid #000000"/>
    </style:style>
    <style:style style:name="Dictionary.G32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29" style:family="table-cell">
      <style:table-cell-properties fo:padding="0.0201in" fo:border-left="0.25pt solid #000000" fo:border-right="none" fo:border-top="none" fo:border-bottom="0.25pt solid #000000"/>
    </style:style>
    <style:style style:name="Dictionary.D329" style:family="table-cell">
      <style:table-cell-properties fo:padding="0.0201in" fo:border-left="0.25pt solid #000000" fo:border-right="none" fo:border-top="none" fo:border-bottom="0.25pt solid #000000"/>
    </style:style>
    <style:style style:name="Dictionary.F329" style:family="table-cell">
      <style:table-cell-properties fo:padding="0.0201in" fo:border-left="0.25pt solid #000000" fo:border-right="none" fo:border-top="none" fo:border-bottom="0.25pt solid #000000"/>
    </style:style>
    <style:style style:name="Dictionary.H32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0" style:family="table-cell">
      <style:table-cell-properties fo:padding="0.0201in" fo:border-left="0.25pt solid #000000" fo:border-right="none" fo:border-top="none" fo:border-bottom="0.25pt solid #000000"/>
    </style:style>
    <style:style style:name="Dictionary.G33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1" style:family="table-cell">
      <style:table-cell-properties fo:padding="0.0201in" fo:border-left="0.25pt solid #000000" fo:border-right="none" fo:border-top="none" fo:border-bottom="0.25pt solid #000000"/>
    </style:style>
    <style:style style:name="Dictionary.D331" style:family="table-cell">
      <style:table-cell-properties fo:padding="0.0201in" fo:border-left="0.25pt solid #000000" fo:border-right="none" fo:border-top="none" fo:border-bottom="0.25pt solid #000000"/>
    </style:style>
    <style:style style:name="Dictionary.F331" style:family="table-cell">
      <style:table-cell-properties fo:padding="0.0201in" fo:border-left="0.25pt solid #000000" fo:border-right="none" fo:border-top="none" fo:border-bottom="0.25pt solid #000000"/>
    </style:style>
    <style:style style:name="Dictionary.H33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2" style:family="table-cell">
      <style:table-cell-properties fo:padding="0.0201in" fo:border-left="0.25pt solid #000000" fo:border-right="none" fo:border-top="none" fo:border-bottom="0.25pt solid #000000"/>
    </style:style>
    <style:style style:name="Dictionary.G33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3" style:family="table-cell">
      <style:table-cell-properties fo:padding="0.0201in" fo:border-left="0.25pt solid #000000" fo:border-right="none" fo:border-top="none" fo:border-bottom="0.25pt solid #000000"/>
    </style:style>
    <style:style style:name="Dictionary.D333" style:family="table-cell">
      <style:table-cell-properties fo:padding="0.0201in" fo:border-left="0.25pt solid #000000" fo:border-right="none" fo:border-top="none" fo:border-bottom="0.25pt solid #000000"/>
    </style:style>
    <style:style style:name="Dictionary.F333" style:family="table-cell">
      <style:table-cell-properties fo:padding="0.0201in" fo:border-left="0.25pt solid #000000" fo:border-right="none" fo:border-top="none" fo:border-bottom="0.25pt solid #000000"/>
    </style:style>
    <style:style style:name="Dictionary.H33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5" style:family="table-cell">
      <style:table-cell-properties fo:padding="0.0201in" fo:border-left="0.25pt solid #000000" fo:border-right="none" fo:border-top="none" fo:border-bottom="0.25pt solid #000000"/>
    </style:style>
    <style:style style:name="Dictionary.D335" style:family="table-cell">
      <style:table-cell-properties fo:padding="0.0201in" fo:border-left="0.25pt solid #000000" fo:border-right="none" fo:border-top="none" fo:border-bottom="0.25pt solid #000000"/>
    </style:style>
    <style:style style:name="Dictionary.F335" style:family="table-cell">
      <style:table-cell-properties fo:padding="0.0201in" fo:border-left="0.25pt solid #000000" fo:border-right="none" fo:border-top="none" fo:border-bottom="0.25pt solid #000000"/>
    </style:style>
    <style:style style:name="Dictionary.H33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6" style:family="table-cell">
      <style:table-cell-properties fo:padding="0.0201in" fo:border-left="0.25pt solid #000000" fo:border-right="none" fo:border-top="none" fo:border-bottom="0.25pt solid #000000"/>
    </style:style>
    <style:style style:name="Dictionary.G33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7" style:family="table-cell">
      <style:table-cell-properties fo:padding="0.0201in" fo:border-left="0.25pt solid #000000" fo:border-right="none" fo:border-top="none" fo:border-bottom="0.25pt solid #000000"/>
    </style:style>
    <style:style style:name="Dictionary.D337" style:family="table-cell">
      <style:table-cell-properties fo:padding="0.0201in" fo:border-left="0.25pt solid #000000" fo:border-right="none" fo:border-top="none" fo:border-bottom="0.25pt solid #000000"/>
    </style:style>
    <style:style style:name="Dictionary.F337" style:family="table-cell">
      <style:table-cell-properties fo:padding="0.0201in" fo:border-left="0.25pt solid #000000" fo:border-right="none" fo:border-top="none" fo:border-bottom="0.25pt solid #000000"/>
    </style:style>
    <style:style style:name="Dictionary.H33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8" style:family="table-cell">
      <style:table-cell-properties fo:padding="0.0201in" fo:border-left="0.25pt solid #000000" fo:border-right="none" fo:border-top="none" fo:border-bottom="0.25pt solid #000000"/>
    </style:style>
    <style:style style:name="Dictionary.G33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39" style:family="table-cell">
      <style:table-cell-properties fo:padding="0.0201in" fo:border-left="0.25pt solid #000000" fo:border-right="none" fo:border-top="none" fo:border-bottom="0.25pt solid #000000"/>
    </style:style>
    <style:style style:name="Dictionary.D339" style:family="table-cell">
      <style:table-cell-properties fo:padding="0.0201in" fo:border-left="0.25pt solid #000000" fo:border-right="none" fo:border-top="none" fo:border-bottom="0.25pt solid #000000"/>
    </style:style>
    <style:style style:name="Dictionary.F339" style:family="table-cell">
      <style:table-cell-properties fo:padding="0.0201in" fo:border-left="0.25pt solid #000000" fo:border-right="none" fo:border-top="none" fo:border-bottom="0.25pt solid #000000"/>
    </style:style>
    <style:style style:name="Dictionary.H33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0" style:family="table-cell">
      <style:table-cell-properties fo:padding="0.0201in" fo:border-left="0.25pt solid #000000" fo:border-right="none" fo:border-top="none" fo:border-bottom="0.25pt solid #000000"/>
    </style:style>
    <style:style style:name="Dictionary.G34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1" style:family="table-cell">
      <style:table-cell-properties fo:padding="0.0201in" fo:border-left="0.25pt solid #000000" fo:border-right="none" fo:border-top="none" fo:border-bottom="0.25pt solid #000000"/>
    </style:style>
    <style:style style:name="Dictionary.D341" style:family="table-cell">
      <style:table-cell-properties fo:padding="0.0201in" fo:border-left="0.25pt solid #000000" fo:border-right="none" fo:border-top="none" fo:border-bottom="0.25pt solid #000000"/>
    </style:style>
    <style:style style:name="Dictionary.F341" style:family="table-cell">
      <style:table-cell-properties fo:padding="0.0201in" fo:border-left="0.25pt solid #000000" fo:border-right="none" fo:border-top="none" fo:border-bottom="0.25pt solid #000000"/>
    </style:style>
    <style:style style:name="Dictionary.H34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2" style:family="table-cell">
      <style:table-cell-properties fo:padding="0.0201in" fo:border-left="0.25pt solid #000000" fo:border-right="none" fo:border-top="none" fo:border-bottom="0.25pt solid #000000"/>
    </style:style>
    <style:style style:name="Dictionary.G34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3" style:family="table-cell">
      <style:table-cell-properties fo:padding="0.0201in" fo:border-left="0.25pt solid #000000" fo:border-right="none" fo:border-top="none" fo:border-bottom="0.25pt solid #000000"/>
    </style:style>
    <style:style style:name="Dictionary.D343" style:family="table-cell">
      <style:table-cell-properties fo:padding="0.0201in" fo:border-left="0.25pt solid #000000" fo:border-right="none" fo:border-top="none" fo:border-bottom="0.25pt solid #000000"/>
    </style:style>
    <style:style style:name="Dictionary.F343" style:family="table-cell">
      <style:table-cell-properties fo:padding="0.0201in" fo:border-left="0.25pt solid #000000" fo:border-right="none" fo:border-top="none" fo:border-bottom="0.25pt solid #000000"/>
    </style:style>
    <style:style style:name="Dictionary.H34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4" style:family="table-cell">
      <style:table-cell-properties fo:padding="0.0201in" fo:border-left="0.25pt solid #000000" fo:border-right="none" fo:border-top="none" fo:border-bottom="0.25pt solid #000000"/>
    </style:style>
    <style:style style:name="Dictionary.G34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5" style:family="table-cell">
      <style:table-cell-properties fo:padding="0.0201in" fo:border-left="0.25pt solid #000000" fo:border-right="none" fo:border-top="none" fo:border-bottom="0.25pt solid #000000"/>
    </style:style>
    <style:style style:name="Dictionary.D345" style:family="table-cell">
      <style:table-cell-properties fo:padding="0.0201in" fo:border-left="0.25pt solid #000000" fo:border-right="none" fo:border-top="none" fo:border-bottom="0.25pt solid #000000"/>
    </style:style>
    <style:style style:name="Dictionary.F345" style:family="table-cell">
      <style:table-cell-properties fo:padding="0.0201in" fo:border-left="0.25pt solid #000000" fo:border-right="none" fo:border-top="none" fo:border-bottom="0.25pt solid #000000"/>
    </style:style>
    <style:style style:name="Dictionary.H34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6" style:family="table-cell">
      <style:table-cell-properties fo:padding="0.0201in" fo:border-left="0.25pt solid #000000" fo:border-right="none" fo:border-top="none" fo:border-bottom="0.25pt solid #000000"/>
    </style:style>
    <style:style style:name="Dictionary.G34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7" style:family="table-cell">
      <style:table-cell-properties fo:padding="0.0201in" fo:border-left="0.25pt solid #000000" fo:border-right="none" fo:border-top="none" fo:border-bottom="0.25pt solid #000000"/>
    </style:style>
    <style:style style:name="Dictionary.D347" style:family="table-cell">
      <style:table-cell-properties fo:padding="0.0201in" fo:border-left="0.25pt solid #000000" fo:border-right="none" fo:border-top="none" fo:border-bottom="0.25pt solid #000000"/>
    </style:style>
    <style:style style:name="Dictionary.F347" style:family="table-cell">
      <style:table-cell-properties fo:padding="0.0201in" fo:border-left="0.25pt solid #000000" fo:border-right="none" fo:border-top="none" fo:border-bottom="0.25pt solid #000000"/>
    </style:style>
    <style:style style:name="Dictionary.H34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8" style:family="table-cell">
      <style:table-cell-properties fo:padding="0.0201in" fo:border-left="0.25pt solid #000000" fo:border-right="none" fo:border-top="none" fo:border-bottom="0.25pt solid #000000"/>
    </style:style>
    <style:style style:name="Dictionary.G34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49" style:family="table-cell">
      <style:table-cell-properties fo:padding="0.0201in" fo:border-left="0.25pt solid #000000" fo:border-right="none" fo:border-top="none" fo:border-bottom="0.25pt solid #000000"/>
    </style:style>
    <style:style style:name="Dictionary.D349" style:family="table-cell">
      <style:table-cell-properties fo:padding="0.0201in" fo:border-left="0.25pt solid #000000" fo:border-right="none" fo:border-top="none" fo:border-bottom="0.25pt solid #000000"/>
    </style:style>
    <style:style style:name="Dictionary.F349" style:family="table-cell">
      <style:table-cell-properties fo:padding="0.0201in" fo:border-left="0.25pt solid #000000" fo:border-right="none" fo:border-top="none" fo:border-bottom="0.25pt solid #000000"/>
    </style:style>
    <style:style style:name="Dictionary.H34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0" style:family="table-cell">
      <style:table-cell-properties fo:padding="0.0201in" fo:border-left="0.25pt solid #000000" fo:border-right="none" fo:border-top="none" fo:border-bottom="0.25pt solid #000000"/>
    </style:style>
    <style:style style:name="Dictionary.G35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1" style:family="table-cell">
      <style:table-cell-properties fo:padding="0.0201in" fo:border-left="0.25pt solid #000000" fo:border-right="none" fo:border-top="none" fo:border-bottom="0.25pt solid #000000"/>
    </style:style>
    <style:style style:name="Dictionary.D351" style:family="table-cell">
      <style:table-cell-properties fo:padding="0.0201in" fo:border-left="0.25pt solid #000000" fo:border-right="none" fo:border-top="none" fo:border-bottom="0.25pt solid #000000"/>
    </style:style>
    <style:style style:name="Dictionary.F351" style:family="table-cell">
      <style:table-cell-properties fo:padding="0.0201in" fo:border-left="0.25pt solid #000000" fo:border-right="none" fo:border-top="none" fo:border-bottom="0.25pt solid #000000"/>
    </style:style>
    <style:style style:name="Dictionary.H35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2" style:family="table-cell">
      <style:table-cell-properties fo:padding="0.0201in" fo:border-left="0.25pt solid #000000" fo:border-right="none" fo:border-top="none" fo:border-bottom="0.25pt solid #000000"/>
    </style:style>
    <style:style style:name="Dictionary.G35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3" style:family="table-cell">
      <style:table-cell-properties fo:padding="0.0201in" fo:border-left="0.25pt solid #000000" fo:border-right="none" fo:border-top="none" fo:border-bottom="0.25pt solid #000000"/>
    </style:style>
    <style:style style:name="Dictionary.D353" style:family="table-cell">
      <style:table-cell-properties fo:padding="0.0201in" fo:border-left="0.25pt solid #000000" fo:border-right="none" fo:border-top="none" fo:border-bottom="0.25pt solid #000000"/>
    </style:style>
    <style:style style:name="Dictionary.F353" style:family="table-cell">
      <style:table-cell-properties fo:padding="0.0201in" fo:border-left="0.25pt solid #000000" fo:border-right="none" fo:border-top="none" fo:border-bottom="0.25pt solid #000000"/>
    </style:style>
    <style:style style:name="Dictionary.H35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4" style:family="table-cell">
      <style:table-cell-properties fo:padding="0.0201in" fo:border-left="0.25pt solid #000000" fo:border-right="none" fo:border-top="none" fo:border-bottom="0.25pt solid #000000"/>
    </style:style>
    <style:style style:name="Dictionary.G35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5" style:family="table-cell">
      <style:table-cell-properties fo:padding="0.0201in" fo:border-left="0.25pt solid #000000" fo:border-right="none" fo:border-top="none" fo:border-bottom="0.25pt solid #000000"/>
    </style:style>
    <style:style style:name="Dictionary.D355" style:family="table-cell">
      <style:table-cell-properties fo:padding="0.0201in" fo:border-left="0.25pt solid #000000" fo:border-right="none" fo:border-top="none" fo:border-bottom="0.25pt solid #000000"/>
    </style:style>
    <style:style style:name="Dictionary.F355" style:family="table-cell">
      <style:table-cell-properties fo:padding="0.0201in" fo:border-left="0.25pt solid #000000" fo:border-right="none" fo:border-top="none" fo:border-bottom="0.25pt solid #000000"/>
    </style:style>
    <style:style style:name="Dictionary.H35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6" style:family="table-cell">
      <style:table-cell-properties fo:padding="0.0201in" fo:border-left="0.25pt solid #000000" fo:border-right="none" fo:border-top="none" fo:border-bottom="0.25pt solid #000000"/>
    </style:style>
    <style:style style:name="Dictionary.G35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7" style:family="table-cell">
      <style:table-cell-properties fo:padding="0.0201in" fo:border-left="0.25pt solid #000000" fo:border-right="none" fo:border-top="none" fo:border-bottom="0.25pt solid #000000"/>
    </style:style>
    <style:style style:name="Dictionary.D357" style:family="table-cell">
      <style:table-cell-properties fo:padding="0.0201in" fo:border-left="0.25pt solid #000000" fo:border-right="none" fo:border-top="none" fo:border-bottom="0.25pt solid #000000"/>
    </style:style>
    <style:style style:name="Dictionary.F357" style:family="table-cell">
      <style:table-cell-properties fo:padding="0.0201in" fo:border-left="0.25pt solid #000000" fo:border-right="none" fo:border-top="none" fo:border-bottom="0.25pt solid #000000"/>
    </style:style>
    <style:style style:name="Dictionary.H35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8" style:family="table-cell">
      <style:table-cell-properties fo:padding="0.0201in" fo:border-left="0.25pt solid #000000" fo:border-right="none" fo:border-top="none" fo:border-bottom="0.25pt solid #000000"/>
    </style:style>
    <style:style style:name="Dictionary.G35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59" style:family="table-cell">
      <style:table-cell-properties fo:padding="0.0201in" fo:border-left="0.25pt solid #000000" fo:border-right="none" fo:border-top="none" fo:border-bottom="0.25pt solid #000000"/>
    </style:style>
    <style:style style:name="Dictionary.D359" style:family="table-cell">
      <style:table-cell-properties fo:padding="0.0201in" fo:border-left="0.25pt solid #000000" fo:border-right="none" fo:border-top="none" fo:border-bottom="0.25pt solid #000000"/>
    </style:style>
    <style:style style:name="Dictionary.F359" style:family="table-cell">
      <style:table-cell-properties fo:padding="0.0201in" fo:border-left="0.25pt solid #000000" fo:border-right="none" fo:border-top="none" fo:border-bottom="0.25pt solid #000000"/>
    </style:style>
    <style:style style:name="Dictionary.H35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0" style:family="table-cell">
      <style:table-cell-properties fo:padding="0.0201in" fo:border-left="0.25pt solid #000000" fo:border-right="none" fo:border-top="none" fo:border-bottom="0.25pt solid #000000"/>
    </style:style>
    <style:style style:name="Dictionary.E360" style:family="table-cell">
      <style:table-cell-properties fo:padding="0.0201in" fo:border-left="0.25pt solid #000000" fo:border-right="none" fo:border-top="none" fo:border-bottom="0.25pt solid #000000"/>
    </style:style>
    <style:style style:name="Dictionary.I36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1" style:family="table-cell">
      <style:table-cell-properties fo:padding="0.0201in" fo:border-left="0.25pt solid #000000" fo:border-right="none" fo:border-top="none" fo:border-bottom="0.25pt solid #000000"/>
    </style:style>
    <style:style style:name="Dictionary.D361" style:family="table-cell">
      <style:table-cell-properties fo:padding="0.0201in" fo:border-left="0.25pt solid #000000" fo:border-right="none" fo:border-top="none" fo:border-bottom="0.25pt solid #000000"/>
    </style:style>
    <style:style style:name="Dictionary.F361" style:family="table-cell">
      <style:table-cell-properties fo:padding="0.0201in" fo:border-left="0.25pt solid #000000" fo:border-right="none" fo:border-top="none" fo:border-bottom="0.25pt solid #000000"/>
    </style:style>
    <style:style style:name="Dictionary.H36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2" style:family="table-cell">
      <style:table-cell-properties fo:padding="0.0201in" fo:border-left="0.25pt solid #000000" fo:border-right="none" fo:border-top="none" fo:border-bottom="0.25pt solid #000000"/>
    </style:style>
    <style:style style:name="Dictionary.G36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3" style:family="table-cell">
      <style:table-cell-properties fo:padding="0.0201in" fo:border-left="0.25pt solid #000000" fo:border-right="none" fo:border-top="none" fo:border-bottom="0.25pt solid #000000"/>
    </style:style>
    <style:style style:name="Dictionary.D363" style:family="table-cell">
      <style:table-cell-properties fo:padding="0.0201in" fo:border-left="0.25pt solid #000000" fo:border-right="none" fo:border-top="none" fo:border-bottom="0.25pt solid #000000"/>
    </style:style>
    <style:style style:name="Dictionary.F363" style:family="table-cell">
      <style:table-cell-properties fo:padding="0.0201in" fo:border-left="0.25pt solid #000000" fo:border-right="none" fo:border-top="none" fo:border-bottom="0.25pt solid #000000"/>
    </style:style>
    <style:style style:name="Dictionary.H36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4" style:family="table-cell">
      <style:table-cell-properties fo:padding="0.0201in" fo:border-left="0.25pt solid #000000" fo:border-right="none" fo:border-top="none" fo:border-bottom="0.25pt solid #000000"/>
    </style:style>
    <style:style style:name="Dictionary.G36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5" style:family="table-cell">
      <style:table-cell-properties fo:padding="0.0201in" fo:border-left="0.25pt solid #000000" fo:border-right="none" fo:border-top="none" fo:border-bottom="0.25pt solid #000000"/>
    </style:style>
    <style:style style:name="Dictionary.D365" style:family="table-cell">
      <style:table-cell-properties fo:padding="0.0201in" fo:border-left="0.25pt solid #000000" fo:border-right="none" fo:border-top="none" fo:border-bottom="0.25pt solid #000000"/>
    </style:style>
    <style:style style:name="Dictionary.F365" style:family="table-cell">
      <style:table-cell-properties fo:padding="0.0201in" fo:border-left="0.25pt solid #000000" fo:border-right="none" fo:border-top="none" fo:border-bottom="0.25pt solid #000000"/>
    </style:style>
    <style:style style:name="Dictionary.H36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6" style:family="table-cell">
      <style:table-cell-properties fo:padding="0.0201in" fo:border-left="0.25pt solid #000000" fo:border-right="none" fo:border-top="none" fo:border-bottom="0.25pt solid #000000"/>
    </style:style>
    <style:style style:name="Dictionary.G36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7" style:family="table-cell">
      <style:table-cell-properties fo:padding="0.0201in" fo:border-left="0.25pt solid #000000" fo:border-right="none" fo:border-top="none" fo:border-bottom="0.25pt solid #000000"/>
    </style:style>
    <style:style style:name="Dictionary.D367" style:family="table-cell">
      <style:table-cell-properties fo:padding="0.0201in" fo:border-left="0.25pt solid #000000" fo:border-right="none" fo:border-top="none" fo:border-bottom="0.25pt solid #000000"/>
    </style:style>
    <style:style style:name="Dictionary.F367" style:family="table-cell">
      <style:table-cell-properties fo:padding="0.0201in" fo:border-left="0.25pt solid #000000" fo:border-right="none" fo:border-top="none" fo:border-bottom="0.25pt solid #000000"/>
    </style:style>
    <style:style style:name="Dictionary.H36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8" style:family="table-cell">
      <style:table-cell-properties fo:padding="0.0201in" fo:border-left="0.25pt solid #000000" fo:border-right="none" fo:border-top="none" fo:border-bottom="0.25pt solid #000000"/>
    </style:style>
    <style:style style:name="Dictionary.G36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69" style:family="table-cell">
      <style:table-cell-properties fo:padding="0.0201in" fo:border-left="0.25pt solid #000000" fo:border-right="none" fo:border-top="none" fo:border-bottom="0.25pt solid #000000"/>
    </style:style>
    <style:style style:name="Dictionary.D369" style:family="table-cell">
      <style:table-cell-properties fo:padding="0.0201in" fo:border-left="0.25pt solid #000000" fo:border-right="none" fo:border-top="none" fo:border-bottom="0.25pt solid #000000"/>
    </style:style>
    <style:style style:name="Dictionary.F369" style:family="table-cell">
      <style:table-cell-properties fo:padding="0.0201in" fo:border-left="0.25pt solid #000000" fo:border-right="none" fo:border-top="none" fo:border-bottom="0.25pt solid #000000"/>
    </style:style>
    <style:style style:name="Dictionary.H36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0" style:family="table-cell">
      <style:table-cell-properties fo:padding="0.0201in" fo:border-left="0.25pt solid #000000" fo:border-right="none" fo:border-top="none" fo:border-bottom="0.25pt solid #000000"/>
    </style:style>
    <style:style style:name="Dictionary.G37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1" style:family="table-cell">
      <style:table-cell-properties fo:padding="0.0201in" fo:border-left="0.25pt solid #000000" fo:border-right="none" fo:border-top="none" fo:border-bottom="0.25pt solid #000000"/>
    </style:style>
    <style:style style:name="Dictionary.D371" style:family="table-cell">
      <style:table-cell-properties fo:padding="0.0201in" fo:border-left="0.25pt solid #000000" fo:border-right="none" fo:border-top="none" fo:border-bottom="0.25pt solid #000000"/>
    </style:style>
    <style:style style:name="Dictionary.F371" style:family="table-cell">
      <style:table-cell-properties fo:padding="0.0201in" fo:border-left="0.25pt solid #000000" fo:border-right="none" fo:border-top="none" fo:border-bottom="0.25pt solid #000000"/>
    </style:style>
    <style:style style:name="Dictionary.H37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2" style:family="table-cell">
      <style:table-cell-properties fo:padding="0.0201in" fo:border-left="0.25pt solid #000000" fo:border-right="none" fo:border-top="none" fo:border-bottom="0.25pt solid #000000"/>
    </style:style>
    <style:style style:name="Dictionary.G37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3" style:family="table-cell">
      <style:table-cell-properties fo:padding="0.0201in" fo:border-left="0.25pt solid #000000" fo:border-right="none" fo:border-top="none" fo:border-bottom="0.25pt solid #000000"/>
    </style:style>
    <style:style style:name="Dictionary.D373" style:family="table-cell">
      <style:table-cell-properties fo:padding="0.0201in" fo:border-left="0.25pt solid #000000" fo:border-right="none" fo:border-top="none" fo:border-bottom="0.25pt solid #000000"/>
    </style:style>
    <style:style style:name="Dictionary.F373" style:family="table-cell">
      <style:table-cell-properties fo:padding="0.0201in" fo:border-left="0.25pt solid #000000" fo:border-right="none" fo:border-top="none" fo:border-bottom="0.25pt solid #000000"/>
    </style:style>
    <style:style style:name="Dictionary.H37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4" style:family="table-cell">
      <style:table-cell-properties fo:padding="0.0201in" fo:border-left="0.25pt solid #000000" fo:border-right="none" fo:border-top="none" fo:border-bottom="0.25pt solid #000000"/>
    </style:style>
    <style:style style:name="Dictionary.G37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5" style:family="table-cell">
      <style:table-cell-properties fo:padding="0.0201in" fo:border-left="0.25pt solid #000000" fo:border-right="none" fo:border-top="none" fo:border-bottom="0.25pt solid #000000"/>
    </style:style>
    <style:style style:name="Dictionary.D375" style:family="table-cell">
      <style:table-cell-properties fo:padding="0.0201in" fo:border-left="0.25pt solid #000000" fo:border-right="none" fo:border-top="none" fo:border-bottom="0.25pt solid #000000"/>
    </style:style>
    <style:style style:name="Dictionary.F375" style:family="table-cell">
      <style:table-cell-properties fo:padding="0.0201in" fo:border-left="0.25pt solid #000000" fo:border-right="none" fo:border-top="none" fo:border-bottom="0.25pt solid #000000"/>
    </style:style>
    <style:style style:name="Dictionary.H37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6" style:family="table-cell">
      <style:table-cell-properties fo:padding="0.0201in" fo:border-left="0.25pt solid #000000" fo:border-right="none" fo:border-top="none" fo:border-bottom="0.25pt solid #000000"/>
    </style:style>
    <style:style style:name="Dictionary.G37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7" style:family="table-cell">
      <style:table-cell-properties fo:padding="0.0201in" fo:border-left="0.25pt solid #000000" fo:border-right="none" fo:border-top="none" fo:border-bottom="0.25pt solid #000000"/>
    </style:style>
    <style:style style:name="Dictionary.D377" style:family="table-cell">
      <style:table-cell-properties fo:padding="0.0201in" fo:border-left="0.25pt solid #000000" fo:border-right="none" fo:border-top="none" fo:border-bottom="0.25pt solid #000000"/>
    </style:style>
    <style:style style:name="Dictionary.F377" style:family="table-cell">
      <style:table-cell-properties fo:padding="0.0201in" fo:border-left="0.25pt solid #000000" fo:border-right="none" fo:border-top="none" fo:border-bottom="0.25pt solid #000000"/>
    </style:style>
    <style:style style:name="Dictionary.H37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8" style:family="table-cell">
      <style:table-cell-properties fo:padding="0.0201in" fo:border-left="0.25pt solid #000000" fo:border-right="none" fo:border-top="none" fo:border-bottom="0.25pt solid #000000"/>
    </style:style>
    <style:style style:name="Dictionary.G37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79" style:family="table-cell">
      <style:table-cell-properties fo:padding="0.0201in" fo:border-left="0.25pt solid #000000" fo:border-right="none" fo:border-top="none" fo:border-bottom="0.25pt solid #000000"/>
    </style:style>
    <style:style style:name="Dictionary.D379" style:family="table-cell">
      <style:table-cell-properties fo:padding="0.0201in" fo:border-left="0.25pt solid #000000" fo:border-right="none" fo:border-top="none" fo:border-bottom="0.25pt solid #000000"/>
    </style:style>
    <style:style style:name="Dictionary.F379" style:family="table-cell">
      <style:table-cell-properties fo:padding="0.0201in" fo:border-left="0.25pt solid #000000" fo:border-right="none" fo:border-top="none" fo:border-bottom="0.25pt solid #000000"/>
    </style:style>
    <style:style style:name="Dictionary.H37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0" style:family="table-cell">
      <style:table-cell-properties fo:padding="0.0201in" fo:border-left="0.25pt solid #000000" fo:border-right="none" fo:border-top="none" fo:border-bottom="0.25pt solid #000000"/>
    </style:style>
    <style:style style:name="Dictionary.G38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1" style:family="table-cell">
      <style:table-cell-properties fo:padding="0.0201in" fo:border-left="0.25pt solid #000000" fo:border-right="none" fo:border-top="none" fo:border-bottom="0.25pt solid #000000"/>
    </style:style>
    <style:style style:name="Dictionary.D381" style:family="table-cell">
      <style:table-cell-properties fo:padding="0.0201in" fo:border-left="0.25pt solid #000000" fo:border-right="none" fo:border-top="none" fo:border-bottom="0.25pt solid #000000"/>
    </style:style>
    <style:style style:name="Dictionary.F381" style:family="table-cell">
      <style:table-cell-properties fo:padding="0.0201in" fo:border-left="0.25pt solid #000000" fo:border-right="none" fo:border-top="none" fo:border-bottom="0.25pt solid #000000"/>
    </style:style>
    <style:style style:name="Dictionary.H38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2" style:family="table-cell">
      <style:table-cell-properties fo:padding="0.0201in" fo:border-left="0.25pt solid #000000" fo:border-right="none" fo:border-top="none" fo:border-bottom="0.25pt solid #000000"/>
    </style:style>
    <style:style style:name="Dictionary.G38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3" style:family="table-cell">
      <style:table-cell-properties fo:padding="0.0201in" fo:border-left="0.25pt solid #000000" fo:border-right="none" fo:border-top="none" fo:border-bottom="0.25pt solid #000000"/>
    </style:style>
    <style:style style:name="Dictionary.D383" style:family="table-cell">
      <style:table-cell-properties fo:padding="0.0201in" fo:border-left="0.25pt solid #000000" fo:border-right="none" fo:border-top="none" fo:border-bottom="0.25pt solid #000000"/>
    </style:style>
    <style:style style:name="Dictionary.F383" style:family="table-cell">
      <style:table-cell-properties fo:padding="0.0201in" fo:border-left="0.25pt solid #000000" fo:border-right="none" fo:border-top="none" fo:border-bottom="0.25pt solid #000000"/>
    </style:style>
    <style:style style:name="Dictionary.H38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4" style:family="table-cell">
      <style:table-cell-properties fo:padding="0.0201in" fo:border-left="0.25pt solid #000000" fo:border-right="none" fo:border-top="none" fo:border-bottom="0.25pt solid #000000"/>
    </style:style>
    <style:style style:name="Dictionary.G38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5" style:family="table-cell">
      <style:table-cell-properties fo:padding="0.0201in" fo:border-left="0.25pt solid #000000" fo:border-right="none" fo:border-top="none" fo:border-bottom="0.25pt solid #000000"/>
    </style:style>
    <style:style style:name="Dictionary.D385" style:family="table-cell">
      <style:table-cell-properties fo:padding="0.0201in" fo:border-left="0.25pt solid #000000" fo:border-right="none" fo:border-top="none" fo:border-bottom="0.25pt solid #000000"/>
    </style:style>
    <style:style style:name="Dictionary.F385" style:family="table-cell">
      <style:table-cell-properties fo:padding="0.0201in" fo:border-left="0.25pt solid #000000" fo:border-right="none" fo:border-top="none" fo:border-bottom="0.25pt solid #000000"/>
    </style:style>
    <style:style style:name="Dictionary.H38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6" style:family="table-cell">
      <style:table-cell-properties fo:padding="0.0201in" fo:border-left="0.25pt solid #000000" fo:border-right="none" fo:border-top="none" fo:border-bottom="0.25pt solid #000000"/>
    </style:style>
    <style:style style:name="Dictionary.G38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7" style:family="table-cell">
      <style:table-cell-properties fo:padding="0.0201in" fo:border-left="0.25pt solid #000000" fo:border-right="none" fo:border-top="none" fo:border-bottom="0.25pt solid #000000"/>
    </style:style>
    <style:style style:name="Dictionary.D387" style:family="table-cell">
      <style:table-cell-properties fo:padding="0.0201in" fo:border-left="0.25pt solid #000000" fo:border-right="none" fo:border-top="none" fo:border-bottom="0.25pt solid #000000"/>
    </style:style>
    <style:style style:name="Dictionary.F387" style:family="table-cell">
      <style:table-cell-properties fo:padding="0.0201in" fo:border-left="0.25pt solid #000000" fo:border-right="none" fo:border-top="none" fo:border-bottom="0.25pt solid #000000"/>
    </style:style>
    <style:style style:name="Dictionary.H38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8" style:family="table-cell">
      <style:table-cell-properties fo:padding="0.0201in" fo:border-left="0.25pt solid #000000" fo:border-right="none" fo:border-top="none" fo:border-bottom="0.25pt solid #000000"/>
    </style:style>
    <style:style style:name="Dictionary.G38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89" style:family="table-cell">
      <style:table-cell-properties fo:padding="0.0201in" fo:border-left="0.25pt solid #000000" fo:border-right="none" fo:border-top="none" fo:border-bottom="0.25pt solid #000000"/>
    </style:style>
    <style:style style:name="Dictionary.D389" style:family="table-cell">
      <style:table-cell-properties fo:padding="0.0201in" fo:border-left="0.25pt solid #000000" fo:border-right="none" fo:border-top="none" fo:border-bottom="0.25pt solid #000000"/>
    </style:style>
    <style:style style:name="Dictionary.F389" style:family="table-cell">
      <style:table-cell-properties fo:padding="0.0201in" fo:border-left="0.25pt solid #000000" fo:border-right="none" fo:border-top="none" fo:border-bottom="0.25pt solid #000000"/>
    </style:style>
    <style:style style:name="Dictionary.H38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1" style:family="table-cell">
      <style:table-cell-properties fo:padding="0.0201in" fo:border-left="0.25pt solid #000000" fo:border-right="none" fo:border-top="none" fo:border-bottom="0.25pt solid #000000"/>
    </style:style>
    <style:style style:name="Dictionary.D391" style:family="table-cell">
      <style:table-cell-properties fo:padding="0.0201in" fo:border-left="0.25pt solid #000000" fo:border-right="none" fo:border-top="none" fo:border-bottom="0.25pt solid #000000"/>
    </style:style>
    <style:style style:name="Dictionary.F391" style:family="table-cell">
      <style:table-cell-properties fo:padding="0.0201in" fo:border-left="0.25pt solid #000000" fo:border-right="none" fo:border-top="none" fo:border-bottom="0.25pt solid #000000"/>
    </style:style>
    <style:style style:name="Dictionary.H39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2" style:family="table-cell">
      <style:table-cell-properties fo:padding="0.0201in" fo:border-left="0.25pt solid #000000" fo:border-right="none" fo:border-top="none" fo:border-bottom="0.25pt solid #000000"/>
    </style:style>
    <style:style style:name="Dictionary.C392" style:family="table-cell">
      <style:table-cell-properties fo:padding="0.0201in" fo:border-left="0.25pt solid #000000" fo:border-right="none" fo:border-top="none" fo:border-bottom="0.25pt solid #000000"/>
    </style:style>
    <style:style style:name="Dictionary.G392" style:family="table-cell">
      <style:table-cell-properties fo:padding="0.0201in" fo:border-left="0.25pt solid #000000" fo:border-right="none" fo:border-top="none" fo:border-bottom="0.25pt solid #000000"/>
    </style:style>
    <style:style style:name="Dictionary.J39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3" style:family="table-cell">
      <style:table-cell-properties fo:padding="0.0201in" fo:border-left="0.25pt solid #000000" fo:border-right="none" fo:border-top="none" fo:border-bottom="0.25pt solid #000000"/>
    </style:style>
    <style:style style:name="Dictionary.D393" style:family="table-cell">
      <style:table-cell-properties fo:padding="0.0201in" fo:border-left="0.25pt solid #000000" fo:border-right="none" fo:border-top="none" fo:border-bottom="0.25pt solid #000000"/>
    </style:style>
    <style:style style:name="Dictionary.F393" style:family="table-cell">
      <style:table-cell-properties fo:padding="0.0201in" fo:border-left="0.25pt solid #000000" fo:border-right="none" fo:border-top="none" fo:border-bottom="0.25pt solid #000000"/>
    </style:style>
    <style:style style:name="Dictionary.H39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4" style:family="table-cell">
      <style:table-cell-properties fo:padding="0.0201in" fo:border-left="0.25pt solid #000000" fo:border-right="none" fo:border-top="none" fo:border-bottom="0.25pt solid #000000"/>
    </style:style>
    <style:style style:name="Dictionary.C394" style:family="table-cell">
      <style:table-cell-properties fo:padding="0.0201in" fo:border-left="0.25pt solid #000000" fo:border-right="none" fo:border-top="none" fo:border-bottom="0.25pt solid #000000"/>
    </style:style>
    <style:style style:name="Dictionary.G394" style:family="table-cell">
      <style:table-cell-properties fo:padding="0.0201in" fo:border-left="0.25pt solid #000000" fo:border-right="none" fo:border-top="none" fo:border-bottom="0.25pt solid #000000"/>
    </style:style>
    <style:style style:name="Dictionary.J39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5" style:family="table-cell">
      <style:table-cell-properties fo:padding="0.0201in" fo:border-left="0.25pt solid #000000" fo:border-right="none" fo:border-top="none" fo:border-bottom="0.25pt solid #000000"/>
    </style:style>
    <style:style style:name="Dictionary.D395" style:family="table-cell">
      <style:table-cell-properties fo:padding="0.0201in" fo:border-left="0.25pt solid #000000" fo:border-right="none" fo:border-top="none" fo:border-bottom="0.25pt solid #000000"/>
    </style:style>
    <style:style style:name="Dictionary.F395" style:family="table-cell">
      <style:table-cell-properties fo:padding="0.0201in" fo:border-left="0.25pt solid #000000" fo:border-right="none" fo:border-top="none" fo:border-bottom="0.25pt solid #000000"/>
    </style:style>
    <style:style style:name="Dictionary.H39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6" style:family="table-cell">
      <style:table-cell-properties fo:padding="0.0201in" fo:border-left="0.25pt solid #000000" fo:border-right="none" fo:border-top="none" fo:border-bottom="0.25pt solid #000000"/>
    </style:style>
    <style:style style:name="Dictionary.G39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7" style:family="table-cell">
      <style:table-cell-properties fo:padding="0.0201in" fo:border-left="0.25pt solid #000000" fo:border-right="none" fo:border-top="none" fo:border-bottom="0.25pt solid #000000"/>
    </style:style>
    <style:style style:name="Dictionary.D397" style:family="table-cell">
      <style:table-cell-properties fo:padding="0.0201in" fo:border-left="0.25pt solid #000000" fo:border-right="none" fo:border-top="none" fo:border-bottom="0.25pt solid #000000"/>
    </style:style>
    <style:style style:name="Dictionary.F397" style:family="table-cell">
      <style:table-cell-properties fo:padding="0.0201in" fo:border-left="0.25pt solid #000000" fo:border-right="none" fo:border-top="none" fo:border-bottom="0.25pt solid #000000"/>
    </style:style>
    <style:style style:name="Dictionary.H39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399" style:family="table-cell">
      <style:table-cell-properties fo:padding="0.0201in" fo:border-left="0.25pt solid #000000" fo:border-right="none" fo:border-top="none" fo:border-bottom="0.25pt solid #000000"/>
    </style:style>
    <style:style style:name="Dictionary.D399" style:family="table-cell">
      <style:table-cell-properties fo:padding="0.0201in" fo:border-left="0.25pt solid #000000" fo:border-right="none" fo:border-top="none" fo:border-bottom="0.25pt solid #000000"/>
    </style:style>
    <style:style style:name="Dictionary.F399" style:family="table-cell">
      <style:table-cell-properties fo:padding="0.0201in" fo:border-left="0.25pt solid #000000" fo:border-right="none" fo:border-top="none" fo:border-bottom="0.25pt solid #000000"/>
    </style:style>
    <style:style style:name="Dictionary.H39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0" style:family="table-cell">
      <style:table-cell-properties fo:padding="0.0201in" fo:border-left="0.25pt solid #000000" fo:border-right="none" fo:border-top="none" fo:border-bottom="0.25pt solid #000000"/>
    </style:style>
    <style:style style:name="Dictionary.E400" style:family="table-cell">
      <style:table-cell-properties fo:padding="0.0201in" fo:border-left="0.25pt solid #000000" fo:border-right="none" fo:border-top="none" fo:border-bottom="0.25pt solid #000000"/>
    </style:style>
    <style:style style:name="Dictionary.I40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1" style:family="table-cell">
      <style:table-cell-properties fo:padding="0.0201in" fo:border-left="0.25pt solid #000000" fo:border-right="none" fo:border-top="none" fo:border-bottom="0.25pt solid #000000"/>
    </style:style>
    <style:style style:name="Dictionary.D401" style:family="table-cell">
      <style:table-cell-properties fo:padding="0.0201in" fo:border-left="0.25pt solid #000000" fo:border-right="none" fo:border-top="none" fo:border-bottom="0.25pt solid #000000"/>
    </style:style>
    <style:style style:name="Dictionary.F401" style:family="table-cell">
      <style:table-cell-properties fo:padding="0.0201in" fo:border-left="0.25pt solid #000000" fo:border-right="none" fo:border-top="none" fo:border-bottom="0.25pt solid #000000"/>
    </style:style>
    <style:style style:name="Dictionary.H40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2" style:family="table-cell">
      <style:table-cell-properties fo:padding="0.0201in" fo:border-left="0.25pt solid #000000" fo:border-right="none" fo:border-top="none" fo:border-bottom="0.25pt solid #000000"/>
    </style:style>
    <style:style style:name="Dictionary.G40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3" style:family="table-cell">
      <style:table-cell-properties fo:padding="0.0201in" fo:border-left="0.25pt solid #000000" fo:border-right="none" fo:border-top="none" fo:border-bottom="0.25pt solid #000000"/>
    </style:style>
    <style:style style:name="Dictionary.D403" style:family="table-cell">
      <style:table-cell-properties fo:padding="0.0201in" fo:border-left="0.25pt solid #000000" fo:border-right="none" fo:border-top="none" fo:border-bottom="0.25pt solid #000000"/>
    </style:style>
    <style:style style:name="Dictionary.F403" style:family="table-cell">
      <style:table-cell-properties fo:padding="0.0201in" fo:border-left="0.25pt solid #000000" fo:border-right="none" fo:border-top="none" fo:border-bottom="0.25pt solid #000000"/>
    </style:style>
    <style:style style:name="Dictionary.H40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4" style:family="table-cell">
      <style:table-cell-properties fo:padding="0.0201in" fo:border-left="0.25pt solid #000000" fo:border-right="none" fo:border-top="none" fo:border-bottom="0.25pt solid #000000"/>
    </style:style>
    <style:style style:name="Dictionary.G40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5" style:family="table-cell">
      <style:table-cell-properties fo:padding="0.0201in" fo:border-left="0.25pt solid #000000" fo:border-right="none" fo:border-top="none" fo:border-bottom="0.25pt solid #000000"/>
    </style:style>
    <style:style style:name="Dictionary.D405" style:family="table-cell">
      <style:table-cell-properties fo:padding="0.0201in" fo:border-left="0.25pt solid #000000" fo:border-right="none" fo:border-top="none" fo:border-bottom="0.25pt solid #000000"/>
    </style:style>
    <style:style style:name="Dictionary.F405" style:family="table-cell">
      <style:table-cell-properties fo:padding="0.0201in" fo:border-left="0.25pt solid #000000" fo:border-right="none" fo:border-top="none" fo:border-bottom="0.25pt solid #000000"/>
    </style:style>
    <style:style style:name="Dictionary.H40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6" style:family="table-cell">
      <style:table-cell-properties fo:padding="0.0201in" fo:border-left="0.25pt solid #000000" fo:border-right="none" fo:border-top="none" fo:border-bottom="0.25pt solid #000000"/>
    </style:style>
    <style:style style:name="Dictionary.G40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7" style:family="table-cell">
      <style:table-cell-properties fo:padding="0.0201in" fo:border-left="0.25pt solid #000000" fo:border-right="none" fo:border-top="none" fo:border-bottom="0.25pt solid #000000"/>
    </style:style>
    <style:style style:name="Dictionary.D407" style:family="table-cell">
      <style:table-cell-properties fo:padding="0.0201in" fo:border-left="0.25pt solid #000000" fo:border-right="none" fo:border-top="none" fo:border-bottom="0.25pt solid #000000"/>
    </style:style>
    <style:style style:name="Dictionary.F407" style:family="table-cell">
      <style:table-cell-properties fo:padding="0.0201in" fo:border-left="0.25pt solid #000000" fo:border-right="none" fo:border-top="none" fo:border-bottom="0.25pt solid #000000"/>
    </style:style>
    <style:style style:name="Dictionary.H40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8" style:family="table-cell">
      <style:table-cell-properties fo:padding="0.0201in" fo:border-left="0.25pt solid #000000" fo:border-right="none" fo:border-top="none" fo:border-bottom="0.25pt solid #000000"/>
    </style:style>
    <style:style style:name="Dictionary.G40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09" style:family="table-cell">
      <style:table-cell-properties fo:padding="0.0201in" fo:border-left="0.25pt solid #000000" fo:border-right="none" fo:border-top="none" fo:border-bottom="0.25pt solid #000000"/>
    </style:style>
    <style:style style:name="Dictionary.D409" style:family="table-cell">
      <style:table-cell-properties fo:padding="0.0201in" fo:border-left="0.25pt solid #000000" fo:border-right="none" fo:border-top="none" fo:border-bottom="0.25pt solid #000000"/>
    </style:style>
    <style:style style:name="Dictionary.F409" style:family="table-cell">
      <style:table-cell-properties fo:padding="0.0201in" fo:border-left="0.25pt solid #000000" fo:border-right="none" fo:border-top="none" fo:border-bottom="0.25pt solid #000000"/>
    </style:style>
    <style:style style:name="Dictionary.H40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0" style:family="table-cell">
      <style:table-cell-properties fo:padding="0.0201in" fo:border-left="0.25pt solid #000000" fo:border-right="none" fo:border-top="none" fo:border-bottom="0.25pt solid #000000"/>
    </style:style>
    <style:style style:name="Dictionary.G41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1" style:family="table-cell">
      <style:table-cell-properties fo:padding="0.0201in" fo:border-left="0.25pt solid #000000" fo:border-right="none" fo:border-top="none" fo:border-bottom="0.25pt solid #000000"/>
    </style:style>
    <style:style style:name="Dictionary.D411" style:family="table-cell">
      <style:table-cell-properties fo:padding="0.0201in" fo:border-left="0.25pt solid #000000" fo:border-right="none" fo:border-top="none" fo:border-bottom="0.25pt solid #000000"/>
    </style:style>
    <style:style style:name="Dictionary.F411" style:family="table-cell">
      <style:table-cell-properties fo:padding="0.0201in" fo:border-left="0.25pt solid #000000" fo:border-right="none" fo:border-top="none" fo:border-bottom="0.25pt solid #000000"/>
    </style:style>
    <style:style style:name="Dictionary.H41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2" style:family="table-cell">
      <style:table-cell-properties fo:padding="0.0201in" fo:border-left="0.25pt solid #000000" fo:border-right="none" fo:border-top="none" fo:border-bottom="0.25pt solid #000000"/>
    </style:style>
    <style:style style:name="Dictionary.G412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3" style:family="table-cell">
      <style:table-cell-properties fo:padding="0.0201in" fo:border-left="0.25pt solid #000000" fo:border-right="none" fo:border-top="none" fo:border-bottom="0.25pt solid #000000"/>
    </style:style>
    <style:style style:name="Dictionary.D413" style:family="table-cell">
      <style:table-cell-properties fo:padding="0.0201in" fo:border-left="0.25pt solid #000000" fo:border-right="none" fo:border-top="none" fo:border-bottom="0.25pt solid #000000"/>
    </style:style>
    <style:style style:name="Dictionary.F413" style:family="table-cell">
      <style:table-cell-properties fo:padding="0.0201in" fo:border-left="0.25pt solid #000000" fo:border-right="none" fo:border-top="none" fo:border-bottom="0.25pt solid #000000"/>
    </style:style>
    <style:style style:name="Dictionary.H413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4" style:family="table-cell">
      <style:table-cell-properties fo:padding="0.0201in" fo:border-left="0.25pt solid #000000" fo:border-right="none" fo:border-top="none" fo:border-bottom="0.25pt solid #000000"/>
    </style:style>
    <style:style style:name="Dictionary.G414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5" style:family="table-cell">
      <style:table-cell-properties fo:padding="0.0201in" fo:border-left="0.25pt solid #000000" fo:border-right="none" fo:border-top="none" fo:border-bottom="0.25pt solid #000000"/>
    </style:style>
    <style:style style:name="Dictionary.D415" style:family="table-cell">
      <style:table-cell-properties fo:padding="0.0201in" fo:border-left="0.25pt solid #000000" fo:border-right="none" fo:border-top="none" fo:border-bottom="0.25pt solid #000000"/>
    </style:style>
    <style:style style:name="Dictionary.F415" style:family="table-cell">
      <style:table-cell-properties fo:padding="0.0201in" fo:border-left="0.25pt solid #000000" fo:border-right="none" fo:border-top="none" fo:border-bottom="0.25pt solid #000000"/>
    </style:style>
    <style:style style:name="Dictionary.H415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6" style:family="table-cell">
      <style:table-cell-properties fo:padding="0.0201in" fo:border-left="0.25pt solid #000000" fo:border-right="none" fo:border-top="none" fo:border-bottom="0.25pt solid #000000"/>
    </style:style>
    <style:style style:name="Dictionary.G416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7" style:family="table-cell">
      <style:table-cell-properties fo:padding="0.0201in" fo:border-left="0.25pt solid #000000" fo:border-right="none" fo:border-top="none" fo:border-bottom="0.25pt solid #000000"/>
    </style:style>
    <style:style style:name="Dictionary.D417" style:family="table-cell">
      <style:table-cell-properties fo:padding="0.0201in" fo:border-left="0.25pt solid #000000" fo:border-right="none" fo:border-top="none" fo:border-bottom="0.25pt solid #000000"/>
    </style:style>
    <style:style style:name="Dictionary.F417" style:family="table-cell">
      <style:table-cell-properties fo:padding="0.0201in" fo:border-left="0.25pt solid #000000" fo:border-right="none" fo:border-top="none" fo:border-bottom="0.25pt solid #000000"/>
    </style:style>
    <style:style style:name="Dictionary.H417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8" style:family="table-cell">
      <style:table-cell-properties fo:padding="0.0201in" fo:border-left="0.25pt solid #000000" fo:border-right="none" fo:border-top="none" fo:border-bottom="0.25pt solid #000000"/>
    </style:style>
    <style:style style:name="Dictionary.G418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19" style:family="table-cell">
      <style:table-cell-properties fo:padding="0.0201in" fo:border-left="0.25pt solid #000000" fo:border-right="none" fo:border-top="none" fo:border-bottom="0.25pt solid #000000"/>
    </style:style>
    <style:style style:name="Dictionary.D419" style:family="table-cell">
      <style:table-cell-properties fo:padding="0.0201in" fo:border-left="0.25pt solid #000000" fo:border-right="none" fo:border-top="none" fo:border-bottom="0.25pt solid #000000"/>
    </style:style>
    <style:style style:name="Dictionary.F419" style:family="table-cell">
      <style:table-cell-properties fo:padding="0.0201in" fo:border-left="0.25pt solid #000000" fo:border-right="none" fo:border-top="none" fo:border-bottom="0.25pt solid #000000"/>
    </style:style>
    <style:style style:name="Dictionary.H419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0" style:family="table-cell">
      <style:table-cell-properties fo:padding="0.0201in" fo:border-left="0.25pt solid #000000" fo:border-right="none" fo:border-top="none" fo:border-bottom="0.25pt solid #000000"/>
    </style:style>
    <style:style style:name="Dictionary.G420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1" style:family="table-cell">
      <style:table-cell-properties fo:padding="0.0201in" fo:border-left="0.25pt solid #000000" fo:border-right="none" fo:border-top="none" fo:border-bottom="0.25pt solid #000000"/>
    </style:style>
    <style:style style:name="Dictionary.D421" style:family="table-cell">
      <style:table-cell-properties fo:padding="0.0201in" fo:border-left="0.25pt solid #000000" fo:border-right="none" fo:border-top="none" fo:border-bottom="0.25pt solid #000000"/>
    </style:style>
    <style:style style:name="Dictionary.F421" style:family="table-cell">
      <style:table-cell-properties fo:padding="0.0201in" fo:border-left="0.25pt solid #000000" fo:border-right="none" fo:border-top="none" fo:border-bottom="0.25pt solid #000000"/>
    </style:style>
    <style:style style:name="Dictionary.H421" style:family="table-cell">
      <style:table-cell-properties fo:padding="0.0201in" fo:border-left="0.25pt solid #000000" fo:border-right="0.25pt solid #000000" fo:border-top="none" fo:border-bottom="0.25pt solid #000000"/>
    </style:style>
    <style:style style:name="Dictionary.B422" style:family="table-cell">
      <style:table-cell-properties fo:padding="0.0201in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in" fo:margin-right="0in" fo:line-height="150%" fo:orphans="2" fo:widows="2" fo:text-indent="0in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fo:text-transform="uppercase" style:font-name="Times New Roman" fo:font-size="14pt" fo:language="uk" fo:country="UA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uk" fo:country="UA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line-height="150%" fo:text-align="justify" style:justify-single-word="false"/>
      <style:text-properties fo:text-transform="uppercase" style:font-name="Times New Roman" fo:font-size="14pt" fo:language="ru" fo:country="RU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style="italic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50%"/>
      <style:text-properties style:font-name="Times New Roman" fo:font-size="14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line-height="150%"/>
      <style:text-properties style:font-name="Times New Roman" fo:font-size="14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50%"/>
      <style:text-properties style:font-name="Times New Roman" fo:font-size="14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line-height="150%"/>
      <style:text-properties style:font-name="Times New Roman" fo:font-size="14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50%"/>
      <style:text-properties style:font-name="Times New Roman" fo:font-size="14pt" fo:font-style="itali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line-height="150%"/>
      <style:text-properties style:font-name="Times New Roman" fo:font-size="14pt" fo:font-style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line-height="150%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line-height="150%"/>
      <style:text-properties fo:font-size="14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text-properties fo:font-size="14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28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left="0in" fo:margin-right="0in" style:line-height-at-least="0.1354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8000" style:font-name="Verdana" fo:font-size="9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8000" style:font-name="Verdana" fo:font-size="9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fo:font-variant="normal" fo:text-transform="none" fo:color="#008000" style:font-name="Verdana" fo:font-size="9pt" fo:letter-spacing="normal" fo:font-style="italic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fo:font-variant="normal" fo:text-transform="none" fo:color="#008000" style:font-name="Verdana" fo:font-size="9pt" fo:letter-spacing="normal" fo:font-style="italic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Verdana"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margin-left="0in" fo:margin-right="0in" fo:line-height="150%" fo:text-align="justify" style:justify-single-word="false" fo:orphans="2" fo:widows="2" fo:text-indent="0in" style:auto-text-indent="false" fo:padding="0in" fo:border="none"/>
      <style:text-properties style:font-name="Verdana"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style:font-name="Verdana" fo:font-size="9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Verdana" fo:font-size="9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style:font-name="Verdana" fo:font-size="9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  <style:text-properties style:font-name="Verdana" fo:font-size="9pt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margin-left="0in" fo:margin-right="0in" fo:line-height="150%" fo:orphans="2" fo:widows="2" fo:text-indent="0in" style:auto-text-indent="false" fo:padding="0in" fo:border="none"/>
      <style:text-properties style:font-name="Times New Roman" fo:font-size="14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margin-left="0in" fo:margin-right="0in" style:line-height-at-least="0.1354in" fo:orphans="2" fo:widows="2" fo:text-indent="0in" style:auto-text-indent="false" fo:padding="0in" fo:border="none"/>
    </style:style>
    <style:style style:name="P48" style:family="paragraph" style:parent-style-name="Text_20_body">
      <style:paragraph-properties fo:margin-left="0in" fo:margin-right="0in" fo:margin-top="0in" fo:margin-bottom="0in" fo:line-height="150%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margin-left="0in" fo:margin-right="0in" fo:margin-top="0in" fo:margin-bottom="0in" style:line-height-at-least="0.1354in" fo:orphans="2" fo:widows="2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margin-left="0in" fo:margin-right="0in" fo:margin-top="0in" fo:margin-bottom="0in" fo:line-height="150%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ext_20_body">
      <style:paragraph-properties fo:margin-left="0in" fo:margin-right="0in" fo:margin-top="0in" fo:margin-bottom="0in" style:line-height-at-least="0.1354in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margin-left="0.3126in" fo:margin-right="0in" fo:margin-top="0in" fo:margin-bottom="0in" fo:line-height="150%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margin-left="0.3126in" fo:margin-right="0in" fo:margin-top="0in" fo:margin-bottom="0in" style:line-height-at-least="0.1354in" fo:orphans="2" fo:widows="2" fo:text-indent="0in" style:auto-text-indent="false" fo:padding="0in" fo:border="non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paragraph-properties fo:margin-left="0.3126in" fo:margin-right="0in" fo:margin-top="0in" fo:margin-bottom="0in" style:line-height-at-least="0.1354in" fo:orphans="2" fo:widows="2" fo:text-indent="0in" style:auto-text-indent="false" fo:padding="0in" fo:border="none"/>
    </style:style>
    <style:style style:name="P55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Verdana" fo:font-size="14pt" fo:letter-spacing="normal" fo:language="uk" fo:country="UA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Verdana" fo:font-size="14pt" fo:letter-spacing="normal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Heading_20_2">
      <style:paragraph-properties fo:line-height="150%"/>
      <style:text-properties fo:font-variant="normal" fo:text-transform="none" fo:color="#000000" style:font-name="Verdana" fo:font-size="14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Heading_20_2">
      <style:paragraph-properties fo:line-height="150%" fo:text-align="justify" style:justify-single-word="false"/>
      <style:text-properties fo:font-variant="normal" fo:text-transform="none" fo:color="#000000" style:font-name="Verdana" fo:font-size="14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Heading_20_2">
      <style:paragraph-properties fo:line-height="150%"/>
      <style:text-properties fo:font-variant="normal" fo:text-transform="none" fo:color="#000000" style:font-name="Verdana" fo:font-size="9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Heading_20_2">
      <style:paragraph-properties fo:line-height="150%"/>
      <style:text-properties fo:font-variant="normal" fo:text-transform="none" fo:color="#000000" style:font-name="Verdana" fo:font-size="9pt" fo:letter-spacing="normal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Heading_20_2">
      <style:paragraph-properties fo:line-height="150%"/>
      <style:text-properties fo:font-variant="normal" fo:text-transform="none" fo:color="#000000" style:font-name="Verdana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Heading_20_2">
      <style:paragraph-properties fo:line-height="150%"/>
      <style:text-properties fo:font-variant="normal" fo:text-transform="none" fo:color="#000000" style:font-name="Times New Roman" fo:font-size="14pt" fo:letter-spacing="normal" fo:font-style="normal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Heading_20_2">
      <style:paragraph-properties fo:line-height="150%"/>
      <style:text-properties style:font-name="Times New Roman" fo:font-size="14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Heading_20_2">
      <style:paragraph-properties fo:line-height="150%"/>
      <style:text-properties style:font-name="Verdana" fo:font-size="14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Heading_20_2">
      <style:paragraph-properties fo:line-height="150%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Heading_20_2">
      <style:paragraph-properties fo:line-height="150%" fo:text-align="justify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text-transform="uppercase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2" style:family="text">
      <style:text-properties fo:text-transform="uppercase" fo:font-size="14pt" fo:language="uk" fo:country="UA" style:font-size-asian="14pt"/>
    </style:style>
    <style:style style:name="T3" style:family="text">
      <style:text-properties fo:text-transform="uppercase"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4" style:family="text">
      <style:text-properties fo:text-transform="uppercase" style:font-name="Times New Roman" fo:language="uk" fo:country="UA" fo:font-weight="bold" style:font-weight-asian="bold" style:font-style-complex="italic" style:font-weight-complex="bold"/>
    </style:style>
    <style:style style:name="T5" style:family="text">
      <style:text-properties fo:text-transform="uppercase" style:font-name="Times New Roman" fo:language="uk" fo:country="UA" fo:font-weight="bold" style:font-weight-asian="bold" style:font-weight-complex="bold"/>
    </style:style>
    <style:style style:name="T6" style:family="text">
      <style:text-properties fo:text-transform="uppercase" style:font-name="Times New Roman" fo:language="uk" fo:country="UA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text-transform="uppercase" style:font-name="Times New Roman" fo:language="uk" fo:country="UA" fo:font-style="normal" fo:font-weight="bold" style:font-style-asian="normal" style:font-weight-asian="bold" style:font-style-complex="italic" style:font-weight-complex="bold"/>
    </style:style>
    <style:style style:name="T8" style:family="text">
      <style:text-properties fo:text-transform="uppercase" style:font-name="Times New Roman" fo:language="uk" fo:country="UA" fo:font-style="normal" style:font-style-asian="normal" style:font-style-complex="italic"/>
    </style:style>
    <style:style style:name="T9" style:family="text">
      <style:text-properties fo:text-transform="uppercase" style:font-name="Times New Roman" fo:language="uk" fo:country="UA" style:font-weight-asian="bold"/>
    </style:style>
    <style:style style:name="T10" style:family="text">
      <style:text-properties fo:text-transform="uppercase" fo:color="#000000" fo:letter-spacing="normal" fo:language="uk" fo:country="UA" fo:font-style="italic" fo:font-weight="normal" style:font-style-asian="italic" style:font-weight-asian="normal" style:font-weight-complex="normal"/>
    </style:style>
    <style:style style:name="T11" style:family="text">
      <style:text-properties fo:text-transform="uppercase" fo:language="uk" fo:country="UA"/>
    </style:style>
    <style:style style:name="T12" style:family="text">
      <style:text-properties fo:text-transform="uppercase" fo:language="uk" fo:country="UA" fo:font-weight="bold" style:font-weight-asian="bold"/>
    </style:style>
    <style:style style:name="T13" style:family="text">
      <style:text-properties fo:text-transform="uppercase" fo:language="uk" fo:country="UA" fo:font-weight="bold" style:font-weight-asian="bold" style:font-style-complex="italic" style:font-weight-complex="bold"/>
    </style:style>
    <style:style style:name="T14" style:family="text">
      <style:text-properties fo:text-transform="uppercase" fo:language="uk" fo:country="UA" fo:font-weight="bold" style:font-weight-asian="bold" style:font-weight-complex="bold"/>
    </style:style>
    <style:style style:name="T15" style:family="text">
      <style:text-properties fo:text-transform="uppercase" fo:language="uk" fo:country="UA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text-transform="uppercase" fo:language="uk" fo:country="UA" fo:font-style="normal" fo:font-weight="bold"/>
    </style:style>
    <style:style style:name="T17" style:family="text">
      <style:text-properties fo:text-transform="uppercase" fo:language="uk" fo:country="UA" fo:font-style="normal" fo:font-weight="bold" style:font-style-asian="normal" style:font-weight-asian="bold" style:font-style-complex="italic" style:font-weight-complex="bold"/>
    </style:style>
    <style:style style:name="T18" style:family="text">
      <style:text-properties fo:text-transform="uppercase" fo:language="uk" fo:country="UA" fo:font-style="normal" style:font-style-asian="normal" style:font-style-complex="italic"/>
    </style:style>
    <style:style style:name="T19" style:family="text">
      <style:text-properties fo:text-transform="uppercase" fo:language="uk" fo:country="UA" style:font-weight-complex="normal"/>
    </style:style>
    <style:style style:name="T20" style:family="text">
      <style:text-properties fo:text-transform="uppercase" fo:color="#008000" style:font-name="Times New Roman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21" style:family="text">
      <style:text-properties fo:font-size="14pt" fo:language="uk" fo:country="UA" style:font-size-asian="14pt"/>
    </style:style>
    <style:style style:name="T22" style:family="text">
      <style:text-properties fo:font-size="14pt" fo:language="uk" fo:country="UA" style:font-size-asian="14pt" style:font-style-complex="italic"/>
    </style:style>
    <style:style style:name="T23" style:family="text">
      <style:text-properties fo:font-size="14pt" fo:language="uk" fo:country="UA" fo:font-style="italic" style:font-size-asian="14pt" style:font-style-asian="italic"/>
    </style:style>
    <style:style style:name="T24" style:family="text">
      <style:text-properties fo:font-size="14pt" fo:language="uk" fo:country="UA" fo:font-style="italic" style:font-size-asian="14pt" style:font-style-asian="italic" style:font-style-complex="italic"/>
    </style:style>
    <style:style style:name="T25" style:family="text">
      <style:text-properties fo:font-size="14pt" fo:language="uk" fo:country="UA" fo:font-style="italic" style:font-size-asian="14pt" style:font-style-asian="italic" style:font-weight-complex="bold"/>
    </style:style>
    <style:style style:name="T26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27" style:family="text">
      <style:text-properties fo:font-size="14pt" fo:language="uk" fo:country="UA" fo:font-style="italic" fo:font-weight="bold" style:font-size-asian="14pt" style:font-style-asian="italic" style:font-weight-asian="bold"/>
    </style:style>
    <style:style style:name="T28" style:family="text">
      <style:text-properties fo:font-size="14pt" fo:language="uk" fo:country="UA" fo:font-style="italic" fo:font-weight="bold" style:font-size-asian="14pt" style:font-style-asian="italic" style:font-weight-asian="bold" style:font-weight-complex="bold"/>
    </style:style>
    <style:style style:name="T29" style:family="text">
      <style:text-properties fo:font-size="14pt" fo:language="uk" fo:country="UA" fo:font-style="italic" fo:font-weight="bold" style:font-size-asian="14pt" style:font-style-asian="italic" style:font-weight-asian="bold" style:font-style-complex="italic"/>
    </style:style>
    <style:style style:name="T30" style:family="text">
      <style:text-properties fo:font-size="14pt" fo:language="uk" fo:country="UA" fo:font-style="italic" fo:font-weight="bold" style:font-size-asian="14pt" style:font-style-asian="italic" style:font-weight-asian="bold" style:font-style-complex="italic" style:font-weight-complex="bold"/>
    </style:style>
    <style:style style:name="T31" style:family="text">
      <style:text-properties fo:font-size="14pt" fo:language="uk" fo:country="UA" fo:font-style="italic" fo:font-weight="normal" style:font-size-asian="14pt" style:font-style-asian="italic" style:font-weight-asian="normal" style:font-weight-complex="normal"/>
    </style:style>
    <style:style style:name="T32" style:family="text">
      <style:text-properties fo:font-size="14pt" fo:language="uk" fo:country="UA" fo:font-style="italic" fo:font-weight="normal" style:font-size-asian="14pt" style:font-style-asian="italic" style:font-weight-asian="normal" style:font-style-complex="italic" style:font-weight-complex="normal"/>
    </style:style>
    <style:style style:name="T33" style:family="text">
      <style:text-properties fo:font-size="14pt" fo:language="uk" fo:country="UA" fo:font-weight="bold" style:font-size-asian="14pt" style:font-weight-asian="bold"/>
    </style:style>
    <style:style style:name="T34" style:family="text">
      <style:text-properties fo:font-size="14pt" fo:language="uk" fo:country="UA" fo:font-weight="bold" style:font-size-asian="14pt" style:font-weight-asian="bold" style:font-weight-complex="bold"/>
    </style:style>
    <style:style style:name="T35" style:family="text">
      <style:text-properties fo:font-size="14pt" fo:language="uk" fo:country="UA" fo:font-weight="bold" style:font-size-asian="14pt" style:font-weight-asian="bold" style:font-style-complex="italic" style:font-weight-complex="bold"/>
    </style:style>
    <style:style style:name="T36" style:family="text">
      <style:text-properties fo:font-size="14pt" fo:language="uk" fo:country="UA" fo:font-weight="normal" style:font-size-asian="14pt" style:font-weight-asian="normal" style:font-weight-complex="normal"/>
    </style:style>
    <style:style style:name="T37" style:family="text">
      <style:text-properties fo:font-size="14pt" fo:language="uk" fo:country="UA" fo:font-weight="normal" style:font-size-asian="14pt" style:font-weight-asian="normal" style:font-style-complex="italic" style:font-weight-complex="normal"/>
    </style:style>
    <style:style style:name="T38" style:family="text">
      <style:text-properties fo:font-size="14pt" fo:language="uk" fo:country="UA" fo:font-style="normal" style:font-size-asian="14pt" style:font-style-asian="normal" style:font-style-complex="normal"/>
    </style:style>
    <style:style style:name="T39" style:family="text">
      <style:text-properties fo:font-size="14pt" fo:language="uk" fo:country="UA" fo:font-style="normal" fo:font-weight="bold" style:font-size-asian="14pt" style:font-style-asian="normal" style:font-weight-asian="bold" style:font-style-complex="normal" style:font-weight-complex="bold"/>
    </style:style>
    <style:style style:name="T40" style:family="text">
      <style:text-properties fo:font-size="14pt" fo:language="uk" fo:country="UA" fo:font-style="normal" fo:font-weight="bold" style:font-size-asian="14pt" style:font-style-asian="normal" style:font-weight-asian="bold" style:font-style-complex="italic" style:font-weight-complex="bold"/>
    </style:style>
    <style:style style:name="T41" style:family="text">
      <style:text-properties fo:font-size="14pt" fo:language="uk" fo:country="UA" fo:font-style="normal" fo:font-weight="normal" style:font-size-asian="14pt" style:font-style-asian="normal" style:font-weight-asian="normal" style:font-style-complex="normal" style:font-weight-complex="normal"/>
    </style:style>
    <style:style style:name="T42" style:family="text">
      <style:text-properties fo:font-size="14pt" fo:language="en" fo:country="US" fo:font-style="italic" style:font-size-asian="14pt" style:font-style-asian="italic"/>
    </style:style>
    <style:style style:name="T43" style:family="text">
      <style:text-properties fo:font-size="14pt" fo:language="en" fo:country="US" fo:font-style="normal" style:font-size-asian="14pt" style:font-style-asian="normal" style:font-style-complex="normal"/>
    </style:style>
    <style:style style:name="T44" style:family="text">
      <style:text-properties fo:font-size="14pt" fo:language="en" fo:country="US" fo:font-style="normal" fo:font-weight="bold" style:font-size-asian="14pt" style:font-style-asian="normal" style:font-weight-asian="bold" style:font-style-complex="normal" style:font-weight-complex="bold"/>
    </style:style>
    <style:style style:name="T45" style:family="text">
      <style:text-properties fo:font-size="14pt" style:font-size-asian="14pt"/>
    </style:style>
    <style:style style:name="T46" style:family="text">
      <style:text-properties fo:font-size="14pt" fo:language="ru" fo:country="RU" fo:font-style="italic" style:font-size-asian="14pt" style:font-style-asian="italic"/>
    </style:style>
    <style:style style:name="T47" style:family="text">
      <style:text-properties fo:font-size="14pt" fo:language="ru" fo:country="RU" fo:font-style="italic" style:font-size-asian="14pt" style:font-style-asian="italic" style:font-style-complex="italic"/>
    </style:style>
    <style:style style:name="T48" style:family="text">
      <style:text-properties fo:font-size="14pt" fo:language="ru" fo:country="RU" fo:font-style="italic" fo:font-weight="bold" style:font-size-asian="14pt" style:font-style-asian="italic" style:font-weight-asian="bold" style:font-style-complex="italic"/>
    </style:style>
    <style:style style:name="T49" style:family="text">
      <style:text-properties fo:font-size="14pt" fo:language="ru" fo:country="RU" style:font-size-asian="14pt"/>
    </style:style>
    <style:style style:name="T50" style:family="text">
      <style:text-properties fo:font-size="14pt" fo:language="ru" fo:country="RU" style:font-size-asian="14pt" style:font-style-complex="italic"/>
    </style:style>
    <style:style style:name="T51" style:family="text">
      <style:text-properties fo:font-size="14pt" fo:language="ru" fo:country="RU" fo:font-weight="bold" style:font-size-asian="14pt" style:font-weight-asian="bold" style:font-style-complex="italic" style:font-weight-complex="bold"/>
    </style:style>
    <style:style style:name="T52" style:family="text">
      <style:text-properties fo:language="uk" fo:country="UA"/>
    </style:style>
    <style:style style:name="T53" style:family="text">
      <style:text-properties fo:language="uk" fo:country="UA" fo:font-style="italic" style:font-style-asian="italic"/>
    </style:style>
    <style:style style:name="T54" style:family="text">
      <style:text-properties fo:language="uk" fo:country="UA" fo:font-style="italic" style:font-style-asian="italic" style:font-style-complex="italic"/>
    </style:style>
    <style:style style:name="T55" style:family="text">
      <style:text-properties fo:language="uk" fo:country="UA" fo:font-style="italic" fo:font-weight="bold" style:font-style-asian="italic" style:font-weight-asian="bold"/>
    </style:style>
    <style:style style:name="T56" style:family="text">
      <style:text-properties fo:language="uk" fo:country="UA" fo:font-style="italic" fo:font-weight="bold" style:font-style-asian="italic" style:font-weight-asian="bold" style:font-weight-complex="bold"/>
    </style:style>
    <style:style style:name="T57" style:family="text">
      <style:text-properties fo:language="uk" fo:country="UA" fo:font-style="italic" fo:font-weight="bold" style:font-style-asian="italic" style:font-weight-asian="bold" style:font-style-complex="italic"/>
    </style:style>
    <style:style style:name="T58" style:family="text">
      <style:text-properties fo:language="uk" fo:country="UA"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language="uk" fo:country="UA" fo:font-style="italic" fo:font-weight="bold" style:font-style-asian="italic" style:font-style-complex="italic"/>
    </style:style>
    <style:style style:name="T60" style:family="text">
      <style:text-properties fo:language="uk" fo:country="UA" fo:font-style="italic" fo:font-weight="normal" style:font-style-asian="italic" style:font-weight-asian="normal" style:font-style-complex="italic" style:font-weight-complex="normal"/>
    </style:style>
    <style:style style:name="T61" style:family="text">
      <style:text-properties fo:language="uk" fo:country="UA" fo:font-style="italic" fo:font-weight="normal" style:font-style-asian="italic" style:font-weight-asian="normal" style:font-weight-complex="normal"/>
    </style:style>
    <style:style style:name="T62" style:family="text">
      <style:text-properties fo:language="uk" fo:country="UA" style:font-style-complex="italic"/>
    </style:style>
    <style:style style:name="T63" style:family="text">
      <style:text-properties fo:language="uk" fo:country="UA" fo:font-weight="bold" style:font-weight-asian="bold"/>
    </style:style>
    <style:style style:name="T64" style:family="text">
      <style:text-properties fo:language="uk" fo:country="UA" fo:font-weight="bold" style:font-weight-asian="bold" style:font-style-complex="italic" style:font-weight-complex="bold"/>
    </style:style>
    <style:style style:name="T65" style:family="text">
      <style:text-properties fo:language="uk" fo:country="UA" fo:font-weight="bold" style:font-weight-asian="bold" style:font-weight-complex="bold"/>
    </style:style>
    <style:style style:name="T66" style:family="text">
      <style:text-properties fo:language="uk" fo:country="UA" fo:font-weight="bold" style:font-weight-asian="normal" style:font-weight-complex="normal"/>
    </style:style>
    <style:style style:name="T67" style:family="text">
      <style:text-properties fo:language="uk" fo:country="UA" fo:font-style="normal" style:font-style-asian="normal" style:font-style-complex="normal"/>
    </style:style>
    <style:style style:name="T68" style:family="text">
      <style:text-properties fo:language="uk" fo:country="UA" fo:font-style="normal" fo:font-weight="bold" style:font-style-asian="normal" style:font-weight-asian="bold" style:font-style-complex="italic" style:font-weight-complex="bold"/>
    </style:style>
    <style:style style:name="T69" style:family="text">
      <style:text-properties fo:language="uk" fo:country="UA" fo:font-weight="normal" style:font-weight-asian="normal" style:font-weight-complex="normal"/>
    </style:style>
    <style:style style:name="T70" style:family="text">
      <style:text-properties fo:language="uk" fo:country="UA" fo:font-weight="normal" style:font-weight-asian="normal" style:font-style-complex="italic" style:font-weight-complex="normal"/>
    </style:style>
    <style:style style:name="T71" style:family="text">
      <style:text-properties fo:language="uk" fo:country="UA" style:font-weight-complex="normal"/>
    </style:style>
    <style:style style:name="T72" style:family="text">
      <style:text-properties fo:font-variant="normal" fo:text-transform="none" fo:color="#000000" fo:letter-spacing="normal"/>
    </style:style>
    <style:style style:name="T73" style:family="text">
      <style:text-properties fo:font-variant="normal" fo:text-transform="none" fo:color="#000000" fo:letter-spacing="normal" fo:font-style="normal"/>
    </style:style>
    <style:style style:name="T74" style:family="text">
      <style:text-properties fo:font-variant="normal" fo:text-transform="none" fo:color="#000000" fo:letter-spacing="normal" fo:font-style="normal" fo:font-weight="normal"/>
    </style:style>
    <style:style style:name="T75" style:family="text">
      <style:text-properties fo:font-variant="normal" fo:text-transform="none" fo:color="#000000" fo:letter-spacing="normal" fo:font-style="normal" fo:font-weight="bold"/>
    </style:style>
    <style:style style:name="T76" style:family="text">
      <style:text-properties fo:font-variant="normal" fo:text-transform="none" fo:color="#000000" fo:letter-spacing="normal" fo:font-style="normal" fo:font-weight="bold" style:font-size-asian="14pt" style:font-weight-asian="bold" style:font-size-complex="14pt" style:font-weight-complex="bold"/>
    </style:style>
    <style:style style:name="T77" style:family="text">
      <style:text-properties fo:font-variant="normal" fo:text-transform="none" fo:color="#000000" fo:letter-spacing="normal" fo:language="uk" fo:country="UA" fo:font-style="italic" style:font-style-asian="italic"/>
    </style:style>
    <style:style style:name="T78" style:family="text">
      <style:text-properties fo:font-variant="normal" fo:text-transform="none" fo:color="#000000" fo:letter-spacing="normal" fo:font-style="italic"/>
    </style:style>
    <style:style style:name="T79" style:family="text">
      <style:text-properties fo:font-variant="normal" fo:text-transform="none" fo:color="#000000" fo:letter-spacing="normal" fo:font-style="italic" fo:font-weight="normal"/>
    </style:style>
    <style:style style:name="T80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81" style:family="text">
      <style:text-properties fo:font-variant="normal" fo:text-transform="none" fo:color="#000000" style:font-name="Verdana" fo:font-size="9pt" fo:letter-spacing="normal" fo:font-style="normal" fo:font-weight="bold"/>
    </style:style>
    <style:style style:name="T82" style:family="text">
      <style:text-properties fo:font-variant="normal" fo:text-transform="none" fo:color="#000000" style:font-name="Verdana" fo:font-size="9pt" fo:letter-spacing="normal" fo:font-style="normal" fo:font-weight="bold" style:font-weight-asian="bold" style:font-weight-complex="bold"/>
    </style:style>
    <style:style style:name="T83" style:family="text">
      <style:text-properties fo:font-variant="normal" fo:text-transform="none" fo:color="#000000" style:font-name="Verdana" fo:font-size="9pt" fo:letter-spacing="normal" fo:font-style="italic" fo:font-weight="normal"/>
    </style:style>
    <style:style style:name="T84" style:family="text">
      <style:text-properties fo:font-variant="normal" fo:text-transform="none" fo:color="#000000" style:font-name="Verdana" fo:font-size="14pt" fo:letter-spacing="normal" fo:font-style="normal" fo:font-weight="bold" style:font-size-asian="14pt" style:font-weight-asian="bold" style:font-size-complex="14pt" style:font-weight-complex="bold"/>
    </style:style>
    <style:style style:name="T85" style:family="text">
      <style:text-properties fo:font-variant="normal" fo:text-transform="none" fo:color="#000000" style:font-name="Verdana" fo:font-size="14pt" fo:letter-spacing="normal" fo:font-style="normal" fo:font-weight="bold" style:font-size-asian="14pt" style:font-size-complex="14pt"/>
    </style:style>
    <style:style style:name="T86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87" style:family="text">
      <style:text-properties fo:font-variant="normal" fo:text-transform="none" fo:color="#000000" style:font-name="Times New Roman" fo:font-size="14pt" fo:letter-spacing="normal" fo:language="uk" fo:country="UA" fo:font-style="normal" fo:font-weight="bold" style:font-size-asian="14pt" style:font-style-asian="normal" style:font-weight-asian="bold" style:font-style-complex="italic" style:font-weight-complex="bold"/>
    </style:style>
    <style:style style:name="T88" style:family="text">
      <style:text-properties fo:font-variant="normal" fo:text-transform="none" fo:color="#000000" fo:font-size="14pt" fo:letter-spacing="normal" fo:language="uk" fo:country="UA" fo:font-style="normal" fo:font-weight="bold" style:font-size-asian="14pt" style:font-weight-asian="bold" style:font-style-complex="italic" style:font-weight-complex="bold"/>
    </style:style>
    <style:style style:name="T89" style:family="text">
      <style:text-properties fo:font-variant="normal" fo:text-transform="none" fo:color="#000000" fo:font-size="14pt" fo:letter-spacing="normal" fo:language="uk" fo:country="UA" fo:font-style="normal" fo:font-weight="normal" style:font-size-asian="14pt" style:font-style-complex="italic"/>
    </style:style>
    <style:style style:name="T90" style:family="text">
      <style:text-properties fo:font-variant="normal" fo:text-transform="none" fo:color="#000000" fo:font-size="14pt" fo:letter-spacing="normal" fo:language="uk" fo:country="UA" fo:font-style="normal" fo:font-weight="normal" style:font-size-asian="14pt" style:font-weight-asian="normal" style:font-style-complex="italic" style:font-weight-complex="normal"/>
    </style:style>
    <style:style style:name="T91" style:family="text">
      <style:text-properties fo:font-variant="normal" fo:text-transform="none" fo:color="#008000" fo:letter-spacing="normal" fo:font-style="italic"/>
    </style:style>
    <style:style style:name="T92" style:family="text">
      <style:text-properties fo:font-variant="normal" fo:text-transform="none" fo:color="#008000" fo:letter-spacing="normal" fo:font-style="italic" fo:font-weight="normal"/>
    </style:style>
    <style:style style:name="T93" style:family="text">
      <style:text-properties fo:font-variant="normal" fo:text-transform="none" fo:color="#008000" fo:letter-spacing="normal" fo:font-style="normal" fo:font-weight="normal"/>
    </style:style>
    <style:style style:name="T94" style:family="text">
      <style:text-properties fo:font-variant="normal" fo:text-transform="none" fo:color="#008000" style:font-name="Verdana" fo:font-size="9pt" fo:letter-spacing="normal" fo:font-style="italic" fo:font-weight="normal"/>
    </style:style>
    <style:style style:name="T95" style:family="text">
      <style:text-properties fo:font-variant="normal" fo:text-transform="none" fo:color="#008000" style:font-name="Verdana" fo:font-size="9pt" fo:letter-spacing="normal" fo:font-style="normal" fo:font-weight="normal"/>
    </style:style>
    <style:style style:name="T96" style:family="text">
      <style:text-properties fo:font-variant="normal" fo:text-transform="none" fo:color="#008000" style:font-name="Times New Roman" fo:font-size="14pt" fo:letter-spacing="normal" fo:font-style="normal" fo:font-weight="normal" style:font-size-asian="14pt" style:font-size-complex="14pt"/>
    </style:style>
    <style:style style:name="T97" style:family="text">
      <style:text-properties fo:font-variant="normal" fo:text-transform="none" fo:color="#008000" style:font-name="Times New Roman" fo:font-size="14pt" fo:letter-spacing="normal" fo:font-style="italic" fo:font-weight="normal" style:font-size-asian="14pt" style:font-size-complex="14pt"/>
    </style:style>
    <style:style style:name="T98" style:family="text">
      <style:text-properties fo:font-variant="normal" fo:text-transform="none" fo:color="#1b75bc" style:font-name="Verdana" fo:font-size="9pt" fo:letter-spacing="normal" fo:font-style="normal" fo:font-weight="normal"/>
    </style:style>
    <style:style style:name="T99" style:family="text">
      <style:text-properties fo:font-variant="normal" fo:text-transform="none" fo:color="#1b75bc" style:font-name="Verdana" fo:font-size="9pt" fo:letter-spacing="normal" fo:font-style="normal" fo:font-weight="normal" fo:background-color="transparent"/>
    </style:style>
    <style:style style:name="T100" style:family="text">
      <style:text-properties fo:font-variant="normal" fo:text-transform="none" fo:color="#1b75bc" style:font-name="Times New Roman" fo:font-size="14pt" fo:letter-spacing="normal" fo:font-style="normal" fo:font-weight="normal" fo:background-color="transparent" style:font-size-asian="14pt" style:font-size-complex="14pt"/>
    </style:style>
    <style:style style:name="T101" style:family="text">
      <style:text-properties fo:font-variant="normal" fo:text-transform="none" fo:color="#ff0000" style:font-name="Verdana" fo:font-size="9pt" fo:letter-spacing="normal" fo:font-style="normal" fo:font-weight="normal"/>
    </style:style>
    <style:style style:name="T102" style:family="text">
      <style:text-properties fo:font-variant="normal" fo:text-transform="none" fo:color="#ff0000" style:font-name="Verdana" fo:font-size="14pt" fo:letter-spacing="normal" fo:font-style="normal" fo:font-weight="bold" style:font-size-asian="14pt" style:font-weight-asian="bold" style:font-size-complex="14pt" style:font-weight-complex="bold"/>
    </style:style>
    <style:style style:name="T103" style:family="text">
      <style:text-properties fo:font-variant="normal" fo:text-transform="none" fo:color="#ff0000" style:font-name="Verdana" fo:font-size="14pt" fo:letter-spacing="normal" fo:font-style="normal" fo:font-weight="bold" style:font-size-asian="14pt" style:font-size-complex="14pt"/>
    </style:style>
    <style:style style:name="T104" style:family="text">
      <style:text-properties fo:font-variant="normal" fo:text-transform="none" fo:color="#ff0000" fo:letter-spacing="normal" fo:font-style="normal" fo:font-weight="normal"/>
    </style:style>
    <style:style style:name="T105" style:family="text">
      <style:text-properties fo:font-variant="normal" fo:text-transform="none" fo:color="#ff0000" fo:letter-spacing="normal" fo:font-style="normal" fo:font-weight="bold"/>
    </style:style>
    <style:style style:name="T106" style:family="text">
      <style:text-properties fo:font-variant="normal" fo:text-transform="none" fo:color="#ff0000" fo:letter-spacing="normal" fo:font-style="normal" fo:font-weight="bold" style:font-size-asian="14pt" style:font-weight-asian="bold" style:font-size-complex="14pt" style:font-weight-complex="bold"/>
    </style:style>
    <style:style style:name="T107" style:family="text">
      <style:text-properties fo:font-variant="normal" fo:text-transform="none" fo:color="#ff0000" style:font-name="Times New Roman" fo:font-size="14pt" fo:letter-spacing="normal" fo:font-style="normal" fo:font-weight="bold" style:font-size-asian="14pt" style:font-size-complex="14pt"/>
    </style:style>
    <style:style style:name="T108" style:family="text">
      <style:text-properties fo:font-variant="normal" fo:text-transform="none" fo:color="#222222" fo:letter-spacing="normal" fo:font-style="normal"/>
    </style:style>
    <style:style style:name="T109" style:family="text">
      <style:text-properties fo:font-variant="normal" fo:text-transform="none" fo:color="#222222" fo:letter-spacing="normal" fo:font-style="normal" fo:font-weight="normal"/>
    </style:style>
    <style:style style:name="T110" style:family="text">
      <style:text-properties fo:font-weight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style-complex="italic" style:font-weight-complex="bold"/>
    </style:style>
    <style:style style:name="T113" style:family="text">
      <style:text-properties fo:color="#008000"/>
    </style:style>
    <style:style style:name="T114" style:family="text">
      <style:text-properties fo:color="#008000" fo:font-style="italic"/>
    </style:style>
    <style:style style:name="T115" style:family="text">
      <style:text-properties fo:color="#008000" fo:font-style="italic" fo:font-weight="bold"/>
    </style:style>
    <style:style style:name="T116" style:family="text">
      <style:text-properties fo:color="#008000" fo:font-style="italic" fo:font-weight="normal"/>
    </style:style>
    <style:style style:name="T117" style:family="text">
      <style:text-properties fo:color="#008000" style:font-name="Times New Roman" fo:font-size="14pt" fo:language="uk" fo:country="UA" fo:font-weight="bold" style:font-size-asian="14pt" style:font-weight-asian="bold" style:font-size-complex="14pt" style:font-style-complex="italic" style:font-weight-complex="bold"/>
    </style:style>
    <style:style style:name="T118" style:family="text">
      <style:text-properties fo:color="#008000" style:font-name="Times New Roman" fo:font-size="14pt" fo:language="uk" fo:country="UA" fo:font-weight="bold" style:font-size-asian="14pt" style:font-weight-asian="bold" style:font-weight-complex="bold"/>
    </style:style>
    <style:style style:name="T119" style:family="text">
      <style:text-properties fo:color="#008000" style:font-name="Times New Roman" fo:font-size="14pt" fo:language="uk" fo:country="UA" fo:font-weight="bold" style:font-size-asian="14pt" style:font-weight-asian="bold" style:font-style-complex="italic" style:font-weight-complex="bold"/>
    </style:style>
    <style:style style:name="T120" style:family="text">
      <style:text-properties fo:color="#008000" fo:font-weight="bold"/>
    </style:style>
    <style:style style:name="T121" style:family="text">
      <style:text-properties style:font-name="Times New Roman" fo:font-size="14pt" fo:language="uk" fo:country="UA" fo:font-style="italic" style:font-size-asian="14pt" style:font-style-asian="italic" style:font-size-complex="14pt"/>
    </style:style>
    <style:style style:name="T122" style:family="text">
      <style:text-properties style:font-name="Times New Roman" fo:language="uk" fo:country="UA" style:font-style-complex="italic"/>
    </style:style>
    <style:style style:name="T123" style:family="text">
      <style:text-properties style:font-name="Times New Roman" fo:language="uk" fo:country="UA" fo:font-weight="bold" style:font-weight-asian="bold" style:font-style-complex="italic" style:font-weight-complex="bold"/>
    </style:style>
    <style:style style:name="T124" style:family="text">
      <style:text-properties style:font-name="Times New Roman" fo:language="uk" fo:country="UA" fo:font-weight="bold" style:font-weight-asian="bold" style:font-weight-complex="bold"/>
    </style:style>
    <style:style style:name="T125" style:family="text">
      <style:text-properties style:font-name="Times New Roman" fo:language="uk" fo:country="UA" fo:font-weight="bold" style:font-style-asian="normal" style:font-weight-asian="bold" style:font-style-complex="italic" style:font-weight-complex="bold"/>
    </style:style>
    <style:style style:name="T126" style:family="text">
      <style:text-properties style:font-name="Times New Roman" fo:language="uk" fo:country="UA" fo:font-weight="normal" style:font-weight-asian="normal" style:font-style-complex="italic" style:font-weight-complex="normal"/>
    </style:style>
    <style:style style:name="T127" style:family="text">
      <style:text-properties style:font-name="Times New Roman" fo:font-weight="bold"/>
    </style:style>
    <style:style style:name="T128" style:family="text">
      <style:text-properties fo:language="en" fo:country="US"/>
    </style:style>
    <style:style style:name="T129" style:family="text">
      <style:text-properties fo:language="en" fo:country="US" fo:font-style="italic" style:font-style-asian="italic"/>
    </style:style>
    <style:style style:name="T130" style:family="text">
      <style:text-properties fo:language="en" fo:country="US" fo:font-style="italic" style:font-style-asian="italic" style:font-style-complex="italic"/>
    </style:style>
    <style:style style:name="T131" style:family="text">
      <style:text-properties fo:language="en" fo:country="US" fo:font-style="italic" fo:font-weight="bold" style:font-style-asian="italic" style:font-weight-asian="bold" style:font-weight-complex="bold"/>
    </style:style>
    <style:style style:name="T132" style:family="text">
      <style:text-properties fo:language="en" fo:country="US" fo:font-style="italic" fo:font-weight="normal" style:font-style-asian="italic" style:font-weight-asian="normal" style:font-weight-complex="normal"/>
    </style:style>
    <style:style style:name="T133" style:family="text">
      <style:text-properties fo:language="en" fo:country="US" fo:font-weight="bold" style:font-weight-asian="bold" style:font-weight-complex="bold"/>
    </style:style>
    <style:style style:name="T134" style:family="text">
      <style:text-properties fo:language="en" fo:country="US" fo:font-weight="normal" style:font-weight-asian="normal" style:font-weight-complex="normal"/>
    </style:style>
    <style:style style:name="T135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3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37" style:family="text">
      <style:text-properties fo:color="#ff0000"/>
    </style:style>
    <style:style style:name="T138" style:family="text">
      <style:text-properties fo:color="#ff0000" fo:font-weight="bold"/>
    </style:style>
    <style:style style:name="T139" style:family="text">
      <style:text-properties fo:color="#ff0000" style:font-name="Times New Roman" fo:language="uk" fo:country="UA" fo:font-style="italic" fo:font-weight="bold" style:font-style-asian="italic" style:font-weight-asian="bold" style:font-weight-complex="bold"/>
    </style:style>
    <style:style style:name="T140" style:family="text">
      <style:text-properties fo:color="#ff0000" style:font-name="Times New Roman" fo:language="uk" fo:country="UA" fo:font-style="italic" fo:font-weight="bold" style:font-style-asian="italic" style:font-weight-asian="bold" style:font-style-complex="italic" style:font-weight-complex="bold"/>
    </style:style>
    <style:style style:name="T141" style:family="text">
      <style:text-properties fo:color="#ff0000" fo:language="uk" fo:country="UA" fo:font-weight="bold" style:font-weight-asian="normal" style:font-weight-complex="normal"/>
    </style:style>
    <style:style style:name="T142" style:family="text">
      <style:text-properties fo:color="#ff0000" fo:language="uk" fo:country="UA" fo:font-style="italic" fo:font-weight="bold" style:font-style-asian="italic" style:font-style-complex="italic"/>
    </style:style>
    <style:style style:name="T143" style:family="text">
      <style:text-properties fo:font-weight="normal"/>
    </style:style>
    <style:style style:name="T144" style:family="text">
      <style:text-properties fo:font-weight="normal" style:font-weight-asian="normal" style:font-weight-complex="normal"/>
    </style:style>
    <style:style style:name="T145" style:family="text">
      <style:text-properties fo:font-style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fo:font-weight="normal"/>
    </style:style>
    <style:style style:name="T148" style:family="text">
      <style:text-properties fo:language="ru" fo:country="RU"/>
    </style:style>
    <style:style style:name="T149" style:family="text">
      <style:text-properties style:font-weight-asian="bold" style:font-weight-complex="bold"/>
    </style:style>
    <style:style style:name="T150" style:family="text">
      <style:text-properties style:font-weight-asian="normal" style:font-weight-complex="normal"/>
    </style:style>
    <style:style style:name="T151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ctionary" table:style-name="Dictionary">
        <table:table-column table:style-name="Dictionary.A"/>
        <table:table-column table:style-name="Dictionary.B"/>
        <table:table-column table:style-name="Dictionary.C"/>
        <table:table-column table:style-name="Dictionary.D"/>
        <table:table-column table:style-name="Dictionary.E"/>
        <table:table-column table:style-name="Dictionary.F"/>
        <table:table-column table:style-name="Dictionary.G"/>
        <table:table-column table:style-name="Dictionary.H"/>
        <table:table-column table:style-name="Dictionary.I"/>
        <table:table-column table:style-name="Dictionary.J"/>
        <table:table-row>
          <table:table-cell table:style-name="Dictionary.A1" table:number-rows-spanned="2" office:value-type="string">
            <text:p text:style-name="P9">1</text:p>
          </table:table-cell>
          <table:table-cell table:style-name="Dictionary.B1" table:number-columns-spanned="2" office:value-type="string">
            <text:p text:style-name="P12"><text:span text:style-name="T52">БАСАМА</text:span><text:span text:style-name="T52"></text:span><text:span text:style-name="T52">НИТИ</text:span></text:p>
          </table:table-cell>
          <table:covered-table-cell/>
          <table:table-cell table:style-name="Dictionary.D1" table:number-columns-spanned="2" office:value-type="string">
            <text:p text:style-name="P15"><text:span text:style-name="T67">-ню, -ниш,</text:span><text:span text:style-name="T52"> дієсл., недок., перех., інд.-авт.</text:span><text:span text:style-name="T148">,</text:span><text:span text:style-name="T52"> </text:span><text:span text:style-name="T128">[1]</text:span></text:p>
          </table:table-cell>
          <table:covered-table-cell/>
          <table:table-cell table:style-name="Dictionary.F1" table:number-columns-spanned="2" office:value-type="string">
            <text:p text:style-name="P9"><text:span text:style-name="T52">Похідне від </text:span><text:span text:style-name="T65">басаман</text:span></text:p>
          </table:table-cell>
          <table:covered-table-cell/>
          <table:table-cell table:style-name="Dictionary.H1" table:number-columns-spanned="3" office:value-type="string">
            <text:p text:style-name="P9"><text:span text:style-name="T52">Гойдається вечора зламана віть,/ і синню тяжкою в осінній пожежі/ мій дух </text:span><text:span text:style-name="T65">басаманить</text:span><text:span text:style-name="T52">. (П-1: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" table:number-columns-spanned="9" office:value-type="string">
            <text:h text:style-name="P66" text:outline-level="2"><text:span text:style-name="T86">Басам</text:span><text:span text:style-name="T107">а</text:span><text:span text:style-name="T86">н, </text:span><text:span text:style-name="T96">-у, </text:span><text:span text:style-name="T97">ч.</text:span><text:span text:style-name="T96">, </text:span><text:span text:style-name="T97">розм.</text:span></text:h>
            <text:p text:style-name="P33">Смуга на тілі від удару. || Смуга на тканині і т. і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</text:p>
          </table:table-cell>
          <table:table-cell table:style-name="Dictionary.B3" table:number-columns-spanned="2" office:value-type="string">
            <text:p text:style-name="P3">БІЛЬ-ЖАДА</text:p>
          </table:table-cell>
          <table:covered-table-cell/>
          <table:table-cell table:style-name="Dictionary.D3" table:number-columns-spanned="2" office:value-type="string">
            <text:p text:style-name="P11"><text:span text:style-name="T53">-и</text:span><text:span text:style-name="T15"></text:span><text:span text:style-name="T53">, ім., ж., інд.-авт., </text:span><text:span text:style-name="T129">[</text:span><text:span text:style-name="T53">9</text:span><text:span text:style-name="T129">]</text:span></text:p>
          </table:table-cell>
          <table:covered-table-cell/>
          <table:table-cell table:style-name="Dictionary.F3" table:number-columns-spanned="2" office:value-type="string">
            <text:p text:style-name="P11"><text:span text:style-name="T62">Похідне від </text:span><text:span text:style-name="T64">бі</text:span><text:span text:style-name="T13"></text:span><text:span text:style-name="T64">ль</text:span><text:span text:style-name="T62"> і </text:span><text:span text:style-name="T64">жада</text:span><text:span text:style-name="T13"></text:span></text:p>
          </table:table-cell>
          <table:covered-table-cell/>
          <table:table-cell table:style-name="Dictionary.H3" table:number-columns-spanned="3" office:value-type="string">
            <text:p text:style-name="P11"><text:span text:style-name="T77">Рі</text:span><text:span text:style-name="T10"></text:span><text:span text:style-name="T53">чки тепла ковбаня,/ літеплена вода./ Ось тобі, сну – смеркання,/ спогад твій – </text:span><text:span text:style-name="T55">біль-жада</text:span><text:span text:style-name="T53">.</text:span><text:span text:style-name="T52"> (П-2: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" table:number-columns-spanned="5" office:value-type="string">
            <text:h text:style-name="P63" text:outline-level="2">біль</text:h>
            <text:p text:style-name="P52"><text:a xlink:type="simple" xlink:href="http://www.lingvo.ua/uk/LingvoDictionaries/Details?dictionary=Explanatory%20(Uk-Uk)"><text:span text:style-name="T100">Explanatory (Uk-Uk)</text:span></text:a></text:p>
            <text:p text:style-name="P33"><text:span text:style-name="T110">I </text:span><text:span text:style-name="T113">болю, </text:span><text:span text:style-name="T114">ч.</text:span></text:p>
            <text:p text:style-name="P33">Відчуття фізичного страждання. || Своєрідний психофізіологічний стан людини, який проявляється в неприємному, гнітючому, інколи нестерпному відчутті. || Відчуття прикрості, образи, смутку.</text:p>
            <text:p text:style-name="P33"><text:span text:style-name="T110">II </text:span><text:span text:style-name="T113">-і, </text:span><text:span text:style-name="T114">ж.</text:span><text:span text:style-name="T113">, </text:span><text:span text:style-name="T114">рідко</text:span><text:span text:style-name="T113">.</text:span></text:p>
            <text:p text:style-name="P33"><text:soft-page-break/>1) Білі нитки, біла пряжа.</text:p>
            <text:p text:style-name="P33">2) Яскраво-білий колір; білість.</text:p>
            <text:p text:style-name="P33"><text:span text:style-name="T110">III </text:span><text:span text:style-name="T113">-і, </text:span><text:span text:style-name="T114">ж.</text:span></text:p>
            <text:p text:style-name="P33">Біла іржа – хвороба хрестоцвітих, що спричиняє появу білих блискучих плям на листках, стеблах, квітках і плодах рослини.</text:p>
          </table:table-cell>
          <table:covered-table-cell/>
          <table:covered-table-cell/>
          <table:covered-table-cell/>
          <table:covered-table-cell/>
          <table:table-cell table:style-name="Dictionary.G4" table:number-columns-spanned="4" office:value-type="string">
            <text:h text:style-name="P64" text:outline-level="2"><text:span text:style-name="T75">Жаг</text:span><text:span text:style-name="T105">а (жада)</text:span></text:h>
            <text:p text:style-name="P52"><text:a xlink:type="simple" xlink:href="http://www.lingvo.ua/uk/LingvoDictionaries/Details?dictionary=Explanatory%20(Uk-Uk)"><text:span text:style-name="T100">Explanatory (Uk-Uk)</text:span></text:a></text:p>
            <text:p text:style-name="P33"><text:span text:style-name="T113">-и, </text:span><text:span text:style-name="T114">ч.</text:span></text:p>
            <text:p text:style-name="P33">1) Велике бажання пити; спрага.</text:p>
            <text:p text:style-name="P32"><text:span text:style-name="T143">2) </text:span><text:span text:style-name="T116">перен.</text:span><text:span text:style-name="T143"> Велике, нестримне бажання чого-небудь. || </text:span><text:span text:style-name="T147">до чого</text:span><text:span text:style-name="T143">, </text:span><text:span text:style-name="T147">чого</text:span><text:span text:style-name="T143">. Прагнення до чого-небудь, до володіння чим-небудь, до досягнення якоїсь ме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3</text:p>
          </table:table-cell>
          <table:table-cell table:style-name="Dictionary.B5" table:number-columns-spanned="2" office:value-type="string">
            <text:p text:style-name="P2">Біль-самотА</text:p>
          </table:table-cell>
          <table:covered-table-cell/>
          <table:table-cell table:style-name="Dictionary.D5" table:number-columns-spanned="2" office:value-type="string">
            <text:p text:style-name="P10"><text:span text:style-name="T52">-и</text:span><text:span text:style-name="T12"></text:span><text:span text:style-name="T52">, </text:span><text:span text:style-name="T53">ім., ж., інд.-авт., </text:span><text:span text:style-name="T129">[</text:span><text:span text:style-name="T53">9</text:span><text:span text:style-name="T129">]</text:span></text:p>
          </table:table-cell>
          <table:covered-table-cell/>
          <table:table-cell table:style-name="Dictionary.F5" table:number-columns-spanned="2" office:value-type="string">
            <text:p text:style-name="P16"><text:span text:style-name="T128">Похідне від </text:span><text:span text:style-name="T133">бі</text:span><text:span text:style-name="T14"></text:span><text:span text:style-name="T133">ль</text:span><text:span text:style-name="T128"> і </text:span><text:span text:style-name="T133">самота</text:span><text:span text:style-name="T14"></text:span></text:p>
          </table:table-cell>
          <table:covered-table-cell/>
          <table:table-cell table:style-name="Dictionary.H5" table:number-columns-spanned="3" office:value-type="string">
            <text:p text:style-name="P11"><text:span text:style-name="T53">…і вже ти, як цятка, і вже над пітьмою/ спалахуєш зойками </text:span><text:span text:style-name="T55">біль-самоти</text:span><text:span text:style-name="T53">.</text:span><text:span text:style-name="T52"> (П-2:18).</text:span></text:p>
          </table:table-cell>
          <table:covered-table-cell/>
          <table:covered-table-cell/>
        </table:table-row>
        <table:table-row>
          <table:covered-table-cell/>
          <table:table-cell table:style-name="Dictionary.B6" table:number-columns-spanned="5" office:value-type="string">
            <text:p text:style-name="P16"><text:span text:style-name="T133">бі</text:span><text:span text:style-name="T14"></text:span><text:span text:style-name="T133">ль </text:span><text:span text:style-name="T134">(див. 2)</text:span></text:p>
          </table:table-cell>
          <table:covered-table-cell/>
          <table:covered-table-cell/>
          <table:covered-table-cell/>
          <table:covered-table-cell/>
          <table:table-cell table:style-name="Dictionary.G6" table:number-columns-spanned="4" office:value-type="string">
            <text:h text:style-name="P58" text:outline-level="2"><text:span text:style-name="T110">самот</text:span><text:span text:style-name="T138">а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и, </text:span><text:span text:style-name="T114">ж.</text:span></text:p>
            <text:p text:style-name="P38"><text:span text:style-name="T80">1) Стан за знач. </text:span><text:a xlink:type="simple" xlink:href="http://www.lingvo.ua/uk/Translate/uk-uk/самітний"><text:span text:style-name="T98">самітний</text:span></text:a><text:span text:style-name="T80">, </text:span><text:a xlink:type="simple" xlink:href="http://www.lingvo.ua/uk/Translate/uk-uk/самотній"><text:span text:style-name="T98">самотній</text:span></text:a><text:span text:style-name="T80">; самотність. || Гостре відчуття відокремленості, ізольованості від кого-, чого-небудь.</text:span></text:p>
            <text:p text:style-name="P40"><text:span text:style-name="T74">2) </text:span><text:span text:style-name="T92">у знач.</text:span><text:span text:style-name="T74"> </text:span><text:span text:style-name="T92">присл.</text:span><text:span text:style-name="T74"> самот</text:span><text:span text:style-name="T104">о</text:span><text:span text:style-name="T74">ю. Без нікого; наодинці. || Без сім'ї, рідних, близьких, друзів; сам. || Окремо від інших; осібн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4</text:p>
          </table:table-cell>
          <table:table-cell table:style-name="Dictionary.B7" table:number-columns-spanned="2" office:value-type="string">
            <text:p text:style-name="P3">Вичамрілий</text:p>
          </table:table-cell>
          <table:covered-table-cell/>
          <table:table-cell table:style-name="Dictionary.D7" table:number-columns-spanned="2" office:value-type="string">
            <text:p text:style-name="P11"><text:span text:style-name="T52">-а, -е, </text:span><text:span text:style-name="T53">інд.-авт., [1]</text:span></text:p>
          </table:table-cell>
          <table:covered-table-cell/>
          <table:table-cell table:style-name="Dictionary.F7" table:number-columns-spanned="2" office:value-type="string">
            <text:p text:style-name="P11"><text:span text:style-name="T52">Дієпр. пас. мин. ч. до </text:span><text:span text:style-name="T65">ви</text:span><text:span text:style-name="T13"></text:span><text:span text:style-name="T65">чамріти </text:span></text:p>
          </table:table-cell>
          <table:covered-table-cell/>
          <table:table-cell table:style-name="Dictionary.H7" table:number-columns-spanned="3" office:value-type="string">
            <text:p text:style-name="P11"><text:span text:style-name="T53">…оце Дніпро, це жайвірна – Софія,/ а це Ярила </text:span><text:span text:style-name="T55">вичамрілий</text:span><text:span text:style-name="T53"> яр.</text:span><text:span text:style-name="T52">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8" table:number-columns-spanned="9" office:value-type="string">
            <text:p text:style-name="P11"><text:span text:style-name="T65">Ви</text:span><text:span text:style-name="T13"></text:span><text:span text:style-name="T65">чамріти </text:span><text:span text:style-name="T69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5</text:p>
          </table:table-cell>
          <table:table-cell table:style-name="Dictionary.B9" table:number-columns-spanned="2" office:value-type="string">
            <text:p text:style-name="P3">ВІДТонкоголóсити</text:p>
          </table:table-cell>
          <table:covered-table-cell/>
          <table:table-cell table:style-name="Dictionary.D9" table:number-columns-spanned="2" office:value-type="string">
            <text:p text:style-name="P11"><text:span text:style-name="T53">-шу, -сиш, дієсл., </text:span><text:soft-page-break/><text:span text:style-name="T54">недок., перех., інд.-авт., [11], [2]</text:span></text:p>
          </table:table-cell>
          <table:covered-table-cell/>
          <table:table-cell table:style-name="Dictionary.F9" table:number-columns-spanned="2" office:value-type="string">
            <text:p text:style-name="P18"><text:span text:style-name="T52">Похідне від </text:span><text:span text:style-name="T65">тóнко</text:span><text:span text:style-name="T52"> і </text:span><text:span text:style-name="T65">голóсити</text:span></text:p>
          </table:table-cell>
          <table:covered-table-cell/>
          <table:table-cell table:style-name="Dictionary.H9" table:number-columns-spanned="3" office:value-type="string">
            <text:p text:style-name="P11"><text:span text:style-name="T54">Нехай-но і помру - / та він за мене </text:span><text:span text:style-name="T57">відтонкоголосить</text:span><text:span text:style-name="T54">/ три тисячі пропащих вечорів… (П-1: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" table:number-columns-spanned="5" office:value-type="string">
            <text:h text:style-name="P59" text:outline-level="2"><text:span text:style-name="T110">т</text:span><text:span text:style-name="T138">о</text:span><text:span text:style-name="T110">нко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9"><text:span text:style-name="T80">Присл. до </text:span><text:a xlink:type="simple" xlink:href="http://www.lingvo.ua/uk/Translate/uk-uk/тонкий"><text:span text:style-name="T98">тонкий</text:span></text:a><text:span text:style-name="T80">.</text:span></text:p>
          </table:table-cell>
          <table:covered-table-cell/>
          <table:covered-table-cell/>
          <table:covered-table-cell/>
          <table:covered-table-cell/>
          <table:table-cell table:style-name="Dictionary.G10" table:number-columns-spanned="4" office:value-type="string">
            <text:h text:style-name="P59" text:outline-level="2"><text:span text:style-name="T110">голос</text:span><text:span text:style-name="T138">и</text:span><text:span text:style-name="T110">т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-ошу, -осиш, </text:span><text:span text:style-name="T114">недок.</text:span></text:p>
            <text:p text:style-name="P29">1) Голосно плакати.</text:p>
            <text:p text:style-name="P42"><text:span text:style-name="T74">3) Кричати, вигукувати що-небудь. </text:span><text:span text:style-name="T79">Ґвалтом голосити</text:span><text:span text:style-name="T7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6</text:p>
          </table:table-cell>
          <table:table-cell table:style-name="Dictionary.B11" table:number-columns-spanned="2" office:value-type="string">
            <text:p text:style-name="P11"><text:span text:style-name="T12">ВсебезО</text:span><text:span text:style-name="T13"></text:span><text:span text:style-name="T12">дня</text:span></text:p>
          </table:table-cell>
          <table:covered-table-cell/>
          <table:table-cell table:style-name="Dictionary.D11" table:number-columns-spanned="2" office:value-type="string">
            <text:p text:style-name="P11"><text:span text:style-name="T52">-і, </text:span><text:span text:style-name="T53">ім., ж., інд.-авт., </text:span><text:span text:style-name="T129">[9а]</text:span></text:p>
          </table:table-cell>
          <table:covered-table-cell/>
          <table:table-cell table:style-name="Dictionary.F11" table:number-columns-spanned="2" office:value-type="string">
            <text:p text:style-name="P10">Похідне від <text:span text:style-name="T111">все</text:span><text:span text:style-name="T144"> і</text:span><text:span text:style-name="T111"> безо</text:span><text:span text:style-name="T13"></text:span><text:span text:style-name="T111">дня</text:span></text:p>
          </table:table-cell>
          <table:covered-table-cell/>
          <table:table-cell table:style-name="Dictionary.H11" table:number-columns-spanned="3" office:value-type="string">
            <text:p text:style-name="P11"><text:span text:style-name="T53">Земля посовгнулась. Пливе/ розщілиною </text:span><text:span text:style-name="T55">всебезодні</text:span><text:span text:style-name="T52">. (П-1:1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" table:number-columns-spanned="5" office:value-type="string">
            <text:h text:style-name="P56" text:outline-level="2">Весь (все)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0">I </text:span><text:span text:style-name="T113">(ввесь, увесь), всього (усього), </text:span><text:span text:style-name="T114">ч.</text:span><text:span text:style-name="T113">, вся (уся), всієї (усієї), </text:span><text:span text:style-name="T114">ж.</text:span><text:span text:style-name="T113">, все (усе), всього (усього), </text:span><text:span text:style-name="T114">с.</text:span><text:span text:style-name="T113">, </text:span><text:span text:style-name="T114">займ.</text:span> <text:span text:style-name="T114">означ.</text:span><text:span text:style-name="T113">,</text:span></text:p>
            <text:p text:style-name="P28">1) Означає щось як ціле, неподільне, взяте повністю. || Означає цілковите охоплення чим-небудь якоїсь особи, предмета, явища. || всі, всіх, <text:span text:style-name="T114">мн.</text:span> Означає цілковите охоплення окремих однорідних осіб, предметів, явищ – кожного у нерозривному зв'язку з іншим. || <text:span text:style-name="T114">у сполуч.</text:span> <text:span text:style-name="T145">з </text:span><text:span text:style-name="T114">абстр.</text:span> <text:span text:style-name="T114">ім.</text:span> Означає вищий ступінь виявлення якості, стану і т. ін.</text:p>
            <text:p text:style-name="P28">2) <text:span text:style-name="T114">у знач.</text:span> <text:span text:style-name="T114">ім.</text:span> все, всьог<text:span text:style-name="T137">о</text:span>, <text:span text:style-name="T114">с.</text:span> Вичерпне <text:soft-page-break/>охоплення, сукупність предметів, явищ, дій, понять; те, що є, без винятку. || всі, всіх, <text:span text:style-name="T114">мн.</text:span> У повному складі, без винятку. || все, <text:span text:style-name="T114">мн.</text:span> всі. Уживається як узагальнююче слово в переліку.</text:p>
            <text:p text:style-name="P28">3) <text:span text:style-name="T145">при </text:span><text:span text:style-name="T114">ім.</text:span> <text:span text:style-name="T145">з </text:span><text:span text:style-name="T114">прийм.</text:span> з (зо), на. Утворює сполуки способу дії, що означають повноту, посилений перебіг дії.</text:p>
          </table:table-cell>
          <table:covered-table-cell/>
          <table:covered-table-cell/>
          <table:covered-table-cell/>
          <table:covered-table-cell/>
          <table:table-cell table:style-name="Dictionary.G12" table:number-columns-spanned="4" office:value-type="string">
            <text:h text:style-name="P58" text:outline-level="2"><text:span text:style-name="T110">без</text:span><text:span text:style-name="T138">о</text:span><text:span text:style-name="T110">дня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і, </text:span><text:span text:style-name="T114">ж.</text:span></text:p>
            <text:p text:style-name="P28">1) Глибоке провалля; прірва.</text:p>
            <text:p text:style-name="P28">2) <text:span text:style-name="T145">чого</text:span>, <text:span text:style-name="T114">перен.</text:span> Про дуже велику кількість, найвищий ступінь вияву чог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7</text:p>
          </table:table-cell>
          <table:table-cell table:style-name="Dictionary.B13" table:number-columns-spanned="2" office:value-type="string">
            <text:p text:style-name="P11"><text:span text:style-name="T12">ВсебЕ</text:span><text:span text:style-name="T13"></text:span><text:span text:style-name="T12">зрух</text:span></text:p>
          </table:table-cell>
          <table:covered-table-cell/>
          <table:table-cell table:style-name="Dictionary.D13" table:number-columns-spanned="2" office:value-type="string">
            <text:p text:style-name="P11"><text:span text:style-name="T52">-у, </text:span><text:span text:style-name="T53">ім., ч., інд.-авт., </text:span><text:span text:style-name="T129">[8]</text:span></text:p>
          </table:table-cell>
          <table:covered-table-cell/>
          <table:table-cell table:style-name="Dictionary.F13" table:number-columns-spanned="2" office:value-type="string">
            <text:p text:style-name="P10">Похідне від <text:span text:style-name="T111">все</text:span><text:span text:style-name="T144">,</text:span><text:span text:style-name="T111"> без </text:span><text:span text:style-name="T144">і</text:span><text:span text:style-name="T111"> рух</text:span></text:p>
          </table:table-cell>
          <table:covered-table-cell/>
          <table:table-cell table:style-name="Dictionary.H13" table:number-columns-spanned="3" office:value-type="string">
            <text:p text:style-name="P11"><text:span text:style-name="T53">У штольнях ночей вертикальних/ іде схарапуджене дляння/ </text:span><text:span text:style-name="T55">всебезруху</text:span><text:span text:style-name="T53">…</text:span><text:span text:style-name="T52">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" table:number-columns-spanned="3" office:value-type="string">
            <text:p text:style-name="P13">Все <text:span text:style-name="T144">(див. 6)</text:span></text:p>
          </table:table-cell>
          <table:covered-table-cell/>
          <table:covered-table-cell/>
          <table:table-cell table:style-name="Dictionary.E14" table:number-columns-spanned="4" office:value-type="string">
            <text:h text:style-name="P56" text:outline-level="2">без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0">I </text:span><text:span text:style-name="T114">прийм.</text:span><text:span text:style-name="T113">, </text:span><text:span text:style-name="T114">з род. в.</text:span></text:p>
            <text:p text:style-name="P28">1) Вказує на відсутність кого-, чого-небудь. || <text:span text:style-name="T114">у сполуч.</text:span> <text:span text:style-name="T145">з </text:span><text:span text:style-name="T114">ім.</text:span> <text:span text:style-name="T145">у </text:span><text:span text:style-name="T114">род. в.</text:span>Уживається як означення (предмета або особи). || <text:span text:style-name="T114">у сполуч.</text:span> <text:span text:style-name="T145">з деякими</text:span><text:span text:style-name="T114">ім.</text:span> Уживається у значенні прислівника від відповідного іменника з префіксом без або не. || <text:span text:style-name="T114">у сполуч.</text:span> <text:span text:style-name="T145">з </text:span><text:span text:style-name="T114">абстр.</text:span> <text:span text:style-name="T114">ім.</text:span> <text:span text:style-name="T114">перев.</text:span> <text:span text:style-name="T145">із </text:span><text:span text:style-name="T114">знач.</text:span> <text:span text:style-name="T145">дії або стану</text:span>. Передає заперечення дії.</text:p>
            <text:p text:style-name="P28">2) Крім.</text:p>
            <text:p text:style-name="P43"><text:span text:style-name="T73">3) </text:span><text:span text:style-name="T91">у сполуч.</text:span><text:span text:style-name="T73"> </text:span><text:span text:style-name="T78">з </text:span><text:span text:style-name="T91">кільк.</text:span><text:span text:style-name="T73"> </text:span><text:span text:style-name="T91">числ.</text:span><text:span text:style-name="T73"> Вказує на кількість, якої не вистачає до потрібної.</text:span></text:p>
          </table:table-cell>
          <table:covered-table-cell/>
          <table:covered-table-cell/>
          <table:covered-table-cell/>
          <table:table-cell table:style-name="Dictionary.I14" table:number-columns-spanned="2" office:value-type="string">
            <text:h text:style-name="P56" text:outline-level="2">рух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у, </text:span><text:span text:style-name="T114">ч.</text:span></text:p>
            <text:p text:style-name="P28">1) <text:span text:style-name="T114">філос.</text:span> Спосіб існування матерії, який полягає в безперервній зміні всього сущого і виявляється в безпосередній єдності перервності й неперервності простору і часу.</text:p>
            <text:p text:style-name="P28">2) Процес розвитку, внаслідок якого відбувається зміна якості предмета, явища і т. ін., перехід від одного якісного стану до іншого, вищого.</text:p>
            <text:p text:style-name="P28">3) Зміна положення кого-, чого-небудь унаслідок обертання, коливання, переміщення і т. ін. || Переміщення транспорту, ходьба тощо в різних напрямках (на вулицях, дорогах і т. ін.).</text:p>
            <text:p text:style-name="P28">4) Робота якого-небудь механізму, машини, пристрою і <text:soft-page-break/>т. ін.</text:p>
            <text:p text:style-name="P28">5) Зміна положення тіла або його частин (у людини або тварини).</text:p>
            <text:p text:style-name="P28">6) Зміна в душевному стані, викликана яким-небудь почуттям, переживанням і т. ін. || Розвиток процесу мислення в людини.</text:p>
            <text:p text:style-name="P28">7) <text:span text:style-name="T114">перен.</text:span> Громадська діяльність або масовий виступ, спрямований на досягнення певної мети.</text:p>
            <text:p text:style-name="P40"><text:span text:style-name="T74">8) </text:span><text:span text:style-name="T92">перен.</text:span><text:span text:style-name="T74"> Розвиток дії в літературному або музичному творі.</text:span><text:span text:style-name="T79">Криволінійний рух</text:span><text:span text:style-name="T74">. </text:span><text:span text:style-name="T79">Поступальний рух</text:span><text:span text:style-name="T74">.</text:span></text:p>
          </table:table-cell>
          <table:covered-table-cell/>
        </table:table-row>
        <table:table-row>
          <table:table-cell table:style-name="Dictionary.A2" table:number-rows-spanned="2" office:value-type="string">
            <text:p text:style-name="P9">8</text:p>
          </table:table-cell>
          <table:table-cell table:style-name="Dictionary.B15" table:number-columns-spanned="2" office:value-type="string">
            <text:p text:style-name="P11"><text:span text:style-name="T12">ВсебІ</text:span><text:span text:style-name="T13"></text:span><text:span text:style-name="T12">дий</text:span></text:p>
          </table:table-cell>
          <table:covered-table-cell/>
          <table:table-cell table:style-name="Dictionary.D15" table:number-columns-spanned="2" office:value-type="string">
            <text:p text:style-name="P11"><text:span text:style-name="T52">-а, -е, </text:span><text:span text:style-name="T54">прикм., інд.-авт.</text:span><text:span text:style-name="T53">, </text:span><text:span text:style-name="T129">[</text:span><text:span text:style-name="T53">15а</text:span><text:span text:style-name="T129">]</text:span></text:p>
          </table:table-cell>
          <table:covered-table-cell/>
          <table:table-cell table:style-name="Dictionary.F15" table:number-columns-spanned="2" office:value-type="string">
            <text:p text:style-name="P11"><text:span text:style-name="T129">Похідне від </text:span><text:span text:style-name="T131">все </text:span><text:span text:style-name="T132">і</text:span><text:span text:style-name="T131"> бі</text:span><text:span text:style-name="T6"></text:span><text:span text:style-name="T131">дний</text:span></text:p>
          </table:table-cell>
          <table:covered-table-cell/>
          <table:table-cell table:style-name="Dictionary.H15" table:number-columns-spanned="3" office:value-type="string">
            <text:p text:style-name="P18"><text:span text:style-name="T53">Тож – в неба провалля в бездоння, бездолий/ нагірний, невірний, западистий рай,/ </text:span><text:span text:style-name="T55">всебідий</text:span><text:span text:style-name="T53">, всегнівний, всещедрий, всекволий./ А </text:span><text:span text:style-name="T53">що під крилом твоїм? Кара – карай.</text:span><text:span text:style-name="T52">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16" table:number-columns-spanned="4" office:value-type="string">
            <text:h text:style-name="P58" text:outline-level="2"><text:span text:style-name="T110">б</text:span><text:span text:style-name="T138">і</text:span><text:span text:style-name="T110">дни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4">-а, -е.</text:p>
            <text:p text:style-name="P28">1) Який живе в нужді, нестатках; убогий; <text:span text:style-name="T114">прот.</text:span> багатий. || Недостатньо забезпечений матеріально; небагатий, незаможний. || <text:span text:style-name="T114">у знач.</text:span> <text:span text:style-name="T114">ім.</text:span> б<text:span text:style-name="T137">і</text:span>дний, -ного, <text:span text:style-name="T114">ч.</text:span> Убога людина, бідняк.</text:p>
            <text:p text:style-name="P28">2) Такий, як у бідняка, <text:span text:style-name="T114">власт.</text:span> біднякові; недорогий, непишний.</text:p>
            <text:p text:style-name="P28">3) Невеликий кількістю, недостатній.</text:p>
            <text:p text:style-name="P28"><text:soft-page-break/>4) Який має в незначній кількості потрібні риси, ознаки.</text:p>
            <text:p text:style-name="P28">5) <text:span text:style-name="T145">на що</text:span>, <text:span text:style-name="T145">чим</text:span>. Який має, містить мало, недостатньо чого-небудь.</text:p>
            <text:p text:style-name="P28">6) Який викликає співчуття; нещасний, бідолашний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9</text:p>
          </table:table-cell>
          <table:table-cell table:style-name="Dictionary.B17" table:number-columns-spanned="2" office:value-type="string">
            <text:p text:style-name="P11"><text:span text:style-name="T12">ВсевельмО</text:span><text:span text:style-name="T13"></text:span><text:span text:style-name="T12">жний</text:span><text:span text:style-name="T52"> (</text:span><text:span text:style-name="T65">усевельмо</text:span><text:span text:style-name="T52"></text:span><text:span text:style-name="T65">жний</text:span><text:span text:style-name="T52">)</text:span></text:p>
          </table:table-cell>
          <table:covered-table-cell/>
          <table:table-cell table:style-name="Dictionary.D17" table:number-columns-spanned="2" office:value-type="string">
            <text:p text:style-name="P11"><text:span text:style-name="T52">-а, -е, </text:span><text:span text:style-name="T54">прикм., </text:span><text:span text:style-name="T53">інд.-авт., </text:span><text:span text:style-name="T129">[8]</text:span></text:p>
          </table:table-cell>
          <table:covered-table-cell/>
          <table:table-cell table:style-name="Dictionary.F17" table:number-columns-spanned="2" office:value-type="string">
            <text:p text:style-name="P10">Похідне від <text:span text:style-name="T111">все</text:span> і <text:span text:style-name="T111">вельмо</text:span><text:span text:style-name="T4"></text:span><text:span text:style-name="T111">жний</text:span></text:p>
          </table:table-cell>
          <table:covered-table-cell/>
          <table:table-cell table:style-name="Dictionary.H17" table:number-columns-spanned="3" office:value-type="string">
            <text:p text:style-name="P11"><text:span text:style-name="T53">Розкоше світу, йми мене в полон,/ адже і ти така, як я, порожня./ Тож полони мене, </text:span><text:span text:style-name="T55">усевельможна</text:span><text:span text:style-name="T53">,/ дай перейти з тобою Рубікон</text:span><text:span text:style-name="T52">. (П-1: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" table:number-columns-spanned="5" office:value-type="string">
            <text:p text:style-name="P13">Все <text:span text:style-name="T144">(див. 6</text:span><text:span text:style-name="T144">)</text:span></text:p>
          </table:table-cell>
          <table:covered-table-cell/>
          <table:covered-table-cell/>
          <table:covered-table-cell/>
          <table:covered-table-cell/>
          <table:table-cell table:style-name="Dictionary.G18" table:number-columns-spanned="4" office:value-type="string">
            <text:h text:style-name="P58" text:outline-level="2"><text:span text:style-name="T110">вельм</text:span><text:span text:style-name="T138">о</text:span><text:span text:style-name="T110">жни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а, -е, </text:span><text:span text:style-name="T114">заст.</text:span></text:p>
            <text:p text:style-name="P28">1) Родовитий, знатний, багатий, який має значну владу. || <text:span text:style-name="T114">у знач.</text:span> <text:span text:style-name="T114">ім.</text:span>вельм<text:span text:style-name="T137">о</text:span>жний, -ного, <text:span text:style-name="T114">ч.</text:span>; вельм<text:span text:style-name="T137">о</text:span>жна, -ної, <text:span text:style-name="T114">ж.</text:span></text:p>
            <text:p text:style-name="P40"><text:span text:style-name="T74">2) </text:span><text:span text:style-name="T92">у сполуч.</text:span><text:span text:style-name="T74"> </text:span><text:span text:style-name="T79">зі </text:span><text:span text:style-name="T92">сл.</text:span><text:span text:style-name="T74"> пан, пані. Вживалось у звертанні до особи (або в розмові про неї), яка посідала високе суспільне становище, мала </text:span><text:span text:style-name="T74">значну влад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0</text:p>
          </table:table-cell>
          <table:table-cell table:style-name="Dictionary.B19" table:number-columns-spanned="2" office:value-type="string">
            <text:p text:style-name="P11"><text:span text:style-name="T12">ВсевідрА</text:span><text:span text:style-name="T13"></text:span><text:span text:style-name="T12">да</text:span></text:p>
          </table:table-cell>
          <table:covered-table-cell/>
          <table:table-cell table:style-name="Dictionary.D19" table:number-columns-spanned="2" office:value-type="string">
            <text:p text:style-name="P11"><text:span text:style-name="T52">-и, </text:span><text:span text:style-name="T53">ім., інд.-авт., [</text:span><text:span text:style-name="T129">9а</text:span><text:span text:style-name="T53">]</text:span></text:p>
          </table:table-cell>
          <table:covered-table-cell/>
          <table:table-cell table:style-name="Dictionary.F19" table:number-columns-spanned="2" office:value-type="string">
            <text:p text:style-name="P10">Похідне від <text:span text:style-name="T111">все</text:span> і <text:span text:style-name="T111">відра</text:span><text:span text:style-name="T4"></text:span><text:span text:style-name="T111">да</text:span></text:p>
          </table:table-cell>
          <table:covered-table-cell/>
          <table:table-cell table:style-name="Dictionary.H19" table:number-columns-spanned="3" office:value-type="string">
            <text:p text:style-name="P11"><text:span text:style-name="T53">Треба щедро – серцем одним, устами/ ледь розпуклими – розпелюстити втіхи гін,/ </text:span><text:span text:style-name="T55">всевідради</text:span><text:span text:style-name="T53">! Сонце бо йде – за нами.</text:span><text:span text:style-name="T52"> (П-1:106); </text:span><text:span text:style-name="T53">Снують думок рої,/ котрим немає ради/ (смертельні перепади!),/ а сонце </text:span><text:span text:style-name="T55">всевідради</text:span><text:span text:style-name="T53">/ всеглядно постає.</text:span><text:span text:style-name="T52"> (П-1: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20" table:number-columns-spanned="4" office:value-type="string">
            <text:h text:style-name="P58" text:outline-level="2"><text:span text:style-name="T110">відр</text:span><text:span text:style-name="T138">а</text:span><text:span text:style-name="T110">да</text:span></text:h>
            <text:p text:style-name="P52"><text:soft-page-break/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и, </text:span><text:span text:style-name="T114">ж.</text:span></text:p>
            <text:p text:style-name="P28">Те, що заспокоює, сповнює радістю; втіха, задоволення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1</text:p>
          </table:table-cell>
          <table:table-cell table:style-name="Dictionary.B21" table:number-columns-spanned="2" office:value-type="string">
            <text:p text:style-name="P11"><text:span text:style-name="T12">Всевіки</text:span><text:span text:style-name="T52"> (</text:span><text:span text:style-name="T65">всеві</text:span><text:span text:style-name="T13"></text:span><text:span text:style-name="T52">к)</text:span></text:p>
          </table:table-cell>
          <table:covered-table-cell/>
          <table:table-cell table:style-name="Dictionary.D21" table:number-columns-spanned="2" office:value-type="string">
            <text:p text:style-name="P11"><text:span text:style-name="T53">присл., </text:span><text:span text:style-name="T53">інд.-авт., [</text:span><text:span text:style-name="T129">8</text:span><text:span text:style-name="T53">]</text:span></text:p>
          </table:table-cell>
          <table:covered-table-cell/>
          <table:table-cell table:style-name="Dictionary.F21" table:number-columns-spanned="2" office:value-type="string">
            <text:p text:style-name="P10">Похідне від <text:span text:style-name="T111">все</text:span> і <text:span text:style-name="T111">віки</text:span><text:span text:style-name="T4"></text:span></text:p>
          </table:table-cell>
          <table:covered-table-cell/>
          <table:table-cell table:style-name="Dictionary.H21" table:number-columns-spanned="3" office:value-type="string">
            <text:p text:style-name="P11"><text:span text:style-name="T53">Задосить. Приостань. Упився гроз?/ </text:span><text:span text:style-name="T53">Від правіків на </text:span><text:span text:style-name="T55">всевіки</text:span><text:span text:style-name="T53"> упився?</text:span><text:span text:style-name="T52"> (П-1:165); </text:span><text:span text:style-name="T53">Забарні слова,/ що з тіла мертвого летіли/ і споминами душу гріли,/ що, наче дошка гробова,/ позаклякала на </text:span><text:span text:style-name="T55">всевік</text:span><text:span text:style-name="T53">.</text:span><text:span text:style-name="T52">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" table:number-columns-spanned="5" office:value-type="string">
            <text:p text:style-name="P13">Все <text:span text:style-name="T143">(див. 6)</text:span></text:p>
          </table:table-cell>
          <table:covered-table-cell/>
          <table:covered-table-cell/>
          <table:covered-table-cell/>
          <table:covered-table-cell/>
          <table:table-cell table:style-name="Dictionary.G22" table:number-columns-spanned="4" office:value-type="string">
            <text:h text:style-name="P56" text:outline-level="2">вік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у, </text:span><text:span text:style-name="T114">ч.</text:span></text:p>
            <text:p text:style-name="P28">1) Тривалість життя людини, тварини, рослини. || Період, ступінь у рості, розвитку людини; літа. || Відрізок життя людини від зрілого періоду до смерті.</text:p>
            <text:p text:style-name="P38"><text:span text:style-name="T80">2) Те саме, що </text:span><text:a xlink:type="simple" xlink:href="http://www.lingvo.ua/uk/Translate/uk-uk/сторіччя"><text:span text:style-name="T98">сторіччя</text:span></text:a><text:span text:style-name="T80">.</text:span></text:p>
            <text:p text:style-name="P28">3) <text:span text:style-name="T145">з </text:span><text:span text:style-name="T114">означ.</text:span> Період часу, виокремлений за певними ознаками; епоха.<text:span text:style-name="T145">Середні віки</text:span>. || Відрізок часу, який відповідає геологічному ярусові Землі.</text:p>
            <text:p text:style-name="P28">4) <text:span text:style-name="T114">розм.</text:span> Надзвичайно довгий час; вічність.</text:p>
            <text:p text:style-name="P40"><text:span text:style-name="T74">5) </text:span><text:span text:style-name="T92">у знач.</text:span><text:span text:style-name="T74"> </text:span><text:span text:style-name="T92">присл.</text:span><text:span text:style-name="T74"> Надзвичайно довго; завжд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2</text:p>
          </table:table-cell>
          <table:table-cell table:style-name="Dictionary.B23" table:number-columns-spanned="2" office:value-type="string">
            <text:p text:style-name="P11"><text:span text:style-name="T12">ВсевІ</text:span><text:span text:style-name="T13"></text:span><text:span text:style-name="T12">кна</text:span></text:p>
          </table:table-cell>
          <table:covered-table-cell/>
          <table:table-cell table:style-name="Dictionary.D23" table:number-columns-spanned="2" office:value-type="string">
            <text:p text:style-name="P11"><text:span text:style-name="T52">всеві</text:span><text:span text:style-name="T13"></text:span><text:span text:style-name="T52">кон, </text:span><text:span text:style-name="T53">ім., мн., інд.-авт., </text:span><text:soft-page-break/><text:span text:style-name="T53">[</text:span><text:span text:style-name="T129">8</text:span><text:span text:style-name="T53">]</text:span></text:p>
          </table:table-cell>
          <table:covered-table-cell/>
          <table:table-cell table:style-name="Dictionary.F23" table:number-columns-spanned="2" office:value-type="string">
            <text:p text:style-name="P10">Похідне від <text:span text:style-name="T111">все</text:span> і <text:span text:style-name="T111">вікно</text:span><text:span text:style-name="T4"></text:span></text:p>
          </table:table-cell>
          <table:covered-table-cell/>
          <table:table-cell table:style-name="Dictionary.H23" table:number-columns-spanned="3" office:value-type="string">
            <text:p text:style-name="P11"><text:span text:style-name="T53">Заплакані вікна. </text:span><text:span text:style-name="T55">Всевікна</text:span><text:span text:style-name="T53"> твої./ Готуйся до злету. Кінець животінню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24" table:number-columns-spanned="4" office:value-type="string">
            <text:h text:style-name="P58" text:outline-level="2"><text:span text:style-name="T110">вікн</text:span><text:span text:style-name="T138">о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а, </text:span><text:span text:style-name="T114">с.</text:span></text:p>
            <text:p text:style-name="P28">1) Отвір для світла й повітря в стіні приміщення (будинку, вагона тощо), куди вставлено раму з шибками. || Шибки. || Підвіконня.</text:p>
            <text:p text:style-name="P28">2) Просвіт у чому-небудь.</text:p>
            <text:p text:style-name="P28">3) Отвір певного призначення у споруді, агрегаті, машині.</text:p>
            <text:p text:style-name="P28">4) <text:span text:style-name="T114">спец.</text:span> Частина екрана дисплея, з яким програма чи користувач працює як з окремим екраном. || У комп'ютерній графіці – задана частина віртуального простору. || У комп'ютерних мережах – упорядкована множина послідовних порядкових номерів пакетів даних, які можна передавати без отримання підтвердження.</text:p>
            <text:p text:style-name="P28">5) Невеличке озерце, заглиблення в драговині, болоті.</text:p>
            <text:p text:style-name="P28">6) <text:span text:style-name="T114">перен.</text:span>, <text:span text:style-name="T114">розм.</text:span> Вільні для викладача години між двома лекціями, уроками.</text:p>
            <text:p text:style-name="P28">7) <text:span text:style-name="T114">перен.</text:span>, <text:span text:style-name="T114">розм.</text:span> Перерва в чому-небудь, проміжок.</text:p>
            <text:p text:style-name="P40"><text:span text:style-name="T74">8) Про сонячні дні, що дозволяють провести в південних районах ранні сільськогосподарські </text:span><text:span text:style-name="T74">робо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3</text:p>
          </table:table-cell>
          <table:table-cell table:style-name="Dictionary.B25" table:number-columns-spanned="2" office:value-type="string">
            <text:p text:style-name="P3">Всегíн</text:p>
          </table:table-cell>
          <table:covered-table-cell/>
          <table:table-cell table:style-name="Dictionary.D25" table:number-columns-spanned="2" office:value-type="string">
            <text:p text:style-name="P11"><text:span text:style-name="T52">-гóну, </text:span><text:span text:style-name="T53">ім., ч., інд.-авт., </text:span><text:span text:style-name="T129">[8]</text:span></text:p>
          </table:table-cell>
          <table:covered-table-cell/>
          <table:table-cell table:style-name="Dictionary.F25" table:number-columns-spanned="2" office:value-type="string">
            <text:p text:style-name="P10">Похідне від <text:span text:style-name="T111">все</text:span> і <text:span text:style-name="T111">гін</text:span></text:p>
          </table:table-cell>
          <table:covered-table-cell/>
          <table:table-cell table:style-name="Dictionary.H25" table:number-columns-spanned="3" office:value-type="string">
            <text:p text:style-name="P11"><text:span text:style-name="T53">Ця дорога вседороги/ всенезустрічі – </text:span><text:span text:style-name="T55">всегону</text:span><text:span text:style-name="T53">./ Позирай із заквагону/ за сузір’ям Козерога. (П-1: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26" table:number-columns-spanned="4" office:value-type="string">
            <text:h text:style-name="P56" text:outline-level="2">гін</text:h>
            <text:p text:style-name="P52"><text:soft-page-break/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гону, </text:span><text:span text:style-name="T114">ч.</text:span></text:p>
            <text:p text:style-name="P38"><text:span text:style-name="T80">1) Дія за знач. </text:span><text:a xlink:type="simple" xlink:href="http://www.lingvo.ua/uk/Translate/uk-uk/гнати"><text:span text:style-name="T98">гнати</text:span></text:a><text:span text:style-name="T80"> і </text:span><text:a xlink:type="simple" xlink:href="http://www.lingvo.ua/uk/Translate/uk-uk/гнатися"><text:span text:style-name="T98">гнатися</text:span></text:a><text:span text:style-name="T8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4</text:p>
          </table:table-cell>
          <table:table-cell table:style-name="Dictionary.B27" table:number-columns-spanned="2" office:value-type="string">
            <text:p text:style-name="P3">Всеглядно</text:p>
          </table:table-cell>
          <table:covered-table-cell/>
          <table:table-cell table:style-name="Dictionary.D27" table:number-columns-spanned="2" office:value-type="string">
            <text:p text:style-name="P5">присл., інд.-авт., [1]</text:p>
          </table:table-cell>
          <table:covered-table-cell/>
          <table:table-cell table:style-name="Dictionary.F27" table:number-columns-spanned="2" office:value-type="string">
            <text:p text:style-name="P11"><text:span text:style-name="T122">Похідне від </text:span><text:span text:style-name="T123">всегля</text:span><text:span text:style-name="T4"></text:span><text:span text:style-name="T123">дний</text:span></text:p>
          </table:table-cell>
          <table:covered-table-cell/>
          <table:table-cell table:style-name="Dictionary.H27" table:number-columns-spanned="3" office:value-type="string">
            <text:p text:style-name="P11"><text:span text:style-name="T53">Снують думок рої,/ котрим немає ради/ (смертельні перепади!),/ а сонце всевідради/ </text:span><text:span text:style-name="T55">всеглядно</text:span><text:span text:style-name="T53"> постає. (П-1:17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" table:number-columns-spanned="9" office:value-type="string">
            <text:p text:style-name="P11"><text:span text:style-name="T123">всегля</text:span><text:span text:style-name="T4"></text:span><text:span text:style-name="T123">дний </text:span><text:span text:style-name="T126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5</text:p>
          </table:table-cell>
          <table:table-cell table:style-name="Dictionary.B29" table:number-columns-spanned="2" office:value-type="string">
            <text:p text:style-name="P3">ВсегнІвний</text:p>
          </table:table-cell>
          <table:covered-table-cell/>
          <table:table-cell table:style-name="Dictionary.D29" table:number-columns-spanned="2" office:value-type="string">
            <text:p text:style-name="P11"><text:span text:style-name="T52">-а, -е, </text:span><text:span text:style-name="T54">прикм., </text:span><text:span text:style-name="T53">інд.-авт., </text:span><text:span text:style-name="T129">[1б] або [9а]</text:span></text:p>
          </table:table-cell>
          <table:covered-table-cell/>
          <table:table-cell table:style-name="Dictionary.F29" table:number-columns-spanned="2" office:value-type="string">
            <text:p text:style-name="P10">Похідне від <text:span text:style-name="T111">все</text:span> і <text:span text:style-name="T111">гні</text:span><text:span text:style-name="T5"></text:span><text:span text:style-name="T111">вний</text:span></text:p>
          </table:table-cell>
          <table:covered-table-cell/>
          <table:table-cell table:style-name="Dictionary.H29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covered-table-cell/>
          <table:table-cell table:style-name="Dictionary.B30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30" table:number-columns-spanned="4" office:value-type="string">
            <text:h text:style-name="P58" text:outline-level="2"><text:span text:style-name="T110">гн</text:span><text:span text:style-name="T138">і</text:span><text:span text:style-name="T110">вни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4">-а, -е.</text:p>
            <text:p text:style-name="P28">Який перебуває в стані нервового збудження, гніву. || Який виражає гнів, перейнятий гнівом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6</text:p>
          </table:table-cell>
          <table:table-cell table:style-name="Dictionary.B31" table:number-columns-spanned="2" office:value-type="string">
            <text:p text:style-name="P3">ВсеголОдний</text:p>
          </table:table-cell>
          <table:covered-table-cell/>
          <table:table-cell table:style-name="Dictionary.D31" table:number-columns-spanned="2" office:value-type="string">
            <text:p text:style-name="P11"><text:span text:style-name="T52">-а, -е, </text:span><text:span text:style-name="T54">прикм., </text:span><text:span text:style-name="T53">інд.-</text:span><text:span text:style-name="T53">авт., </text:span><text:span text:style-name="T129">[1б] або [9а]</text:span></text:p>
          </table:table-cell>
          <table:covered-table-cell/>
          <table:table-cell table:style-name="Dictionary.F31" table:number-columns-spanned="2" office:value-type="string">
            <text:p text:style-name="P10">Похідне від <text:span text:style-name="T111">все </text:span>і <text:span text:style-name="T111">голо</text:span><text:span text:style-name="T5"></text:span><text:span text:style-name="T111">дний</text:span></text:p>
          </table:table-cell>
          <table:covered-table-cell/>
          <table:table-cell table:style-name="Dictionary.H31" table:number-columns-spanned="3" office:value-type="string">
            <text:p text:style-name="P11"><text:span text:style-name="T53">Народжені мої бажання,/ усенестерпні, </text:span><text:span text:style-name="T55">всеголодні</text:span><text:span text:style-name="T53">,/ такі вітри зняли довкола,/ що все </text:span><text:span text:style-name="T53">несеться шкереберть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32" table:number-columns-spanned="4" office:value-type="string">
            <text:h text:style-name="P58" text:outline-level="2"><text:span text:style-name="T110">гол</text:span><text:span text:style-name="T138">о</text:span><text:span text:style-name="T110">дни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4"><text:soft-page-break/>-а, -е.</text:p>
            <text:p text:style-name="P28">1) Який відчуває голод (у 1 <text:span text:style-name="T114">знач.</text:span>). || Який виражає голод. || <text:span text:style-name="T114">у знач.ім.</text:span> гол<text:span text:style-name="T137">о</text:span>дний, -ного, <text:span text:style-name="T114">ч.</text:span> Той, хто відчуває голод, постійно голодує.</text:p>
            <text:p text:style-name="P28">2) Який настає від голоду; викликаний голодом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7</text:p>
          </table:table-cell>
          <table:table-cell table:style-name="Dictionary.B33" table:number-columns-spanned="2" office:value-type="string">
            <text:p text:style-name="P11"><text:span text:style-name="T12">ВседобрО</text:span><text:span text:style-name="T13"></text:span></text:p>
          </table:table-cell>
          <table:covered-table-cell/>
          <table:table-cell table:style-name="Dictionary.D33" table:number-columns-spanned="2" office:value-type="string">
            <text:p text:style-name="P11"><text:span text:style-name="T52">-а</text:span><text:span text:style-name="T13"></text:span><text:span text:style-name="T52">, </text:span><text:span text:style-name="T53">ім., с., інд.-</text:span><text:span text:style-name="T53">авт., [9а]</text:span></text:p>
          </table:table-cell>
          <table:covered-table-cell/>
          <table:table-cell table:style-name="Dictionary.F33" table:number-columns-spanned="2" office:value-type="string">
            <text:p text:style-name="P10">Похідне від <text:span text:style-name="T111">все</text:span> і <text:span text:style-name="T111">добро</text:span><text:span text:style-name="T4"></text:span></text:p>
          </table:table-cell>
          <table:covered-table-cell/>
          <table:table-cell table:style-name="Dictionary.H33" table:number-columns-spanned="3" office:value-type="string">
            <text:p text:style-name="P11"><text:span text:style-name="T53">Спасенної тримайся криги,/ пречистої тримайся туги,/ шаленої тримайся муки/ і так існуй – на </text:span><text:span text:style-name="T55">вседобро</text:span><text:span text:style-name="T53">. (П-2:83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4" table:number-columns-spanned="5" office:value-type="string">
            <text:p text:style-name="P13">Все <text:span text:style-name="T144">(див. 6</text:span><text:span text:style-name="T144">)</text:span></text:p>
          </table:table-cell>
          <table:covered-table-cell/>
          <table:covered-table-cell/>
          <table:covered-table-cell/>
          <table:covered-table-cell/>
          <table:table-cell table:style-name="Dictionary.G34" table:number-columns-spanned="4" office:value-type="string">
            <text:h text:style-name="P58" text:outline-level="2"><text:span text:style-name="T110">добр</text:span><text:span text:style-name="T138">о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а, </text:span><text:span text:style-name="T114">с.</text:span></text:p>
            <text:p text:style-name="P38"><text:span text:style-name="T80">1) Усе позитивне в житті людей, що відповідає їхнім інтересам, бажанням, мріям; благо; </text:span><text:span text:style-name="T94">прот.</text:span><text:span text:style-name="T80"> лихо, зло. || Добра, корисна справа, вчинок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8</text:p>
          </table:table-cell>
          <table:table-cell table:style-name="Dictionary.B35" table:number-columns-spanned="2" office:value-type="string">
            <text:p text:style-name="P11"><text:span text:style-name="T12">ВседорО</text:span><text:span text:style-name="T13"></text:span><text:span text:style-name="T12">га</text:span></text:p>
          </table:table-cell>
          <table:covered-table-cell/>
          <table:table-cell table:style-name="Dictionary.D35" table:number-columns-spanned="2" office:value-type="string">
            <text:p text:style-name="P11"><text:span text:style-name="T52">-и, </text:span><text:span text:style-name="T53">ім., ж., інд.-авт., [8]</text:span></text:p>
          </table:table-cell>
          <table:covered-table-cell/>
          <table:table-cell table:style-name="Dictionary.F35" table:number-columns-spanned="2" office:value-type="string">
            <text:p text:style-name="P10">Похідне від <text:span text:style-name="T111">все</text:span> і <text:span text:style-name="T111">доро</text:span><text:span text:style-name="T4"></text:span><text:span text:style-name="T111">га</text:span></text:p>
          </table:table-cell>
          <table:covered-table-cell/>
          <table:table-cell table:style-name="Dictionary.H35" table:number-columns-spanned="3" office:value-type="string">
            <text:p text:style-name="P11"><text:span text:style-name="T53">Ця дорога </text:span><text:span text:style-name="T55">вседороги</text:span><text:span text:style-name="T53">/ всенезустрічі – всегону./ Позирай із заквагону/ за сузір’ям Козерога. (П-1:67); Ламка і витка всеспадна </text:span><text:span text:style-name="T55">вседорога</text:span><text:span text:style-name="T53">./ Дорога до Бога – ламка і витка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36" table:number-columns-spanned="4" office:value-type="string">
            <text:h text:style-name="P58" text:outline-level="2"><text:span text:style-name="T110">дор</text:span><text:span text:style-name="T138">о</text:span><text:span text:style-name="T110">га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и, </text:span><text:span text:style-name="T114">ж.</text:span></text:p>
            <text:p text:style-name="P28">1) Смуга землі, по якій їздять і ходять. || Смуга, що лишається як слід після руху кого-, чого-небудь.</text:p>
            <text:p text:style-name="P28">2) Місце для проходу, проїзду. || <text:span text:style-name="T114">перен.</text:span> Доступ куди-небудь, можливість потрапити куди-небудь.</text:p>
            <text:p text:style-name="P28"><text:soft-page-break/>3) Перебування в русі (йдучи або їдучи куди-небудь).</text:p>
            <text:p text:style-name="P28">4) <text:span text:style-name="T114">у знач.</text:span> <text:span text:style-name="T114">присл.</text:span> дор<text:span text:style-name="T137">о</text:span>гою. Під час руху, подорожування куди-небудь.</text:p>
            <text:p text:style-name="P43"><text:span text:style-name="T73">5) Правильний напрямок для руху кого-небудь. || </text:span><text:span text:style-name="T91">перен.</text:span><text:span text:style-name="T73"> Напрямок діяльності, шлях розвитк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9</text:p>
          </table:table-cell>
          <table:table-cell table:style-name="Dictionary.B37" table:number-columns-spanned="2" office:value-type="string">
            <text:p text:style-name="P3">Вседорогий</text:p>
          </table:table-cell>
          <table:covered-table-cell/>
          <table:table-cell table:style-name="Dictionary.D37" table:number-columns-spanned="2" office:value-type="string">
            <text:p text:style-name="P11"><text:span text:style-name="T52">-а, -е, </text:span><text:span text:style-name="T54">прикм., </text:span><text:span text:style-name="T53">інд.-авт., </text:span><text:span text:style-name="T53">[8]</text:span></text:p>
          </table:table-cell>
          <table:covered-table-cell/>
          <table:table-cell table:style-name="Dictionary.F37" table:number-columns-spanned="2" office:value-type="string">
            <text:p text:style-name="P10">Похідне від <text:span text:style-name="T111">все</text:span> і <text:span text:style-name="T111">дороги</text:span><text:span text:style-name="T5"></text:span><text:span text:style-name="T111">й</text:span></text:p>
          </table:table-cell>
          <table:covered-table-cell/>
          <table:table-cell table:style-name="Dictionary.H37" table:number-columns-spanned="3" office:value-type="string">
            <text:p text:style-name="P11"><text:span text:style-name="T53">Земля – хитлива і плавка – </text:span><text:span text:style-name="T55">вседорога</text:span><text:span text:style-name="T53"> і всепрощальна - / здоліла стати, щоб благальна помічена була рука. (П-2:147); Який бо холод довкруги!/ </text:span><text:span text:style-name="T53">Самотності! Ніде нікого./ Одна підтримка – голос Бога/ </text:span><text:span text:style-name="T55">вседорогий, вседорогий</text:span><text:span text:style-name="T53">. (П-2:1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38" table:number-columns-spanned="4" office:value-type="string">
            <text:h text:style-name="P58" text:outline-level="2"><text:span text:style-name="T110">дорог</text:span><text:span text:style-name="T138">и</text:span><text:span text:style-name="T110">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4">-а, -е.</text:p>
            <text:p text:style-name="P28">1) Який коштує великі гроші; <text:span text:style-name="T114">прот.</text:span> дешевий. || Високий (про ціну).</text:p>
            <text:p text:style-name="P28">2) <text:span text:style-name="T114">перен.</text:span> Який високо ціниться, оберігається, яким дорожать.</text:p>
            <text:p text:style-name="P28">3) Близький, милий серцю. || Бажаний, жданий (про гостей). || У звертанні – для вираження любові, приязні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0</text:p>
          </table:table-cell>
          <table:table-cell table:style-name="Dictionary.B39" table:number-columns-spanned="2" office:value-type="string">
            <text:p text:style-name="P3">ВсезАдума</text:p>
          </table:table-cell>
          <table:covered-table-cell/>
          <table:table-cell table:style-name="Dictionary.D39" table:number-columns-spanned="2" office:value-type="string">
            <text:p text:style-name="P11"><text:span text:style-name="T52">-и, </text:span><text:span text:style-name="T53">ім., ж., </text:span><text:span text:style-name="T53">інд.-авт., [8]</text:span></text:p>
          </table:table-cell>
          <table:covered-table-cell/>
          <table:table-cell table:style-name="Dictionary.F39" table:number-columns-spanned="2" office:value-type="string">
            <text:p text:style-name="P10">Похідне від <text:span text:style-name="T111">все</text:span> і <text:span text:style-name="T111">заду</text:span><text:span text:style-name="T5"></text:span><text:span text:style-name="T111">ма</text:span></text:p>
          </table:table-cell>
          <table:covered-table-cell/>
          <table:table-cell table:style-name="Dictionary.H39" table:number-columns-spanned="3" office:value-type="string">
            <text:p text:style-name="P11"><text:span text:style-name="T53">Пірни/ у </text:span><text:span text:style-name="T55">всезадуму</text:span><text:span text:style-name="T53"> і збавляй безчасся. (П-1:1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40" table:number-columns-spanned="4" office:value-type="string">
            <text:h text:style-name="P58" text:outline-level="2"><text:span text:style-name="T110">зад</text:span><text:span text:style-name="T138">у</text:span><text:span text:style-name="T110">ма</text:span></text:h>
            <text:p text:style-name="P52"><text:soft-page-break/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и, </text:span><text:span text:style-name="T114">ж.</text:span></text:p>
            <text:p text:style-name="P28">Стан того, хто заглибився в думки, роздуми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1</text:p>
          </table:table-cell>
          <table:table-cell table:style-name="Dictionary.B41" table:number-columns-spanned="2" office:value-type="string">
            <text:p text:style-name="P11"><text:span text:style-name="T12">ВсеквО</text:span><text:span text:style-name="T17"></text:span><text:span text:style-name="T12">лий</text:span></text:p>
          </table:table-cell>
          <table:covered-table-cell/>
          <table:table-cell table:style-name="Dictionary.D41" table:number-columns-spanned="2" office:value-type="string">
            <text:p text:style-name="P11"><text:span text:style-name="T52">-а, -е, </text:span><text:span text:style-name="T54">прикм., </text:span><text:span text:style-name="T53">інд.-авт., [9а]</text:span></text:p>
          </table:table-cell>
          <table:covered-table-cell/>
          <table:table-cell table:style-name="Dictionary.F41" table:number-columns-spanned="2" office:value-type="string">
            <text:p text:style-name="P10">Похідне від <text:span text:style-name="T111">все </text:span>і <text:span text:style-name="T111">кво</text:span><text:span text:style-name="T7"></text:span><text:span text:style-name="T111">лий</text:span></text:p>
          </table:table-cell>
          <table:covered-table-cell/>
          <table:table-cell table:style-name="Dictionary.H41" table:number-columns-spanned="3" office:value-type="string">
            <text:p text:style-name="P11"><text:span text:style-name="T53">Тож – в неба провалля в бездоння, бездолий/ нагірний, невірний, западистий рай,/ всебідий, всегнівний, всещедрий, </text:span><text:span text:style-name="T55">всекволий</text:span><text:span text:style-name="T53">./ А що під крилом твоїм? Кара – карай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2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42" table:number-columns-spanned="4" office:value-type="string">
            <text:h text:style-name="P58" text:outline-level="2"><text:span text:style-name="T110">кв</text:span><text:span text:style-name="T138">о</text:span><text:span text:style-name="T110">ли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4">-а, -е.</text:p>
            <text:p text:style-name="P28">1) Який має неміцну будову тіла, фізично нерозвинутий; тендітний. || Який утратив силу через хворобу, втому тощо; слабий, безсилий, немічний. || Неміцний, слабкий (про здоров'я). || Який погано росте; негустий, невисокий, прив'ялий (про рослини). || Неміцний, нестійкий (про будівлі, їх частини).</text:p>
            <text:p text:style-name="P28">2) <text:span text:style-name="T114">перен.</text:span> Позбавлений душевної стійкості, твердості, сили волі. || Небадьорий, млявий.</text:p>
            <text:p text:style-name="P28">3) <text:span text:style-name="T114">перен.</text:span> Незначний, слабкий ступенем вияву; ледь відчутний, ледь помітний. || Слабий, ледве чутний. || Нежвавий, повільний. || Неяскравий, тьмяний.</text:p>
            <text:p text:style-name="P43"><text:span text:style-name="T73">4) </text:span><text:span text:style-name="T91">перен.</text:span><text:span text:style-name="T73"> Невправний, невміли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2</text:p>
          </table:table-cell>
          <table:table-cell table:style-name="Dictionary.B43" table:number-columns-spanned="2" office:value-type="string">
            <text:p text:style-name="P11"><text:span text:style-name="T12">ВсемежА</text:span><text:span text:style-name="T17"></text:span></text:p>
          </table:table-cell>
          <table:covered-table-cell/>
          <table:table-cell table:style-name="Dictionary.D43" table:number-columns-spanned="2" office:value-type="string">
            <text:p text:style-name="P11"><text:span text:style-name="T52">-и, </text:span><text:span text:style-name="T53">ім., ж., </text:span><text:span text:style-name="T53">інд.-авт., [8]</text:span></text:p>
          </table:table-cell>
          <table:covered-table-cell/>
          <table:table-cell table:style-name="Dictionary.F43" table:number-columns-spanned="2" office:value-type="string">
            <text:p text:style-name="P10">Похідне від <text:span text:style-name="T111">все</text:span> і <text:span text:style-name="T111">межа</text:span><text:span text:style-name="T7"></text:span></text:p>
          </table:table-cell>
          <table:covered-table-cell/>
          <table:table-cell table:style-name="Dictionary.H43" table:number-columns-spanned="3" office:value-type="string">
            <text:p text:style-name="P11"><text:span text:style-name="T53">Ти ще – ось-ось. Допіру-но ступив/ за </text:span><text:span text:style-name="T55">всемежу</text:span><text:span text:style-name="T53">. (П-1: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44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44" table:number-columns-spanned="4" office:value-type="string">
            <text:h text:style-name="P58" text:outline-level="2"><text:span text:style-name="T110">меж</text:span><text:span text:style-name="T138">а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і, </text:span><text:span text:style-name="T114">ж.</text:span></text:p>
            <text:p text:style-name="P28">1) Лінія поділу якої-небудь території; границя (у 1 <text:span text:style-name="T114">знач.</text:span>). || Лінія, що поділяє землі або води суміжних держав; кордон. || Лінія (умовна), що розділяє між собою якісь частини поверхні. || Зорова лінія, що відділяє що-небудь від чогось. || <text:span text:style-name="T114">перен.</text:span> Уявна точка на сонячній орбіті, що поділяє лінію орбіти на відрізки, відповідні до ранку, дня або вечора. ||<text:span text:style-name="T145">між чим і чим</text:span>, <text:span text:style-name="T145">чого і чого</text:span>, <text:span text:style-name="T114">перен.</text:span> Границя поділу, розрізнення яких-небудь явищ, предметів тощо.</text:p>
            <text:p text:style-name="P28">2) Вузька цілинна смуга між полями, що є водночас і польовою стежкою або шляхом. <text:span text:style-name="T145">Торувати межу</text:span>.</text:p>
            <text:p text:style-name="P28">3) <text:span text:style-name="T145">тільки </text:span><text:span text:style-name="T114">мн.</text:span>, <text:span text:style-name="T114">перен.</text:span> Простір, обмежений чим-небудь. || Відтинок часу, обмежений якими-небудь строками. <text:span text:style-name="T145">У межах десяти хвилин</text:span>. || Обсяг, ступінь чого-небудь.</text:p>
            <text:p text:style-name="P28">4) <text:span text:style-name="T145">чого</text:span>, <text:span text:style-name="T145">чому і без додатка</text:span>, <text:span text:style-name="T114">перен.</text:span> Допустима норма чого-небудь дозволеного.</text:p>
            <text:p text:style-name="P43"><text:span text:style-name="T73">5) </text:span><text:span text:style-name="T91">перен.</text:span><text:span text:style-name="T73"> Останній, крайній ступінь. || Кінець, край чого-небудь. || Найвищий вияв якого-небудь почутт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3</text:p>
          </table:table-cell>
          <table:table-cell table:style-name="Dictionary.B45" table:number-columns-spanned="2" office:value-type="string">
            <text:p text:style-name="P3">Всемолодий</text:p>
          </table:table-cell>
          <table:covered-table-cell/>
          <table:table-cell table:style-name="Dictionary.D45" table:number-columns-spanned="2" office:value-type="string">
            <text:p text:style-name="P11"><text:span text:style-name="T52">-а</text:span><text:span text:style-name="T17"></text:span><text:span text:style-name="T52">,-е</text:span><text:span text:style-name="T17"></text:span><text:span text:style-name="T52">, </text:span><text:span text:style-name="T54">прикм., </text:span><text:span text:style-name="T53">інд.-авт., [8]</text:span></text:p>
          </table:table-cell>
          <table:covered-table-cell/>
          <table:table-cell table:style-name="Dictionary.F45" table:number-columns-spanned="2" office:value-type="string">
            <text:p text:style-name="P10">Похідне від <text:span text:style-name="T111">все</text:span> і <text:span text:style-name="T111">молоди</text:span><text:span text:style-name="T5"></text:span><text:span text:style-name="T111">й</text:span></text:p>
          </table:table-cell>
          <table:covered-table-cell/>
          <table:table-cell table:style-name="Dictionary.H45" table:number-columns-spanned="3" office:value-type="string">
            <text:p text:style-name="P11"><text:span text:style-name="T53">Усесвіту пустеля/ небавом нас огорне,/ і мертва не воскресне/ </text:span><text:span text:style-name="T55">всемолода</text:span><text:span text:style-name="T53"> біда. (П-1:212); І, хилячи </text:span><text:span text:style-name="T55">всемолоде</text:span><text:span text:style-name="T53"> чоло,/ пройти під поглядом, немов під градом… (П-2: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46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46" table:number-columns-spanned="4" office:value-type="string">
            <text:h text:style-name="P58" text:outline-level="2"><text:span text:style-name="T110">молод</text:span><text:span text:style-name="T138">и</text:span><text:span text:style-name="T110">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oft-page-break/><text:span text:style-name="T113">-а, -е, </text:span><text:span text:style-name="T114">нар.-поет.</text:span></text:p>
            <text:p text:style-name="P38"><text:span text:style-name="T80">1) Який має небагато років, не досяг зрілого віку; юний. || Не старий. || </text:span><text:span text:style-name="T94">у знач.</text:span><text:span text:style-name="T80"> </text:span><text:span text:style-name="T94">ім.</text:span><text:span text:style-name="T80"> молод</text:span><text:span text:style-name="T101">и</text:span><text:span text:style-name="T80">й, -д</text:span><text:span text:style-name="T101">о</text:span><text:span text:style-name="T80">го, </text:span><text:span text:style-name="T94">ч.</text:span><text:span text:style-name="T80">; молод</text:span><text:span text:style-name="T101">а</text:span><text:span text:style-name="T80">, -д</text:span><text:span text:style-name="T101">о</text:span><text:span text:style-name="T80">ї, </text:span><text:span text:style-name="T94">ж.</text:span><text:span text:style-name="T80">; молод</text:span><text:span text:style-name="T101">е</text:span><text:span text:style-name="T80">, -д</text:span><text:span text:style-name="T101">о</text:span><text:span text:style-name="T80">го, </text:span><text:span text:style-name="T94">с.</text:span><text:span text:style-name="T80"> Той, хто має небагато років, ще не старий. || З прізвищем, прізвиськом і т. ін. – означає дітей (на відміну від батьків). || </text:span><text:span text:style-name="T94">у знач.</text:span><text:span text:style-name="T80"> </text:span><text:span text:style-name="T94">ім.</text:span><text:span text:style-name="T80"> молод</text:span><text:span text:style-name="T101">і</text:span><text:span text:style-name="T80">, -д</text:span><text:span text:style-name="T101">и</text:span><text:span text:style-name="T80">х,</text:span><text:span text:style-name="T94">мн.</text:span><text:span text:style-name="T80"> Діти (</text:span><text:span text:style-name="T94">див.</text:span><text:span text:style-name="T80"> </text:span><text:a xlink:type="simple" xlink:href="http://www.lingvo.ua/uk/Translate/uk-uk/діти"><text:span text:style-name="T98">діти</text:span></text:a><text:span text:style-name="T80"> I 2)). || Стос. до молодості, належний, </text:span><text:span text:style-name="T94">власт.</text:span><text:span text:style-name="T80"> ї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4</text:p>
          </table:table-cell>
          <table:table-cell table:style-name="Dictionary.B47" table:number-columns-spanned="2" office:value-type="string">
            <text:p text:style-name="P14"><text:span text:style-name="T19">ВсеначувА</text:span><text:span text:style-name="T18"></text:span><text:span text:style-name="T19">нний</text:span></text:p>
          </table:table-cell>
          <table:covered-table-cell/>
          <table:table-cell table:style-name="Dictionary.D47" table:number-columns-spanned="2" office:value-type="string">
            <text:p text:style-name="P14"><text:span text:style-name="T69">-а, -е, </text:span><text:span text:style-name="T60">прикм., </text:span><text:span text:style-name="T61">інд.-авт., [1б]</text:span></text:p>
          </table:table-cell>
          <table:covered-table-cell/>
          <table:table-cell table:style-name="Dictionary.F47" table:number-columns-spanned="2" office:value-type="string">
            <text:p text:style-name="P10">Похідне від <text:span text:style-name="T111">все </text:span>і <text:span text:style-name="T111">начува</text:span><text:span text:style-name="T7"></text:span><text:span text:style-name="T111">тися</text:span></text:p>
          </table:table-cell>
          <table:covered-table-cell/>
          <table:table-cell table:style-name="Dictionary.H47" table:number-columns-spanned="3" office:value-type="string">
            <text:p text:style-name="P11"><text:span text:style-name="T53">І торопкі </text:span><text:span text:style-name="T55">всеначуванні</text:span><text:span text:style-name="T53"> кроки,/ то лис блукає – із хвостом рудим. (П-2: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8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48" table:number-columns-spanned="4" office:value-type="string">
            <text:h text:style-name="P58" text:outline-level="2"><text:span text:style-name="T110">начув</text:span><text:span text:style-name="T138">а</text:span><text:span text:style-name="T110">тися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аюся, -аєшся, </text:span><text:span text:style-name="T114">недок.</text:span></text:p>
            <text:p text:style-name="P40"><text:span text:style-name="T74">Чекати розплати, помсти. || </text:span><text:span text:style-name="T79">чого</text:span><text:span text:style-name="T74">. Чекати чого-небудь неприємног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5</text:p>
          </table:table-cell>
          <table:table-cell table:style-name="Dictionary.B49" table:number-columns-spanned="2" office:value-type="string">
            <text:p text:style-name="P14"><text:span text:style-name="T19">ВсенедочекА</text:span><text:span text:style-name="T18"></text:span><text:span text:style-name="T19">вшися</text:span></text:p>
          </table:table-cell>
          <table:covered-table-cell/>
          <table:table-cell table:style-name="Dictionary.D49" table:number-columns-spanned="2" office:value-type="string">
            <text:p text:style-name="P6">дієприсл., док., інд.-авт., [8], [4]</text:p>
          </table:table-cell>
          <table:covered-table-cell/>
          <table:table-cell table:style-name="Dictionary.F49" table:number-columns-spanned="2" office:value-type="string">
            <text:p text:style-name="P10">Похідне від <text:span text:style-name="T111">все</text:span> і <text:span text:style-name="T111">не дочека</text:span><text:span text:style-name="T7"></text:span><text:span text:style-name="T111">тися</text:span></text:p>
          </table:table-cell>
          <table:covered-table-cell/>
          <table:table-cell table:style-name="Dictionary.H49" table:number-columns-spanned="3" office:value-type="string">
            <text:p text:style-name="P11"><text:span text:style-name="T53">Ну й долечка! Прождати на життя - / і </text:span><text:span text:style-name="T55">всенедочекавшися</text:span><text:span text:style-name="T53"> – померти! (П-1:18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0" table:number-columns-spanned="3" office:value-type="string">
            <text:p text:style-name="P13">Все <text:span text:style-name="T144">(див. 6)</text:span></text:p>
          </table:table-cell>
          <table:covered-table-cell/>
          <table:covered-table-cell/>
          <table:table-cell table:style-name="Dictionary.E50" table:number-columns-spanned="4" office:value-type="string">
            <text:h text:style-name="P56" text:outline-level="2">не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4">запереч.</text:span> <text:span text:style-name="T114">част.</text:span></text:p>
            <text:p text:style-name="P28">1) Уживається перед присудком для повного заперечення змісту <text:soft-page-break/>висловленого. || Уживається перед підметом або другорядним членом речення для повного заперечення їх змісту. || Уживається для повного заперечення чого-небудь після заперечних прислівників, займенників та деяких часток ("навіть", "ще", "й" і т. ін.), що підсилюють заперечення. || Уживається для повного заперечення чого-небудь у разі протиставлення. || Уживається для підсилення заперечення у поєднанні з повторюваним словом.</text:p>
          </table:table-cell>
          <table:covered-table-cell/>
          <table:covered-table-cell/>
          <table:covered-table-cell/>
          <table:table-cell table:style-name="Dictionary.I50" table:number-columns-spanned="2" office:value-type="string">
            <text:h text:style-name="P58" text:outline-level="2"><text:span text:style-name="T110">дочек</text:span><text:span text:style-name="T138">а</text:span><text:span text:style-name="T110">тися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аюся, -аєшся, </text:span><text:span text:style-name="T114">док.</text:span><text:span text:style-name="T113">, </text:span><text:span text:style-name="T113">дочікуватися, -уюся, -уєшся, </text:span><text:span text:style-name="T114">недок.</text:span></text:p>
            <text:p text:style-name="P28"><text:soft-page-break/>Пробути, прожити до того часу, поки настане, з'явиться очікуване; діждатися.</text:p>
          </table:table-cell>
          <table:covered-table-cell/>
        </table:table-row>
        <table:table-row>
          <table:table-cell table:style-name="Dictionary.A2" table:number-rows-spanned="2" office:value-type="string">
            <text:p text:style-name="P9">26</text:p>
          </table:table-cell>
          <table:table-cell table:style-name="Dictionary.B51" table:number-columns-spanned="2" office:value-type="string">
            <text:p text:style-name="P14"><text:span text:style-name="T19">ВсенеНАждА</text:span><text:span text:style-name="T18"></text:span><text:span text:style-name="T19">н</text:span><text:span text:style-name="T19">ний</text:span></text:p>
          </table:table-cell>
          <table:covered-table-cell/>
          <table:table-cell table:style-name="Dictionary.D51" table:number-columns-spanned="2" office:value-type="string">
            <text:p text:style-name="P14"><text:span text:style-name="T69">-а, -е, </text:span><text:span text:style-name="T60">прикм., </text:span><text:span text:style-name="T61">інд.-авт., [8], [4]</text:span></text:p>
          </table:table-cell>
          <table:covered-table-cell/>
          <table:table-cell table:style-name="Dictionary.F51" table:number-columns-spanned="2" office:value-type="string">
            <text:p text:style-name="P14"><text:span text:style-name="T61">Похідне від </text:span><text:span text:style-name="T53">все</text:span><text:span text:style-name="T61"> і </text:span><text:span text:style-name="T53">не жда</text:span><text:span text:style-name="T8"></text:span><text:span text:style-name="T53">ти</text:span></text:p>
          </table:table-cell>
          <table:covered-table-cell/>
          <table:table-cell table:style-name="Dictionary.H51" table:number-columns-spanned="3" office:value-type="string">
            <text:p text:style-name="P11"><text:span text:style-name="T53">я забуваюся, коли цнота/ </text:span><text:span text:style-name="T53">пречистого пребілого паперу/ почне мене, відкривши добру еру/ натхнення в тиші, і коли мета/ мене в полон імкне, </text:span><text:span text:style-name="T55">всененажданна</text:span><text:span text:style-name="T53">. (П-2: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2" table:number-columns-spanned="3" office:value-type="string">
            <text:p text:style-name="P13">Все <text:span text:style-name="T144">(див. 6)</text:span></text:p>
          </table:table-cell>
          <table:covered-table-cell/>
          <table:covered-table-cell/>
          <table:table-cell table:style-name="Dictionary.E52" table:number-columns-spanned="4" office:value-type="string">
            <text:p text:style-name="P13">Не <text:span text:style-name="T144">(див. 25)</text:span></text:p>
          </table:table-cell>
          <table:covered-table-cell/>
          <table:covered-table-cell/>
          <table:covered-table-cell/>
          <table:table-cell table:style-name="Dictionary.I52" table:number-columns-spanned="2" office:value-type="string">
            <text:h text:style-name="P58" text:outline-level="2"><text:span text:style-name="T110">жд</text:span><text:span text:style-name="T138">а</text:span><text:span text:style-name="T110">ти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жду, ждеш, </text:span><text:span text:style-name="T114">недок.</text:span></text:p>
            <text:p text:style-name="P28">1) <text:span text:style-name="T114">перех.</text:span> Перебувати де-небудь, щоб побачити когось, зустрітися з кимось; чекати, очікувати. || <text:span text:style-name="T114">перех.</text:span> <text:span text:style-name="T145">і </text:span><text:span text:style-name="T114">неперех.</text:span>, <text:span text:style-name="T145">кого</text:span>, <text:span text:style-name="T145">чого</text:span>, <text:span text:style-name="T145">на кого </text:span>–<text:span text:style-name="T145">що</text:span>, <text:span text:style-name="T145">зі </text:span><text:span text:style-name="T114">спол.</text:span> Розраховувати на чиє-небудь повернення, на прихід, появу когось, чогось, на здійснення чогось.</text:p>
            <text:p text:style-name="P46"><text:span text:style-name="T80">2) </text:span><text:span text:style-name="T94">перех.</text:span><text:span text:style-name="T80"> </text:span><text:span text:style-name="T83">і </text:span><text:span text:style-name="T94">неперех.</text:span><text:span text:style-name="T80"> Надіятися на що-небудь, сподіватися </text:span><text:soft-page-break/><text:span text:style-name="T80">чогось; чекати.</text:span></text:p>
          </table:table-cell>
          <table:covered-table-cell/>
        </table:table-row>
        <table:table-row>
          <table:table-cell table:style-name="Dictionary.A2" table:number-rows-spanned="2" office:value-type="string">
            <text:p text:style-name="P9">27</text:p>
          </table:table-cell>
          <table:table-cell table:style-name="Dictionary.B53" table:number-columns-spanned="2" office:value-type="string">
            <text:p text:style-name="P3">Всенезустріч</text:p>
          </table:table-cell>
          <table:covered-table-cell/>
          <table:table-cell table:style-name="Dictionary.D53" table:number-columns-spanned="2" office:value-type="string">
            <text:p text:style-name="P11"><text:span text:style-name="T52">-і, </text:span><text:span text:style-name="T53">ім., ж., інд.-авт., [11]</text:span></text:p>
          </table:table-cell>
          <table:covered-table-cell/>
          <table:table-cell table:style-name="Dictionary.F53" table:number-columns-spanned="2" office:value-type="string">
            <text:p text:style-name="P10">Похідне від <text:span text:style-name="T111">все</text:span> і <text:span text:style-name="T111">незу</text:span><text:span text:style-name="T5"></text:span><text:span text:style-name="T111">стріч</text:span></text:p>
          </table:table-cell>
          <table:covered-table-cell/>
          <table:table-cell table:style-name="Dictionary.H53" table:number-columns-spanned="3" office:value-type="string">
            <text:p text:style-name="P11"><text:span text:style-name="T53">Ця дорога вседороги/ </text:span><text:span text:style-name="T55">всенезустрічі</text:span><text:span text:style-name="T53"> – всегону./ Позирай із заквагону/ за сузір’ям Козерога. (П-1:67); Що мав – привиділось, причулося,/ на </text:span><text:span text:style-name="T55">всенезустріч</text:span><text:span text:style-name="T53">, всепрощання. (П-1: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54" table:number-columns-spanned="3" office:value-type="string">
            <text:p text:style-name="P13">Все <text:span text:style-name="T144">(див. 6)</text:span></text:p>
          </table:table-cell>
          <table:covered-table-cell/>
          <table:covered-table-cell/>
          <table:table-cell table:style-name="Dictionary.E54" table:number-columns-spanned="4" office:value-type="string">
            <text:p text:style-name="P13">Не <text:span text:style-name="T144">(див. 25)</text:span></text:p>
          </table:table-cell>
          <table:covered-table-cell/>
          <table:covered-table-cell/>
          <table:covered-table-cell/>
          <table:table-cell table:style-name="Dictionary.I54" table:number-columns-spanned="2" office:value-type="string">
            <text:h text:style-name="P58" text:outline-level="2"><text:span text:style-name="T110">з</text:span><text:span text:style-name="T138">у</text:span><text:span text:style-name="T110">стріч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і, </text:span><text:span text:style-name="T114">ж.</text:span><text:span text:style-name="T113">, </text:span><text:span text:style-name="T114">кого</text:span><text:span text:style-name="T113">, </text:span><text:span text:style-name="T114">чого</text:span><text:span text:style-name="T113">, </text:span><text:span text:style-name="T114">з ким </text:span><text:span text:style-name="T113">– </text:span><text:span text:style-name="T114">чим і без додатка</text:span><text:span text:style-name="T113">.</text:span></text:p>
            <text:p text:style-name="P28">1) Зближення з ким-, чим-небудь, хто (що) рухається навпроти.</text:p>
            <text:p text:style-name="P43"><text:span text:style-name="T73">2) Випадкове або наперед домовлене побачення з ким-небудь. || Тимчасове спільне перебування де-небудь з метою обговорення яких-небудь питань, для бесіди, наради і т. ін. || Спортивне змагання. ||</text:span><text:span text:style-name="T78">рідко</text:span><text:span text:style-name="T73">. Знайомство.</text:span></text:p>
          </table:table-cell>
          <table:covered-table-cell/>
        </table:table-row>
        <table:table-row>
          <table:table-cell table:style-name="Dictionary.A2" table:number-rows-spanned="2" office:value-type="string">
            <text:p text:style-name="P9">28</text:p>
          </table:table-cell>
          <table:table-cell table:style-name="Dictionary.B55" table:number-columns-spanned="2" office:value-type="string">
            <text:p text:style-name="P11"><text:span text:style-name="T12">Всенезустріч</text:span><text:span text:style-name="T11">-</text:span><text:span text:style-name="T12">всегíн</text:span></text:p>
          </table:table-cell>
          <table:covered-table-cell/>
          <table:table-cell table:style-name="Dictionary.D55" table:number-columns-spanned="2" office:value-type="string">
            <text:p text:style-name="P11"><text:span text:style-name="T52">-гону, </text:span><text:span text:style-name="T53">ім., ж., інд.-авт., [9]</text:span></text:p>
          </table:table-cell>
          <table:covered-table-cell/>
          <table:table-cell table:style-name="Dictionary.F55" table:number-columns-spanned="2" office:value-type="string">
            <text:p text:style-name="P11"><text:span text:style-name="T62">Похідне від </text:span><text:span text:style-name="T64">всенезу</text:span><text:span text:style-name="T13"></text:span><text:span text:style-name="T64">стріч</text:span><text:span text:style-name="T62"> і </text:span><text:span text:style-name="T64">всегі</text:span><text:span text:style-name="T13"></text:span><text:span text:style-name="T64">н</text:span></text:p>
          </table:table-cell>
          <table:covered-table-cell/>
          <table:table-cell table:style-name="Dictionary.H55" table:number-columns-spanned="3" office:value-type="string">
            <text:p text:style-name="P11"><text:span text:style-name="T53">Ця дорога вседороги,/ </text:span><text:span text:style-name="T55">всенезустрічі-всегону</text:span><text:span text:style-name="T53">,/ позирай із зак-вагону/ за сузір’ям Козерога. (П-1: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6" table:number-columns-spanned="5" office:value-type="string">
            <text:p text:style-name="P11"><text:span text:style-name="T64">всенезу</text:span><text:span text:style-name="T13"></text:span><text:span text:style-name="T64">стріч </text:span><text:span text:style-name="T70">(див. 27)</text:span></text:p>
          </table:table-cell>
          <table:covered-table-cell/>
          <table:covered-table-cell/>
          <table:covered-table-cell/>
          <table:covered-table-cell/>
          <table:table-cell table:style-name="Dictionary.G56" table:number-columns-spanned="4" office:value-type="string">
            <text:p text:style-name="P11"><text:span text:style-name="T64">всегі</text:span><text:span text:style-name="T13"></text:span><text:span text:style-name="T64">н </text:span><text:span text:style-name="T70">(див. 13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9</text:p>
          </table:table-cell>
          <table:table-cell table:style-name="Dictionary.B57" table:number-columns-spanned="2" office:value-type="string">
            <text:p text:style-name="P11"><text:span text:style-name="T12">ВсенепІзнани</text:span><text:span text:style-name="T12">й</text:span></text:p>
          </table:table-cell>
          <table:covered-table-cell/>
          <table:table-cell table:style-name="Dictionary.D57" table:number-columns-spanned="2" office:value-type="string">
            <text:p text:style-name="P11"><text:span text:style-name="T52">-а, -е, </text:span><text:span text:style-name="T54">прикм., </text:span><text:span text:style-name="T53">інд.-</text:span><text:soft-page-break/><text:span text:style-name="T53">авт., [8]</text:span></text:p>
          </table:table-cell>
          <table:covered-table-cell/>
          <table:table-cell table:style-name="Dictionary.F57" table:number-columns-spanned="2" office:value-type="string">
            <text:p text:style-name="P10">Похідне від <text:span text:style-name="T111">все</text:span> і <text:span text:style-name="T111">непі</text:span><text:span text:style-name="T5"></text:span><text:span text:style-name="T111">знаний</text:span></text:p>
          </table:table-cell>
          <table:covered-table-cell/>
          <table:table-cell table:style-name="Dictionary.H57" table:number-columns-spanned="3" office:value-type="string">
            <text:p text:style-name="P11"><text:span text:style-name="T53">…попелясті зозулі/ вістили роки: </text:span><text:span text:style-name="T53">жий однині/ на </text:span><text:span text:style-name="T55">всенепізнаній</text:span><text:span text:style-name="T53"> землі. (П-1: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58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58" table:number-columns-spanned="4" office:value-type="string">
            <text:h text:style-name="P58" text:outline-level="2"><text:span text:style-name="T110">неп</text:span><text:span text:style-name="T138">і</text:span><text:span text:style-name="T110">знани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4">-а, -е.</text:p>
            <text:p text:style-name="P28">Якого ще не пізнали, не вивчили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30</text:p>
          </table:table-cell>
          <table:table-cell table:style-name="Dictionary.B59" table:number-columns-spanned="2" office:value-type="string">
            <text:p text:style-name="P3">ВсенепогАсний</text:p>
          </table:table-cell>
          <table:covered-table-cell/>
          <table:table-cell table:style-name="Dictionary.D59" table:number-columns-spanned="2" office:value-type="string">
            <text:p text:style-name="P11"><text:span text:style-name="T52">-а, -е, </text:span><text:span text:style-name="T54">прикм., </text:span><text:span text:style-name="T53">інд.-авт., [8]</text:span></text:p>
          </table:table-cell>
          <table:covered-table-cell/>
          <table:table-cell table:style-name="Dictionary.F59" table:number-columns-spanned="2" office:value-type="string">
            <text:p text:style-name="P10">Похідне від <text:span text:style-name="T111">все</text:span> і <text:span text:style-name="T111">непога</text:span><text:span text:style-name="T5"></text:span><text:span text:style-name="T111">сний</text:span></text:p>
          </table:table-cell>
          <table:covered-table-cell/>
          <table:table-cell table:style-name="Dictionary.H59" table:number-columns-spanned="3" office:value-type="string">
            <text:p text:style-name="P11"><text:span text:style-name="T53">оце світіння полохких світань/ світів жертовних, що мене запалює/ </text:span><text:span text:style-name="T55">всенепогасним</text:span><text:span text:style-name="T53"> і ламким, як крига,/ огнем співучих надторосів – криг. (П-1: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60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60" table:number-columns-spanned="4" office:value-type="string">
            <text:h text:style-name="P58" text:outline-level="2"><text:span text:style-name="T110">непог</text:span><text:span text:style-name="T138">а</text:span><text:span text:style-name="T110">сни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4">-а, -е.</text:p>
            <text:p text:style-name="P28">1) Який не гасне, якого не можна погасити; невгасимий.</text:p>
            <text:p text:style-name="P40"><text:span text:style-name="T74">2) </text:span><text:span text:style-name="T92">перен.</text:span><text:span text:style-name="T74"> Який з часом не втрачає своєї сили; неослабний. || Якого не можна стримати, угамува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31</text:p>
          </table:table-cell>
          <table:table-cell table:style-name="Dictionary.B61" table:number-columns-spanned="2" office:value-type="string">
            <text:p text:style-name="P3">ВсенепокОра</text:p>
          </table:table-cell>
          <table:covered-table-cell/>
          <table:table-cell table:style-name="Dictionary.D61" table:number-columns-spanned="2" office:value-type="string">
            <text:p text:style-name="P11"><text:span text:style-name="T52">-и, </text:span><text:span text:style-name="T53">ім., ж., інд.-авт., [8]</text:span></text:p>
          </table:table-cell>
          <table:covered-table-cell/>
          <table:table-cell table:style-name="Dictionary.F61" table:number-columns-spanned="2" office:value-type="string">
            <text:p text:style-name="P10">Похідне від все і непокора</text:p>
          </table:table-cell>
          <table:covered-table-cell/>
          <table:table-cell table:style-name="Dictionary.H61" table:number-columns-spanned="3" office:value-type="string">
            <text:p text:style-name="P11"><text:span text:style-name="T53">Страшна ковбаня – чорна і масна./ І дух тяжкий повзе, немов потвора,/ в лещатах дум твоя </text:span><text:span text:style-name="T55">всенепокора</text:span><text:span text:style-name="T53">,/ стою на кладці. Дозираю дна. (П-1:151)</text:span></text:p>
          </table:table-cell>
          <table:covered-table-cell/>
          <table:covered-table-cell/>
        </table:table-row>
        <table:table-row>
          <table:covered-table-cell/>
          <table:table-cell table:style-name="Dictionary.B62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62" table:number-columns-spanned="4" office:value-type="string">
            <text:h text:style-name="P58" text:outline-level="2"><text:span text:style-name="T110">непок</text:span><text:span text:style-name="T138">о</text:span><text:span text:style-name="T110">ра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и, </text:span><text:span text:style-name="T114">ж.</text:span></text:p>
            <text:p text:style-name="P28">Небажання або відмова підкорятися кому-небудь, слухатися когось і т. ін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9">32</text:p>
          </table:table-cell>
          <table:table-cell table:style-name="Dictionary.B63" table:number-columns-spanned="2" office:value-type="string">
            <text:p text:style-name="P11"><text:span text:style-name="T12">ВсенищІ</text:span><text:span text:style-name="T13"></text:span><text:span text:style-name="T12">вність</text:span></text:p>
          </table:table-cell>
          <table:covered-table-cell/>
          <table:table-cell table:style-name="Dictionary.D63" table:number-columns-spanned="2" office:value-type="string">
            <text:p text:style-name="P11"><text:span text:style-name="T52">-ності, </text:span><text:span text:style-name="T53">ім., ж., інд.-авт., [1б]</text:span></text:p>
          </table:table-cell>
          <table:covered-table-cell/>
          <table:table-cell table:style-name="Dictionary.F63" table:number-columns-spanned="2" office:value-type="string">
            <text:p text:style-name="P11"><text:span text:style-name="T62">Похідне від </text:span><text:span text:style-name="T64">все </text:span><text:span text:style-name="T70">і </text:span><text:span text:style-name="T64">нищівний</text:span></text:p>
          </table:table-cell>
          <table:covered-table-cell/>
          <table:table-cell table:style-name="Dictionary.H63" table:number-columns-spanned="3" office:value-type="string">
            <text:p text:style-name="P11"><text:span text:style-name="T53">І ти збагнеш/ обнавіснілу </text:span><text:span text:style-name="T55">всенищівність</text:span><text:span text:style-name="T53"> роду.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64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64" table:number-columns-spanned="4" office:value-type="string">
            <text:h text:style-name="P58" text:outline-level="2"><text:span text:style-name="T110">нищівн</text:span><text:span text:style-name="T138">и</text:span><text:span text:style-name="T110">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4">-а, -е.</text:p>
            <text:p text:style-name="P28">Який має велику руйнівну, знищувальну силу. || Дуже великий, сильний. || Різкий, нещадний, непримиренний. || Сповнений зневаги, осуду, презирства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33</text:p>
          </table:table-cell>
          <table:table-cell table:style-name="Dictionary.B65" table:number-columns-spanned="2" office:value-type="string">
            <text:p text:style-name="P11"><text:span text:style-name="T12">ВсеО</text:span><text:span text:style-name="T13"></text:span><text:span text:style-name="T12">брій</text:span></text:p>
          </table:table-cell>
          <table:covered-table-cell/>
          <table:table-cell table:style-name="Dictionary.D65" table:number-columns-spanned="2" office:value-type="string">
            <text:p text:style-name="P11"><text:span text:style-name="T52">-ю, </text:span><text:span text:style-name="T53">ім., </text:span><text:span text:style-name="T53">ч., інд.-авт., [8]</text:span></text:p>
          </table:table-cell>
          <table:covered-table-cell/>
          <table:table-cell table:style-name="Dictionary.F65" table:number-columns-spanned="2" office:value-type="string">
            <text:p text:style-name="P25">Похідне від <text:span text:style-name="T111">все </text:span>і <text:span text:style-name="T111">о</text:span><text:span text:style-name="T4"></text:span><text:span text:style-name="T111">брій</text:span></text:p>
          </table:table-cell>
          <table:covered-table-cell/>
          <table:table-cell table:style-name="Dictionary.H65" table:number-columns-spanned="3" office:value-type="string">
            <text:p text:style-name="P19"><text:span text:style-name="T23">Старечою ходою/ із костуром – іще </text:span><text:span text:style-name="T23">бриниш мені/ </text:span><text:span text:style-name="T27">всеобрієм</text:span><text:span text:style-name="T23">. (П-1: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66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66" table:number-columns-spanned="4" office:value-type="string">
            <text:h text:style-name="P58" text:outline-level="2"><text:span text:style-name="T138">о</text:span><text:span text:style-name="T110">брі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ю, </text:span><text:span text:style-name="T114">ч.</text:span></text:p>
            <text:p text:style-name="P28">1) Лінія позірного зіткнення неба з землею чи водною поверхнею; горизонт, небокрай. || Прилегла до землі частина небесного простору; небосхил.</text:p>
            <text:p text:style-name="P28">2) Простір, який постає перед очима на відкритій місцевості; видноколо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34</text:p>
          </table:table-cell>
          <table:table-cell table:style-name="Dictionary.B67" table:number-columns-spanned="2" office:value-type="string">
            <text:p text:style-name="P11"><text:span text:style-name="T12">ВсеобрушА</text:span><text:span text:style-name="T13"></text:span><text:span text:style-name="T12">ти</text:span></text:p>
          </table:table-cell>
          <table:covered-table-cell/>
          <table:table-cell table:style-name="Dictionary.D67" table:number-columns-spanned="2" office:value-type="string">
            <text:p text:style-name="P11"><text:span text:style-name="T52">-а</text:span><text:span text:style-name="T13"></text:span><text:span text:style-name="T52">ю, -єш, </text:span><text:span text:style-name="T52">дієсл., </text:span><text:soft-page-break/><text:span text:style-name="T54">недок., перех., інд.-авт., </text:span><text:span text:style-name="T130">[8</text:span><text:span text:style-name="T54">]</text:span></text:p>
          </table:table-cell>
          <table:covered-table-cell/>
          <table:table-cell table:style-name="Dictionary.F67" table:number-columns-spanned="2" office:value-type="string">
            <text:p text:style-name="P10">Похідне від <text:span text:style-name="T111">все</text:span> і <text:span text:style-name="T111">обруша</text:span><text:span text:style-name="T4"></text:span><text:span text:style-name="T111">ти</text:span></text:p>
          </table:table-cell>
          <table:covered-table-cell/>
          <table:table-cell table:style-name="Dictionary.H67" table:number-columns-spanned="3" office:value-type="string">
            <text:p text:style-name="P11"><text:span text:style-name="T53">Та </text:span><text:span text:style-name="T55">всеобрушає</text:span><text:span text:style-name="T53"> нестерпно/ двопогляд. У ньому ти сущий,/ </text:span><text:span text:style-name="T53">померлий, пантруєш живого,/ </text:span><text:soft-page-break/><text:span text:style-name="T53">зориш за померлим – живий.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68" table:number-columns-spanned="3" office:value-type="string">
            <text:p text:style-name="P13">Все <text:span text:style-name="T144">(див. 6)</text:span></text:p>
          </table:table-cell>
          <table:covered-table-cell/>
          <table:covered-table-cell/>
          <table:table-cell table:style-name="Dictionary.E68" table:number-columns-spanned="6" office:value-type="string">
            <text:h text:style-name="P66" text:outline-level="2"><text:span text:style-name="T84">обр</text:span><text:span text:style-name="T102">у</text:span><text:span text:style-name="T84">шувати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ую, -уєш </text:span><text:span text:style-name="T114">і рідко </text:span><text:span text:style-name="T113">обрушати, -аю, -аєш, </text:span><text:span text:style-name="T114">недок.</text:span><text:span text:style-name="T113">, обрушити, -шу, -шиш,</text:span><text:span text:style-name="T114">док.</text:span><text:span text:style-name="T113">, </text:span><text:span text:style-name="T114">перех.</text:span></text:p>
            <text:p text:style-name="P28">3) <text:span text:style-name="T114">перен.</text:span> Навально спрямовувати щось (сили, удар і т. ін.) на кого-, що-небудь, проти кого-, чого-небудь. || Спрямовувати на кого-, що-небудь усю силу негативних почуттів (гніву, ненависті і т. ін.).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35</text:p>
          </table:table-cell>
          <table:table-cell table:style-name="Dictionary.B69" table:number-columns-spanned="2" office:value-type="string">
            <text:p text:style-name="P11"><text:span text:style-name="T12">ВсеО</text:span><text:span text:style-name="T13"></text:span><text:span text:style-name="T12">чі</text:span></text:p>
          </table:table-cell>
          <table:covered-table-cell/>
          <table:table-cell table:style-name="Dictionary.D69" table:number-columns-spanned="2" office:value-type="string">
            <text:p text:style-name="P11"><text:span text:style-name="T52">-чéй, </text:span><text:span text:style-name="T53">ім., мн., інд.-авт., [8]</text:span></text:p>
          </table:table-cell>
          <table:covered-table-cell/>
          <table:table-cell table:style-name="Dictionary.F69" table:number-columns-spanned="2" office:value-type="string">
            <text:p text:style-name="P10">Похідне від <text:span text:style-name="T111">все</text:span> і <text:span text:style-name="T111">о</text:span><text:span text:style-name="T4"></text:span><text:span text:style-name="T111">чі</text:span></text:p>
          </table:table-cell>
          <table:covered-table-cell/>
          <table:table-cell table:style-name="Dictionary.H69" table:number-columns-spanned="3" office:value-type="string">
            <text:p text:style-name="P11"><text:span text:style-name="T53">Узорені, роздумані, прозорі - / вони – </text:span><text:span text:style-name="T53">одне високе чудування - / недоторканна є оця зчужілість/ і всепрозріння добрих </text:span><text:span text:style-name="T55">всеочей</text:span><text:span text:style-name="T53">. (П-2: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70" table:number-columns-spanned="3" office:value-type="string">
            <text:p text:style-name="P13">Все <text:span text:style-name="T144">(див. 6)</text:span></text:p>
          </table:table-cell>
          <table:covered-table-cell/>
          <table:covered-table-cell/>
          <table:table-cell table:style-name="Dictionary.E70" table:number-columns-spanned="6" office:value-type="string">
            <text:h text:style-name="P66" text:outline-level="2"><text:span text:style-name="T103">О</text:span><text:span text:style-name="T85">ко (</text:span><text:span text:style-name="T103">о</text:span><text:span text:style-name="T85">чі)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0">I </text:span><text:span text:style-name="T113">-а, </text:span><text:span text:style-name="T114">с.</text:span> <text:span text:style-name="T113">(</text:span><text:span text:style-name="T114">мн.</text:span> <text:span text:style-name="T113">очі, </text:span><text:span text:style-name="T114">рідко </text:span><text:span text:style-name="T113">вічі, очей – </text:span><text:span text:style-name="T114">перев.</text:span> <text:span text:style-name="T114">з прийм.</text:span> <text:span text:style-name="T113">у).</text:span></text:p>
            <text:p text:style-name="P38"><text:span text:style-name="T80">1) Орган зору у людини, всіх хребетних та деяких безхребетних тварин. || Те саме, що </text:span><text:a xlink:type="simple" xlink:href="http://www.lingvo.ua/uk/Translate/uk-uk/погляд"><text:span text:style-name="T98">погляд</text:span></text:a><text:span text:style-name="T80">.</text:span></text:p>
            <text:p text:style-name="P28">2) <text:span text:style-name="T114">розм.</text:span> Здатність бачити; зір. || <text:span text:style-name="T145">тільки </text:span><text:span text:style-name="T114">одн.</text:span> Особлива здатність бачення, властива людині завдяки певній професії, досвіду і т. ін.</text:p>
            <text:p text:style-name="P40"><text:span text:style-name="T74">3) </text:span><text:span text:style-name="T92">перен.</text:span><text:span text:style-name="T74">, </text:span><text:span text:style-name="T92">розм.</text:span><text:span text:style-name="T74"> Піклування, догляд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36</text:p>
          </table:table-cell>
          <table:table-cell table:style-name="Dictionary.B71" table:number-columns-spanned="2" office:value-type="string">
            <text:p text:style-name="P3">Всепам’ятки<text:soft-page-break/>й</text:p>
          </table:table-cell>
          <table:covered-table-cell/>
          <table:table-cell table:style-name="Dictionary.D71" table:number-columns-spanned="2" office:value-type="string">
            <text:p text:style-name="P11"><text:span text:style-name="T52">-á, -é, </text:span><text:soft-page-break/><text:span text:style-name="T54">прикм.</text:span><text:span text:style-name="T54">, </text:span><text:span text:style-name="T53">інд.-авт., [8]</text:span></text:p>
          </table:table-cell>
          <table:covered-table-cell/>
          <table:table-cell table:style-name="Dictionary.F71" table:number-columns-spanned="2" office:value-type="string">
            <text:p text:style-name="P10">Похідне від <text:soft-page-break/><text:span text:style-name="T111">все</text:span> і <text:s/><text:span text:style-name="T123">пам’яткий</text:span></text:p>
          </table:table-cell>
          <table:covered-table-cell/>
          <table:table-cell table:style-name="Dictionary.H71" table:number-columns-spanned="3" office:value-type="string">
            <text:p text:style-name="P11"><text:span text:style-name="T53">Володарю своєї смерті, доля - / </text:span><text:soft-page-break/><text:span text:style-name="T55">всепам’ятка</text:span><text:span text:style-name="T53">, всечула, всевидюща - / </text:span><text:span text:style-name="T53">нічого не забуде, не простить.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2" table:number-columns-spanned="3" office:value-type="string">
            <text:p text:style-name="P13">Все <text:span text:style-name="T144">(див. 6)</text:span></text:p>
          </table:table-cell>
          <table:covered-table-cell/>
          <table:covered-table-cell/>
          <table:table-cell table:style-name="Dictionary.E72" table:number-columns-spanned="6" office:value-type="string">
            <text:h text:style-name="P66" text:outline-level="2"><text:span text:style-name="T84">Пам’ятл</text:span><text:span text:style-name="T102">и</text:span><text:span text:style-name="T84">вий (пам’яткий)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4">-а, -е.</text:p>
            <text:p text:style-name="P28">1) Який має добру пам'ять, здатний легко запам'ятовувати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37</text:p>
          </table:table-cell>
          <table:table-cell table:style-name="Dictionary.B73" table:number-columns-spanned="2" office:value-type="string">
            <text:p text:style-name="P3">ВсепекЕльний</text:p>
          </table:table-cell>
          <table:covered-table-cell/>
          <table:table-cell table:style-name="Dictionary.D73" table:number-columns-spanned="2" office:value-type="string">
            <text:p text:style-name="P11"><text:span text:style-name="T52">-а, -е, </text:span><text:span text:style-name="T54">прикм., </text:span><text:span text:style-name="T53">інд.-авт., [8]</text:span></text:p>
          </table:table-cell>
          <table:covered-table-cell/>
          <table:table-cell table:style-name="Dictionary.F73" table:number-columns-spanned="2" office:value-type="string">
            <text:p text:style-name="P11"><text:span text:style-name="T54">Похідне від </text:span><text:span text:style-name="T58">все</text:span><text:span text:style-name="T54"> і </text:span><text:span text:style-name="T58">пекéльний</text:span></text:p>
          </table:table-cell>
          <table:covered-table-cell/>
          <table:table-cell table:style-name="Dictionary.H73" table:number-columns-spanned="3" office:value-type="string">
            <text:p text:style-name="P11"><text:span text:style-name="T53">Сяє срібне серце землі/ </text:span><text:span text:style-name="T55">всепекельними </text:span><text:span text:style-name="T53">калюжами. (П-1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74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74" table:number-columns-spanned="4" office:value-type="string">
            <text:h text:style-name="P58" text:outline-level="2"><text:span text:style-name="T110">пек</text:span><text:span text:style-name="T138">е</text:span><text:span text:style-name="T110">льни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4">-а, -е.</text:p>
            <text:p text:style-name="P38"><text:span text:style-name="T80">1) Прикм. до </text:span><text:a xlink:type="simple" xlink:href="http://www.lingvo.ua/uk/Translate/uk-uk/пекло"><text:span text:style-name="T98">пекло</text:span></text:a><text:span text:style-name="T80"> 1). || Який уявно спостерігається в пеклі.</text:span></text:p>
            <text:p text:style-name="P28">2) <text:span text:style-name="T114">перен.</text:span> Важкий, жахливий, нестерпний; такий, як у пеклі. || Надзвичайний за ступенем прояву; дуже великий.</text:p>
            <text:p text:style-name="P40"><text:span text:style-name="T74">3) </text:span><text:span text:style-name="T92">перен.</text:span><text:span text:style-name="T74"> Злий, підступний. || </text:span><text:span text:style-name="T92">розм.</text:span><text:span text:style-name="T74"> Уживається як лайливе слово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38</text:p>
          </table:table-cell>
          <table:table-cell table:style-name="Dictionary.B75" table:number-columns-spanned="2" office:value-type="string">
            <text:p text:style-name="P3">ВсеперелЕт</text:p>
          </table:table-cell>
          <table:covered-table-cell/>
          <table:table-cell table:style-name="Dictionary.D75" table:number-columns-spanned="2" office:value-type="string">
            <text:p text:style-name="P11"><text:span text:style-name="T52">-у, </text:span><text:span text:style-name="T53">ім., ч., інд.-</text:span><text:span text:style-name="T53">авт., [8]</text:span></text:p>
          </table:table-cell>
          <table:covered-table-cell/>
          <table:table-cell table:style-name="Dictionary.F75" table:number-columns-spanned="2" office:value-type="string">
            <text:p text:style-name="P11"><text:span text:style-name="T62">Похідне від </text:span><text:span text:style-name="T64">все</text:span><text:span text:style-name="T62"> і </text:span><text:span text:style-name="T64">перелі</text:span><text:span text:style-name="T13"></text:span><text:span text:style-name="T64">т</text:span></text:p>
          </table:table-cell>
          <table:covered-table-cell/>
          <table:table-cell table:style-name="Dictionary.H75" table:number-columns-spanned="3" office:value-type="string">
            <text:p text:style-name="P11"><text:span text:style-name="T53">Це божевілля пориву, ця рвань/ </text:span><text:span text:style-name="T55">всеперелетів</text:span><text:span text:style-name="T53"> – з пекла і до раю,/ це надвисання в смерть…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76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76" table:number-columns-spanned="4" office:value-type="string">
            <text:h text:style-name="P58" text:outline-level="2"><text:span text:style-name="T110">перел</text:span><text:span text:style-name="T138">і</text:span><text:span text:style-name="T110">т</text:span></text:h>
            <text:p text:style-name="P52"><text:soft-page-break/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льоту, </text:span><text:span text:style-name="T114">ч.</text:span></text:p>
            <text:p text:style-name="P38"><text:span text:style-name="T80">1) Дія і стан за знач. </text:span><text:a xlink:type="simple" xlink:href="http://www.lingvo.ua/uk/Translate/uk-uk/перелетіти"><text:span text:style-name="T98">перелетіти</text:span></text:a><text:span text:style-name="T80"> 1), </text:span><text:a xlink:type="simple" xlink:href="http://www.lingvo.ua/uk/Translate/uk-uk/перелітати"><text:span text:style-name="T98">переліт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39</text:p>
          </table:table-cell>
          <table:table-cell table:style-name="Dictionary.B77" table:number-columns-spanned="2" office:value-type="string">
            <text:p text:style-name="P3">Всепереляк</text:p>
          </table:table-cell>
          <table:covered-table-cell/>
          <table:table-cell table:style-name="Dictionary.D77" table:number-columns-spanned="2" office:value-type="string">
            <text:p text:style-name="P11"><text:span text:style-name="T52">-у, </text:span><text:span text:style-name="T53">ім., ч., інд.-авт., [8]</text:span></text:p>
          </table:table-cell>
          <table:covered-table-cell/>
          <table:table-cell table:style-name="Dictionary.F77" table:number-columns-spanned="2" office:value-type="string">
            <text:p text:style-name="P11"><text:span text:style-name="T62">Похідне від </text:span><text:span text:style-name="T64">все</text:span><text:span text:style-name="T62"> і </text:span><text:span text:style-name="T64">переляк</text:span></text:p>
          </table:table-cell>
          <table:covered-table-cell/>
          <table:table-cell table:style-name="Dictionary.H77" table:number-columns-spanned="3" office:value-type="string">
            <text:p text:style-name="P11"><text:span text:style-name="T53">Куди сховатись,/ аби втекти глухонімого болю/ і таємничого </text:span><text:span text:style-name="T55">Всепереляку</text:span><text:span text:style-name="T53">/ і ницого рятунку Порожнеч? (П-1: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78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78" table:number-columns-spanned="4" office:value-type="string">
            <text:h text:style-name="P58" text:outline-level="2"><text:span text:style-name="T110">перел</text:span><text:span text:style-name="T138">я</text:span><text:span text:style-name="T110">к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у, </text:span><text:span text:style-name="T114">ч.</text:span></text:p>
            <text:p text:style-name="P28">Почуття страху, боязні. || Стан, викликаний таким почуттям; зовнішні ознаки такого почуття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40</text:p>
          </table:table-cell>
          <table:table-cell table:style-name="Dictionary.B79" table:number-columns-spanned="2" office:value-type="string">
            <text:p text:style-name="P3">Всепопéреду</text:p>
          </table:table-cell>
          <table:covered-table-cell/>
          <table:table-cell table:style-name="Dictionary.D79" table:number-columns-spanned="2" office:value-type="string">
            <text:p text:style-name="P5">присл., інд.-авт., [11]</text:p>
          </table:table-cell>
          <table:covered-table-cell/>
          <table:table-cell table:style-name="Dictionary.F79" table:number-columns-spanned="2" office:value-type="string">
            <text:p text:style-name="P11"><text:span text:style-name="T62">Похідне від </text:span><text:span text:style-name="T64">все</text:span><text:span text:style-name="T62"> і </text:span><text:span text:style-name="T64">попéреду</text:span></text:p>
          </table:table-cell>
          <table:covered-table-cell/>
          <table:table-cell table:style-name="Dictionary.H79" table:number-columns-spanned="3" office:value-type="string">
            <text:p text:style-name="P11"><text:span text:style-name="T53">Іду до вас – ви </text:span><text:span text:style-name="T55">всепопереду</text:span><text:span text:style-name="T53">,/ за заримим обрієм моїм. (П-2:7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0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80" table:number-columns-spanned="4" office:value-type="string">
            <text:h text:style-name="P58" text:outline-level="2"><text:span text:style-name="T110">поп</text:span><text:span text:style-name="T138">е</text:span><text:span text:style-name="T110">реду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0">I </text:span><text:span text:style-name="T114">присл.</text:span></text:p>
            <text:p text:style-name="P28">1) Перед ким-, чим-небудь, на чолі когось, чогось; <text:span text:style-name="T114">прот.</text:span> позаду. || У передній частині чого-небудь. || У числі перших, передових, в авангарді.</text:p>
            <text:p text:style-name="P28">2) Раніше від кого-, чого-небудь; спершу. || За якийсь час до чого-небудь; заздалегідь, наперед. || У минулому, раніше.</text:p>
            <text:p text:style-name="P28">3) На деякій відстані перед ким-, чим-небудь. || На значній віддалі на шляху під час пересування.</text:p>
            <text:p text:style-name="P28">4) У майбутньому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41</text:p>
          </table:table-cell>
          <table:table-cell table:style-name="Dictionary.B81" table:number-columns-spanned="2" office:value-type="string">
            <text:p text:style-name="P3">Всепрозрíння</text:p>
          </table:table-cell>
          <table:covered-table-cell/>
          <table:table-cell table:style-name="Dictionary.D81" table:number-columns-spanned="2" office:value-type="string">
            <text:p text:style-name="P5">ім., с., <text:soft-page-break/>інд.-авт., [8]</text:p>
          </table:table-cell>
          <table:covered-table-cell/>
          <table:table-cell table:style-name="Dictionary.F81" table:number-columns-spanned="2" office:value-type="string">
            <text:p text:style-name="P11"><text:span text:style-name="T62">Похідне від </text:span><text:soft-page-break/><text:span text:style-name="T64">все</text:span><text:span text:style-name="T62"> і </text:span><text:span text:style-name="T64">прозрíння</text:span></text:p>
          </table:table-cell>
          <table:covered-table-cell/>
          <table:table-cell table:style-name="Dictionary.H81" table:number-columns-spanned="3" office:value-type="string">
            <text:p text:style-name="P11"><text:span text:style-name="T53">На всерозхресті люті і жаху,/ на </text:span><text:soft-page-break/><text:span text:style-name="T55">всепрозрінні</text:span><text:span text:style-name="T53"> смертного скрику/ дай мені, Боже, чесного шляху,/ дай </text:span><text:span text:style-name="T53">мені, Боже, гордого лику! (П-1:153); Узорені, роздумані, прозорі - / вони – одне високе чудування - / недоторканна є оця зчужілість/ і </text:span><text:span text:style-name="T55">всепрозріння</text:span><text:span text:style-name="T53"> добрих всеочей. (П-2:1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82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82" table:number-columns-spanned="4" office:value-type="string">
            <text:h text:style-name="P58" text:outline-level="2"><text:span text:style-name="T110">прозр</text:span><text:span text:style-name="T138">і</text:span><text:span text:style-name="T110">ння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я, </text:span><text:span text:style-name="T114">с.</text:span></text:p>
            <text:p text:style-name="P38"><text:span text:style-name="T80">1) Дія і стан за знач. </text:span><text:a xlink:type="simple" xlink:href="http://www.lingvo.ua/uk/Translate/uk-uk/прозріти"><text:span text:style-name="T98">прозріти</text:span></text:a><text:span text:style-name="T8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42</text:p>
          </table:table-cell>
          <table:table-cell table:style-name="Dictionary.B83" table:number-columns-spanned="2" office:value-type="string">
            <text:p text:style-name="P3">Всепрощáльний</text:p>
          </table:table-cell>
          <table:covered-table-cell/>
          <table:table-cell table:style-name="Dictionary.D83" table:number-columns-spanned="2" office:value-type="string">
            <text:p text:style-name="P11"><text:span text:style-name="T52">-а, -е, </text:span><text:span text:style-name="T54">прикм., </text:span><text:span text:style-name="T53">інд.-авт., </text:span><text:span text:style-name="T53">[9а]</text:span></text:p>
          </table:table-cell>
          <table:covered-table-cell/>
          <table:table-cell table:style-name="Dictionary.F83" table:number-columns-spanned="2" office:value-type="string">
            <text:p text:style-name="P11"><text:span text:style-name="T62">Похідне від </text:span><text:span text:style-name="T64">все</text:span><text:span text:style-name="T62"> і </text:span><text:span text:style-name="T64">прощáльний</text:span></text:p>
          </table:table-cell>
          <table:covered-table-cell/>
          <table:table-cell table:style-name="Dictionary.H83" table:number-columns-spanned="3" office:value-type="string">
            <text:p text:style-name="P11"><text:span text:style-name="T53">Земля – хитлива і плавка – вседорога і </text:span><text:span text:style-name="T55">всепрощальна</text:span><text:span text:style-name="T53"> - / здоліла стати, щоб благальна помічена була рука. (П-2:147)</text:span></text:p>
          </table:table-cell>
          <table:covered-table-cell/>
          <table:covered-table-cell/>
        </table:table-row>
        <table:table-row>
          <table:covered-table-cell/>
          <table:table-cell table:style-name="Dictionary.B84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84" table:number-columns-spanned="4" office:value-type="string">
            <text:h text:style-name="P58" text:outline-level="2"><text:span text:style-name="T110">прощ</text:span><text:span text:style-name="T138">а</text:span><text:span text:style-name="T110">льни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4">-а, -е.</text:p>
            <text:p text:style-name="P28">1) Стос. до прощання. ||Викликаний прощанням. || Який буває, відбувається тощо під час прощання з покійником. || Який влаштовується з нагоди від'їзду.</text:p>
            <text:p text:style-name="P43"><text:span text:style-name="T73">2) </text:span><text:span text:style-name="T91">перен.</text:span><text:span text:style-name="T73"> Останні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43</text:p>
          </table:table-cell>
          <table:table-cell table:style-name="Dictionary.B85" table:number-columns-spanned="2" office:value-type="string">
            <text:p text:style-name="P3">Всепрощáння</text:p>
          </table:table-cell>
          <table:covered-table-cell/>
          <table:table-cell table:style-name="Dictionary.D85" table:number-columns-spanned="2" office:value-type="string">
            <text:p text:style-name="P11"><text:span text:style-name="T52">-я, </text:span><text:span text:style-name="T53">ім., с., </text:span><text:span text:style-name="T53">інд.-авт., </text:span><text:soft-page-break/><text:span text:style-name="T53">[9а]</text:span></text:p>
          </table:table-cell>
          <table:covered-table-cell/>
          <table:table-cell table:style-name="Dictionary.F85" table:number-columns-spanned="2" office:value-type="string">
            <text:p text:style-name="P11"><text:span text:style-name="T62">Похідне від </text:span><text:span text:style-name="T64">все</text:span><text:span text:style-name="T62"> і </text:span><text:span text:style-name="T64">прощáння</text:span></text:p>
          </table:table-cell>
          <table:covered-table-cell/>
          <table:table-cell table:style-name="Dictionary.H85" table:number-columns-spanned="3" office:value-type="string">
            <text:p text:style-name="P11"><text:span text:style-name="T53">Що мав – привиділось, причулося,/ на всенезустріч, </text:span><text:span text:style-name="T55">всепрощання</text:span><text:span text:style-name="T53">. (П-</text:span><text:span text:style-name="T53">1:19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6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86" table:number-columns-spanned="4" office:value-type="string">
            <text:h text:style-name="P58" text:outline-level="2"><text:span text:style-name="T110">прощ</text:span><text:span text:style-name="T138">а</text:span><text:span text:style-name="T110">ння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я, </text:span><text:span text:style-name="T114">с.</text:span></text:p>
            <text:p text:style-name="P38"><text:span text:style-name="T80">1) Дія за знач. </text:span><text:a xlink:type="simple" xlink:href="http://www.lingvo.ua/uk/Translate/uk-uk/прощатися"><text:span text:style-name="T98">прощатися</text:span></text:a><text:span text:style-name="T80"> 1). || Слова, які вимовляються перед розлукою, розставанням. </text:span><text:span text:style-name="T83">Час прощання</text:span><text:span text:style-name="T80">.</text:span></text:p>
            <text:p text:style-name="P40"><text:span text:style-name="T74">2) </text:span><text:span text:style-name="T92">перен.</text:span><text:span text:style-name="T74"> Розставання з чим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44</text:p>
          </table:table-cell>
          <table:table-cell table:style-name="Dictionary.B87" table:number-columns-spanned="2" office:value-type="string">
            <text:p text:style-name="P3">Всерозлука</text:p>
          </table:table-cell>
          <table:covered-table-cell/>
          <table:table-cell table:style-name="Dictionary.D87" table:number-columns-spanned="2" office:value-type="string">
            <text:p text:style-name="P11"><text:span text:style-name="T52">-и, </text:span><text:span text:style-name="T53">ім., ж., інд.-авт., [8]</text:span></text:p>
          </table:table-cell>
          <table:covered-table-cell/>
          <table:table-cell table:style-name="Dictionary.F87" table:number-columns-spanned="2" office:value-type="string">
            <text:p text:style-name="P11"><text:span text:style-name="T62">Похідне від </text:span><text:span text:style-name="T64">все</text:span><text:span text:style-name="T62"> і </text:span><text:span text:style-name="T64">розлука</text:span></text:p>
          </table:table-cell>
          <table:covered-table-cell/>
          <table:table-cell table:style-name="Dictionary.H87" table:number-columns-spanned="3" office:value-type="string">
            <text:p text:style-name="P11"><text:span text:style-name="T53">Сягни рукою – і не досягнеш/ ні краю </text:span><text:span text:style-name="T55">всерозлук</text:span><text:span text:style-name="T53">, ні муки краю. (П-1: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88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88" table:number-columns-spanned="4" office:value-type="string">
            <text:h text:style-name="P58" text:outline-level="2"><text:span text:style-name="T110">розл</text:span><text:span text:style-name="T138">у</text:span><text:span text:style-name="T110">ка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и, </text:span><text:span text:style-name="T114">ж.</text:span></text:p>
            <text:p text:style-name="P28">1) Розставання, прощання з ким-, чим-небудь близьким, дорогим.</text:p>
            <text:p text:style-name="P28">2) Тимчасове перебування далеко від кого-, чого-небудь близького, дорогого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45</text:p>
          </table:table-cell>
          <table:table-cell table:style-name="Dictionary.B89" table:number-columns-spanned="2" office:value-type="string">
            <text:p text:style-name="P3">Всерозхрéстя</text:p>
          </table:table-cell>
          <table:covered-table-cell/>
          <table:table-cell table:style-name="Dictionary.D89" table:number-columns-spanned="2" office:value-type="string">
            <text:p text:style-name="P11"><text:span text:style-name="T52">-я, </text:span><text:span text:style-name="T53">ім., с., інд.-авт., [8], [2], [1а]</text:span></text:p>
          </table:table-cell>
          <table:covered-table-cell/>
          <table:table-cell table:style-name="Dictionary.F89" table:number-columns-spanned="2" office:value-type="string">
            <text:p text:style-name="P11"><text:span text:style-name="T62">Похідне від </text:span><text:span text:style-name="T64">все</text:span><text:span text:style-name="T62"> і </text:span><text:span text:style-name="T64">хрест</text:span></text:p>
          </table:table-cell>
          <table:covered-table-cell/>
          <table:table-cell table:style-name="Dictionary.H89" table:number-columns-spanned="3" office:value-type="string">
            <text:p text:style-name="P11"><text:span text:style-name="T53">На </text:span><text:span text:style-name="T55">всерозхресті</text:span><text:span text:style-name="T53"> люті і жаху,/ на всепрозрінні смертного скрику/ дай мені, Боже, чесного шляху,/ дай мені, Боже, гордого лику! (П-1:153)</text:span></text:p>
          </table:table-cell>
          <table:covered-table-cell/>
          <table:covered-table-cell/>
        </table:table-row>
        <table:table-row>
          <table:covered-table-cell/>
          <table:table-cell table:style-name="Dictionary.B90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90" table:number-columns-spanned="4" office:value-type="string">
            <text:h text:style-name="P56" text:outline-level="2">хрест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oft-page-break/><text:span text:style-name="T113">-а, </text:span><text:span text:style-name="T114">ч.</text:span></text:p>
            <text:p text:style-name="P28">1) Предмет і символ культу християнської релігії, який являє собою стрижень з однією або кількома поперечками у верхній половині. || Молитовний жест християн – знак, що нагадує такий предмет, зображується перехресним рухом особливим чином складених пальців правої руки.</text:p>
            <text:p text:style-name="P40"><text:span text:style-name="T74">5) </text:span><text:span text:style-name="T92">перен.</text:span><text:span text:style-name="T74"> Страждання, випробування, що випали на чиюсь долю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46</text:p>
          </table:table-cell>
          <table:table-cell table:style-name="Dictionary.B91" table:number-columns-spanned="2" office:value-type="string">
            <text:p text:style-name="P3">Всесáдно</text:p>
          </table:table-cell>
          <table:covered-table-cell/>
          <table:table-cell table:style-name="Dictionary.D91" table:number-columns-spanned="2" office:value-type="string">
            <text:p text:style-name="P5">присл., інд.-авт., [1]</text:p>
          </table:table-cell>
          <table:covered-table-cell/>
          <table:table-cell table:style-name="Dictionary.F91" table:number-columns-spanned="2" office:value-type="string">
            <text:p text:style-name="P11"><text:span text:style-name="T62">Похідне від </text:span><text:span text:style-name="T64">всесáдний</text:span></text:p>
          </table:table-cell>
          <table:covered-table-cell/>
          <table:table-cell table:style-name="Dictionary.H91" table:number-columns-spanned="3" office:value-type="string">
            <text:p text:style-name="P11"><text:span text:style-name="T53">Меркавий</text:span><text:span text:style-name="T55"> </text:span><text:span text:style-name="T53">місяць був посів/ на всю околицю, </text:span><text:span text:style-name="T55">всесадно</text:span><text:span text:style-name="T53">/ пишаючись і правив владно,/ нічний мій сором чемно крив. (П-2: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92" table:number-columns-spanned="9" office:value-type="string">
            <text:p text:style-name="P11"><text:span text:style-name="T64">Всесáдний </text:span><text:span text:style-name="T70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47</text:p>
          </table:table-cell>
          <table:table-cell table:style-name="Dictionary.B93" table:number-columns-spanned="2" office:value-type="string">
            <text:p text:style-name="P3">Всеспáлення</text:p>
          </table:table-cell>
          <table:covered-table-cell/>
          <table:table-cell table:style-name="Dictionary.D93" table:number-columns-spanned="2" office:value-type="string">
            <text:p text:style-name="P11"><text:span text:style-name="T52">-я, </text:span><text:span text:style-name="T53">ім., с., інд.-авт., [9а]</text:span></text:p>
          </table:table-cell>
          <table:covered-table-cell/>
          <table:table-cell table:style-name="Dictionary.F93" table:number-columns-spanned="2" office:value-type="string">
            <text:p text:style-name="P11"><text:span text:style-name="T62">Похідне від </text:span><text:span text:style-name="T64">все</text:span><text:span text:style-name="T62"> і </text:span><text:span text:style-name="T64">спáлення</text:span></text:p>
          </table:table-cell>
          <table:covered-table-cell/>
          <table:table-cell table:style-name="Dictionary.H93" table:number-columns-spanned="3" office:value-type="string">
            <text:p text:style-name="P11"><text:span text:style-name="T55">Всеспалення</text:span><text:span text:style-name="T53"> Твоє автодафе - / перепочинок перед різнім святом,/ як ворогу назвешся рідним братом/ і смерк розсуне лірою Орфей. (П-1: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94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94" table:number-columns-spanned="4" office:value-type="string">
            <text:h text:style-name="P58" text:outline-level="2"><text:span text:style-name="T110">сп</text:span><text:span text:style-name="T138">а</text:span><text:span text:style-name="T110">лення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я, </text:span><text:span text:style-name="T114">с.</text:span></text:p>
            <text:p text:style-name="P38"><text:span text:style-name="T80">Дія за знач. </text:span><text:a xlink:type="simple" xlink:href="http://www.lingvo.ua/uk/Translate/uk-uk/спалити"><text:span text:style-name="T98">спалити</text:span></text:a><text:span text:style-name="T8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48</text:p>
          </table:table-cell>
          <table:table-cell table:style-name="Dictionary.B95" table:number-columns-spanned="2" office:value-type="string">
            <text:p text:style-name="P3">Всеспогáдувати</text:p>
          </table:table-cell>
          <table:covered-table-cell/>
          <table:table-cell table:style-name="Dictionary.D95" table:number-columns-spanned="2" office:value-type="string">
            <text:p text:style-name="P11"><text:span text:style-name="T52">-ую, -єш, дієсл., </text:span><text:span text:style-name="T53">недок., перех., інд.-</text:span><text:soft-page-break/><text:span text:style-name="T53">авт., [8]</text:span></text:p>
          </table:table-cell>
          <table:covered-table-cell/>
          <table:table-cell table:style-name="Dictionary.F95" table:number-columns-spanned="2" office:value-type="string">
            <text:p text:style-name="P11"><text:span text:style-name="T54">Похідне від </text:span><text:span text:style-name="T58">все</text:span><text:span text:style-name="T54"> і </text:span><text:span text:style-name="T58">спогáдувати</text:span></text:p>
          </table:table-cell>
          <table:covered-table-cell/>
          <table:table-cell table:style-name="Dictionary.H95" table:number-columns-spanned="3" office:value-type="string">
            <text:p text:style-name="P11"><text:span text:style-name="T53">Як лев, що причаївся в хащах обрію,/ заки й зблудив, отак і я валандаюсь,/ від тебе відмежований навіки,/ і </text:span><text:span text:style-name="T55">всеспогадую</text:span><text:span text:style-name="T53"> – немов живу. (П-1:70)</text:span></text:p>
          </table:table-cell>
          <table:covered-table-cell/>
          <table:covered-table-cell/>
        </table:table-row>
        <table:table-row>
          <table:covered-table-cell/>
          <table:table-cell table:style-name="Dictionary.B96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96" table:number-columns-spanned="4" office:value-type="string">
            <text:h text:style-name="P58" text:outline-level="2"><text:span text:style-name="T110">спог</text:span><text:span text:style-name="T138">а</text:span><text:span text:style-name="T110">дувати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ую, -уєш, </text:span><text:span text:style-name="T114">недок.</text:span><text:span text:style-name="T113">, спогадати, -аю, -аєш, </text:span><text:span text:style-name="T114">док.</text:span><text:span text:style-name="T113">, </text:span><text:span text:style-name="T114">перех.</text:span><text:span text:style-name="T113">, </text:span><text:span text:style-name="T114">також із спол.</text:span><text:span text:style-name="T113">що, як, </text:span><text:span text:style-name="T113">коли, </text:span><text:span text:style-name="T114">неперех.</text:span><text:span text:style-name="T113">, </text:span><text:span text:style-name="T114">про кого </text:span><text:span text:style-name="T113">– </text:span><text:span text:style-name="T114">що</text:span><text:span text:style-name="T113">, </text:span><text:span text:style-name="T114">розм.</text:span> <text:span text:style-name="T114">за кого </text:span><text:span text:style-name="T113">– </text:span><text:span text:style-name="T114">що</text:span><text:span text:style-name="T113">, </text:span><text:span text:style-name="T114">розм.</text:span></text:p>
            <text:p text:style-name="P38"><text:span text:style-name="T80">1) Те саме, що </text:span><text:a xlink:type="simple" xlink:href="http://www.lingvo.ua/uk/Translate/uk-uk/згадувати"><text:span text:style-name="T98">згадувати</text:span></text:a><text:span text:style-name="T80">. </text:span><text:span text:style-name="T83">Спогадувати добрим словом</text:span><text:span text:style-name="T80">.</text:span></text:p>
            <text:p text:style-name="P28">2) Думати, уявляти щ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49</text:p>
          </table:table-cell>
          <table:table-cell table:style-name="Dictionary.B97" table:number-columns-spanned="2" office:value-type="string">
            <text:p text:style-name="P3">Всетривóга</text:p>
          </table:table-cell>
          <table:covered-table-cell/>
          <table:table-cell table:style-name="Dictionary.D97" table:number-columns-spanned="2" office:value-type="string">
            <text:p text:style-name="P11"><text:span text:style-name="T52">-и, </text:span><text:span text:style-name="T53">ім., ж., інд.-авт., [8]</text:span></text:p>
          </table:table-cell>
          <table:covered-table-cell/>
          <table:table-cell table:style-name="Dictionary.F97" table:number-columns-spanned="2" office:value-type="string">
            <text:p text:style-name="P11"><text:span text:style-name="T62">Похідне від </text:span><text:span text:style-name="T64">все</text:span><text:span text:style-name="T62"> і </text:span><text:span text:style-name="T64">тривóга</text:span></text:p>
          </table:table-cell>
          <table:covered-table-cell/>
          <table:table-cell table:style-name="Dictionary.H97" table:number-columns-spanned="3" office:value-type="string">
            <text:p text:style-name="P11"><text:span text:style-name="T53">Надимляється дорога/ від диявола до Бога,/ вслід ступає </text:span><text:span text:style-name="T55">всетривога</text:span><text:span text:style-name="T53">,/ і спинилась біла смерть. (П-2:127); О ця займанщина душі!/ Спіши – з дороги і в дорогу./ Годуй голодну </text:span><text:span text:style-name="T55">всетривогу</text:span><text:span text:style-name="T53">/ і спогаду не воруши. (П-2:289)</text:span></text:p>
          </table:table-cell>
          <table:covered-table-cell/>
          <table:covered-table-cell/>
        </table:table-row>
        <table:table-row>
          <table:covered-table-cell/>
          <table:table-cell table:style-name="Dictionary.B98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98" table:number-columns-spanned="4" office:value-type="string">
            <text:h text:style-name="P58" text:outline-level="2"><text:span text:style-name="T110">трив</text:span><text:span text:style-name="T138">о</text:span><text:span text:style-name="T110">га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и, </text:span><text:span text:style-name="T114">ж.</text:span></text:p>
            <text:p text:style-name="P28">1) Неспокій, збентеження, викликані якимсь побоюванням, страхом перед чимось, передчуттям неприємного, небезпечного. || <text:span text:style-name="T114">перев.</text:span> <text:span text:style-name="T114">мн.</text:span>Хвилювання, переживання, що порушують душевний спокій.</text:p>
            <text:p text:style-name="P28">2) Метушня, шарпанина, переполох.</text:p>
            <text:p text:style-name="P43"><text:span text:style-name="T73">3) Стан, що вимагає активних дій; загроза, небезпека. || Умовний сигнал, що сповіщає про небезпеку, загрозу або про битву, бій. </text:span><text:span text:style-name="T78">Бойова тривога</text:span><text:span text:style-name="T73">.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9">50</text:p>
          </table:table-cell>
          <table:table-cell table:style-name="Dictionary.B99" table:number-columns-spanned="2" office:value-type="string">
            <text:p text:style-name="P3">Всецáрствіє</text:p>
          </table:table-cell>
          <table:covered-table-cell/>
          <table:table-cell table:style-name="Dictionary.D99" table:number-columns-spanned="2" office:value-type="string">
            <text:p text:style-name="P11"><text:span text:style-name="T52">-я, </text:span><text:span text:style-name="T53">ім., </text:span><text:span text:style-name="T53">с., інд.-авт., [8]</text:span></text:p>
          </table:table-cell>
          <table:covered-table-cell/>
          <table:table-cell table:style-name="Dictionary.F99" table:number-columns-spanned="2" office:value-type="string">
            <text:p text:style-name="P11"><text:span text:style-name="T62">Похідне від </text:span><text:span text:style-name="T64">все</text:span><text:span text:style-name="T62"> і </text:span><text:span text:style-name="T64">цáрствіє</text:span></text:p>
          </table:table-cell>
          <table:covered-table-cell/>
          <table:table-cell table:style-name="Dictionary.H99" table:number-columns-spanned="3" office:value-type="string">
            <text:p text:style-name="P11"><text:span text:style-name="T53">Оце й бо він, твій люд. Оце й бо він, </text:span><text:span text:style-name="T53">твій край./ </text:span><text:span text:style-name="T55">Всецарствіє</text:span><text:span text:style-name="T53"> паскуд в сто горл реве: тримай. (П-2:1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0" table:number-columns-spanned="3" office:value-type="string">
            <text:p text:style-name="P13">Все <text:span text:style-name="T144">(див. 6)</text:span></text:p>
          </table:table-cell>
          <table:covered-table-cell/>
          <table:covered-table-cell/>
          <table:table-cell table:style-name="Dictionary.E100" table:number-columns-spanned="6" office:value-type="string">
            <text:h text:style-name="P65" text:outline-level="2"><text:span text:style-name="T76">Ц</text:span><text:span text:style-name="T106">а</text:span><text:span text:style-name="T76">рство (ц</text:span><text:span text:style-name="T106">а</text:span><text:span text:style-name="T76">рствіє)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а, </text:span><text:span text:style-name="T114">с.</text:span></text:p>
            <text:p text:style-name="P28">1) Держава, якою править цар (у 1 <text:span text:style-name="T114">знач.</text:span>).</text:p>
            <text:p text:style-name="P43"><text:span text:style-name="T73">2) </text:span><text:span text:style-name="T78">рідко</text:span><text:span text:style-name="T73">. Правління царя (у 1 </text:span><text:span text:style-name="T91">знач.</text:span><text:span text:style-name="T73">); царювання. || </text:span><text:span text:style-name="T91">перен.</text:span><text:span text:style-name="T73"> Сфера, ділянка, в якій хто-небудь почуває себе повновладним господарем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51</text:p>
          </table:table-cell>
          <table:table-cell table:style-name="Dictionary.B101" table:number-columns-spanned="2" office:value-type="string">
            <text:p text:style-name="P3">Всечекáння</text:p>
          </table:table-cell>
          <table:covered-table-cell/>
          <table:table-cell table:style-name="Dictionary.D101" table:number-columns-spanned="2" office:value-type="string">
            <text:p text:style-name="P11"><text:span text:style-name="T52">-я, </text:span><text:span text:style-name="T53">ім., с., інд.-авт., [8]</text:span></text:p>
          </table:table-cell>
          <table:covered-table-cell/>
          <table:table-cell table:style-name="Dictionary.F101" table:number-columns-spanned="2" office:value-type="string">
            <text:p text:style-name="P11"><text:span text:style-name="T62">Похідне від </text:span><text:span text:style-name="T64">все</text:span><text:span text:style-name="T62"> і </text:span><text:span text:style-name="T64">чекáння</text:span></text:p>
          </table:table-cell>
          <table:covered-table-cell/>
          <table:table-cell table:style-name="Dictionary.H101" table:number-columns-spanned="3" office:value-type="string">
            <text:p text:style-name="P11"><text:span text:style-name="T53">Це все юрма. І ніч. І брат мій спить./ Росте під стелю </text:span><text:span text:style-name="T55">всечекання</text:span><text:span text:style-name="T53">. (П-1:1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2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102" table:number-columns-spanned="4" office:value-type="string">
            <text:h text:style-name="P58" text:outline-level="2"><text:span text:style-name="T110">чек</text:span><text:span text:style-name="T138">а</text:span><text:span text:style-name="T110">ння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я, </text:span><text:span text:style-name="T114">с.</text:span></text:p>
            <text:p text:style-name="P38"><text:span text:style-name="T80">Стан за знач. </text:span><text:a xlink:type="simple" xlink:href="http://www.lingvo.ua/uk/Translate/uk-uk/чекати"><text:span text:style-name="T98">чекати</text:span></text:a><text:span text:style-name="T8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52</text:p>
          </table:table-cell>
          <table:table-cell table:style-name="Dictionary.B103" table:number-columns-spanned="2" office:value-type="string">
            <text:p text:style-name="P3">Всечулий</text:p>
          </table:table-cell>
          <table:covered-table-cell/>
          <table:table-cell table:style-name="Dictionary.D103" table:number-columns-spanned="2" office:value-type="string">
            <text:p text:style-name="P11"><text:span text:style-name="T52">-а, -е, </text:span><text:span text:style-name="T54">дієпр., </text:span><text:span text:style-name="T53">інд.-авт., [1б]</text:span></text:p>
          </table:table-cell>
          <table:covered-table-cell/>
          <table:table-cell table:style-name="Dictionary.F103" table:number-columns-spanned="2" office:value-type="string">
            <text:p text:style-name="P11"><text:span text:style-name="T62">Похідне від </text:span><text:span text:style-name="T64">все</text:span><text:span text:style-name="T62"> і </text:span><text:span text:style-name="T64">чýти</text:span></text:p>
          </table:table-cell>
          <table:covered-table-cell/>
          <table:table-cell table:style-name="Dictionary.H103" table:number-columns-spanned="3" office:value-type="string">
            <text:p text:style-name="P11"><text:span text:style-name="T53">Володарю своєї смерті, доля - / всепам’ятка, </text:span><text:span text:style-name="T55">всечула</text:span><text:span text:style-name="T53">, всевидюща - / нічого не забуде, не простить.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4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104" table:number-columns-spanned="4" office:value-type="string">
            <text:h text:style-name="P60" text:outline-level="2"><text:span text:style-name="T110">ч</text:span><text:span text:style-name="T138">у</text:span><text:span text:style-name="T110">ти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48"><text:span text:style-name="T113">чую, чуєш, </text:span><text:span text:style-name="T114">недок.</text:span></text:p>
            <text:p text:style-name="P48"><text:soft-page-break/>1) <text:span text:style-name="T114">перех.</text:span> Сприймати за допомогою органів слуху які-небудь звуки. ||<text:span text:style-name="T114">у знач.</text:span> <text:span text:style-name="T114">вставн. сл.</text:span> Чується.</text:p>
            <text:p text:style-name="P48">2) <text:span text:style-name="T114">неперех.</text:span> Мати слух.</text:p>
            <text:p text:style-name="P50"><text:span text:style-name="T80">3) </text:span><text:span text:style-name="T94">перех.</text:span><text:span text:style-name="T80"> Мати які-небудь дані, відомості про кого-, що-небудь, знати про кого-небудь із розмов, чуток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53</text:p>
          </table:table-cell>
          <table:table-cell table:style-name="Dictionary.B105" table:number-columns-spanned="2" office:value-type="string">
            <text:p text:style-name="P3">Всещéдрий</text:p>
          </table:table-cell>
          <table:covered-table-cell/>
          <table:table-cell table:style-name="Dictionary.D105" table:number-columns-spanned="2" office:value-type="string">
            <text:p text:style-name="P11"><text:span text:style-name="T52">-а, -е, </text:span><text:span text:style-name="T54">прикм., </text:span><text:span text:style-name="T53">інд.-</text:span><text:span text:style-name="T53">авт., [9а]</text:span></text:p>
          </table:table-cell>
          <table:covered-table-cell/>
          <table:table-cell table:style-name="Dictionary.F105" table:number-columns-spanned="2" office:value-type="string">
            <text:p text:style-name="P11"><text:span text:style-name="T62">Похідне від </text:span><text:span text:style-name="T64">все</text:span><text:span text:style-name="T62"> і </text:span><text:span text:style-name="T64">щéдрий</text:span></text:p>
          </table:table-cell>
          <table:covered-table-cell/>
          <table:table-cell table:style-name="Dictionary.H105" table:number-columns-spanned="3" office:value-type="string">
            <text:p text:style-name="P11"><text:span text:style-name="T53">Тож – в неба провалля в бездоння, бездолий/ нагірний, невірний, западистий рай,/ всебідий, </text:span><text:span text:style-name="T53">всегнівний, </text:span><text:span text:style-name="T55">всещедрий</text:span><text:span text:style-name="T53">, всекволий./ А що під крилом твоїм? Кара – карай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6" table:number-columns-spanned="5" office:value-type="string">
            <text:p text:style-name="P13">Все <text:span text:style-name="T144">(див. 6)</text:span></text:p>
          </table:table-cell>
          <table:covered-table-cell/>
          <table:covered-table-cell/>
          <table:covered-table-cell/>
          <table:covered-table-cell/>
          <table:table-cell table:style-name="Dictionary.G106" table:number-columns-spanned="4" office:value-type="string">
            <text:h text:style-name="P58" text:outline-level="2"><text:span text:style-name="T110">щ</text:span><text:span text:style-name="T138">е</text:span><text:span text:style-name="T110">дри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4">-а, -е.</text:p>
            <text:p text:style-name="P38"><text:span text:style-name="T80">1) Який охоче ділиться своїм майном, коштами і т. ін., не шкодує витрачати що-небудь. || </text:span><text:span text:style-name="T94">у знач.</text:span><text:span text:style-name="T80"> </text:span><text:span text:style-name="T94">ім.</text:span><text:span text:style-name="T80"> щ</text:span><text:span text:style-name="T101">е</text:span><text:span text:style-name="T80">дрий, -рого, </text:span><text:span text:style-name="T94">ч.</text:span><text:span text:style-name="T80"> Той, хто не шкодує витрачати що-небудь. || </text:span><text:span text:style-name="T94">перен.</text:span><text:span text:style-name="T80">, </text:span><text:span text:style-name="T83">на що</text:span><text:span text:style-name="T80">, </text:span><text:span text:style-name="T83">в чому</text:span><text:span text:style-name="T80">. Який легко, охоче роздає щось, наділяє чимс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54</text:p>
          </table:table-cell>
          <table:table-cell table:style-name="Dictionary.B107" table:number-columns-spanned="2" office:value-type="string">
            <text:p text:style-name="P3">Втéки</text:p>
          </table:table-cell>
          <table:covered-table-cell/>
          <table:table-cell table:style-name="Dictionary.D107" table:number-columns-spanned="2" office:value-type="string">
            <text:p text:style-name="P5">ім., мн., інд.-авт., [15]</text:p>
          </table:table-cell>
          <table:covered-table-cell/>
          <table:table-cell table:style-name="Dictionary.F107" table:number-columns-spanned="2" office:value-type="string">
            <text:p text:style-name="P11"><text:span text:style-name="T52">Похідне від </text:span><text:span text:style-name="T65">втéча</text:span></text:p>
          </table:table-cell>
          <table:covered-table-cell/>
          <table:table-cell table:style-name="Dictionary.H107" table:number-columns-spanned="3" office:value-type="string">
            <text:p text:style-name="P11"><text:span text:style-name="T53">Коли докучили ці </text:span><text:span text:style-name="T55">втеки</text:span><text:span text:style-name="T53"> - / в лет, до вогненної пащеки./ Як він ощирився, стозмій! (П-1: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08" table:number-columns-spanned="9" office:value-type="string">
            <text:h text:style-name="P62" text:outline-level="2"><text:span text:style-name="T110">ут</text:span><text:span text:style-name="T138">е</text:span><text:span text:style-name="T110">ча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(втеча), -і, </text:span><text:span text:style-name="T114">ж.</text:span></text:p>
            <text:p text:style-name="P28">1) Швидкий відхід, біг, від'їзд і т. ін. з метою уникнення небезпеки, неприємного становища тощо.</text:p>
            <text:p text:style-name="P28">2) Таємний самовільний відхід, від'їзд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55</text:p>
          </table:table-cell>
          <table:table-cell table:style-name="Dictionary.B109" table:number-columns-spanned="2" office:value-type="string">
            <text:p text:style-name="P3">Гетьмáнитис<text:soft-page-break/>я</text:p>
          </table:table-cell>
          <table:covered-table-cell/>
          <table:table-cell table:style-name="Dictionary.D109" table:number-columns-spanned="2" office:value-type="string">
            <text:p text:style-name="P11"><text:span text:style-name="T53">-нюся, </text:span><text:soft-page-break/><text:span text:style-name="T53">-нишся, дієсл., </text:span><text:span text:style-name="T53">недок., перех., інд.-авт., </text:span><text:span text:style-name="T53">[5]</text:span></text:p>
          </table:table-cell>
          <table:covered-table-cell/>
          <table:table-cell table:style-name="Dictionary.F109" table:number-columns-spanned="2" office:value-type="string">
            <text:p text:style-name="P10">Похідне від <text:soft-page-break/><text:span text:style-name="T111">ге</text:span><text:span text:style-name="T5"></text:span><text:span text:style-name="T111">тьман — </text:span><text:span text:style-name="T144">вивищуватися</text:span></text:p>
          </table:table-cell>
          <table:covered-table-cell/>
          <table:table-cell table:style-name="Dictionary.H109" table:number-columns-spanned="3" office:value-type="string">
            <text:p text:style-name="P11"><text:span text:style-name="T53">…той віщий пагорб, на котрому </text:span><text:soft-page-break/><text:span text:style-name="T53">горді/ </text:span><text:span text:style-name="T55">гетьманяться</text:span><text:span text:style-name="T53"> дуби – наснився з ночі,/ аби розлуку близити мою. (П-2:17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0" table:number-columns-spanned="9" office:value-type="string">
            <text:h text:style-name="P58" text:outline-level="2"><text:span text:style-name="T110">г</text:span><text:span text:style-name="T138">е</text:span><text:span text:style-name="T110">тьман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6">поет.</text:p>
            <text:p text:style-name="P41"><text:span text:style-name="T74">гетьм</text:span><text:span text:style-name="T104">а</text:span><text:span text:style-name="T74">н, -а, </text:span><text:span text:style-name="T92">ч.</text:span><text:span text:style-name="T74"> У 16 ст. – виборний ватажок козацького війська Запорізької Січі, від 17 ст. до 1764 р. – начальник козацького війська та верховний правитель України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26">56</text:p>
          </table:table-cell>
          <table:table-cell table:style-name="Dictionary.B111" table:number-columns-spanned="2" office:value-type="string">
            <text:p text:style-name="P17"><text:span text:style-name="T52">ГЛИ</text:span><text:span text:style-name="T11"></text:span><text:span text:style-name="T52">Б-СИ</text:span><text:span text:style-name="T11"></text:span><text:span text:style-name="T52">НЬ-СЕ</text:span><text:span text:style-name="T11"></text:span><text:span text:style-name="T52">РЦЕ</text:span></text:p>
          </table:table-cell>
          <table:covered-table-cell/>
          <table:table-cell table:style-name="Dictionary.D111" table:number-columns-spanned="2" office:value-type="string">
            <text:p text:style-name="P11">-я, <text:span text:style-name="T146">ім., с. інд.-авт., [9]</text:span></text:p>
          </table:table-cell>
          <table:covered-table-cell/>
          <table:table-cell table:style-name="Dictionary.F111" table:number-columns-spanned="2" office:value-type="string">
            <text:p text:style-name="P10">Похідне від <text:span text:style-name="T111">глиб</text:span>, <text:span text:style-name="T111">синь</text:span>, і <text:span text:style-name="T111">се</text:span><text:span text:style-name="T16"></text:span><text:span text:style-name="T111">рце</text:span></text:p>
          </table:table-cell>
          <table:covered-table-cell/>
          <table:table-cell table:style-name="Dictionary.H111" table:number-columns-spanned="3" office:value-type="string">
            <text:p text:style-name="P11"><text:span text:style-name="T61">Золотокінва</text:span><text:span text:style-name="T53"> – пади-но,/ спади з лиця в </text:span><text:span text:style-name="T56">глиб-синь-серця</text:span><text:span text:style-name="T53">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2" table:number-columns-spanned="3" office:value-type="string">
            <text:h text:style-name="P58" text:outline-level="2"><text:span text:style-name="T110">Глибин</text:span><text:span text:style-name="T138">а (</text:span><text:span text:style-name="T127">глиб</text:span><text:span text:style-name="T138">)</text:span></text:h>
            <text:p text:style-name="P54"><text:a xlink:type="simple" xlink:href="http://www.lingvo.ua/uk/LingvoDictionaries/Details?dictionary=Explanatory%20(Uk-Uk)"><text:span text:style-name="T99">Explanatory (Uk-Uk)</text:span></text:a></text:p>
            <text:p text:style-name="P27"><text:span text:style-name="T113">-и, </text:span><text:span text:style-name="T114">ж.</text:span></text:p>
            <text:p text:style-name="P27">1) Відстань зверху вниз від поверхні, краю чого-небудь.</text:p>
            <text:p text:style-name="P47"><text:span text:style-name="T80">5) </text:span><text:span text:style-name="T83">тільки </text:span><text:span text:style-name="T94">одн.</text:span><text:span text:style-name="T80">, </text:span><text:span text:style-name="T94">перен.</text:span><text:span text:style-name="T80"> Про значущість, змістовність чого-небудь.</text:span></text:p>
          </table:table-cell>
          <table:covered-table-cell/>
          <table:covered-table-cell/>
          <table:table-cell table:style-name="Dictionary.E112" table:number-columns-spanned="4" office:value-type="string">
            <text:h text:style-name="P58" text:outline-level="2"><text:span text:style-name="T110">С</text:span><text:span text:style-name="T138">и</text:span><text:span text:style-name="T110">нява (</text:span><text:span text:style-name="T127">синь</text:span><text:span text:style-name="T110">)</text:span></text:h>
            <text:p text:style-name="P54"><text:a xlink:type="simple" xlink:href="http://www.lingvo.ua/uk/LingvoDictionaries/Details?dictionary=Explanatory%20(Uk-Uk)"><text:span text:style-name="T99">Explanatory (Uk-Uk)</text:span></text:a></text:p>
            <text:p text:style-name="P27"><text:span text:style-name="T113">-и, </text:span><text:span text:style-name="T114">ж.</text:span></text:p>
            <text:p text:style-name="P27">1) Синій колір чого-небудь. || Ясне синє небо. || Серпанок. || <text:span text:style-name="T114">поет.</text:span>Сутінки.</text:p>
            <text:p text:style-name="P47"><text:span text:style-name="T80">2) Синій простір, синя поверхня (про небо, море).</text:span></text:p>
          </table:table-cell>
          <table:covered-table-cell/>
          <table:covered-table-cell/>
          <table:covered-table-cell/>
          <table:table-cell table:style-name="Dictionary.I112" table:number-columns-spanned="2" office:value-type="string">
            <text:h text:style-name="P58" text:outline-level="2"><text:span text:style-name="T110">с</text:span><text:span text:style-name="T138">е</text:span><text:span text:style-name="T110">рце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42"><text:span text:style-name="T74">2) Цей орган людини як символ зосередження почуттів, настроїв, </text:span><text:span text:style-name="T74">переживань і т. ін. || Здатність почувати й розуміти інших; чуйність, сердечність. || Цей орган людини як символ любовних почуттів, любовної прив'язаності. || </text:span><text:span text:style-name="T92">перен.</text:span><text:span text:style-name="T74"> Внутрішній психічний світ людини, її настрої, переживання, почуття. || </text:span><text:span text:style-name="T79">з </text:span><text:span text:style-name="T92">означ.</text:span><text:span text:style-name="T74"> Сукупність якостей, рис, властивих певній особі; вдача людини. </text:span><text:soft-page-break/><text:span text:style-name="T74">|| </text:span><text:span text:style-name="T79">з </text:span><text:span text:style-name="T92">означ.</text:span><text:span text:style-name="T74"> Людина як носій тих чи інших рис, якостей.</text:span></text:p>
          </table:table-cell>
          <table:covered-table-cell/>
        </table:table-row>
        <table:table-row>
          <table:table-cell table:style-name="Dictionary.A2" table:number-rows-spanned="2" office:value-type="string">
            <text:p text:style-name="P9">57</text:p>
          </table:table-cell>
          <table:table-cell table:style-name="Dictionary.B113" table:number-columns-spanned="2" office:value-type="string">
            <text:p text:style-name="P3">Горлозгукий</text:p>
          </table:table-cell>
          <table:covered-table-cell/>
          <table:table-cell table:style-name="Dictionary.D113" table:number-columns-spanned="2" office:value-type="string">
            <text:p text:style-name="P11"><text:span text:style-name="T52">-а, -е, </text:span><text:span text:style-name="T54">прикм., </text:span><text:span text:style-name="T53">інд.-авт., </text:span><text:span text:style-name="T53">[15а]</text:span></text:p>
          </table:table-cell>
          <table:covered-table-cell/>
          <table:table-cell table:style-name="Dictionary.F113" table:number-columns-spanned="2" office:value-type="string">
            <text:p text:style-name="P11"><text:span text:style-name="T62">Похідне від </text:span><text:span text:style-name="T64">гóрло </text:span><text:span text:style-name="T62">і </text:span><text:span text:style-name="T64">згýкий (</text:span><text:span text:style-name="T62">від </text:span><text:span text:style-name="T64">звук)</text:span></text:p>
          </table:table-cell>
          <table:covered-table-cell/>
          <table:table-cell table:style-name="Dictionary.H113" table:number-columns-spanned="3" office:value-type="string">
            <text:p text:style-name="P11"><text:span text:style-name="T53">А обрій утікав. Я надбігав/ щосил моїх. Та обрій </text:span><text:span text:style-name="T55">горлозгукий</text:span><text:span text:style-name="T53">/ пустився впрост. (П-1:1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4" table:number-columns-spanned="5" office:value-type="string">
            <text:h text:style-name="P58" text:outline-level="2"><text:span text:style-name="T110">г</text:span><text:span text:style-name="T138">о</text:span><text:span text:style-name="T110">рло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а, </text:span><text:span text:style-name="T114">с.</text:span></text:p>
            <text:p text:style-name="P28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</table:table-cell>
          <table:covered-table-cell/>
          <table:covered-table-cell/>
          <table:covered-table-cell/>
          <table:covered-table-cell/>
          <table:table-cell table:style-name="Dictionary.G114" table:number-columns-spanned="4" office:value-type="string">
            <text:h text:style-name="P56" text:outline-level="2">звук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6">ч.</text:p>
            <text:p text:style-name="P28">1) <text:span text:style-name="T114">род.</text:span> -у.Слухове відчуття, що викликається механічними коливаннями; те, що людина чує, сприймає органом слуху. || Спів, музика. || <text:span text:style-name="T114">перев.</text:span> <text:span text:style-name="T114">мн.</text:span> Мелодія.</text:p>
            <text:p text:style-name="P40"><text:span text:style-name="T74">4) </text:span><text:span text:style-name="T92">род.</text:span><text:span text:style-name="T74"> -а, </text:span><text:span text:style-name="T92">лінгв.</text:span><text:span text:style-name="T74"> Членороздільний елемент людської мови, утворюваний за допомогою органів мовлення. </text:span><text:span text:style-name="T79">Голосні звуки</text:span><text:span text:style-name="T74">.</text:span><text:span text:style-name="T79">Альвеолярні звуки</text:span><text:span text:style-name="T7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58</text:p>
          </table:table-cell>
          <table:table-cell table:style-name="Dictionary.B115" table:number-columns-spanned="2" office:value-type="string">
            <text:p text:style-name="P3">Двопóгляд</text:p>
          </table:table-cell>
          <table:covered-table-cell/>
          <table:table-cell table:style-name="Dictionary.D115" table:number-columns-spanned="2" office:value-type="string">
            <text:p text:style-name="P11"><text:span text:style-name="T52">-у, </text:span><text:span text:style-name="T53">ім., ч., інд.-авт., [8]</text:span></text:p>
          </table:table-cell>
          <table:covered-table-cell/>
          <table:table-cell table:style-name="Dictionary.F115" table:number-columns-spanned="2" office:value-type="string">
            <text:p text:style-name="P11"><text:span text:style-name="T62">Похідне від </text:span><text:span text:style-name="T64">два</text:span><text:span text:style-name="T62"> і </text:span><text:span text:style-name="T64">пóгляд</text:span></text:p>
          </table:table-cell>
          <table:covered-table-cell/>
          <table:table-cell table:style-name="Dictionary.H115" table:number-columns-spanned="3" office:value-type="string">
            <text:p text:style-name="P11"><text:span text:style-name="T53">Та всеобрушає нестерпно/ </text:span><text:span text:style-name="T55">двопогляд</text:span><text:span text:style-name="T53">. У ньому ти сущий,/ померлий, пантруєш живого,/ зориш за померлим – живий.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6" table:number-columns-spanned="5" office:value-type="string">
            <text:h text:style-name="P56" text:outline-level="2">два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4">ч.</text:span> <text:span text:style-name="T114">і с.</text:span><text:span text:style-name="T113">, дві, </text:span><text:span text:style-name="T114">ж.</text:span><text:span text:style-name="T113">, двох, </text:span><text:span text:style-name="T114">числ.</text:span> <text:span text:style-name="T114">кільк.</text:span></text:p>
            <text:p text:style-name="P28">1) Назва числа 2 і його цифрового позначення. || Кількість із двох одиниць.</text:p>
          </table:table-cell>
          <table:covered-table-cell/>
          <table:covered-table-cell/>
          <table:covered-table-cell/>
          <table:covered-table-cell/>
          <table:table-cell table:style-name="Dictionary.G116" table:number-columns-spanned="4" office:value-type="string">
            <text:h text:style-name="P58" text:outline-level="2"><text:span text:style-name="T110">п</text:span><text:span text:style-name="T138">о</text:span><text:span text:style-name="T110">гляд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у, </text:span><text:span text:style-name="T114">ч.</text:span></text:p>
            <text:p text:style-name="P28">1) Спрямованість, скерованість зору на кого-, що-небудь. || Вираз очей, манера дивитися. <text:span text:style-name="T145">Відводити погляд</text:span>. <text:span text:style-name="T145">Зустрічатися поглядом</text:span>.</text:p>
            <text:p text:style-name="P40"><text:span text:style-name="T74">2) Думка, судження про що-небудь. || </text:span><text:span text:style-name="T79">тільки </text:span><text:span text:style-name="T92">мн.</text:span><text:span text:style-name="T74"> Система переконань, уявлень; </text:span><text:soft-page-break/><text:span text:style-name="T74">світогляд, світосприйманн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59</text:p>
          </table:table-cell>
          <table:table-cell table:style-name="Dictionary.B117" table:number-columns-spanned="2" office:value-type="string">
            <text:p text:style-name="P3">Дзень-струнá</text:p>
          </table:table-cell>
          <table:covered-table-cell/>
          <table:table-cell table:style-name="Dictionary.D117" table:number-columns-spanned="2" office:value-type="string">
            <text:p text:style-name="P11"><text:span text:style-name="T52">-и, </text:span><text:span text:style-name="T53">ім., ж., інд.-авт., [9]</text:span></text:p>
          </table:table-cell>
          <table:covered-table-cell/>
          <table:table-cell table:style-name="Dictionary.F117" table:number-columns-spanned="2" office:value-type="string">
            <text:p text:style-name="P11"><text:span text:style-name="T62">Похідне від </text:span><text:span text:style-name="T64">дзень</text:span><text:span text:style-name="T62"> (вигук) і </text:span><text:span text:style-name="T64">струнá</text:span></text:p>
          </table:table-cell>
          <table:covered-table-cell/>
          <table:table-cell table:style-name="Dictionary.H117" table:number-columns-spanned="3" office:value-type="string">
            <text:p text:style-name="P11"><text:span text:style-name="T53">І думою одною/ півсну кошлатить ся. І </text:span><text:span text:style-name="T55">дзень-струною</text:span><text:span text:style-name="T53">/ не йде це дивне диво з голови. (П-2:1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18" table:number-columns-spanned="5" office:value-type="string">
            <text:h text:style-name="P56" text:outline-level="2">дзень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6">виг.</text:p>
            <text:p text:style-name="P38"><text:span text:style-name="T80">Уживається як присудок за </text:span><text:span text:style-name="T94">знач.</text:span><text:span text:style-name="T80"> </text:span><text:a xlink:type="simple" xlink:href="http://www.lingvo.ua/uk/Translate/uk-uk/дзенькати"><text:span text:style-name="T98">дзенькати</text:span></text:a><text:span text:style-name="T80">.</text:span></text:p>
          </table:table-cell>
          <table:covered-table-cell/>
          <table:covered-table-cell/>
          <table:covered-table-cell/>
          <table:covered-table-cell/>
          <table:table-cell table:style-name="Dictionary.G118" table:number-columns-spanned="4" office:value-type="string">
            <text:h text:style-name="P58" text:outline-level="2"><text:span text:style-name="T110">струн</text:span><text:span text:style-name="T138">а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-и, </text:span><text:span text:style-name="T114">ж.</text:span></text:p>
            <text:p text:style-name="P28">1) Гнучка, пружна, туго натягнена нитка (металева, жильна і т. ін.) в музичних інструментах, що, коливаючись, створює звуки. || <text:span text:style-name="T145">тільки</text:span><text:span text:style-name="T114">мн.</text:span>, <text:span text:style-name="T114">перен.</text:span> Про звуки якого-небудь музичного інструмента; взагалі про музику, поезію.</text:p>
            <text:p text:style-name="P40"><text:span text:style-name="T74">2) </text:span><text:span text:style-name="T92">перен.</text:span><text:span text:style-name="T74"> Особливість кого-, чого-небудь, риса людини, властивість її характер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60</text:p>
          </table:table-cell>
          <table:table-cell table:style-name="Dictionary.B119" table:number-columns-spanned="2" office:value-type="string">
            <text:p text:style-name="P3">Дивновзíр</text:p>
          </table:table-cell>
          <table:covered-table-cell/>
          <table:table-cell table:style-name="Dictionary.D119" table:number-columns-spanned="2" office:value-type="string">
            <text:p text:style-name="P11"><text:span text:style-name="T52">-зóру, </text:span><text:span text:style-name="T53">ім., ч., інд.-авт., [8], [1а]</text:span></text:p>
          </table:table-cell>
          <table:covered-table-cell/>
          <table:table-cell table:style-name="Dictionary.F119" table:number-columns-spanned="2" office:value-type="string">
            <text:p text:style-name="P11"><text:span text:style-name="T62">Похідне від </text:span><text:span text:style-name="T64">ди</text:span><text:span text:style-name="T13"></text:span><text:span text:style-name="T64">вний</text:span><text:span text:style-name="T62"> і </text:span><text:span text:style-name="T64">взі</text:span><text:span text:style-name="T13"></text:span><text:span text:style-name="T64">р</text:span></text:p>
          </table:table-cell>
          <table:covered-table-cell/>
          <table:table-cell table:style-name="Dictionary.H119" table:number-columns-spanned="3" office:value-type="string">
            <text:p text:style-name="P11"><text:span text:style-name="T53">Там крила птаства рясно миготіли,/ мережилася зелень </text:span><text:span text:style-name="T55">дивновзором</text:span><text:span text:style-name="T53">,/ а душу вже поймав самодоходжень/ зухвалий холод і зухвалий жах. (П-2: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0" table:number-columns-spanned="5" office:value-type="string">
            <text:h text:style-name="P58" text:outline-level="2"><text:span text:style-name="T110">д</text:span><text:span text:style-name="T138">и</text:span><text:span text:style-name="T110">вний</text:span>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34">-а, -е.</text:p>
            <text:p text:style-name="P28">1) Який викликає подив. || Незвичайний якими-небудь якостями; чудний, незрозумілий. || Який не має подібних собі; рідкісний, кумедний.</text:p>
            <text:p text:style-name="P28">2) Дуже гарний; чудовий, чарівний.</text:p>
          </table:table-cell>
          <table:covered-table-cell/>
          <table:covered-table-cell/>
          <table:covered-table-cell/>
          <table:covered-table-cell/>
          <table:table-cell table:style-name="Dictionary.G120" table:number-columns-spanned="4" office:value-type="string">
            <text:h text:style-name="P56" text:outline-level="2">взір</text:h>
            <text:p text:style-name="P52"><text:a xlink:type="simple" xlink:href="http://www.lingvo.ua/uk/LingvoDictionaries/Details?dictionary=Explanatory%20(Uk-Uk)"><text:span text:style-name="T99">Explanatory (Uk-Uk)</text:span></text:a></text:p>
            <text:p text:style-name="P28"><text:span text:style-name="T113">(узір), взору, </text:span><text:span text:style-name="T114">ч.</text:span><text:span text:style-name="T113">, </text:span><text:span text:style-name="T114">рідко</text:span><text:span text:style-name="T113">.</text:span></text:p>
            <text:p text:style-name="P28">1) Зовнішній вигляд кого-, чого-небудь.</text:p>
            <text:p text:style-name="P40"><text:span text:style-name="T74">3) </text:span><text:span text:style-name="T92">діал.</text:span><text:span text:style-name="T74"> Зір, погляд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61</text:p>
          </table:table-cell>
          <table:table-cell table:style-name="Dictionary.B121" table:number-columns-spanned="2" office:value-type="string">
            <text:p text:style-name="P3">Дляння</text:p>
          </table:table-cell>
          <table:covered-table-cell/>
          <table:table-cell table:style-name="Dictionary.D121" table:number-columns-spanned="2" office:value-type="string">
            <text:p text:style-name="P19"><text:span text:style-name="T2">-</text:span><text:span text:style-name="T21">я, </text:span><text:span text:style-name="T23">ім., </text:span><text:soft-page-break/><text:span text:style-name="T23">с., інд.-авт., [1]</text:span></text:p>
          </table:table-cell>
          <table:covered-table-cell/>
          <table:table-cell table:style-name="Dictionary.F121" table:number-columns-spanned="2" office:value-type="string">
            <text:p text:style-name="P24">Похідне від <text:soft-page-break/><text:span text:style-name="T111">для</text:span><text:span text:style-name="T3"></text:span><text:span text:style-name="T111">ти</text:span></text:p>
          </table:table-cell>
          <table:covered-table-cell/>
          <table:table-cell table:style-name="Dictionary.H121" table:number-columns-spanned="3" office:value-type="string">
            <text:p text:style-name="P19"><text:span text:style-name="T23">У штольнях ночей вертикальних/ </text:span><text:soft-page-break/><text:span text:style-name="T23">іде схарапуджене </text:span><text:span text:style-name="T27">дляння</text:span><text:span text:style-name="T23">/ всебезруху… (П-1:8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2" table:number-columns-spanned="9" office:value-type="string">
            <text:h text:style-name="P58" text:outline-level="2"><text:span text:style-name="T110">дл</text:span><text:span text:style-name="T138">я</text:span><text:span text:style-name="T110">т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дляю, дляєш, </text:span><text:span text:style-name="T114">недок.</text:span><text:span text:style-name="T113">, </text:span><text:span text:style-name="T114">розм.</text:span><text:span text:style-name="T113">, </text:span><text:span text:style-name="T114">рідко</text:span><text:span text:style-name="T113">.</text:span></text:p>
            <text:p text:style-name="P29">Не поспішати робити що-небудь; затягуват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62</text:p>
          </table:table-cell>
          <table:table-cell table:style-name="Dictionary.B123" table:number-columns-spanned="2" office:value-type="string">
            <text:p text:style-name="P3">Додóсвіт</text:p>
          </table:table-cell>
          <table:covered-table-cell/>
          <table:table-cell table:style-name="Dictionary.D123" table:number-columns-spanned="2" office:value-type="string">
            <text:p text:style-name="P19"><text:span text:style-name="T21">-у, ім., </text:span><text:span text:style-name="T23">ч., інд.-</text:span><text:span text:style-name="T23">авт., [2]</text:span></text:p>
          </table:table-cell>
          <table:covered-table-cell/>
          <table:table-cell table:style-name="Dictionary.F123" table:number-columns-spanned="2" office:value-type="string">
            <text:p text:style-name="P24">Похідне від <text:span text:style-name="T111">до</text:span><text:span text:style-name="T3"></text:span><text:span text:style-name="T111">світ</text:span></text:p>
          </table:table-cell>
          <table:covered-table-cell/>
          <table:table-cell table:style-name="Dictionary.H123" table:number-columns-spanned="3" office:value-type="string">
            <text:p text:style-name="P19"><text:span text:style-name="T23">Там ще </text:span><text:span text:style-name="T27">додосвіт</text:span><text:span text:style-name="T23">. Смерком облягло/ ледачі верби, сторожкі тополі… (П-2:1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4" table:number-columns-spanned="9" office:value-type="string">
            <text:h text:style-name="P58" text:outline-level="2"><text:span text:style-name="T110">д</text:span><text:span text:style-name="T138">о</text:span><text:span text:style-name="T110">світ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, </text:span><text:span text:style-name="T114">ч.</text:span></text:p>
            <text:p text:style-name="P29">Час доби перед сходом сонця, світанк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63</text:p>
          </table:table-cell>
          <table:table-cell table:style-name="Dictionary.B125" table:number-columns-spanned="2" office:value-type="string">
            <text:p text:style-name="P3">Душекрóна</text:p>
          </table:table-cell>
          <table:covered-table-cell/>
          <table:table-cell table:style-name="Dictionary.D125" table:number-columns-spanned="2" office:value-type="string">
            <text:p text:style-name="P19"><text:span text:style-name="T21">-и, </text:span><text:span text:style-name="T23">ім., ж., інд.-авт., [9а]</text:span></text:p>
          </table:table-cell>
          <table:covered-table-cell/>
          <table:table-cell table:style-name="Dictionary.F125" table:number-columns-spanned="2" office:value-type="string">
            <text:p text:style-name="P19"><text:span text:style-name="T22">Похідне від </text:span><text:span text:style-name="T35">душá</text:span><text:span text:style-name="T22"> і </text:span><text:span text:style-name="T35">крóна</text:span></text:p>
          </table:table-cell>
          <table:covered-table-cell/>
          <table:table-cell table:style-name="Dictionary.H125" table:number-columns-spanned="3" office:value-type="string">
            <text:p text:style-name="P19"><text:span text:style-name="T23">Ця розлука душ - / одна загасла, друга спалахнула/ (лиш не твоя, бо смертна павза вже/ обтяла зароділу </text:span><text:span text:style-name="T27">душекрону</text:span><text:span text:style-name="T23">)… (П-1: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6" table:number-columns-spanned="5" office:value-type="string">
            <text:h text:style-name="P58" text:outline-level="2"><text:span text:style-name="T110">душ</text:span><text:span text:style-name="T138">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і, </text:span><text:span text:style-name="T114">ж.</text:span></text:p>
            <text:p text:style-name="P29">1) Внутрішній психічний світ людини з її настроями, переживаннями та почуттями. || За релігійними уявленнями – безсмертна нематеріальна основа в людині, що становить суть її життя, є джерелом психічних явищ і відрізняє її від тварини.</text:p>
            <text:p text:style-name="P29">2) Сукупність рис, якостей, властивих певній особі. || Людина як носій тих чи інших рис, <text:soft-page-break/>якостей. || Почуття, натхнення, енергія. || Про людину з прекрасними рисами характеру.</text:p>
          </table:table-cell>
          <table:covered-table-cell/>
          <table:covered-table-cell/>
          <table:covered-table-cell/>
          <table:covered-table-cell/>
          <table:table-cell table:style-name="Dictionary.G126" table:number-columns-spanned="4" office:value-type="string">
            <text:h text:style-name="P58" text:outline-level="2"><text:span text:style-name="T110">кр</text:span><text:span text:style-name="T138">о</text:span><text:span text:style-name="T110">н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-и, </text:span><text:span text:style-name="T114">ж.</text:span></text:p>
            <text:p text:style-name="P29">Верхня частина дерева, що являє собою сукупність його гілок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64</text:p>
          </table:table-cell>
          <table:table-cell table:style-name="Dictionary.B127" table:number-columns-spanned="2" office:value-type="string">
            <text:p text:style-name="P3">Живоднí</text:p>
          </table:table-cell>
          <table:covered-table-cell/>
          <table:table-cell table:style-name="Dictionary.D127" table:number-columns-spanned="2" office:value-type="string">
            <text:p text:style-name="P19"><text:span text:style-name="T21">-íв, </text:span><text:span text:style-name="T23">ім., мн., інд.-авт., [8]</text:span></text:p>
          </table:table-cell>
          <table:covered-table-cell/>
          <table:table-cell table:style-name="Dictionary.F127" table:number-columns-spanned="2" office:value-type="string">
            <text:p text:style-name="P19"><text:span text:style-name="T22">Похідне від </text:span><text:span text:style-name="T35">живий</text:span><text:span text:style-name="T22"> і </text:span><text:span text:style-name="T35">дні</text:span></text:p>
          </table:table-cell>
          <table:covered-table-cell/>
          <table:table-cell table:style-name="Dictionary.H127" table:number-columns-spanned="3" office:value-type="string">
            <text:p text:style-name="P19"><text:span text:style-name="T23">Коли протліла згага </text:span><text:span text:style-name="T27">живоднів</text:span><text:span text:style-name="T23">/ ураз попустить серце, ніби напад/ нагальної недуги, в смертний запад,/ у феєричні полиски жалів. (П-1: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28" table:number-columns-spanned="5" office:value-type="string">
            <text:h text:style-name="P58" text:outline-level="2"><text:span text:style-name="T110">жив</text:span><text:span text:style-name="T138">и</text:span><text:span text:style-name="T110">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42"><text:span text:style-name="T74">1) Який існує, здійснює обмін речовин із зовнішнім середовищем, здатний рости, розмножуватися; </text:span><text:span text:style-name="T92">прот.</text:span><text:span text:style-name="T74"> мертвий. || Який є невід'ємною ознакою істоти, що живе, існує. || </text:span><text:span text:style-name="T92">у знач.</text:span><text:span text:style-name="T74"> </text:span><text:span text:style-name="T92">ім.</text:span><text:span text:style-name="T74"> жив</text:span><text:span text:style-name="T104">е</text:span><text:span text:style-name="T74">, -в</text:span><text:span text:style-name="T104">о</text:span><text:span text:style-name="T74">го, </text:span><text:span text:style-name="T92">с.</text:span><text:span text:style-name="T74"> Все, що виявляє ознаки </text:span><text:span text:style-name="T74">життя, що живе, існує. || Якого створюють рослини, тварини, люди.</text:span></text:p>
          </table:table-cell>
          <table:covered-table-cell/>
          <table:covered-table-cell/>
          <table:covered-table-cell/>
          <table:covered-table-cell/>
          <table:table-cell table:style-name="Dictionary.G128" table:number-columns-spanned="4" office:value-type="string">
            <text:h text:style-name="P61" text:outline-level="2">день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49"><text:span text:style-name="T113">дня, </text:span><text:span text:style-name="T114">ч.</text:span></text:p>
            <text:p text:style-name="P49">1) Частина доби від сходу до заходу сонця, від ранку до вечора. || Про денне світло.</text:p>
            <text:p text:style-name="P51"><text:span text:style-name="T80">4) </text:span><text:span text:style-name="T83">тільки </text:span><text:span text:style-name="T94">мн.</text:span><text:span text:style-name="T80">, </text:span><text:span text:style-name="T83">чого</text:span><text:span text:style-name="T80">, </text:span><text:span text:style-name="T83">які</text:span><text:span text:style-name="T80">. Час, період у житті людини, народу. || </text:span><text:span text:style-name="T83">чиї</text:span><text:span text:style-name="T80">. Житт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65</text:p>
          </table:table-cell>
          <table:table-cell table:style-name="Dictionary.B129" table:number-columns-spanned="2" office:value-type="string">
            <text:p text:style-name="P3">Життєсмéрть</text:p>
          </table:table-cell>
          <table:covered-table-cell/>
          <table:table-cell table:style-name="Dictionary.D129" table:number-columns-spanned="2" office:value-type="string">
            <text:p text:style-name="P19"><text:span text:style-name="T21">-і, </text:span><text:span text:style-name="T23">ім., ж., інд.-авт., [8]</text:span></text:p>
          </table:table-cell>
          <table:covered-table-cell/>
          <table:table-cell table:style-name="Dictionary.F129" table:number-columns-spanned="2" office:value-type="string">
            <text:p text:style-name="P19"><text:span text:style-name="T22">Похідне від </text:span><text:span text:style-name="T35">життя</text:span><text:span text:style-name="T22"> і </text:span><text:span text:style-name="T35">сме</text:span><text:span text:style-name="T1"></text:span><text:span text:style-name="T35">рть</text:span></text:p>
          </table:table-cell>
          <table:covered-table-cell/>
          <table:table-cell table:style-name="Dictionary.H129" table:number-columns-spanned="3" office:value-type="string">
            <text:p text:style-name="P19"><text:span text:style-name="T23">Сховати ся од долі – не судилось./ Ударив грім – і зразу шкереберть/ пішло життя. І ость ти – все, що снилось,/ як смертеіснування й </text:span><text:span text:style-name="T27">життєсмерть</text:span><text:span text:style-name="T23">. (П-1: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0" table:number-columns-spanned="5" office:value-type="string">
            <text:h text:style-name="P58" text:outline-level="2"><text:span text:style-name="T110">житт</text:span><text:span text:style-name="T138">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29">1) Вища форма існування матерії, найхарактернішими рисами якої є обмін речовин, самооновлення, самовідтворення. || Існування всього живого; <text:span text:style-name="T114">прот.</text:span> смерть.</text:p>
            <text:p text:style-name="P29">2) Стан живого організму в стадії розвитку, зросту.</text:p>
            <text:p text:style-name="P29">3) Період існування кого-небудь; вік. || Все пережите, зроблене людиною за час її існування; біографія.</text:p>
            <text:p text:style-name="P29">4) Спосіб існування кого-небудь.</text:p>
          </table:table-cell>
          <table:covered-table-cell/>
          <table:covered-table-cell/>
          <table:covered-table-cell/>
          <table:covered-table-cell/>
          <table:table-cell table:style-name="Dictionary.G130" table:number-columns-spanned="4" office:value-type="string">
            <text:h text:style-name="P56" text:outline-level="2">смерть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і, </text:span><text:span text:style-name="T114">ж.</text:span></text:p>
            <text:p text:style-name="P29">1) Припинення життєдіяльності організму і загибель його; припинення біологічного обміну речовин в організмі або його частині.<text:span text:style-name="T145">Фізіологічна смерть</text:span>.</text:p>
            <text:p text:style-name="P39"><text:span text:style-name="T80">2) Припинення існування людини, тварини; </text:span><text:span text:style-name="T94">прот.</text:span><text:span text:style-name="T80"> життя; кончина, скін. || Те саме, що См</text:span><text:span text:style-name="T101">е</text:span><text:span text:style-name="T80">ртна к</text:span><text:span text:style-name="T101">а</text:span><text:span text:style-name="T80">ра (</text:span><text:span text:style-name="T94">див.</text:span><text:span text:style-name="T80"> </text:span><text:a xlink:type="simple" xlink:href="http://www.lingvo.ua/uk/Translate/uk-uk/смертний"><text:span text:style-name="T98">смертний</text:span></text:a><text:span text:style-name="T80">). || </text:span><text:span text:style-name="T83">кому</text:span><text:span text:style-name="T80">. </text:span><text:span text:style-name="T80">Уживається як заклик до помсти, відплати. || Персоніфікація кончини – людський скелет, звичайно з косою. || </text:span><text:span text:style-name="T94">перен.</text:span><text:span text:style-name="T80"> Загибель, припинення існування чого-небудь. || </text:span><text:span text:style-name="T94">перен.</text:span><text:span text:style-name="T80"> Занепад чого-небудь.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9">66</text:p>
          </table:table-cell>
          <table:table-cell table:style-name="Dictionary.B131" table:number-columns-spanned="2" office:value-type="string">
            <text:p text:style-name="P3">Життєтóки</text:p>
          </table:table-cell>
          <table:covered-table-cell/>
          <table:table-cell table:style-name="Dictionary.D131" table:number-columns-spanned="2" office:value-type="string">
            <text:p text:style-name="P19"><text:span text:style-name="T21">-ів, </text:span><text:span text:style-name="T23">ім., мн., інд.-авт., [8]</text:span></text:p>
          </table:table-cell>
          <table:covered-table-cell/>
          <table:table-cell table:style-name="Dictionary.F131" table:number-columns-spanned="2" office:value-type="string">
            <text:p text:style-name="P19"><text:span text:style-name="T22">Похідне від </text:span><text:span text:style-name="T35">життя</text:span><text:span text:style-name="T22"> і </text:span><text:span text:style-name="T35">тóки</text:span></text:p>
          </table:table-cell>
          <table:covered-table-cell/>
          <table:table-cell table:style-name="Dictionary.H131" table:number-columns-spanned="3" office:value-type="string">
            <text:p text:style-name="P19"><text:span text:style-name="T23">Нарешті збір, нарешті збір померлих днів і років,/ мов ґрати чорних спроневір і ярих </text:span><text:span text:style-name="T27">життєтоків</text:span><text:span text:style-name="T23">… (П-2: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2" table:number-columns-spanned="5" office:value-type="string">
            <text:p text:style-name="P11"><text:span text:style-name="T64">життя</text:span><text:span text:style-name="T62"> (див 63)</text:span></text:p>
          </table:table-cell>
          <table:covered-table-cell/>
          <table:covered-table-cell/>
          <table:covered-table-cell/>
          <table:covered-table-cell/>
          <table:table-cell table:style-name="Dictionary.G132" table:number-columns-spanned="4" office:value-type="string">
            <text:h text:style-name="P56" text:outline-level="2">тік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току, </text:span><text:span text:style-name="T114">ч.</text:span></text:p>
            <text:p text:style-name="P29">1) Розчищене місце, спеціально підготовлений майданчик надворі або в приміщенні для молотьби, очищення і просушування зерна.</text:p>
            <text:p text:style-name="P29">2) Скирти, стіжки, ожереди і т. ін., що стоять на такому місці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67</text:p>
          </table:table-cell>
          <table:table-cell table:style-name="Dictionary.B133" table:number-columns-spanned="2" office:value-type="string">
            <text:p text:style-name="P3">За-світи</text:p>
          </table:table-cell>
          <table:covered-table-cell/>
          <table:table-cell table:style-name="Dictionary.D133" table:number-columns-spanned="2" office:value-type="string">
            <text:p text:style-name="P19"><text:span text:style-name="T21">-ів, </text:span><text:span text:style-name="T23">ім., мн. інд.-</text:span><text:span text:style-name="T23">авт., [9]</text:span></text:p>
          </table:table-cell>
          <table:covered-table-cell/>
          <table:table-cell table:style-name="Dictionary.F133" table:number-columns-spanned="2" office:value-type="string">
            <text:p text:style-name="P19"><text:span text:style-name="T22">Похідне від </text:span><text:span text:style-name="T35">за</text:span><text:span text:style-name="T22"> і </text:span><text:span text:style-name="T35">світи</text:span></text:p>
          </table:table-cell>
          <table:covered-table-cell/>
          <table:table-cell table:style-name="Dictionary.H133" table:number-columns-spanned="3" office:value-type="string">
            <text:p text:style-name="P19"><text:span text:style-name="T23">І не держу надії в бозі,/ коли пірвався в </text:span><text:span text:style-name="T27">за-світи</text:span><text:span text:style-name="T23">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4" table:number-columns-spanned="5" office:value-type="string">
            <text:h text:style-name="P56" text:outline-level="2">за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4">прийм.</text:span><text:span text:style-name="T113">, </text:span><text:span text:style-name="T114">з род.</text:span><text:span text:style-name="T113">, </text:span><text:span text:style-name="T114">знах.</text:span> <text:span text:style-name="T114">і оруд.</text:span> <text:span text:style-name="T114">відмінками</text:span><text:span text:style-name="T113">. Сполучення з </text:span><text:span text:style-name="T114">прийм.</text:span> <text:span text:style-name="T113">за виражають: Просторові відношення:</text:span></text:p>
            <text:p text:style-name="P42"><text:span text:style-name="T74">1) </text:span><text:span text:style-name="T79">із </text:span><text:span text:style-name="T92">знах.</text:span><text:span text:style-name="T74"> </text:span><text:span text:style-name="T79">і </text:span><text:span text:style-name="T92">оруд. в.</text:span><text:span text:style-name="T74"> Вказує на предмет, місце і т. ін.: а) за межі яких спрямовані дія, рух (</text:span><text:span text:style-name="T92">знах. в.</text:span><text:span text:style-name="T74">); б) позад, по той бік яких хто-, що-небудь знаходиться, міститься, перебуває або щось відбувається (</text:span><text:span text:style-name="T92">оруд. в.</text:span><text:span text:style-name="T74">). || </text:span><text:span text:style-name="T93">У </text:span><text:span text:style-name="T92">сполуч.</text:span><text:span text:style-name="T74"> зі </text:span><text:span text:style-name="T92">сл.</text:span><text:span text:style-name="T74"> сідати (сидіти, сісти), стояти (стати) і т. ін. вказує на предмет, біля якого хто-небудь розташовується, щоб виконати певну дію, або хтось знаходиться, виконуючи що-небудь.</text:span></text:p>
          </table:table-cell>
          <table:covered-table-cell/>
          <table:covered-table-cell/>
          <table:covered-table-cell/>
          <table:covered-table-cell/>
          <table:table-cell table:style-name="Dictionary.G134" table:number-columns-spanned="4" office:value-type="string">
            <text:h text:style-name="P56" text:outline-level="2">світ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I </text:span><text:span text:style-name="T113">-у </text:span><text:span text:style-name="T114">і заст.</text:span> <text:span text:style-name="T113">-а, </text:span><text:span text:style-name="T114">ч.</text:span></text:p>
            <text:p text:style-name="P29">1) Сукупність усіх форм матерії як єдине ціле; всесвіт. <text:span text:style-name="T145">Геоцентрична система світу</text:span>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68</text:p>
          </table:table-cell>
          <table:table-cell table:style-name="Dictionary.B135" table:number-columns-spanned="2" office:value-type="string">
            <text:p text:style-name="P3">Зимносхíд</text:p>
          </table:table-cell>
          <table:covered-table-cell/>
          <table:table-cell table:style-name="Dictionary.D135" table:number-columns-spanned="2" office:value-type="string">
            <text:p text:style-name="P19"><text:span text:style-name="T21">-у, </text:span><text:span text:style-name="T23">ім., ч., </text:span><text:soft-page-break/><text:span text:style-name="T23">інд.-авт., [8], [1а]</text:span></text:p>
          </table:table-cell>
          <table:covered-table-cell/>
          <table:table-cell table:style-name="Dictionary.F135" table:number-columns-spanned="2" office:value-type="string">
            <text:p text:style-name="P19"><text:span text:style-name="T22">Похідне від </text:span><text:span text:style-name="T35">зи</text:span><text:span text:style-name="T1"></text:span><text:span text:style-name="T35">мно</text:span><text:span text:style-name="T22"> і </text:span><text:soft-page-break/><text:span text:style-name="T35">схо</text:span><text:span text:style-name="T1"></text:span><text:span text:style-name="T35">дити</text:span></text:p>
          </table:table-cell>
          <table:covered-table-cell/>
          <table:table-cell table:style-name="Dictionary.H135" table:number-columns-spanned="3" office:value-type="string">
            <text:p text:style-name="P19"><text:span text:style-name="T23">Довкруги - / лише вітри з шпаркого </text:span><text:span text:style-name="T27">зимносходу</text:span><text:span text:style-name="T23">. (П-1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6" table:number-columns-spanned="5" office:value-type="string">
            <text:h text:style-name="P58" text:outline-level="2"><text:span text:style-name="T110">з</text:span><text:span text:style-name="T138">и</text:span><text:span text:style-name="T110">мно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4">розм.</text:span></text:p>
            <text:p text:style-name="P39"><text:span text:style-name="T80">1) Присл. до </text:span><text:a xlink:type="simple" xlink:href="http://www.lingvo.ua/uk/Translate/uk-uk/зимний"><text:span text:style-name="T98">зимний</text:span></text:a></text:p>
          </table:table-cell>
          <table:covered-table-cell/>
          <table:covered-table-cell/>
          <table:covered-table-cell/>
          <table:covered-table-cell/>
          <table:table-cell table:style-name="Dictionary.G136" table:number-columns-spanned="4" office:value-type="string">
            <text:h text:style-name="P56" text:outline-level="2">сходити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схо</text:span><text:span text:style-name="T20"></text:span><text:span text:style-name="T113">дити</text:span></text:p>
            <text:p text:style-name="P29"><text:span text:style-name="T114">і рідше </text:span><text:span text:style-name="T113">зіходити, -джу, -диш, </text:span><text:span text:style-name="T114">недок.</text:span><text:span text:style-name="T113">, зійти, зійду, зійдеш, </text:span><text:span text:style-name="T114">док.</text:span></text:p>
            <text:p text:style-name="P42"><text:span text:style-name="T74">3) </text:span><text:span text:style-name="T92">перен.</text:span><text:span text:style-name="T74"> Наближатися, поширюючись, ніби опускаючись (про вечір, сутінки і т. ін.). || </text:span><text:span text:style-name="T79">на кого </text:span><text:span text:style-name="T74">– </text:span><text:span text:style-name="T79">що</text:span><text:span text:style-name="T74">, </text:span><text:span text:style-name="T92">розм.</text:span><text:span text:style-name="T74"> </text:span><text:span text:style-name="T79">кому до чого</text:span><text:span text:style-name="T74">, </text:span><text:span text:style-name="T92">книжн.</text:span><text:span text:style-name="T74">Охоплювати кого-небудь, оволодівати кимсь (про почуття, стан і т. ін.)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69</text:p>
          </table:table-cell>
          <table:table-cell table:style-name="Dictionary.B137" table:number-columns-spanned="2" office:value-type="string">
            <text:p text:style-name="P3">Знеголоснíлий</text:p>
          </table:table-cell>
          <table:covered-table-cell/>
          <table:table-cell table:style-name="Dictionary.D137" table:number-columns-spanned="2" office:value-type="string">
            <text:p text:style-name="P19"><text:span text:style-name="T21">-а, -е, </text:span><text:span text:style-name="T24">прикм., </text:span><text:span text:style-name="T23">інд.-авт., [1]</text:span></text:p>
          </table:table-cell>
          <table:covered-table-cell/>
          <table:table-cell table:style-name="Dictionary.F137" table:number-columns-spanned="2" office:value-type="string">
            <text:p text:style-name="P19"><text:span text:style-name="T22">Похідне від </text:span><text:span text:style-name="T35">знеголосніти </text:span><text:span text:style-name="T37"><text:s/>— позбавитися голосу</text:span></text:p>
          </table:table-cell>
          <table:covered-table-cell/>
          <table:table-cell table:style-name="Dictionary.H137" table:number-columns-spanned="3" office:value-type="string">
            <text:p text:style-name="P19"><text:span text:style-name="T23">…це кождочасне поривання в смерть ,/ щоб з неї виринати в знавіснілий/ хрипкий чи геть </text:span><text:span text:style-name="T27">знеголоснілий</text:span><text:span text:style-name="T23"> крик. (П-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38" table:number-columns-spanned="9" office:value-type="string">
            <text:p text:style-name="P11"><text:span text:style-name="T64">Знеголосніти </text:span><text:span text:style-name="T70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70</text:p>
          </table:table-cell>
          <table:table-cell table:style-name="Dictionary.B139" table:number-columns-spanned="2" office:value-type="string">
            <text:p text:style-name="P3">Золотокíнва</text:p>
          </table:table-cell>
          <table:covered-table-cell/>
          <table:table-cell table:style-name="Dictionary.D139" table:number-columns-spanned="2" office:value-type="string">
            <text:p text:style-name="P19"><text:span text:style-name="T21">-и, </text:span><text:span text:style-name="T23">ім., ж., інд.-авт., [8]</text:span></text:p>
          </table:table-cell>
          <table:covered-table-cell/>
          <table:table-cell table:style-name="Dictionary.F139" table:number-columns-spanned="2" office:value-type="string">
            <text:p text:style-name="P19"><text:span text:style-name="T22">Похідне від </text:span><text:span text:style-name="T35">золотий</text:span><text:span text:style-name="T22"> і </text:span><text:span text:style-name="T35">кíнва</text:span></text:p>
          </table:table-cell>
          <table:covered-table-cell/>
          <table:table-cell table:style-name="Dictionary.H139" table:number-columns-spanned="3" office:value-type="string">
            <text:p text:style-name="P19"><text:span text:style-name="T27">Золотокінва</text:span><text:span text:style-name="T23"> – пади-но,/ спади з лиця в глиб-синь-серця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0" table:number-columns-spanned="5" office:value-type="string">
            <text:h text:style-name="P58" text:outline-level="2"><text:span text:style-name="T110">золот</text:span><text:span text:style-name="T138">и</text:span><text:span text:style-name="T110">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29">4) Який своїм кольором нагадує золото; блискучо-жовтий, оранжевий.<text:span text:style-name="T145">Золота осінь</text:span>. <text:span text:style-name="T145">Золота рибка</text:span>.</text:p>
            <text:p text:style-name="P29">5) <text:span text:style-name="T114">перен.</text:span> Дуже цінний, вартий поваги (про людину, її характер і т. ін.). <text:span text:style-name="T145">Золоте серце</text:span>. <text:span text:style-name="T145">Золоті руки</text:span>.</text:p>
            <text:p text:style-name="P29">6) <text:span text:style-name="T114">перен.</text:span> Який дає людям радість, щастя; <text:soft-page-break/>прекрасний, щасливий.<text:span text:style-name="T145">Золоте дитинство</text:span>.</text:p>
            <text:p text:style-name="P42"><text:span text:style-name="T74">7) </text:span><text:span text:style-name="T92">перен.</text:span><text:span text:style-name="T74"> Дорогий, любий (у </text:span><text:span text:style-name="T92">пестл.</text:span><text:span text:style-name="T74"> звертанні до кого-небудь).</text:span></text:p>
          </table:table-cell>
          <table:covered-table-cell/>
          <table:covered-table-cell/>
          <table:covered-table-cell/>
          <table:covered-table-cell/>
          <table:table-cell table:style-name="Dictionary.G140" table:number-columns-spanned="4" office:value-type="string">
            <text:h text:style-name="P56" text:outline-level="2">кінва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I </text:span><text:span text:style-name="T113">кінва</text:span><text:span text:style-name="T117"></text:span></text:p>
            <text:p text:style-name="P29"><text:span text:style-name="T113">-и, </text:span><text:span text:style-name="T114">ж.</text:span><text:span text:style-name="T113">, </text:span><text:span text:style-name="T114">розм.</text:span></text:p>
            <text:p text:style-name="P39"><text:span text:style-name="T80">Збірн. до </text:span><text:a xlink:type="simple" xlink:href="http://www.lingvo.ua/uk/Translate/uk-uk/кінь">кінь</text:a><text:span text:style-name="T98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71</text:p>
          </table:table-cell>
          <table:table-cell table:style-name="Dictionary.B141" table:number-columns-spanned="2" office:value-type="string">
            <text:p text:style-name="P11"><text:span text:style-name="T63">З-</text:span><text:span text:style-name="T12">понадсвíтній</text:span></text:p>
          </table:table-cell>
          <table:covered-table-cell/>
          <table:table-cell table:style-name="Dictionary.D141" table:number-columns-spanned="2" office:value-type="string">
            <text:p text:style-name="P19"><text:span text:style-name="T21">-я, -є, </text:span><text:span text:style-name="T24">прикм., </text:span><text:span text:style-name="T23">інд.-авт., [9а]</text:span></text:p>
          </table:table-cell>
          <table:covered-table-cell/>
          <table:table-cell table:style-name="Dictionary.F141" table:number-columns-spanned="2" office:value-type="string">
            <text:p text:style-name="P19"><text:span text:style-name="T22">Похідне від </text:span><text:span text:style-name="T35">з</text:span><text:span text:style-name="T37">-</text:span><text:span text:style-name="T35">понад</text:span><text:span text:style-name="T22"> і </text:span><text:span text:style-name="T35">світ</text:span></text:p>
          </table:table-cell>
          <table:covered-table-cell/>
          <table:table-cell table:style-name="Dictionary.H141" table:number-columns-spanned="3" office:value-type="string">
            <text:p text:style-name="P19"><text:span text:style-name="T23">…аж сіла зірка на дроту й щебече/ і сяє горлом – </text:span><text:span text:style-name="T27">з-понадсвітній</text:span><text:span text:style-name="T23"> спів. (П-2: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2" table:number-columns-spanned="5" office:value-type="string">
            <text:h text:style-name="P58" text:outline-level="2"><text:span text:style-name="T110">з-п</text:span><text:span text:style-name="T138">о</text:span><text:span text:style-name="T110">над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4">прийм.</text:span><text:span text:style-name="T113">, </text:span><text:span text:style-name="T114">з род. в.</text:span></text:p>
            <text:p text:style-name="P42"><text:span text:style-name="T74">Вказує на предмет, через верхній край якого спрямовано дію, рух. || Вказує на предмет, місце, у безпосередній близькості від якого починається </text:span><text:span text:style-name="T74">якась дія.</text:span></text:p>
          </table:table-cell>
          <table:covered-table-cell/>
          <table:covered-table-cell/>
          <table:covered-table-cell/>
          <table:covered-table-cell/>
          <table:table-cell table:style-name="Dictionary.G142" table:number-columns-spanned="4" office:value-type="string">
            <text:p text:style-name="P10"><text:span text:style-name="T111">Світ</text:span> (див. 67)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72</text:p>
          </table:table-cell>
          <table:table-cell table:style-name="Dictionary.B143" table:number-columns-spanned="2" office:value-type="string">
            <text:p text:style-name="P3">Іспередлíт</text:p>
          </table:table-cell>
          <table:covered-table-cell/>
          <table:table-cell table:style-name="Dictionary.D143" table:number-columns-spanned="2" office:value-type="string">
            <text:p text:style-name="P5">присл., інд.-авт., [8]</text:p>
          </table:table-cell>
          <table:covered-table-cell/>
          <table:table-cell table:style-name="Dictionary.F143" table:number-columns-spanned="2" office:value-type="string">
            <text:p text:style-name="P7">Похідне від <text:span text:style-name="T111">спе</text:span><text:span text:style-name="T112"></text:span><text:span text:style-name="T111">ред</text:span> і <text:span text:style-name="T111">літ</text:span>. Те саме, що <text:span text:style-name="T111">справікі</text:span><text:span text:style-name="T112"></text:span><text:span text:style-name="T111">в</text:span></text:p>
          </table:table-cell>
          <table:covered-table-cell/>
          <table:table-cell table:style-name="Dictionary.H143" table:number-columns-spanned="3" office:value-type="string">
            <text:p text:style-name="P19"><text:span text:style-name="T23">Ось твоя подоба/ подвижництво людське – </text:span><text:span text:style-name="T27">іспередліт</text:span><text:span text:style-name="T23">. (П-2:15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4" table:number-columns-spanned="5" office:value-type="string">
            <text:h text:style-name="P59" text:outline-level="2"><text:span text:style-name="T66">сп</text:span><text:span text:style-name="T141">е</text:span><text:span text:style-name="T66">реду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3) <text:span text:style-name="T114">присл.</text:span>, <text:span text:style-name="T145">рідко</text:span>. Раніше, в минулому; перед цим.</text:p>
            <text:p text:style-name="P45"><text:span text:style-name="T72">4) </text:span><text:span text:style-name="T91">прийм.</text:span><text:span text:style-name="T72">, </text:span><text:span text:style-name="T78">з </text:span><text:span text:style-name="T91">род. в.</text:span><text:span text:style-name="T72"> Уживається для означення місця перед ким-, чим-небудь; на передньому боці чогось.</text:span></text:p>
          </table:table-cell>
          <table:covered-table-cell/>
          <table:covered-table-cell/>
          <table:covered-table-cell/>
          <table:covered-table-cell/>
          <table:table-cell table:style-name="Dictionary.G144" table:number-columns-spanned="4" office:value-type="string">
            <text:h text:style-name="P58" text:outline-level="2"><text:span text:style-name="T110">літ</text:span><text:span text:style-name="T138">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літ, </text:span><text:span text:style-name="T114">мн.</text:span></text:p>
            <text:p text:style-name="P30">1) Період часу в кілька років; роки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73</text:p>
          </table:table-cell>
          <table:table-cell table:style-name="Dictionary.B145" table:number-columns-spanned="2" office:value-type="string">
            <text:p text:style-name="P3">Крайóкрай</text:p>
          </table:table-cell>
          <table:covered-table-cell/>
          <table:table-cell table:style-name="Dictionary.D145" table:number-columns-spanned="2" office:value-type="string">
            <text:p text:style-name="P19"><text:span text:style-name="T21">крайóкраю, </text:span><text:span text:style-name="T23">ім., ч., інд.-авт., [8]</text:span></text:p>
          </table:table-cell>
          <table:covered-table-cell/>
          <table:table-cell table:style-name="Dictionary.F145" table:number-columns-spanned="2" office:value-type="string">
            <text:p text:style-name="P19"><text:span text:style-name="T22">Похідне від </text:span><text:span text:style-name="T35">край</text:span><text:span text:style-name="T22"> і </text:span><text:span text:style-name="T35">край</text:span></text:p>
          </table:table-cell>
          <table:covered-table-cell/>
          <table:table-cell table:style-name="Dictionary.H145" table:number-columns-spanned="3" office:value-type="string">
            <text:p text:style-name="P19"><text:span text:style-name="T23">З </text:span><text:span text:style-name="T27">крайокраю</text:span><text:span text:style-name="T23">, з цієї високості,/ пади, згорнувши крила, до долин… (П-1:40); Єси ти за </text:span><text:span text:style-name="T27">крайокраєм</text:span><text:span text:style-name="T23">, чаїшся/ од мого неоговтаного погляду… (П-1: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6" table:number-columns-spanned="9" office:value-type="string">
            <text:h text:style-name="P56" text:outline-level="2">край<text:soft-page-break/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-ю, </text:span><text:span text:style-name="T114">ч.</text:span></text:p>
            <text:p text:style-name="P39"><text:span text:style-name="T80">1) Лінія, що обмежує поверхню чого-небудь, а також те, що прилягає до цієї лінії; кінець (</text:span><text:span text:style-name="T94">див.</text:span><text:span text:style-name="T80"> </text:span><text:a xlink:type="simple" xlink:href="http://www.lingvo.ua/uk/Translate/uk-uk/кінець"><text:span text:style-name="T98">кінець</text:span></text:a><text:span text:style-name="T80"> I 1)). || Верхній зріз стінок посудини, яких-небудь заглиблень і т. ін. || Найвіддаленіша від центру частина якої-небудь місцевості; околиця.</text:span></text:p>
            <text:p text:style-name="P29"><text:span text:style-name="T110">II </text:span><text:span text:style-name="T114">прийм.</text:span> <text:span text:style-name="T114">з род. в.</text:span></text:p>
            <text:p text:style-name="P29">Указує на місцезнаходження предмета поблизу іншого; біля, коло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74</text:p>
          </table:table-cell>
          <table:table-cell table:style-name="Dictionary.B147" table:number-columns-spanned="2" office:value-type="string">
            <text:p text:style-name="P3">Крайсебé</text:p>
          </table:table-cell>
          <table:covered-table-cell/>
          <table:table-cell table:style-name="Dictionary.D147" table:number-columns-spanned="2" office:value-type="string">
            <text:p text:style-name="P19"><text:span text:style-name="T24">присл., </text:span><text:span text:style-name="T23">інд.-авт., [11]</text:span></text:p>
          </table:table-cell>
          <table:covered-table-cell/>
          <table:table-cell table:style-name="Dictionary.F147" table:number-columns-spanned="2" office:value-type="string">
            <text:p text:style-name="P19"><text:span text:style-name="T22">Похідне від </text:span><text:span text:style-name="T35">край</text:span><text:span text:style-name="T22"> і </text:span><text:span text:style-name="T35">себé</text:span></text:p>
          </table:table-cell>
          <table:covered-table-cell/>
          <table:table-cell table:style-name="Dictionary.H147" table:number-columns-spanned="3" office:value-type="string">
            <text:p text:style-name="P19"><text:span text:style-name="T23">І не зайти за дальні далечі./ І за </text:span><text:span text:style-name="T27">крайсебе</text:span><text:span text:style-name="T23"> не зайти. (П-1: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48" table:number-columns-spanned="5" office:value-type="string">
            <text:p text:style-name="P11"><text:span text:style-name="T64">Край </text:span><text:span text:style-name="T70">(див. 73)</text:span></text:p>
          </table:table-cell>
          <table:covered-table-cell/>
          <table:covered-table-cell/>
          <table:covered-table-cell/>
          <table:covered-table-cell/>
          <table:table-cell table:style-name="Dictionary.G148" table:number-columns-spanned="4" office:value-type="string">
            <text:h text:style-name="P59" text:outline-level="2"><text:span text:style-name="T110">себ</text:span><text:span text:style-name="T138">е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4">наз. в.</text:span> <text:span text:style-name="T114">нема</text:span><text:span text:style-name="T113">, </text:span><text:span text:style-name="T114">одн.</text:span> <text:span text:style-name="T114">і мн.</text:span><text:span text:style-name="T113">, </text:span><text:span text:style-name="T114">займ.</text:span> <text:span text:style-name="T114">зворотний</text:span><text:span text:style-name="T113">.</text:span></text:p>
            <text:p text:style-name="P29">Вказує на спрямованість дії на самого виконавця дії, заміняючи за змістом особові займенники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75</text:p>
          </table:table-cell>
          <table:table-cell table:style-name="Dictionary.B149" table:number-columns-spanned="2" office:value-type="string">
            <text:p text:style-name="P3">Крайчáс</text:p>
          </table:table-cell>
          <table:covered-table-cell/>
          <table:table-cell table:style-name="Dictionary.D149" table:number-columns-spanned="2" office:value-type="string">
            <text:p text:style-name="P19"><text:span text:style-name="T24">присл., </text:span><text:span text:style-name="T23">інд.-авт., </text:span><text:span text:style-name="T23">[11]</text:span></text:p>
          </table:table-cell>
          <table:covered-table-cell/>
          <table:table-cell table:style-name="Dictionary.F149" table:number-columns-spanned="2" office:value-type="string">
            <text:p text:style-name="P19"><text:span text:style-name="T22">Похідне від </text:span><text:span text:style-name="T35">край</text:span><text:span text:style-name="T22"> і </text:span><text:span text:style-name="T35">час</text:span></text:p>
          </table:table-cell>
          <table:covered-table-cell/>
          <table:table-cell table:style-name="Dictionary.H149" table:number-columns-spanned="3" office:value-type="string">
            <text:p text:style-name="P19"><text:span text:style-name="T23">Що б то нам/ посовгнути – ці межигони часу,/ марудні межигони живоття,/ коли змарнілі постаті </text:span><text:span text:style-name="T23">снаги,/ ці бурі пристрастей попопелілих,/ раптово окошилися на нас./ І хочеться сягнути за </text:span><text:span text:style-name="T27">крайчасу</text:span><text:span text:style-name="T23">,/ за прапервні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0" table:number-columns-spanned="5" office:value-type="string">
            <text:p text:style-name="P11"><text:span text:style-name="T64">Край </text:span><text:span text:style-name="T70">(див. 73)</text:span></text:p>
          </table:table-cell>
          <table:covered-table-cell/>
          <table:covered-table-cell/>
          <table:covered-table-cell/>
          <table:covered-table-cell/>
          <table:table-cell table:style-name="Dictionary.G150" table:number-columns-spanned="4" office:value-type="string">
            <text:h text:style-name="P57" text:outline-level="2">час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, </text:span><text:span text:style-name="T114">ч.</text:span></text:p>
            <text:p text:style-name="P42"><text:span text:style-name="T74">1) </text:span><text:span text:style-name="T92">філос.</text:span><text:span text:style-name="T74"> Одна з основних об'єктивних форм існування матерії, яка виявляється в тривалості бутт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76</text:p>
          </table:table-cell>
          <table:table-cell table:style-name="Dictionary.B151" table:number-columns-spanned="2" office:value-type="string">
            <text:p text:style-name="P3">Криволéт</text:p>
          </table:table-cell>
          <table:covered-table-cell/>
          <table:table-cell table:style-name="Dictionary.D151" table:number-columns-spanned="2" office:value-type="string">
            <text:p text:style-name="P19"><text:span text:style-name="T21">-у, </text:span><text:span text:style-name="T23">ім., ч., </text:span><text:soft-page-break/><text:span text:style-name="T23">інд.-авт., [8]</text:span></text:p>
          </table:table-cell>
          <table:covered-table-cell/>
          <table:table-cell table:style-name="Dictionary.F151" table:number-columns-spanned="2" office:value-type="string">
            <text:p text:style-name="P19"><text:span text:style-name="T22">Похідне від </text:span><text:span text:style-name="T35">кривий</text:span><text:span text:style-name="T22"> і </text:span><text:span text:style-name="T35">лет</text:span></text:p>
          </table:table-cell>
          <table:covered-table-cell/>
          <table:table-cell table:style-name="Dictionary.H151" table:number-columns-spanned="3" office:value-type="string">
            <text:p text:style-name="P19"><text:span text:style-name="T23">…ця колотнеча/ надій і спроневіри, </text:span><text:span text:style-name="T27">криволет</text:span><text:span text:style-name="T23">/ лякливих ауспіцій, що в </text:span><text:soft-page-break/><text:span text:style-name="T23">безгуччі/ шершаваими крильми прошерхотять / і всядуться на голові… (П-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2" table:number-columns-spanned="5" office:value-type="string">
            <text:h text:style-name="P58" text:outline-level="2"><text:span text:style-name="T110">крив</text:span><text:span text:style-name="T138">и</text:span><text:span text:style-name="T110">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39"><text:span text:style-name="T80">6) </text:span><text:span text:style-name="T94">перен.</text:span><text:span text:style-name="T80">, </text:span><text:span text:style-name="T94">розм.</text:span><text:span text:style-name="T80"> Те саме, що </text:span><text:a xlink:type="simple" xlink:href="http://www.lingvo.ua/uk/Translate/uk-uk/хибний"><text:span text:style-name="T98">хибний</text:span></text:a><text:span text:style-name="T80">; неправильний (у 2 </text:span><text:span text:style-name="T94">знач.</text:span><text:span text:style-name="T80">), помилковий.</text:span></text:p>
          </table:table-cell>
          <table:covered-table-cell/>
          <table:covered-table-cell/>
          <table:covered-table-cell/>
          <table:covered-table-cell/>
          <table:table-cell table:style-name="Dictionary.G152" table:number-columns-spanned="4" office:value-type="string">
            <text:h text:style-name="P56" text:outline-level="2">лет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, </text:span><text:span text:style-name="T114">ч.</text:span><text:span text:style-name="T113">, </text:span><text:span text:style-name="T114">поет.</text:span></text:p>
            <text:p text:style-name="P39"><text:span text:style-name="T80">Дія за знач. </text:span><text:a xlink:type="simple" xlink:href="http://www.lingvo.ua/uk/Translate/uk-uk/літати"><text:span text:style-name="T98">літати</text:span></text:a><text:span text:style-name="T80"> і </text:span><text:a xlink:type="simple" xlink:href="http://www.lingvo.ua/uk/Translate/uk-uk/летіти"><text:span text:style-name="T98">летіти</text:span></text:a><text:span text:style-name="T80">; літ (</text:span><text:span text:style-name="T94">див.</text:span><text:span text:style-name="T80"> </text:span><text:a xlink:type="simple" xlink:href="http://www.lingvo.ua/uk/Translate/uk-uk/літ"><text:span text:style-name="T98">літ</text:span></text:a><text:span text:style-name="T80"> I). </text:span><text:span text:style-name="T83">Зриватися в лет</text:span><text:span text:style-name="T8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77</text:p>
          </table:table-cell>
          <table:table-cell table:style-name="Dictionary.B153" table:number-columns-spanned="2" office:value-type="string">
            <text:p text:style-name="P3">Крик-зелó</text:p>
          </table:table-cell>
          <table:covered-table-cell/>
          <table:table-cell table:style-name="Dictionary.D153" table:number-columns-spanned="2" office:value-type="string">
            <text:p text:style-name="P19"><text:span text:style-name="T2">-</text:span><text:span text:style-name="T21">á, </text:span><text:span text:style-name="T23">ім., ч., інд.-авт., [9]</text:span></text:p>
          </table:table-cell>
          <table:covered-table-cell/>
          <table:table-cell table:style-name="Dictionary.F153" table:number-columns-spanned="2" office:value-type="string">
            <text:p text:style-name="P20"><text:span text:style-name="T22">Похідне від </text:span><text:span text:style-name="T35">крик</text:span><text:span text:style-name="T22"> і </text:span><text:span text:style-name="T35">зелó</text:span></text:p>
          </table:table-cell>
          <table:covered-table-cell/>
          <table:table-cell table:style-name="Dictionary.H153" table:number-columns-spanned="3" office:value-type="string">
            <text:p text:style-name="P19"><text:span text:style-name="T23">Обміліла/ криниця. А верба пустила/ гарячі брості – в </text:span><text:span text:style-name="T27">крик-зело.</text:span><text:span text:style-name="T23"> (П-1:8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4" table:number-columns-spanned="5" office:value-type="string">
            <text:h text:style-name="P56" text:outline-level="2">крик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20">-у, </text:span><text:span text:style-name="T115">ч.</text:span></text:p>
            <text:p text:style-name="P29">1) Сильний різкий звук голосу; зойк. || Вигук (у 1 <text:span text:style-name="T114">знач.</text:span>), вигуки. || Поклик. || Гамір, галас. || Ґвалт, лемент. || Про різкі звуки тварин, птахів.</text:p>
            <text:p text:style-name="P29"><text:span text:style-name="T110">II </text:span><text:span text:style-name="T113">-у, </text:span><text:span text:style-name="T114">ч.</text:span></text:p>
            <text:p text:style-name="P29">Річка, що пересихає, або тимчасовий водоток в Австралії.</text:p>
          </table:table-cell>
          <table:covered-table-cell/>
          <table:covered-table-cell/>
          <table:covered-table-cell/>
          <table:covered-table-cell/>
          <table:table-cell table:style-name="Dictionary.G154" table:number-columns-spanned="4" office:value-type="string">
            <text:h text:style-name="P58" text:outline-level="2"><text:span text:style-name="T110">зел</text:span><text:span text:style-name="T138">о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-а, </text:span><text:span text:style-name="T114">с.</text:span><text:span text:style-name="T113">, </text:span><text:span text:style-name="T114">заст.</text:span><text:span text:style-name="T113">, </text:span><text:span text:style-name="T114">поет.</text:span></text:p>
            <text:p text:style-name="P42"><text:span text:style-name="T74">Зелень (у 1 </text:span><text:span text:style-name="T92">знач.</text:span><text:span text:style-name="T74">)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78</text:p>
          </table:table-cell>
          <table:table-cell table:style-name="Dictionary.B155" table:number-columns-spanned="2" office:value-type="string">
            <text:p text:style-name="P3">Крилатолéзо</text:p>
          </table:table-cell>
          <table:covered-table-cell/>
          <table:table-cell table:style-name="Dictionary.D155" table:number-columns-spanned="2" office:value-type="string">
            <text:p text:style-name="P19"><text:span text:style-name="T24">присл., </text:span><text:span text:style-name="T23">інд.-авт., </text:span><text:span text:style-name="T23">[9а]</text:span></text:p>
          </table:table-cell>
          <table:covered-table-cell/>
          <table:table-cell table:style-name="Dictionary.F155" table:number-columns-spanned="2" office:value-type="string">
            <text:p text:style-name="P19"><text:span text:style-name="T22">Похідне від </text:span><text:span text:style-name="T35">крилáтий</text:span><text:span text:style-name="T22"> і </text:span><text:span text:style-name="T35">лéзо</text:span></text:p>
          </table:table-cell>
          <table:covered-table-cell/>
          <table:table-cell table:style-name="Dictionary.H155" table:number-columns-spanned="3" office:value-type="string">
            <text:p text:style-name="P19"><text:span text:style-name="T23">Криваво рветься з нього вороння/ майбутнього. Летить </text:span><text:span text:style-name="T27">крилатолезо</text:span><text:span text:style-name="T23">/ понад проваллям яру… (П-1:2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6" table:number-columns-spanned="5" office:value-type="string">
            <text:h text:style-name="P58" text:outline-level="2"><text:span text:style-name="T110">крил</text:span><text:span text:style-name="T138">а</text:span><text:span text:style-name="T110">т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42"><text:span text:style-name="T74">1) Який має крила (у 1, 3, 4 </text:span><text:span text:style-name="T92">знач.</text:span><text:span text:style-name="T74">). || </text:span><text:span text:style-name="T92">перен.</text:span><text:span text:style-name="T74"> Який надихає, підносить. </text:span><text:span text:style-name="T79">Крилаті ідеї</text:span><text:span text:style-name="T74">.</text:span></text:p>
          </table:table-cell>
          <table:covered-table-cell/>
          <table:covered-table-cell/>
          <table:covered-table-cell/>
          <table:covered-table-cell/>
          <table:table-cell table:style-name="Dictionary.G156" table:number-columns-spanned="4" office:value-type="string">
            <text:h text:style-name="P58" text:outline-level="2"><text:span text:style-name="T110">л</text:span><text:span text:style-name="T138">е</text:span><text:span text:style-name="T110">зо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, </text:span><text:span text:style-name="T114">с.</text:span></text:p>
            <text:p text:style-name="P42"><text:span text:style-name="T74">Гостра частина знаряддя, яким ріжуть, колють або рубають. || Уся різальна частина такого знаряддя. </text:span><text:span text:style-name="T79">Лезо бритви</text:span><text:span text:style-name="T7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79</text:p>
          </table:table-cell>
          <table:table-cell table:style-name="Dictionary.B157" table:number-columns-spanned="2" office:value-type="string">
            <text:p text:style-name="P3">Крихкокриця</text:p>
          </table:table-cell>
          <table:covered-table-cell/>
          <table:table-cell table:style-name="Dictionary.D157" table:number-columns-spanned="2" office:value-type="string">
            <text:p text:style-name="P19"><text:span text:style-name="T21">-і, </text:span><text:span text:style-name="T23">ім., </text:span><text:soft-page-break/><text:span text:style-name="T23">ж., інд.-авт., [8]</text:span></text:p>
          </table:table-cell>
          <table:covered-table-cell/>
          <table:table-cell table:style-name="Dictionary.F157" table:number-columns-spanned="2" office:value-type="string">
            <text:p text:style-name="P19"><text:span text:style-name="T22">Похідне від </text:span><text:soft-page-break/><text:span text:style-name="T35">крихкий</text:span><text:span text:style-name="T22"> і </text:span><text:span text:style-name="T35">криця</text:span></text:p>
          </table:table-cell>
          <table:covered-table-cell/>
          <table:table-cell table:style-name="Dictionary.H157" table:number-columns-spanned="3" office:value-type="string">
            <text:p text:style-name="P19"><text:span text:style-name="T23">І ти щербата доле </text:span><text:span text:style-name="T27">крихкокрице</text:span><text:span text:style-name="T23">,/ </text:span><text:soft-page-break/><text:span text:style-name="T23">давно вже сонце перед нас зайшло,/ бо нашу путь пісками замело,/ хто ж нам воздасть за битий шлях, сторице. (П-2: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58" table:number-columns-spanned="5" office:value-type="string">
            <text:h text:style-name="P58" text:outline-level="2"><text:span text:style-name="T110">крихк</text:span><text:span text:style-name="T138">и</text:span><text:span text:style-name="T110">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29">1) Який легко кришиться, розсипається. || Який не відзначається міцністю; трухлявий (про дерево тощо). <text:span text:style-name="T145">Крихкий метал</text:span>.</text:p>
            <text:p text:style-name="P39"><text:span text:style-name="T80">2) </text:span><text:span text:style-name="T94">перен.</text:span><text:span text:style-name="T80"> Те саме, що </text:span><text:a xlink:type="simple" xlink:href="http://www.lingvo.ua/uk/Translate/uk-uk/крихкотілий"><text:span text:style-name="T98">крихкотілий</text:span></text:a><text:span text:style-name="T80">; тендітний.</text:span></text:p>
          </table:table-cell>
          <table:covered-table-cell/>
          <table:covered-table-cell/>
          <table:covered-table-cell/>
          <table:covered-table-cell/>
          <table:table-cell table:style-name="Dictionary.G158" table:number-columns-spanned="4" office:value-type="string">
            <text:h text:style-name="P58" text:outline-level="2"><text:span text:style-name="T110">кр</text:span><text:span text:style-name="T138">и</text:span><text:span text:style-name="T110">ц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і, </text:span><text:span text:style-name="T114">ж.</text:span></text:p>
            <text:p text:style-name="P39"><text:span text:style-name="T80">1) Те саме, що </text:span><text:a xlink:type="simple" xlink:href="http://www.lingvo.ua/uk/Translate/uk-uk/сталь"><text:span text:style-name="T98">сталь</text:span></text:a><text:span text:style-name="T80">. || Виріб із сталі.</text:span></text:p>
            <text:p text:style-name="P39"><text:span text:style-name="T80">3) </text:span><text:span text:style-name="T94">розм.</text:span><text:span text:style-name="T80">, </text:span><text:span text:style-name="T83">рідко</text:span><text:span text:style-name="T80">. Те саме, що </text:span><text:a xlink:type="simple" xlink:href="http://www.lingvo.ua/uk/Translate/uk-uk/кресало"><text:span text:style-name="T98">кресало</text:span></text:a><text:span text:style-name="T8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80</text:p>
          </table:table-cell>
          <table:table-cell table:style-name="Dictionary.B159" table:number-columns-spanned="2" office:value-type="string">
            <text:p text:style-name="P3">Марничити</text:p>
          </table:table-cell>
          <table:covered-table-cell/>
          <table:table-cell table:style-name="Dictionary.D159" table:number-columns-spanned="2" office:value-type="string">
            <text:p text:style-name="P19"><text:span text:style-name="T21">-чу, -чиш, дієсл., </text:span><text:span text:style-name="T23">недок., перех., інд.-авт., [1]</text:span></text:p>
          </table:table-cell>
          <table:covered-table-cell/>
          <table:table-cell table:style-name="Dictionary.F159" table:number-columns-spanned="2" office:value-type="string">
            <text:p text:style-name="P19"><text:span text:style-name="T36">Похідне від </text:span><text:span text:style-name="T34">марний</text:span></text:p>
          </table:table-cell>
          <table:covered-table-cell/>
          <table:table-cell table:style-name="Dictionary.H159" table:number-columns-spanned="3" office:value-type="string">
            <text:p text:style-name="P19"><text:span text:style-name="T23">І двері на замку,/ ні душечки – довкола,/ лиш зозулі – ку-ку! - / </text:span><text:span text:style-name="T27">марничать</text:span><text:span text:style-name="T23"> і спроквола.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0" table:number-columns-spanned="9" office:value-type="string">
            <text:h text:style-name="P56" text:outline-level="2">марний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I </text:span><text:span text:style-name="T113">ма</text:span><text:span text:style-name="T118"></text:span><text:span text:style-name="T113">рни</text:span><text:span text:style-name="T118"></text:span><text:span text:style-name="T113">й</text:span></text:p>
            <text:p text:style-name="P29"><text:span text:style-name="T113">марна, марне, </text:span><text:span text:style-name="T114">розм.</text:span></text:p>
            <text:p text:style-name="P29">Худий, мізерний, блідий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81</text:p>
          </table:table-cell>
          <table:table-cell table:style-name="Dictionary.B161" table:number-columns-spanned="2" office:value-type="string">
            <text:p text:style-name="P3">Межигóни</text:p>
          </table:table-cell>
          <table:covered-table-cell/>
          <table:table-cell table:style-name="Dictionary.D161" table:number-columns-spanned="2" office:value-type="string">
            <text:p text:style-name="P19"><text:span text:style-name="T21">-ів, </text:span><text:span text:style-name="T23">ім., </text:span><text:span text:style-name="T23">мн., інд.-авт., </text:span><text:soft-page-break/><text:span text:style-name="T23">[8]</text:span></text:p>
          </table:table-cell>
          <table:covered-table-cell/>
          <table:table-cell table:style-name="Dictionary.F161" table:number-columns-spanned="2" office:value-type="string">
            <text:p text:style-name="P19"><text:span text:style-name="T22">Похідне від </text:span><text:span text:style-name="T35">мéжи</text:span><text:span text:style-name="T22"> і </text:span><text:span text:style-name="T35">гін</text:span></text:p>
          </table:table-cell>
          <table:covered-table-cell/>
          <table:table-cell table:style-name="Dictionary.H161" table:number-columns-spanned="3" office:value-type="string">
            <text:p text:style-name="P19"><text:span text:style-name="T23">Що б то нам/ посовгнути – ці </text:span><text:span text:style-name="T27">межигони</text:span><text:span text:style-name="T23"> часу,/ марудні </text:span><text:span text:style-name="T27">межигони</text:span><text:span text:style-name="T23"> живоття,/ коли змарнілі постаті снаги,/ ці бурі пристрастей попопелілих,/ раптово окошилися на </text:span><text:soft-page-break/><text:span text:style-name="T23">нас./ І хочеться сягнути за крайчасу,/ за прапервні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2" table:number-columns-spanned="5" office:value-type="string">
            <text:h text:style-name="P56" text:outline-level="2">Між (ме<text:span text:style-name="T9"></text:span>жи)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межи, меж, </text:span><text:span text:style-name="T114">прийм.</text:span> <text:span text:style-name="T113">Уживається із </text:span><text:span text:style-name="T114">род.</text:span><text:span text:style-name="T113">, </text:span><text:span text:style-name="T114">знах.</text:span> <text:span text:style-name="T113">і </text:span><text:span text:style-name="T114">оруд.</text:span> <text:span text:style-name="T113">відмінками. Сполучення з між, межи, меж виражають: Просторові </text:span><text:span text:style-name="T113">відношення:</text:span></text:p>
            <text:p text:style-name="P42"><text:span text:style-name="T74">1) </text:span><text:span text:style-name="T79">з </text:span><text:span text:style-name="T92">оруд.</text:span><text:span text:style-name="T74">, </text:span><text:span text:style-name="T79">рідше з </text:span><text:span text:style-name="T92">род. в.</text:span><text:span text:style-name="T74"> Уживається на означення просторового розташування предмета чи вияву дії посередині чого-небудь.</text:span></text:p>
          </table:table-cell>
          <table:covered-table-cell/>
          <table:covered-table-cell/>
          <table:covered-table-cell/>
          <table:covered-table-cell/>
          <table:table-cell table:style-name="Dictionary.G162" table:number-columns-spanned="4" office:value-type="string">
            <text:p text:style-name="P10"><text:span text:style-name="T111">Гін</text:span> (див. 13)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82</text:p>
          </table:table-cell>
          <table:table-cell table:style-name="Dictionary.B163" table:number-columns-spanned="2" office:value-type="string">
            <text:p text:style-name="P3">Межисвíтній</text:p>
          </table:table-cell>
          <table:covered-table-cell/>
          <table:table-cell table:style-name="Dictionary.D163" table:number-columns-spanned="2" office:value-type="string">
            <text:p text:style-name="P19"><text:span text:style-name="T21">-я, -є, </text:span><text:span text:style-name="T24">прикм., </text:span><text:span text:style-name="T23">інд.-авт., [8], [1]</text:span></text:p>
          </table:table-cell>
          <table:covered-table-cell/>
          <table:table-cell table:style-name="Dictionary.F163" table:number-columns-spanned="2" office:value-type="string">
            <text:p text:style-name="P19"><text:span text:style-name="T38">Похідне від </text:span><text:span text:style-name="T39">ме</text:span><text:span text:style-name="T40"></text:span><text:span text:style-name="T39">жи</text:span><text:span text:style-name="T41"> і </text:span><text:span text:style-name="T39">світ</text:span></text:p>
          </table:table-cell>
          <table:covered-table-cell/>
          <table:table-cell table:style-name="Dictionary.H163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covered-table-cell/>
          <table:table-cell table:style-name="Dictionary.B164" table:number-columns-spanned="5" office:value-type="string">
            <text:h text:style-name="P56" text:outline-level="2">Ме<text:span text:style-name="T9"></text:span>жи <text:span text:style-name="T144">(див. 81)</text:span></text:h>
          </table:table-cell>
          <table:covered-table-cell/>
          <table:covered-table-cell/>
          <table:covered-table-cell/>
          <table:covered-table-cell/>
          <table:table-cell table:style-name="Dictionary.G164" table:number-columns-spanned="4" office:value-type="string">
            <text:p text:style-name="P23"><text:span text:style-name="T149">Світ</text:span> (див. 67)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83</text:p>
          </table:table-cell>
          <table:table-cell table:style-name="Dictionary.B165" table:number-columns-spanned="2" office:value-type="string">
            <text:p text:style-name="P3">Мертвокрилий</text:p>
          </table:table-cell>
          <table:covered-table-cell/>
          <table:table-cell table:style-name="Dictionary.D165" table:number-columns-spanned="2" office:value-type="string">
            <text:p text:style-name="P19"><text:span text:style-name="T21">-а, -е, </text:span><text:span text:style-name="T24">прикм., </text:span><text:span text:style-name="T23">інд.-авт., [15а]</text:span></text:p>
          </table:table-cell>
          <table:covered-table-cell/>
          <table:table-cell table:style-name="Dictionary.F165" table:number-columns-spanned="2" office:value-type="string">
            <text:p text:style-name="P19"><text:span text:style-name="T22">Похідне від </text:span><text:span text:style-name="T35">мéртвий</text:span><text:span text:style-name="T22"> і </text:span><text:span text:style-name="T35">крилó</text:span></text:p>
          </table:table-cell>
          <table:covered-table-cell/>
          <table:table-cell table:style-name="Dictionary.H165" table:number-columns-spanned="3" office:value-type="string">
            <text:p text:style-name="P19"><text:span text:style-name="T23">А </text:span><text:span text:style-name="T27">мертвокрилі</text:span><text:span text:style-name="T23"> стугонять стимфали,/ напевну провіщаючи біду,/ що ослонила біле опахало/ і по моєму нишпорить сліду. (П-2:11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6" table:number-columns-spanned="5" office:value-type="string">
            <text:h text:style-name="P58" text:outline-level="2"><text:span text:style-name="T110">м</text:span><text:span text:style-name="T138">е</text:span><text:span text:style-name="T110">ртв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29">1) Такий, у якому припинилося життя; померлий; <text:span text:style-name="T114">прот.</text:span> живий. || <text:span text:style-name="T114">у знач.</text:span> <text:span text:style-name="T114">ім.</text:span> м<text:span text:style-name="T137">е</text:span>ртвий, -вого, <text:span text:style-name="T114">ч.</text:span>; м<text:span text:style-name="T137">е</text:span>ртва, -вої, <text:span text:style-name="T114">ж.</text:span> Мрець. || Про частини тіла мерця. || Засохлий, завмерлий, сухий (про рослинність). || <text:span text:style-name="T114">перен.</text:span>Надзвичайно схвильований, знесилений, стомлений (про людину).</text:p>
            <text:p text:style-name="P42"><text:span text:style-name="T74">3) </text:span><text:span text:style-name="T92">перен.</text:span><text:span text:style-name="T74"> Позбавлений ознак життя. || Порожній, спустілий (про дім, вулицю тощо). || Позбавлений руху; завмерлий, нерухомий (про </text:span><text:soft-page-break/><text:span text:style-name="T74">машини, механізми, предмети). || Взагалі про все неживе на протилежність живому.</text:span></text:p>
          </table:table-cell>
          <table:covered-table-cell/>
          <table:covered-table-cell/>
          <table:covered-table-cell/>
          <table:covered-table-cell/>
          <table:table-cell table:style-name="Dictionary.G166" table:number-columns-spanned="4" office:value-type="string">
            <text:h text:style-name="P58" text:outline-level="2"><text:span text:style-name="T110">крил</text:span><text:span text:style-name="T138">о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, </text:span><text:span text:style-name="T114">с.</text:span></text:p>
            <text:p text:style-name="P29">1) Літальний орган птахів, комах та деяких ссавців (напр., кажанів)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84</text:p>
          </table:table-cell>
          <table:table-cell table:style-name="Dictionary.B167" table:number-columns-spanned="2" office:value-type="string">
            <text:p text:style-name="P3">Молодощáстя</text:p>
          </table:table-cell>
          <table:covered-table-cell/>
          <table:table-cell table:style-name="Dictionary.D167" table:number-columns-spanned="2" office:value-type="string">
            <text:p text:style-name="P19"><text:span text:style-name="T21">-я, </text:span><text:span text:style-name="T23">ім., с., інд.-авт., [8]</text:span></text:p>
          </table:table-cell>
          <table:covered-table-cell/>
          <table:table-cell table:style-name="Dictionary.F167" table:number-columns-spanned="2" office:value-type="string">
            <text:p text:style-name="P19"><text:span text:style-name="T22">Похідне від </text:span><text:span text:style-name="T35">молодий</text:span><text:span text:style-name="T22"> і </text:span><text:span text:style-name="T35">щáстя</text:span></text:p>
          </table:table-cell>
          <table:covered-table-cell/>
          <table:table-cell table:style-name="Dictionary.H167" table:number-columns-spanned="3" office:value-type="string">
            <text:p text:style-name="P19"><text:span text:style-name="T23">Ти десь живеш на призабутім березі/ моїх змілілих пам’ятей. Блукаєш/ пустелею моїх </text:span><text:span text:style-name="T27">молодощасть</text:span><text:span text:style-name="T23">,/ як біла тінь суворої скорботи. (П-1:5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68" table:number-columns-spanned="5" office:value-type="string">
            <text:p text:style-name="P11"><text:span text:style-name="T64">Молодий </text:span><text:span text:style-name="T70">(див. 23)</text:span></text:p>
          </table:table-cell>
          <table:covered-table-cell/>
          <table:covered-table-cell/>
          <table:covered-table-cell/>
          <table:covered-table-cell/>
          <table:table-cell table:style-name="Dictionary.G168" table:number-columns-spanned="4" office:value-type="string">
            <text:h text:style-name="P59" text:outline-level="2"><text:span text:style-name="T110">щ</text:span><text:span text:style-name="T138">а</text:span><text:span text:style-name="T110">ст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29">1) Стан цілковитого задоволення життям, відчуття глибокого вдоволення та безмежної радості, яких зазнає хто-небудь. || Зовнішній вияв цього відчуття. || Радість від спілкування з ким-небудь близьким, коханим тощо. || Про того, хто дає радість кому-небудь, викликає гаряче почуття симпатії, любові. || Те, що викликає відчуття найвищого задоволення життям, дає радість кому-небудь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85</text:p>
          </table:table-cell>
          <table:table-cell table:style-name="Dictionary.B169" table:number-columns-spanned="2" office:value-type="string">
            <text:p text:style-name="P3">НÁдвищ</text:p>
          </table:table-cell>
          <table:covered-table-cell/>
          <table:table-cell table:style-name="Dictionary.D169" table:number-columns-spanned="2" office:value-type="string">
            <text:p text:style-name="P19"><text:span text:style-name="T21">-і, </text:span><text:span text:style-name="T23">ім., ж., інд.-авт., [4]</text:span></text:p>
          </table:table-cell>
          <table:covered-table-cell/>
          <table:table-cell table:style-name="Dictionary.F169" table:number-columns-spanned="2" office:value-type="string">
            <text:p text:style-name="P19"><text:span text:style-name="T22">Похідне від </text:span><text:span text:style-name="T35">над</text:span><text:span text:style-name="T22"> і </text:span><text:span text:style-name="T35">вищий</text:span></text:p>
          </table:table-cell>
          <table:covered-table-cell/>
          <table:table-cell table:style-name="Dictionary.H169" table:number-columns-spanned="3" office:value-type="string">
            <text:p text:style-name="P19"><text:span text:style-name="T23">У небо, у </text:span><text:span text:style-name="T27">надвищ</text:span><text:span text:style-name="T23">, за хмари за чорні/ до сонця, Ікаре, спрямовуй свій лет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0" table:number-columns-spanned="5" office:value-type="string">
            <text:h text:style-name="P56" text:outline-level="2">над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4">рідко </text:span><text:span text:style-name="T113">наді, надо, </text:span><text:span text:style-name="T114">прийм.</text:span><text:span text:style-name="T113">, </text:span><text:span text:style-name="T114">з оруд.</text:span> <text:span text:style-name="T114">і знах. в.</text:span> <text:span text:style-name="T113">Сполучення з над виражають: Просторові відношення:</text:span></text:p>
            <text:p text:style-name="P29">1) <text:span text:style-name="T145">з </text:span><text:span text:style-name="T114">оруд. в.</text:span> Уживається для позначення предметів, осіб, вище яких відбувається дія. || Уживається для позначення предметів, осіб, до яких хто-небудь нахиляється, схиляється і т. ін. || Уживається для позначення місця, біля якого на вищому рівні щось розміщене.</text:p>
            <text:p text:style-name="P29">2) <text:span text:style-name="T145">із </text:span><text:span text:style-name="T114">знах. в.</text:span> Уживається для позначення місця, куди спрямована дія. Об'єктні відношення:</text:p>
            <text:p text:style-name="P42"><text:span text:style-name="T74">5) </text:span><text:span text:style-name="T79">із </text:span><text:span text:style-name="T92">знах.</text:span><text:span text:style-name="T74">, </text:span><text:span text:style-name="T79">рідко з </text:span><text:span text:style-name="T92">оруд. в.</text:span><text:span text:style-name="T74"> Уживається для позначення вищої міри, ступеня порівняння, більшої кількості і т. ін. || Уживається для </text:span><text:soft-page-break/><text:span text:style-name="T74">позначення предметів, осіб, яким надається перевага над ким-, чим-небудь. || Уживається для позначення перевищення якої-небудь міри, ступеня і т. ін. </text:span><text:span text:style-name="T79">Над усе</text:span><text:span text:style-name="T74">.</text:span></text:p>
          </table:table-cell>
          <table:covered-table-cell/>
          <table:covered-table-cell/>
          <table:covered-table-cell/>
          <table:covered-table-cell/>
          <table:table-cell table:style-name="Dictionary.G170" table:number-columns-spanned="4" office:value-type="string">
            <text:h text:style-name="P58" text:outline-level="2"><text:span text:style-name="T110">в</text:span><text:span text:style-name="T138">и</text:span><text:span text:style-name="T110">щ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39"><text:span text:style-name="T80">1) Вищ. ст. до </text:span><text:a xlink:type="simple" xlink:href="http://www.lingvo.ua/uk/Translate/uk-uk/високий"><text:span text:style-name="T98">високий</text:span></text:a><text:span text:style-name="T8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86</text:p>
          </table:table-cell>
          <table:table-cell table:style-name="Dictionary.B171" table:number-columns-spanned="2" office:value-type="string">
            <text:p text:style-name="P3">Наднéбо</text:p>
          </table:table-cell>
          <table:covered-table-cell/>
          <table:table-cell table:style-name="Dictionary.D171" table:number-columns-spanned="2" office:value-type="string">
            <text:p text:style-name="P19"><text:span text:style-name="T21">-а, </text:span><text:span text:style-name="T23">ім., с., інд.-авт., [2]</text:span></text:p>
          </table:table-cell>
          <table:covered-table-cell/>
          <table:table-cell table:style-name="Dictionary.F171" table:number-columns-spanned="2" office:value-type="string">
            <text:p text:style-name="P19"><text:span text:style-name="T22">Похідне від </text:span><text:span text:style-name="T35">над</text:span><text:span text:style-name="T22"> і </text:span><text:span text:style-name="T35">нéбо</text:span></text:p>
          </table:table-cell>
          <table:covered-table-cell/>
          <table:table-cell table:style-name="Dictionary.H171" table:number-columns-spanned="3" office:value-type="string">
            <text:p text:style-name="P19"><text:span text:style-name="T23">Були мої моління всує - / Бог не почув і не простив,/ і вже її душа прямує/ в </text:span><text:span text:style-name="T27">наднеба</text:span><text:span text:style-name="T23"> синь. (П-2:11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2" table:number-columns-spanned="5" office:value-type="string">
            <text:p text:style-name="P11"><text:span text:style-name="T64">Над </text:span><text:span text:style-name="T70">(див. 84)</text:span></text:p>
          </table:table-cell>
          <table:covered-table-cell/>
          <table:covered-table-cell/>
          <table:covered-table-cell/>
          <table:covered-table-cell/>
          <table:table-cell table:style-name="Dictionary.G172" table:number-columns-spanned="4" office:value-type="string">
            <text:h text:style-name="P57" text:outline-level="2">небо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не</text:span><text:span text:style-name="T119"></text:span><text:span text:style-name="T113">бо</text:span></text:p>
            <text:p text:style-name="P29"><text:span text:style-name="T113">-а, </text:span><text:span text:style-name="T114">с.</text:span></text:p>
            <text:p text:style-name="P29">1) Видимий над поверхнею землі повітряний простір у формі шатра.</text:p>
            <text:p text:style-name="P29">2) За релігійними уявленнями – місцеперебування Бога, ангелів, святих; потойбічний світ, рай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87</text:p>
          </table:table-cell>
          <table:table-cell table:style-name="Dictionary.B173" table:number-columns-spanned="2" office:value-type="string">
            <text:p text:style-name="P3">НадÓкруж</text:p>
          </table:table-cell>
          <table:covered-table-cell/>
          <table:table-cell table:style-name="Dictionary.D173" table:number-columns-spanned="2" office:value-type="string">
            <text:p text:style-name="P5">незм., присл., інд.-авт., [2]</text:p>
          </table:table-cell>
          <table:covered-table-cell/>
          <table:table-cell table:style-name="Dictionary.F173" table:number-columns-spanned="2" office:value-type="string">
            <text:p text:style-name="P19"><text:span text:style-name="T38">Похідне від </text:span><text:span text:style-name="T39">о</text:span><text:span text:style-name="T40"></text:span><text:span text:style-name="T39">круга</text:span></text:p>
          </table:table-cell>
          <table:covered-table-cell/>
          <table:table-cell table:style-name="Dictionary.H173" table:number-columns-spanned="3" office:value-type="string">
            <text:p text:style-name="P19"><text:span text:style-name="T23">А </text:span><text:span text:style-name="T27">надокруж</text:span><text:span text:style-name="T23"> – майстри заплічні/ стежок – ганебних і величних. (П-2:16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4" table:number-columns-spanned="5" office:value-type="string">
            <text:p text:style-name="P11"><text:span text:style-name="T64">Над </text:span><text:span text:style-name="T70">(див. 84)</text:span></text:p>
          </table:table-cell>
          <table:covered-table-cell/>
          <table:covered-table-cell/>
          <table:covered-table-cell/>
          <table:covered-table-cell/>
          <table:table-cell table:style-name="Dictionary.G174" table:number-columns-spanned="4" office:value-type="string">
            <text:h text:style-name="P59" text:outline-level="2"><text:span text:style-name="T110">окр</text:span><text:span text:style-name="T138">у</text:span><text:span text:style-name="T110">г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и, </text:span><text:span text:style-name="T114">ж.</text:span></text:p>
            <text:p text:style-name="P29">1) Навколишня місцевість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88</text:p>
          </table:table-cell>
          <table:table-cell table:style-name="Dictionary.B175" table:number-columns-spanned="2" office:value-type="string">
            <text:p text:style-name="P3">Надторóси</text:p>
          </table:table-cell>
          <table:covered-table-cell/>
          <table:table-cell table:style-name="Dictionary.D175" table:number-columns-spanned="2" office:value-type="string">
            <text:p text:style-name="P19"><text:span text:style-name="T21">-ів, </text:span><text:span text:style-name="T23">ім., </text:span><text:span text:style-name="T23">мн., інд.-авт., </text:span><text:soft-page-break/><text:span text:style-name="T23">[2]</text:span></text:p>
          </table:table-cell>
          <table:covered-table-cell/>
          <table:table-cell table:style-name="Dictionary.F175" table:number-columns-spanned="2" office:value-type="string">
            <text:p text:style-name="P19"><text:span text:style-name="T21">Похідне від </text:span><text:span text:style-name="T34">над</text:span><text:span text:style-name="T21"> і </text:span><text:span text:style-name="T33">торóси</text:span></text:p>
          </table:table-cell>
          <table:covered-table-cell/>
          <table:table-cell table:style-name="Dictionary.H175" table:number-columns-spanned="3" office:value-type="string">
            <text:p text:style-name="P19"><text:span text:style-name="T23">…оце світіння полохких світань/ </text:span><text:span text:style-name="T23">світів жертовних, що мене запалює/ всенепогасним і ламким, як крига,/ огнем співучих </text:span><text:span text:style-name="T27">надторосів</text:span><text:span text:style-name="T23"> – криг. </text:span><text:span text:style-name="T23">(П-1: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6" table:number-columns-spanned="5" office:value-type="string">
            <text:p text:style-name="P11"><text:span text:style-name="T64">Над </text:span><text:span text:style-name="T70">(див. 84)</text:span></text:p>
          </table:table-cell>
          <table:covered-table-cell/>
          <table:covered-table-cell/>
          <table:covered-table-cell/>
          <table:covered-table-cell/>
          <table:table-cell table:style-name="Dictionary.G176" table:number-columns-spanned="4" office:value-type="string">
            <text:h text:style-name="P59" text:outline-level="2"><text:span text:style-name="T110">тор</text:span><text:span text:style-name="T138">о</text:span><text:span text:style-name="T110">с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, </text:span><text:span text:style-name="T114">ч.</text:span></text:p>
            <text:p text:style-name="P29">Нагромадження уламків криги на замерзлих морях і річках, що утворюється внаслідок стискання льоду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89</text:p>
          </table:table-cell>
          <table:table-cell table:style-name="Dictionary.B177" table:number-columns-spanned="2" office:value-type="string">
            <text:p text:style-name="P3">Нáкрик</text:p>
          </table:table-cell>
          <table:covered-table-cell/>
          <table:table-cell table:style-name="Dictionary.D177" table:number-columns-spanned="2" office:value-type="string">
            <text:p text:style-name="P19"><text:span text:style-name="T21">-у, </text:span><text:span text:style-name="T23">ім., ч., інд.-авт., </text:span><text:span text:style-name="T23">[2]</text:span></text:p>
          </table:table-cell>
          <table:covered-table-cell/>
          <table:table-cell table:style-name="Dictionary.F177" table:number-columns-spanned="2" office:value-type="string">
            <text:p text:style-name="P19"><text:span text:style-name="T22">Похідне від </text:span><text:span text:style-name="T35">крик</text:span></text:p>
          </table:table-cell>
          <table:covered-table-cell/>
          <table:table-cell table:style-name="Dictionary.H177" table:number-columns-spanned="3" office:value-type="string">
            <text:p text:style-name="P19"><text:span text:style-name="T23">Отой прощальний змах тонкоголосий/ тремтливої руки, той голий </text:span><text:span text:style-name="T27">накрик</text:span><text:span text:style-name="T23"> - / пункти рами – щербати й яр, той пагорб - / яким </text:span><text:span text:style-name="T23">зигзагом путь тобі значив? (П-1:1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178" table:number-columns-spanned="9" office:value-type="string">
            <text:p text:style-name="P11"><text:span text:style-name="T64">Крик </text:span><text:span text:style-name="T70">(див. 7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90</text:p>
          </table:table-cell>
          <table:table-cell table:style-name="Dictionary.B179" table:number-columns-spanned="2" office:value-type="string">
            <text:p text:style-name="P3">Нáмерзи</text:p>
          </table:table-cell>
          <table:covered-table-cell/>
          <table:table-cell table:style-name="Dictionary.D179" table:number-columns-spanned="2" office:value-type="string">
            <text:p text:style-name="P19"><text:span text:style-name="T21">-ів, </text:span><text:span text:style-name="T23">ім., мн., інд.-авт., [1а]</text:span></text:p>
          </table:table-cell>
          <table:covered-table-cell/>
          <table:table-cell table:style-name="Dictionary.F179" table:number-columns-spanned="2" office:value-type="string">
            <text:p text:style-name="P19"><text:span text:style-name="T22">Похідне від </text:span><text:span text:style-name="T35">намерза</text:span><text:span text:style-name="T40"></text:span><text:span text:style-name="T35">ти</text:span></text:p>
          </table:table-cell>
          <table:covered-table-cell/>
          <table:table-cell table:style-name="Dictionary.H179" table:number-columns-spanned="3" office:value-type="string">
            <text:p text:style-name="P19"><text:span text:style-name="T23">О скрипки тьмавий гуд – мов скапує живиця,/ зникають </text:span><text:span text:style-name="T27">намерзи</text:span><text:span text:style-name="T23"> і вже хмеліє гін/ дзвінкого дерева… (П-2: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0" table:number-columns-spanned="9" office:value-type="string">
            <text:h text:style-name="P58" text:outline-level="2"><text:span text:style-name="T110">намерз</text:span><text:span text:style-name="T138">а</text:span><text:span text:style-name="T110">т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є, </text:span><text:span text:style-name="T114">недок.</text:span><text:span text:style-name="T113">, намерзнути </text:span><text:span text:style-name="T114">і </text:span><text:span text:style-name="T113">намерзти, -зне; </text:span><text:span text:style-name="T114">мин. ч.</text:span> <text:span text:style-name="T113">намерз, -ла, -ло; </text:span><text:span text:style-name="T114">док.</text:span></text:p>
            <text:p text:style-name="P29">1) Замерзаючи, вкривати поверхню чого-небудь або нагромаджуватися на чому-небудь (про лід, сніг і т. ін.). || Покриватися льодо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91</text:p>
          </table:table-cell>
          <table:table-cell table:style-name="Dictionary.B181" table:number-columns-spanned="2" office:value-type="string">
            <text:p text:style-name="P3">Напівбажáння</text:p>
          </table:table-cell>
          <table:covered-table-cell/>
          <table:table-cell table:style-name="Dictionary.D181" table:number-columns-spanned="2" office:value-type="string">
            <text:p text:style-name="P19"><text:span text:style-name="T21">-я, </text:span><text:span text:style-name="T23">ім., с., інд.-авт., [2]</text:span></text:p>
          </table:table-cell>
          <table:covered-table-cell/>
          <table:table-cell table:style-name="Dictionary.F181" table:number-columns-spanned="2" office:value-type="string">
            <text:p text:style-name="P19"><text:span text:style-name="T22">Похідне від </text:span><text:span text:style-name="T35">напíв</text:span><text:span text:style-name="T22"> і </text:span><text:span text:style-name="T35">бажáння</text:span></text:p>
          </table:table-cell>
          <table:covered-table-cell/>
          <table:table-cell table:style-name="Dictionary.H181" table:number-columns-spanned="3" office:value-type="string">
            <text:p text:style-name="P19"><text:span text:style-name="T23">Напівступою,/ як над собою винесений крок/ задумався і скляк. </text:span><text:span text:style-name="T27">Напівбажання</text:span><text:span text:style-name="T23">,/ на півваганні втяте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2" table:number-columns-spanned="5" office:value-type="string">
            <text:h text:style-name="P58" text:outline-level="2"><text:span text:style-name="T110">Наполов</text:span><text:span text:style-name="T138">и</text:span><text:span text:style-name="T110">ну (напі</text:span><text:span text:style-name="T125"></text:span><text:span text:style-name="T110">в)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7">присл.</text:p>
            <text:p text:style-name="P29">1) У розмірі чи обсязі, що охоплює половину кого-, чого-небудь.</text:p>
            <text:p text:style-name="P29">2) Пополам з чим-небудь; з домішкою, з ознакою, з елементами чогось.</text:p>
            <text:p text:style-name="P29">3) Частково, не зовсім, не повністю або значною мірою.</text:p>
          </table:table-cell>
          <table:covered-table-cell/>
          <table:covered-table-cell/>
          <table:covered-table-cell/>
          <table:covered-table-cell/>
          <table:table-cell table:style-name="Dictionary.G182" table:number-columns-spanned="4" office:value-type="string">
            <text:h text:style-name="P58" text:outline-level="2"><text:span text:style-name="T110">баж</text:span><text:span text:style-name="T138">а</text:span><text:span text:style-name="T110">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29">1) Прагнення, потяг до здійснення чого-небудь; хотіння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92</text:p>
          </table:table-cell>
          <table:table-cell table:style-name="Dictionary.B183" table:number-columns-spanned="2" office:value-type="string">
            <text:p text:style-name="P4">Напівступá</text:p>
          </table:table-cell>
          <table:covered-table-cell/>
          <table:table-cell table:style-name="Dictionary.D183" table:number-columns-spanned="2" office:value-type="string">
            <text:p text:style-name="P19"><text:span text:style-name="T49">-и</text:span><text:span text:style-name="T45"></text:span><text:span text:style-name="T49">, </text:span><text:span text:style-name="T23">ім., </text:span><text:span text:style-name="T47">ж., інд.-авт., [</text:span><text:span text:style-name="T24">2</text:span><text:span text:style-name="T47">]</text:span></text:p>
          </table:table-cell>
          <table:covered-table-cell/>
          <table:table-cell table:style-name="Dictionary.F183" table:number-columns-spanned="2" office:value-type="string">
            <text:p text:style-name="P19"><text:span text:style-name="T50">Похідне від </text:span><text:span text:style-name="T35">напíв</text:span><text:span text:style-name="T50"> і </text:span><text:span text:style-name="T51">ступа</text:span><text:span text:style-name="T40"></text:span></text:p>
          </table:table-cell>
          <table:covered-table-cell/>
          <table:table-cell table:style-name="Dictionary.H183" table:number-columns-spanned="3" office:value-type="string">
            <text:p text:style-name="P19"><text:span text:style-name="T27">Напівступою</text:span><text:span text:style-name="T23">,/ як над собою винесений крок/ задумався і скляк. Напівбажання,/ на півваганні втяте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4" table:number-columns-spanned="5" office:value-type="string">
            <text:h text:style-name="P58" text:outline-level="2"><text:span text:style-name="T110">Напі</text:span><text:span text:style-name="T125"></text:span><text:span text:style-name="T110">в </text:span><text:span text:style-name="T150">(див. 91)</text:span></text:h>
          </table:table-cell>
          <table:covered-table-cell/>
          <table:covered-table-cell/>
          <table:covered-table-cell/>
          <table:covered-table-cell/>
          <table:table-cell table:style-name="Dictionary.G184" table:number-columns-spanned="4" office:value-type="string">
            <text:h text:style-name="P56" text:outline-level="2">ступа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I </text:span><text:span text:style-name="T113">ступ`а</text:span></text:p>
            <text:p text:style-name="P29"><text:span text:style-name="T113">-и, </text:span><text:span text:style-name="T114">ж.</text:span><text:span text:style-name="T113">, </text:span><text:span text:style-name="T114">перев.</text:span> <text:span text:style-name="T114">з означ.</text:span></text:p>
            <text:p text:style-name="P29">Манера ходити, ступати; хода. || Рух ногою вперед, убік або назад; крок. || Звуки від таких рухів. || Про спокійну, тиху ходу коня; найповільніший алюр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93</text:p>
          </table:table-cell>
          <table:table-cell table:style-name="Dictionary.B185" table:number-columns-spanned="2" office:value-type="string">
            <text:p text:style-name="P3">Нáхлюпи</text:p>
          </table:table-cell>
          <table:covered-table-cell/>
          <table:table-cell table:style-name="Dictionary.D185" table:number-columns-spanned="2" office:value-type="string">
            <text:p text:style-name="P19"><text:span text:style-name="T21">-ів, </text:span><text:span text:style-name="T23">ім., мн., інд.-авт., [2], [1а]</text:span></text:p>
          </table:table-cell>
          <table:covered-table-cell/>
          <table:table-cell table:style-name="Dictionary.F185" table:number-columns-spanned="2" office:value-type="string">
            <text:p text:style-name="P19"><text:span text:style-name="T22">Похідне від </text:span><text:span text:style-name="T35">хлюпати</text:span></text:p>
          </table:table-cell>
          <table:covered-table-cell/>
          <table:table-cell table:style-name="Dictionary.H185" table:number-columns-spanned="3" office:value-type="string">
            <text:p text:style-name="P19"><text:span text:style-name="T23">Покірні вітру, </text:span><text:span text:style-name="T27">нахлюпи</text:span><text:span text:style-name="T23"> щедрот/ з убогого жебрацького бенкету,/ відвирувавши, котяться у Лету,/ в таночок взявши кревних і заброд.(П-1: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6" table:number-columns-spanned="9" office:value-type="string">
            <text:h text:style-name="P58" text:outline-level="2"><text:span text:style-name="T110">хл</text:span><text:span text:style-name="T138">ю</text:span><text:span text:style-name="T110">пат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ю, -аєш, </text:span><text:span text:style-name="T114">недок.</text:span></text:p>
            <text:p text:style-name="P29">1) <text:span text:style-name="T114">неперех.</text:span> Плещучи, просочуючись, видавати характерні звуки (про воду, грязь і т. ін.). || З плескотом битися, ударятися об що-небудь. || Ударяючи по воді, з шумом занурюючись, падаючи <text:soft-page-break/>в воду чи іншу рідину, створювати плескіт.</text:p>
            <text:p text:style-name="P42"><text:span text:style-name="T74">2) </text:span><text:span text:style-name="T92">перех.</text:span><text:span text:style-name="T74"> </text:span><text:span text:style-name="T79">і </text:span><text:span text:style-name="T92">неперех.</text:span><text:span text:style-name="T74"> Рвучкими рухами лити, бризкати водою або іншою рідиною на кого-, що-небудь. || Розливатися, виливатися, розпліскуватися. || Утворювати звуки, що нагадують </text:span><text:span text:style-name="T74">хлипання.</text:span><text:span text:style-name="T79">Хлюпати носом</text:span><text:span text:style-name="T74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94</text:p>
          </table:table-cell>
          <table:table-cell table:style-name="Dictionary.B187" table:number-columns-spanned="2" office:value-type="string">
            <text:p text:style-name="P3">Обакрáй</text:p>
          </table:table-cell>
          <table:covered-table-cell/>
          <table:table-cell table:style-name="Dictionary.D187" table:number-columns-spanned="2" office:value-type="string">
            <text:p text:style-name="P19"><text:span text:style-name="T21">-ю, </text:span><text:span text:style-name="T23">ім., ч., </text:span><text:span text:style-name="T23">інд.-авт., [11]</text:span></text:p>
          </table:table-cell>
          <table:covered-table-cell/>
          <table:table-cell table:style-name="Dictionary.F187" table:number-columns-spanned="2" office:value-type="string">
            <text:p text:style-name="P19"><text:span text:style-name="T22">Похідне від </text:span><text:span text:style-name="T35">óба</text:span><text:span text:style-name="T22"> і </text:span><text:span text:style-name="T35">край</text:span></text:p>
          </table:table-cell>
          <table:covered-table-cell/>
          <table:table-cell table:style-name="Dictionary.H187" table:number-columns-spanned="3" office:value-type="string">
            <text:p text:style-name="P19"><text:span text:style-name="T23">З ціложиттєвого ждання/ Ти смерть на кілька літ відтрутив,/ </text:span><text:span text:style-name="T23">аби почути пахощ рути/ і в неї впасти навмання - / з усіх розлук – на </text:span><text:span text:style-name="T27">обакрай</text:span><text:span text:style-name="T23">/ Вітчизни – і яви, і мрії.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188" table:number-columns-spanned="5" office:value-type="string">
            <text:h text:style-name="P58" text:outline-level="2"><text:span text:style-name="T110">Об</text:span><text:span text:style-name="T138">и</text:span><text:span text:style-name="T110">два (</text:span><text:span text:style-name="T123">óба</text:span><text:span text:style-name="T110">)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обох, </text:span><text:span text:style-name="T114">ч.</text:span> <text:span text:style-name="T114">і с.</text:span><text:span text:style-name="T113">, обидві, обох, </text:span><text:span text:style-name="T114">ж.</text:span><text:span text:style-name="T113">, </text:span><text:span text:style-name="T114">числ.</text:span><text:span text:style-name="T113">, </text:span><text:span text:style-name="T114">збірн.</text:span></text:p>
            <text:p text:style-name="P42"><text:span text:style-name="T74">Означає кожний із двох названих або відомих предметів; один і другий; і той, і другий. </text:span><text:span text:style-name="T79">В обидва кінці</text:span><text:span text:style-name="T74">.</text:span></text:p>
          </table:table-cell>
          <table:covered-table-cell/>
          <table:covered-table-cell/>
          <table:covered-table-cell/>
          <table:covered-table-cell/>
          <table:table-cell table:style-name="Dictionary.G188" table:number-columns-spanned="4" office:value-type="string">
            <text:p text:style-name="P11"><text:span text:style-name="T64">Край </text:span><text:span text:style-name="T70">(див. 73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95</text:p>
          </table:table-cell>
          <table:table-cell table:style-name="Dictionary.B189" table:number-columns-spanned="2" office:value-type="string">
            <text:p text:style-name="P3">Обоюдожáлий</text:p>
          </table:table-cell>
          <table:covered-table-cell/>
          <table:table-cell table:style-name="Dictionary.D189" table:number-columns-spanned="2" office:value-type="string">
            <text:p text:style-name="P19"><text:span text:style-name="T21">-а, -е, </text:span><text:span text:style-name="T24">прикм., </text:span><text:span text:style-name="T23">інд.-авт., </text:span><text:span text:style-name="T42">[1б]</text:span></text:p>
          </table:table-cell>
          <table:covered-table-cell/>
          <table:table-cell table:style-name="Dictionary.F189" table:number-columns-spanned="2" office:value-type="string">
            <text:p text:style-name="P19"><text:span text:style-name="T43">Похідне від </text:span><text:span text:style-name="T44">обою</text:span><text:span text:style-name="T40"></text:span><text:span text:style-name="T44">до</text:span><text:span text:style-name="T43"> і </text:span><text:span text:style-name="T44">жалі</text:span><text:span text:style-name="T40"></text:span><text:span text:style-name="T44">ти</text:span></text:p>
          </table:table-cell>
          <table:covered-table-cell/>
          <table:table-cell table:style-name="Dictionary.H189" table:number-columns-spanned="3" office:value-type="string">
            <text:p text:style-name="P19"><text:span text:style-name="T23">Та мури, мов із мертвих всталі,/ похмуро мовили: чекай,/ ще обрадіє із печалі/ твій </text:span><text:span text:style-name="T27">обоюдожалий</text:span><text:span text:style-name="T23"> край. (П-1: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0" table:number-columns-spanned="5" office:value-type="string">
            <text:p text:style-name="P11"><text:span text:style-name="T135">Обою</text:span><text:span text:style-name="T68"></text:span><text:span text:style-name="T135">до </text:span><text:span text:style-name="T136">(не подано у словнику)</text:span></text:p>
          </table:table-cell>
          <table:covered-table-cell/>
          <table:covered-table-cell/>
          <table:covered-table-cell/>
          <table:covered-table-cell/>
          <table:table-cell table:style-name="Dictionary.G190" table:number-columns-spanned="4" office:value-type="string">
            <text:h text:style-name="P58" text:outline-level="2"><text:span text:style-name="T110">жал</text:span><text:span text:style-name="T138">і</text:span><text:span text:style-name="T110">т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ію, -ієш, </text:span><text:span text:style-name="T114">недок.</text:span></text:p>
            <text:p text:style-name="P29">1) <text:span text:style-name="T114">перех.</text:span> <text:span text:style-name="T145">і без додатка</text:span>. Відчувати жалість, співчуття до кого-небудь.</text:p>
            <text:p text:style-name="P29">2) <text:span text:style-name="T114">неперех.</text:span> Нарікати на що-небудь, уболівати за чимось, за щось; шкодувати, жалкувати.</text:p>
            <text:p text:style-name="P42"><text:span text:style-name="T74">3) </text:span><text:span text:style-name="T92">перех.</text:span><text:span text:style-name="T74"> Берегти, оберігати кого-, що-небудь. || Неохоче витрачати що-небудь; шкодувати, жалкува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96</text:p>
          </table:table-cell>
          <table:table-cell table:style-name="Dictionary.B191" table:number-columns-spanned="2" office:value-type="string">
            <text:p text:style-name="P3">ОвÓгнений</text:p>
          </table:table-cell>
          <table:covered-table-cell/>
          <table:table-cell table:style-name="Dictionary.D191" table:number-columns-spanned="2" office:value-type="string">
            <text:p text:style-name="P19"><text:span text:style-name="T21">-а, -е, </text:span><text:span text:style-name="T23">інд.-авт., </text:span><text:soft-page-break/><text:span text:style-name="T23">[4]</text:span></text:p>
          </table:table-cell>
          <table:covered-table-cell/>
          <table:table-cell table:style-name="Dictionary.F191" table:number-columns-spanned="2" office:value-type="string">
            <text:p text:style-name="P19"><text:span text:style-name="T22">Дієпр. Від неіснуючого дієслова </text:span><text:soft-page-break/><text:span text:style-name="T35">овогнити</text:span></text:p>
          </table:table-cell>
          <table:covered-table-cell/>
          <table:table-cell table:style-name="Dictionary.H191" table:number-columns-spanned="3" office:value-type="string">
            <text:p text:style-name="P19"><text:span text:style-name="T23">Та за тобою небо запалало,/ </text:span><text:span text:style-name="T27">овогнене</text:span><text:span text:style-name="T23"> грозою стожалів. (П-2: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2" table:number-columns-spanned="9" office:value-type="string">
            <text:p text:style-name="P11"><text:span text:style-name="T64">Овогнити </text:span><text:span text:style-name="T70">(не подано у словнику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97</text:p>
          </table:table-cell>
          <table:table-cell table:style-name="Dictionary.B193" table:number-columns-spanned="2" office:value-type="string">
            <text:p text:style-name="P3">Огрáння</text:p>
          </table:table-cell>
          <table:covered-table-cell/>
          <table:table-cell table:style-name="Dictionary.D193" table:number-columns-spanned="2" office:value-type="string">
            <text:p text:style-name="P19"><text:span text:style-name="T23">ім., с., </text:span><text:span text:style-name="T23">інд.-авт., [1]</text:span></text:p>
          </table:table-cell>
          <table:covered-table-cell/>
          <table:table-cell table:style-name="Dictionary.F193" table:number-columns-spanned="2" office:value-type="string">
            <text:p text:style-name="P19"><text:span text:style-name="T38">Похідне від </text:span><text:span text:style-name="T34">огрáнювати</text:span></text:p>
          </table:table-cell>
          <table:covered-table-cell/>
          <table:table-cell table:style-name="Dictionary.H193" table:number-columns-spanned="3" office:value-type="string">
            <text:p text:style-name="P19"><text:span text:style-name="T23">У зашморзі бід/ аж зайшовся кривий </text:span><text:span text:style-name="T23">од волання борлак,/ аж </text:span><text:span text:style-name="T27">огранням</text:span><text:span text:style-name="T23"> дзеркал заросилася кров! (П-1:33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4" table:number-columns-spanned="9" office:value-type="string">
            <text:h text:style-name="P58" text:outline-level="2"><text:span text:style-name="T110">Огран</text:span><text:span text:style-name="T138">о</text:span><text:span text:style-name="T110">вувати (</text:span><text:span text:style-name="T124">огрáнювати</text:span><text:span text:style-name="T110">)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ю, -уєш, </text:span><text:span text:style-name="T114">недок.</text:span><text:span text:style-name="T113">, огранувати, -ую, -уєш, </text:span><text:span text:style-name="T114">док.</text:span><text:span text:style-name="T113">, </text:span><text:span text:style-name="T114">перех.</text:span><text:span text:style-name="T113">, </text:span><text:span text:style-name="T114">спец.</text:span></text:p>
            <text:p text:style-name="P29">Шліфуючи поверхню чого-небудь, робити на ній грані.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98</text:p>
          </table:table-cell>
          <table:table-cell table:style-name="Dictionary.B195" table:number-columns-spanned="2" office:value-type="string">
            <text:p text:style-name="P3">Озлíння</text:p>
          </table:table-cell>
          <table:covered-table-cell/>
          <table:table-cell table:style-name="Dictionary.D195" table:number-columns-spanned="2" office:value-type="string">
            <text:p text:style-name="P19"><text:span text:style-name="T21">-я, </text:span><text:span text:style-name="T23">ім., ж., інд.-авт., </text:span><text:span text:style-name="T23">[1]</text:span></text:p>
          </table:table-cell>
          <table:covered-table-cell/>
          <table:table-cell table:style-name="Dictionary.F195" table:number-columns-spanned="2" office:value-type="string">
            <text:p text:style-name="P19"><text:span text:style-name="T23">Похідне від </text:span><text:span text:style-name="T28">озл</text:span><text:span text:style-name="T30">и</text:span><text:span text:style-name="T28">тися</text:span></text:p>
          </table:table-cell>
          <table:covered-table-cell/>
          <table:table-cell table:style-name="Dictionary.H195" table:number-columns-spanned="3" office:value-type="string">
            <text:p text:style-name="P19"><text:span text:style-name="T23">А шал який! Яке </text:span><text:span text:style-name="T27">озління</text:span><text:span text:style-name="T23">!/ О білий світе-блекота. (П-1:132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6" table:number-columns-spanned="9" office:value-type="string">
            <text:h text:style-name="P58" text:outline-level="2"><text:span text:style-name="T110">озл</text:span><text:span text:style-name="T138">и</text:span><text:span text:style-name="T110">тис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люся, -лишся, </text:span><text:span text:style-name="T114">док.</text:span></text:p>
            <text:p text:style-name="P29">Стати розлюченим, роздратованим; розізлитися, розгніватися. || Стати злим, злостивим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99</text:p>
          </table:table-cell>
          <table:table-cell table:style-name="Dictionary.B197" table:number-columns-spanned="2" office:value-type="string">
            <text:p text:style-name="P3">Ошрóття</text:p>
          </table:table-cell>
          <table:covered-table-cell/>
          <table:table-cell table:style-name="Dictionary.D197" table:number-columns-spanned="2" office:value-type="string">
            <text:p text:style-name="P19"><text:span text:style-name="T21">-я, </text:span><text:span text:style-name="T23">ім., збірн., інд.-авт., [4]</text:span></text:p>
          </table:table-cell>
          <table:covered-table-cell/>
          <table:table-cell table:style-name="Dictionary.F197" table:number-columns-spanned="2" office:value-type="string">
            <text:p text:style-name="P24">Похідне від <text:span text:style-name="T111">шріт</text:span></text:p>
          </table:table-cell>
          <table:covered-table-cell/>
          <table:table-cell table:style-name="Dictionary.H197" table:number-columns-spanned="3" office:value-type="string">
            <text:p text:style-name="P19"><text:span text:style-name="T23">І тінь біжить – поверхи давніх днів./ І заволока – на </text:span><text:span text:style-name="T27">ошроття</text:span><text:span text:style-name="T23"> часу. (П-1:1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198" table:number-columns-spanned="9" office:value-type="string">
            <text:h text:style-name="P56" text:outline-level="2">шріт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шроту, </text:span><text:span text:style-name="T114">ч.</text:span></text:p>
            <text:p text:style-name="P29">1) Дрібні свинцеві кульки для стрільби з мисливської рушниці; дріб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00</text:p>
          </table:table-cell>
          <table:table-cell table:style-name="Dictionary.B199" table:number-columns-spanned="2" office:value-type="string">
            <text:p text:style-name="P3">Пáверх</text:p>
          </table:table-cell>
          <table:covered-table-cell/>
          <table:table-cell table:style-name="Dictionary.D199" table:number-columns-spanned="2" office:value-type="string">
            <text:p text:style-name="P19"><text:span text:style-name="T21">-у, </text:span><text:span text:style-name="T23">ім., </text:span><text:soft-page-break/><text:span text:style-name="T23">ч., інд.-авт., </text:span><text:span text:style-name="T23">[2]</text:span></text:p>
          </table:table-cell>
          <table:covered-table-cell/>
          <table:table-cell table:style-name="Dictionary.F199" table:number-columns-spanned="2" office:value-type="string">
            <text:p text:style-name="P19"><text:span text:style-name="T22">Похідне від </text:span><text:soft-page-break/><text:span text:style-name="T35">па</text:span><text:span text:style-name="T22">... (“подібний”) і </text:span><text:span text:style-name="T35">верх</text:span></text:p>
          </table:table-cell>
          <table:covered-table-cell/>
          <table:table-cell table:style-name="Dictionary.H199" table:number-columns-spanned="3" office:value-type="string">
            <text:p text:style-name="P19"><text:span text:style-name="T23">Тут </text:span><text:span text:style-name="T27">паверх</text:span><text:span text:style-name="T23">, паниз, пажиття і </text:span><text:soft-page-break/><text:span text:style-name="T23">паскін,/ переступай лискуче лезо меж,/ і рідні лиця за порожні маски/ тобі здадуться з понадгірних веж. </text:span><text:span text:style-name="T23">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0" table:number-columns-spanned="5" office:value-type="string">
            <text:p text:style-name="P21"><text:span text:style-name="T88">Па</text:span><text:span text:style-name="T89">... </text:span><text:span text:style-name="T90">(не подано у словнику)</text:span></text:p>
          </table:table-cell>
          <table:covered-table-cell/>
          <table:covered-table-cell/>
          <table:covered-table-cell/>
          <table:covered-table-cell/>
          <table:table-cell table:style-name="Dictionary.G200" table:number-columns-spanned="4" office:value-type="string">
            <text:h text:style-name="P56" text:outline-level="2">верх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, </text:span><text:span text:style-name="T114">ч.</text:span></text:p>
            <text:p text:style-name="P29">1) Верхня, найвища частина чого-небудь; вершина. || Поверхня землі, якої-небудь рідини і т. ін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01</text:p>
          </table:table-cell>
          <table:table-cell table:style-name="Dictionary.B201" table:number-columns-spanned="2" office:value-type="string">
            <text:p text:style-name="P3">Пажиття</text:p>
          </table:table-cell>
          <table:covered-table-cell/>
          <table:table-cell table:style-name="Dictionary.D201" table:number-columns-spanned="2" office:value-type="string">
            <text:p text:style-name="P19"><text:span text:style-name="T21">-я, </text:span><text:span text:style-name="T23">ім., с., інд.-авт., [2]</text:span></text:p>
          </table:table-cell>
          <table:covered-table-cell/>
          <table:table-cell table:style-name="Dictionary.F201" table:number-columns-spanned="2" office:value-type="string">
            <text:p text:style-name="P19"><text:span text:style-name="T22">Похідне від </text:span><text:span text:style-name="T35">па</text:span><text:span text:style-name="T22">... (“подібний”) і </text:span><text:span text:style-name="T35">життя</text:span></text:p>
          </table:table-cell>
          <table:covered-table-cell/>
          <table:table-cell table:style-name="Dictionary.H201" table:number-columns-spanned="3" office:value-type="string">
            <text:p text:style-name="P19"><text:span text:style-name="T23">Тут паверх, паниз, </text:span><text:span text:style-name="T27">пажиття</text:span><text:span text:style-name="T23"> і паскін,/ переступай лискуче лезо меж,/ і рідні лиця за порожні маски/ тобі здадуться з понадгірних веж. 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2" table:number-columns-spanned="9" office:value-type="string">
            <text:p text:style-name="P11"><text:span text:style-name="T64">Життя </text:span><text:span text:style-name="T70">(див. 65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02</text:p>
          </table:table-cell>
          <table:table-cell table:style-name="Dictionary.B203" table:number-columns-spanned="2" office:value-type="string">
            <text:p text:style-name="P3">Пáниз</text:p>
          </table:table-cell>
          <table:covered-table-cell/>
          <table:table-cell table:style-name="Dictionary.D203" table:number-columns-spanned="2" office:value-type="string">
            <text:p text:style-name="P19"><text:span text:style-name="T21">-у, </text:span><text:span text:style-name="T23">ім., </text:span><text:span text:style-name="T23">ч., інд.-авт., [2]</text:span></text:p>
          </table:table-cell>
          <table:covered-table-cell/>
          <table:table-cell table:style-name="Dictionary.F203" table:number-columns-spanned="2" office:value-type="string">
            <text:p text:style-name="P19"><text:span text:style-name="T22">Похідне від </text:span><text:span text:style-name="T35">па</text:span><text:span text:style-name="T22">... (“подібний”) і </text:span><text:span text:style-name="T35">низ</text:span></text:p>
          </table:table-cell>
          <table:covered-table-cell/>
          <table:table-cell table:style-name="Dictionary.H203" table:number-columns-spanned="3" office:value-type="string">
            <text:p text:style-name="P19"><text:span text:style-name="T23">Тут паверх, </text:span><text:span text:style-name="T27">паниз</text:span><text:span text:style-name="T23">, пажиття і </text:span><text:span text:style-name="T23">паскін,/ переступай лискуче лезо меж,/ і рідні лиця за порожні маски/ тобі здадуться з понадгірних веж. 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4" table:number-columns-spanned="9" office:value-type="string">
            <text:h text:style-name="P56" text:outline-level="2">низ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, </text:span><text:span text:style-name="T114">ч.</text:span></text:p>
            <text:p text:style-name="P39"><text:span text:style-name="T80">1) Нижня частина предмета. || </text:span><text:span text:style-name="T83">рідко</text:span><text:span text:style-name="T80">. Те саме, що </text:span><text:a xlink:type="simple" xlink:href="http://www.lingvo.ua/uk/Translate/uk-uk/виворіт"><text:span text:style-name="T98">виворіт</text:span></text:a><text:span text:style-name="T80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03</text:p>
          </table:table-cell>
          <table:table-cell table:style-name="Dictionary.B205" table:number-columns-spanned="2" office:value-type="string">
            <text:p text:style-name="P3">Парура</text:p>
          </table:table-cell>
          <table:covered-table-cell/>
          <table:table-cell table:style-name="Dictionary.D205" table:number-columns-spanned="2" office:value-type="string">
            <text:p text:style-name="P19"><text:span text:style-name="T21">-и, </text:span><text:span text:style-name="T23">ім., ж., інд.-авт., [2]</text:span></text:p>
          </table:table-cell>
          <table:covered-table-cell/>
          <table:table-cell table:style-name="Dictionary.F205" table:number-columns-spanned="2" office:value-type="string">
            <text:p text:style-name="P19"><text:span text:style-name="T22">Похідне від </text:span><text:span text:style-name="T35">па</text:span><text:span text:style-name="T22">... (“подібний”) і </text:span><text:span text:style-name="T35">рýра</text:span></text:p>
          </table:table-cell>
          <table:covered-table-cell/>
          <table:table-cell table:style-name="Dictionary.H205" table:number-columns-spanned="3" office:value-type="string">
            <text:p text:style-name="P19"><text:span text:style-name="T23">Те безмежжя сил,/ розбурханих од молодого болю,/ ті </text:span><text:span text:style-name="T27">парури</text:span><text:span text:style-name="T23"> зусиль…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6" table:number-columns-spanned="9" office:value-type="string">
            <text:h text:style-name="P58" text:outline-level="2"><text:span text:style-name="T110">р</text:span><text:span text:style-name="T138">у</text:span><text:span text:style-name="T110">р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и, </text:span><text:span text:style-name="T114">ж.</text:span></text:p>
            <text:p text:style-name="P39"><text:span text:style-name="T80">1) </text:span><text:span text:style-name="T94">зах.</text:span><text:span text:style-name="T80"> Те саме, що </text:span><text:a xlink:type="simple" xlink:href="http://www.lingvo.ua/uk/Translate/uk-uk/труба">труба</text:a><text:span text:style-name="T98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04</text:p>
          </table:table-cell>
          <table:table-cell table:style-name="Dictionary.B207" table:number-columns-spanned="2" office:value-type="string">
            <text:p text:style-name="P3">Пáскін</text:p>
          </table:table-cell>
          <table:covered-table-cell/>
          <table:table-cell table:style-name="Dictionary.D207" table:number-columns-spanned="2" office:value-type="string">
            <text:p text:style-name="P19"><text:span text:style-name="T21">пáскон</text:span><text:span text:style-name="T21">у, </text:span><text:span text:style-name="T23">ім., ч., інд.-</text:span><text:span text:style-name="T23">авт., [2]</text:span></text:p>
          </table:table-cell>
          <table:covered-table-cell/>
          <table:table-cell table:style-name="Dictionary.F207" table:number-columns-spanned="2" office:value-type="string">
            <text:p text:style-name="P19"><text:span text:style-name="T22">Похідне від </text:span><text:span text:style-name="T35">па</text:span><text:span text:style-name="T22">... (“подібний”) і </text:span><text:span text:style-name="T35">скін</text:span></text:p>
          </table:table-cell>
          <table:covered-table-cell/>
          <table:table-cell table:style-name="Dictionary.H207" table:number-columns-spanned="3" office:value-type="string">
            <text:p text:style-name="P19"><text:span text:style-name="T23">Тут паверх, паниз, пажиття і </text:span><text:span text:style-name="T27">паскін</text:span><text:span text:style-name="T23">,/ переступай лискуче лезо меж,/ і рідні лиця за порожні маски/ тобі здадуться з понадгірних веж. </text:span><text:span text:style-name="T23">(П-1:16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08" table:number-columns-spanned="9" office:value-type="string">
            <text:h text:style-name="P56" text:outline-level="2">скін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скону, </text:span><text:span text:style-name="T114">ч.</text:span><text:span text:style-name="T113">, </text:span><text:span text:style-name="T114">уроч.</text:span></text:p>
            <text:p text:style-name="P39"><text:span text:style-name="T80">Те саме, що </text:span><text:a xlink:type="simple" xlink:href="http://www.lingvo.ua/uk/Translate/uk-uk/смерть"><text:span text:style-name="T98">смерть</text:span></text:a><text:span text:style-name="T80">. || Кінець, межа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05</text:p>
          </table:table-cell>
          <table:table-cell table:style-name="Dictionary.B209" table:number-columns-spanned="2" office:value-type="string">
            <text:p text:style-name="P3">Пекельнозóрий</text:p>
          </table:table-cell>
          <table:covered-table-cell/>
          <table:table-cell table:style-name="Dictionary.D209" table:number-columns-spanned="2" office:value-type="string">
            <text:p text:style-name="P19"><text:span text:style-name="T21">-а, -е, </text:span><text:span text:style-name="T24">прикм., </text:span><text:span text:style-name="T23">інд.-</text:span><text:span text:style-name="T23">авт., [15а]</text:span></text:p>
          </table:table-cell>
          <table:covered-table-cell/>
          <table:table-cell table:style-name="Dictionary.F209" table:number-columns-spanned="2" office:value-type="string">
            <text:p text:style-name="P19"><text:span text:style-name="T22">Похідне від </text:span><text:span text:style-name="T35">пекельний </text:span><text:span text:style-name="T22">і </text:span><text:span text:style-name="T35">зір</text:span></text:p>
          </table:table-cell>
          <table:covered-table-cell/>
          <table:table-cell table:style-name="Dictionary.H209" table:number-columns-spanned="3" office:value-type="string">
            <text:p text:style-name="P19"><text:span text:style-name="T23">Мигоче, мов відьмак, паркан </text:span><text:span text:style-name="T27">пекельнозорий</text:span><text:span text:style-name="T23">,/ за голосом покори душа рушає вспак. (П-2: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0" table:number-columns-spanned="5" office:value-type="string">
            <text:p text:style-name="P11"><text:span text:style-name="T64">Пекельний </text:span><text:span text:style-name="T70">(див. 37)</text:span></text:p>
          </table:table-cell>
          <table:covered-table-cell/>
          <table:covered-table-cell/>
          <table:covered-table-cell/>
          <table:covered-table-cell/>
          <table:table-cell table:style-name="Dictionary.G210" table:number-columns-spanned="4" office:value-type="string">
            <text:h text:style-name="P57" text:outline-level="2">зір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зору, </text:span><text:span text:style-name="T114">ч.</text:span></text:p>
            <text:p text:style-name="P29">1) Одне з п'яти почуттів, органом якого є око. || Здатність бачити.</text:p>
            <text:p text:style-name="P29">2) Спрямованість очей на кого-, що-небудь; погляд.</text:p>
            <text:p text:style-name="P39"><text:span text:style-name="T80">3) Те саме, що </text:span><text:a xlink:type="simple" xlink:href="http://www.lingvo.ua/uk/Translate/uk-uk/очі"><text:span text:style-name="T98">очі</text:span></text:a><text:span text:style-name="T8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06</text:p>
          </table:table-cell>
          <table:table-cell table:style-name="Dictionary.B211" table:number-columns-spanned="2" office:value-type="string">
            <text:p text:style-name="P3">Піввагáння</text:p>
          </table:table-cell>
          <table:covered-table-cell/>
          <table:table-cell table:style-name="Dictionary.D211" table:number-columns-spanned="2" office:value-type="string">
            <text:p text:style-name="P19"><text:span text:style-name="T21">-я, </text:span><text:span text:style-name="T23">ім., с., інд.-</text:span><text:soft-page-break/><text:span text:style-name="T23">авт., [2]</text:span></text:p>
          </table:table-cell>
          <table:covered-table-cell/>
          <table:table-cell table:style-name="Dictionary.F211" table:number-columns-spanned="2" office:value-type="string">
            <text:p text:style-name="P19"><text:span text:style-name="T22">Похідне від </text:span><text:span text:style-name="T35">пів</text:span><text:span text:style-name="T22"> і </text:span><text:span text:style-name="T35">вагáння</text:span></text:p>
          </table:table-cell>
          <table:covered-table-cell/>
          <table:table-cell table:style-name="Dictionary.H211" table:number-columns-spanned="3" office:value-type="string">
            <text:p text:style-name="P19"><text:span text:style-name="T23">Напівступою,/ як над собою винесений крок/ задумався і скляк. Напівбажання,/ на </text:span><text:span text:style-name="T27">півваганні</text:span><text:span text:style-name="T23"> </text:span><text:soft-page-break/><text:span text:style-name="T23">втяте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2" table:number-columns-spanned="5" office:value-type="string">
            <text:h text:style-name="P58" text:outline-level="2"><text:span text:style-name="T110">Полов</text:span><text:span text:style-name="T138">и</text:span><text:span text:style-name="T110">на </text:span><text:span text:style-name="T150">(пів)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и, </text:span><text:span text:style-name="T114">ж.</text:span></text:p>
            <text:p text:style-name="P29">1) Одна з двох рівних частин чого-небудь. || Складова частина парного предмета. || Якась частина або певна кількість чого-небудь.</text:p>
            <text:p text:style-name="P29">2) Середина якої-небудь віддалі, якогось проміжку часу і т. ін. || Момент часу, який відповідає середині даної години.</text:p>
          </table:table-cell>
          <table:covered-table-cell/>
          <table:covered-table-cell/>
          <table:covered-table-cell/>
          <table:covered-table-cell/>
          <table:table-cell table:style-name="Dictionary.G212" table:number-columns-spanned="4" office:value-type="string">
            <text:h text:style-name="P58" text:outline-level="2"><text:span text:style-name="T110">ваг</text:span><text:span text:style-name="T138">а</text:span><text:span text:style-name="T110">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1) Дія за знач. </text:span><text:a xlink:type="simple" xlink:href="http://www.lingvo.ua/uk/Translate/uk-uk/вагатися"><text:span text:style-name="T98">вагатися</text:span></text:a><text:span text:style-name="T80">.</text:span></text:p>
            <text:p text:style-name="P29">2) Неспроможність відразу вирішити щось; роздумування.</text:p>
            <text:p text:style-name="P29">3) Непослідовність у поглядах, хитання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07</text:p>
          </table:table-cell>
          <table:table-cell table:style-name="Dictionary.B213" table:number-columns-spanned="2" office:value-type="string">
            <text:p text:style-name="P3">Півдуші</text:p>
          </table:table-cell>
          <table:covered-table-cell/>
          <table:table-cell table:style-name="Dictionary.D213" table:number-columns-spanned="2" office:value-type="string">
            <text:p text:style-name="P19"><text:span text:style-name="T21">півдýш</text:span><text:span text:style-name="T21">, </text:span><text:span text:style-name="T23">ім., мн., інд.-авт., [2]</text:span></text:p>
          </table:table-cell>
          <table:covered-table-cell/>
          <table:table-cell table:style-name="Dictionary.F213" table:number-columns-spanned="2" office:value-type="string">
            <text:p text:style-name="P19"><text:span text:style-name="T22">Похідне від </text:span><text:span text:style-name="T35">пів</text:span><text:span text:style-name="T22"> і </text:span><text:span text:style-name="T35">душі</text:span></text:p>
          </table:table-cell>
          <table:covered-table-cell/>
          <table:table-cell table:style-name="Dictionary.H213" table:number-columns-spanned="3" office:value-type="string">
            <text:p text:style-name="P19"><text:span text:style-name="T23">О царство півсерць, півнадій, </text:span><text:span text:style-name="T23">півпричалів,/ півзамірів царство, півзмаг і </text:span><text:span text:style-name="T27">півдуш</text:span><text:span text:style-name="T23">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4" table:number-columns-spanned="5" office:value-type="string">
            <text:p text:style-name="P11"><text:span text:style-name="T64">Пів </text:span><text:span text:style-name="T70">(див. 106)</text:span></text:p>
          </table:table-cell>
          <table:covered-table-cell/>
          <table:covered-table-cell/>
          <table:covered-table-cell/>
          <table:covered-table-cell/>
          <table:table-cell table:style-name="Dictionary.G214" table:number-columns-spanned="4" office:value-type="string">
            <text:p text:style-name="P11"><text:span text:style-name="T64">Душі </text:span><text:span text:style-name="T70">(див. 63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08</text:p>
          </table:table-cell>
          <table:table-cell table:style-name="Dictionary.B215" table:number-columns-spanned="2" office:value-type="string">
            <text:p text:style-name="P3">Півзáміри</text:p>
          </table:table-cell>
          <table:covered-table-cell/>
          <table:table-cell table:style-name="Dictionary.D215" table:number-columns-spanned="2" office:value-type="string">
            <text:p text:style-name="P19"><text:span text:style-name="T21">-ів, </text:span><text:span text:style-name="T23">ім., мн., інд.-</text:span><text:span text:style-name="T23">авт., [2]</text:span></text:p>
          </table:table-cell>
          <table:covered-table-cell/>
          <table:table-cell table:style-name="Dictionary.F215" table:number-columns-spanned="2" office:value-type="string">
            <text:p text:style-name="P19"><text:span text:style-name="T22">Похідне від </text:span><text:span text:style-name="T35">пів</text:span><text:span text:style-name="T22"> і </text:span><text:span text:style-name="T35">зáміри</text:span></text:p>
          </table:table-cell>
          <table:covered-table-cell/>
          <table:table-cell table:style-name="Dictionary.H215" table:number-columns-spanned="3" office:value-type="string">
            <text:p text:style-name="P19"><text:span text:style-name="T23">О царство півсерць, півнадій, півпричалів,/ </text:span><text:span text:style-name="T27">півзамірів</text:span><text:span text:style-name="T23"> царство, півзмаг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6" table:number-columns-spanned="5" office:value-type="string">
            <text:p text:style-name="P11"><text:span text:style-name="T64">Пів </text:span><text:span text:style-name="T70">(див. 106)</text:span></text:p>
          </table:table-cell>
          <table:covered-table-cell/>
          <table:covered-table-cell/>
          <table:covered-table-cell/>
          <table:covered-table-cell/>
          <table:table-cell table:style-name="Dictionary.G216" table:number-columns-spanned="4" office:value-type="string">
            <text:h text:style-name="P57" text:outline-level="2">замір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з`амір</text:span></text:p>
            <text:p text:style-name="P29"><text:span text:style-name="T113">-у, </text:span><text:span text:style-name="T114">ч.</text:span></text:p>
            <text:p text:style-name="P39"><text:span text:style-name="T80">Задум, бажання зробити щось; намір. || </text:span><text:span text:style-name="T94">перев.</text:span><text:span text:style-name="T80"> </text:span><text:span text:style-name="T94">мн.</text:span><text:span text:style-name="T80"> Таємні, підступні плани, спрямовані проти кого-,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09</text:p>
          </table:table-cell>
          <table:table-cell table:style-name="Dictionary.B217" table:number-columns-spanned="2" office:value-type="string">
            <text:p text:style-name="P3">Півзмáги</text:p>
          </table:table-cell>
          <table:covered-table-cell/>
          <table:table-cell table:style-name="Dictionary.D217" table:number-columns-spanned="2" office:value-type="string">
            <text:p text:style-name="P5">ім., мн., <text:soft-page-break/>інд.-авт., [2], [1а]</text:p>
          </table:table-cell>
          <table:covered-table-cell/>
          <table:table-cell table:style-name="Dictionary.F217" table:number-columns-spanned="2" office:value-type="string">
            <text:p text:style-name="P19"><text:span text:style-name="T22">Похідне від </text:span><text:span text:style-name="T35">пів</text:span><text:span text:style-name="T22"> і </text:span><text:soft-page-break/><text:span text:style-name="T35">змагáння</text:span></text:p>
          </table:table-cell>
          <table:covered-table-cell/>
          <table:table-cell table:style-name="Dictionary.H217" table:number-columns-spanned="3" office:value-type="string">
            <text:p text:style-name="P19"><text:span text:style-name="T23">О царство півсерць, півнадій, півпричалів,/ півзамірів царство, </text:span><text:soft-page-break/><text:span text:style-name="T27">півзмаг</text:span><text:span text:style-name="T23">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18" table:number-columns-spanned="5" office:value-type="string">
            <text:p text:style-name="P11"><text:span text:style-name="T64">Пів </text:span><text:span text:style-name="T70">(див. 106)</text:span></text:p>
          </table:table-cell>
          <table:covered-table-cell/>
          <table:covered-table-cell/>
          <table:covered-table-cell/>
          <table:covered-table-cell/>
          <table:table-cell table:style-name="Dictionary.G218" table:number-columns-spanned="4" office:value-type="string">
            <text:h text:style-name="P59" text:outline-level="2"><text:span text:style-name="T110">змаг</text:span><text:span text:style-name="T138">а</text:span><text:span text:style-name="T110">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42"><text:span text:style-name="T74">1) Намагання перевершити, перемогти когось у чому-небудь, домагаючись кращих, ніж у когось, </text:span><text:span text:style-name="T74">результатів, показників.</text:span></text:p>
            <text:p text:style-name="P42"><text:span text:style-name="T74">3) </text:span><text:span text:style-name="T92">перен.</text:span><text:span text:style-name="T74"> Сутичка, боротьба двох протилежних або ворожих сил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10</text:p>
          </table:table-cell>
          <table:table-cell table:style-name="Dictionary.B219" table:number-columns-spanned="2" office:value-type="string">
            <text:p text:style-name="P3">Півнадíї</text:p>
          </table:table-cell>
          <table:covered-table-cell/>
          <table:table-cell table:style-name="Dictionary.D219" table:number-columns-spanned="2" office:value-type="string">
            <text:p text:style-name="P19"><text:span text:style-name="T21">півнадí</text:span><text:span text:style-name="T21">й, </text:span><text:span text:style-name="T23">ім., мн., інд.-авт., [2]</text:span></text:p>
          </table:table-cell>
          <table:covered-table-cell/>
          <table:table-cell table:style-name="Dictionary.F219" table:number-columns-spanned="2" office:value-type="string">
            <text:p text:style-name="P19"><text:span text:style-name="T22">Похідне від </text:span><text:span text:style-name="T35">пів</text:span><text:span text:style-name="T22"> і </text:span><text:span text:style-name="T35">надíї</text:span></text:p>
          </table:table-cell>
          <table:covered-table-cell/>
          <table:table-cell table:style-name="Dictionary.H219" table:number-columns-spanned="3" office:value-type="string">
            <text:p text:style-name="P19"><text:span text:style-name="T23">О царство півсерць, </text:span><text:span text:style-name="T27">півнадій</text:span><text:span text:style-name="T23">, </text:span><text:span text:style-name="T23">півпричалів,/ півзамірів царство, півзмаг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0" table:number-columns-spanned="5" office:value-type="string">
            <text:p text:style-name="P11"><text:span text:style-name="T64">Пів </text:span><text:span text:style-name="T70">(див. 106)</text:span></text:p>
          </table:table-cell>
          <table:covered-table-cell/>
          <table:covered-table-cell/>
          <table:covered-table-cell/>
          <table:covered-table-cell/>
          <table:table-cell table:style-name="Dictionary.G220" table:number-columns-spanned="4" office:value-type="string">
            <text:h text:style-name="P59" text:outline-level="2"><text:span text:style-name="T110">над</text:span><text:span text:style-name="T138">і</text:span><text:span text:style-name="T110">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ї, </text:span><text:span text:style-name="T114">ж.</text:span></text:p>
            <text:p text:style-name="P29">1) Впевненість у можливості здійснення чогось бажаного, потрібного, приємного; сподівання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11</text:p>
          </table:table-cell>
          <table:table-cell table:style-name="Dictionary.B221" table:number-columns-spanned="2" office:value-type="string">
            <text:p text:style-name="P3">Півнебéс</text:p>
          </table:table-cell>
          <table:covered-table-cell/>
          <table:table-cell table:style-name="Dictionary.D221" table:number-columns-spanned="2" office:value-type="string">
            <text:p text:style-name="P19"><text:span text:style-name="T21">півнебéс, </text:span><text:span text:style-name="T23">ім., мн., інд.-авт., [2]</text:span></text:p>
          </table:table-cell>
          <table:covered-table-cell/>
          <table:table-cell table:style-name="Dictionary.F221" table:number-columns-spanned="2" office:value-type="string">
            <text:p text:style-name="P19"><text:span text:style-name="T22">Похідне від </text:span><text:span text:style-name="T35">пів</text:span><text:span text:style-name="T22"> і </text:span><text:span text:style-name="T35">небесá</text:span></text:p>
          </table:table-cell>
          <table:covered-table-cell/>
          <table:table-cell table:style-name="Dictionary.H221" table:number-columns-spanned="3" office:value-type="string">
            <text:p text:style-name="P19"><text:span text:style-name="T23">І з тих затятих здвоєних ночей/ на </text:span><text:span text:style-name="T27">півнебес</text:span><text:span text:style-name="T23"> зажевріло б іржання/ чи сиваша чи привиду. (П-1:1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2" table:number-columns-spanned="5" office:value-type="string">
            <text:p text:style-name="P11"><text:span text:style-name="T64">Пів </text:span><text:span text:style-name="T70">(див. 106)</text:span></text:p>
          </table:table-cell>
          <table:covered-table-cell/>
          <table:covered-table-cell/>
          <table:covered-table-cell/>
          <table:covered-table-cell/>
          <table:table-cell table:style-name="Dictionary.G222" table:number-columns-spanned="4" office:value-type="string">
            <text:p text:style-name="P11"><text:span text:style-name="T64">Небесá </text:span><text:span text:style-name="T70">(див. 86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12</text:p>
          </table:table-cell>
          <table:table-cell table:style-name="Dictionary.B223" table:number-columns-spanned="2" office:value-type="string">
            <text:p text:style-name="P3">Півпричáли</text:p>
          </table:table-cell>
          <table:covered-table-cell/>
          <table:table-cell table:style-name="Dictionary.D223" table:number-columns-spanned="2" office:value-type="string">
            <text:p text:style-name="P19"><text:span text:style-name="T21">-ів, </text:span><text:soft-page-break/><text:span text:style-name="T23">ім., мн., інд.-авт., [2]</text:span></text:p>
          </table:table-cell>
          <table:covered-table-cell/>
          <table:table-cell table:style-name="Dictionary.F223" table:number-columns-spanned="2" office:value-type="string">
            <text:p text:style-name="P19"><text:span text:style-name="T22">Похідне від </text:span><text:soft-page-break/><text:span text:style-name="T35">пів</text:span><text:span text:style-name="T22"> і </text:span><text:span text:style-name="T35">причáли</text:span></text:p>
          </table:table-cell>
          <table:covered-table-cell/>
          <table:table-cell table:style-name="Dictionary.H223" table:number-columns-spanned="3" office:value-type="string">
            <text:p text:style-name="P19"><text:span text:style-name="T23">О царство півсерць, півнадій, </text:span><text:soft-page-break/><text:span text:style-name="T27">півпричалів</text:span><text:span text:style-name="T23">,/ півзамірів царство, півзмаг і півдуш!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4" table:number-columns-spanned="5" office:value-type="string">
            <text:p text:style-name="P11"><text:span text:style-name="T64">Пів </text:span><text:span text:style-name="T70">(див. 106)</text:span></text:p>
          </table:table-cell>
          <table:covered-table-cell/>
          <table:covered-table-cell/>
          <table:covered-table-cell/>
          <table:covered-table-cell/>
          <table:table-cell table:style-name="Dictionary.G224" table:number-columns-spanned="4" office:value-type="string">
            <text:h text:style-name="P59" text:outline-level="2"><text:span text:style-name="T110">прич</text:span><text:span text:style-name="T138">а</text:span><text:span text:style-name="T110">л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, </text:span><text:span text:style-name="T114">ч.</text:span></text:p>
            <text:p text:style-name="P42"><text:span text:style-name="T74">2) </text:span><text:span text:style-name="T92">перен.</text:span><text:span text:style-name="T74"> Пристановище для кого-, чого-небудь; притулок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13</text:p>
          </table:table-cell>
          <table:table-cell table:style-name="Dictionary.B225" table:number-columns-spanned="2" office:value-type="string">
            <text:p text:style-name="P3">Повногóрля</text:p>
          </table:table-cell>
          <table:covered-table-cell/>
          <table:table-cell table:style-name="Dictionary.D225" table:number-columns-spanned="2" office:value-type="string">
            <text:p text:style-name="P19"><text:span text:style-name="T21">-я, </text:span><text:span text:style-name="T23">ім., </text:span><text:span text:style-name="T23">с., інд.-авт., </text:span><text:span text:style-name="T23">[8], [1а]</text:span></text:p>
          </table:table-cell>
          <table:covered-table-cell/>
          <table:table-cell table:style-name="Dictionary.F225" table:number-columns-spanned="2" office:value-type="string">
            <text:p text:style-name="P19"><text:span text:style-name="T22">Похідне від </text:span><text:span text:style-name="T35">пóвний</text:span><text:span text:style-name="T22"> і </text:span><text:span text:style-name="T35">гóрло</text:span></text:p>
          </table:table-cell>
          <table:covered-table-cell/>
          <table:table-cell table:style-name="Dictionary.H225" table:number-columns-spanned="3" office:value-type="string">
            <text:p text:style-name="P19"><text:span text:style-name="T23">До гори, до рік, до </text:span><text:span text:style-name="T27">повногорля</text:span><text:span text:style-name="T23">,/ </text:span><text:span text:style-name="T23">повногруддям зобов’яж мене./ Кожним днем боліти, кожним днем/ виповняти серце власним горем. (П-</text:span><text:span text:style-name="T23">2:2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6" table:number-columns-spanned="5" office:value-type="string">
            <text:h text:style-name="P58" text:outline-level="2"><text:span text:style-name="T110">п</text:span><text:span text:style-name="T138">о</text:span><text:span text:style-name="T110">вн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повен, -вна, -вне.</text:p>
            <text:p text:style-name="P29">1) У якому немає вільного місця, заповнений до краю. || У якому є, міститься, вміщується порівняно багато кого-, чого-небудь. || <text:span text:style-name="T113">У</text:span><text:span text:style-name="T114">сполуч.</text:span> з деякими <text:span text:style-name="T114">ім.</text:span> вживається на означення великої міри вияву дії, ознаки і т. ін. || Не порожній всередині (про зерно, плоди і т. ін.). || Який має велику кількість пелюсток (про квіти, цвіт і т. ін.). || <text:span text:style-name="T114">у знач.ім.</text:span> п<text:span text:style-name="T137">о</text:span>вна, -ної, <text:span text:style-name="T114">ж.</text:span>, <text:span text:style-name="T114">розм.</text:span> Наповнена по вінця чарка.</text:p>
            <text:p text:style-name="P42"><text:span text:style-name="T74">2) </text:span><text:span text:style-name="T92">перен.</text:span><text:span text:style-name="T74"> Цілком пройнятий, охоплений чим-небудь; сповнений чимсь. || Зайнятий, зацікавлений, захоплений ким-, чим-небудь. || Який відбиває, виражає якесь почуття, переживання і т. ін. (про погляд, вираз обличчя тощо). || Який має в собі багато чого-небудь. || Насичений чим-небудь. </text:span><text:span text:style-name="T79">Повне життя</text:span><text:span text:style-name="T74">.</text:span></text:p>
          </table:table-cell>
          <table:covered-table-cell/>
          <table:covered-table-cell/>
          <table:covered-table-cell/>
          <table:covered-table-cell/>
          <table:table-cell table:style-name="Dictionary.G226" table:number-columns-spanned="4" office:value-type="string">
            <text:h text:style-name="P58" text:outline-level="2"><text:span text:style-name="T110">г</text:span><text:span text:style-name="T138">о</text:span><text:span text:style-name="T110">рло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, </text:span><text:span text:style-name="T114">с.</text:span></text:p>
            <text:p text:style-name="P29">1) Передня частина шиї, всередині якої знаходиться початок стравоходу і дихальних шляхів. || Хрящовий канал, який є початком стравоходу і дихальних шляхів.</text:p>
            <text:p text:style-name="P29">2) Верхня звужена частина посуду.</text:p>
            <text:p text:style-name="P29">3) Протока між внутрішнім і окраїнним морями або при впадінні річки в озеро чи море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14</text:p>
          </table:table-cell>
          <table:table-cell table:style-name="Dictionary.B227" table:number-columns-spanned="2" office:value-type="string">
            <text:p text:style-name="P3">Позапрóстір</text:p>
          </table:table-cell>
          <table:covered-table-cell/>
          <table:table-cell table:style-name="Dictionary.D227" table:number-columns-spanned="2" office:value-type="string">
            <text:p text:style-name="P19"><text:span text:style-name="T21">-стору, </text:span><text:span text:style-name="T23">ім., ч., </text:span><text:soft-page-break/><text:span text:style-name="T23">інд.-авт., [2]</text:span></text:p>
          </table:table-cell>
          <table:covered-table-cell/>
          <table:table-cell table:style-name="Dictionary.F227" table:number-columns-spanned="2" office:value-type="string">
            <text:p text:style-name="P19"><text:span text:style-name="T22">Похідне від </text:span><text:span text:style-name="T35">пóза</text:span><text:span text:style-name="T22"> і </text:span><text:soft-page-break/><text:span text:style-name="T35">прóстір</text:span></text:p>
          </table:table-cell>
          <table:covered-table-cell/>
          <table:table-cell table:style-name="Dictionary.H227" table:number-columns-spanned="3" office:value-type="string">
            <text:p text:style-name="P19"><text:span text:style-name="T23">Як вікна в </text:span><text:span text:style-name="T27">позапростір</text:span><text:span text:style-name="T23">, позачас,/ за мури німоти і всепокори,/ так </text:span><text:soft-page-break/><text:span text:style-name="T23">світяться свічада, світлом хорі,/ і пильно задивляються крізь нас/ у сяйва… (П-1: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28" table:number-columns-spanned="5" office:value-type="string">
            <text:h text:style-name="P58" text:outline-level="2"><text:span text:style-name="T110">п</text:span><text:span text:style-name="T138">о</text:span><text:span text:style-name="T110">з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I </text:span><text:span text:style-name="T114">прийм.</text:span><text:span text:style-name="T113">, </text:span><text:span text:style-name="T114">із знах.</text:span> <text:span text:style-name="T114">і оруд. в.</text:span></text:p>
            <text:p text:style-name="P42"><text:span text:style-name="T74">4) </text:span><text:span text:style-name="T79">з </text:span><text:span text:style-name="T92">оруд. в.</text:span><text:span text:style-name="T74"> Указує на існування, наявність кого-, чого-небудь або перебування когось за межами того, що названо іменником (займенником).</text:span></text:p>
          </table:table-cell>
          <table:covered-table-cell/>
          <table:covered-table-cell/>
          <table:covered-table-cell/>
          <table:covered-table-cell/>
          <table:table-cell table:style-name="Dictionary.G228" table:number-columns-spanned="4" office:value-type="string">
            <text:h text:style-name="P58" text:outline-level="2"><text:span text:style-name="T110">пр</text:span><text:span text:style-name="T138">о</text:span><text:span text:style-name="T110">стір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простору, </text:span><text:span text:style-name="T114">ч.</text:span></text:p>
            <text:p text:style-name="P29">1) <text:span text:style-name="T145">тільки </text:span><text:span text:style-name="T114">одн.</text:span>, <text:span text:style-name="T114">філос.</text:span> Одна з основних об'єктивних форм існування матерії, яка характеризується протяжністю та обсягом.</text:p>
            <text:p text:style-name="P39"><text:span text:style-name="T80">4) </text:span><text:span text:style-name="T94">перен.</text:span><text:span text:style-name="T80"> Відсутність яких-небудь обмежень, перешкод у чомусь; вол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15</text:p>
          </table:table-cell>
          <table:table-cell table:style-name="Dictionary.B229" table:number-columns-spanned="2" office:value-type="string">
            <text:p text:style-name="P3">Позачáс</text:p>
          </table:table-cell>
          <table:covered-table-cell/>
          <table:table-cell table:style-name="Dictionary.D229" table:number-columns-spanned="2" office:value-type="string">
            <text:p text:style-name="P19"><text:span text:style-name="T21">-у, </text:span><text:span text:style-name="T23">ім., ч., </text:span><text:span text:style-name="T23">інд.-авт., [2]</text:span></text:p>
          </table:table-cell>
          <table:covered-table-cell/>
          <table:table-cell table:style-name="Dictionary.F229" table:number-columns-spanned="2" office:value-type="string">
            <text:p text:style-name="P19"><text:span text:style-name="T22">Похідне від </text:span><text:span text:style-name="T35">пóза</text:span><text:span text:style-name="T22"> і </text:span><text:span text:style-name="T35">час</text:span></text:p>
          </table:table-cell>
          <table:covered-table-cell/>
          <table:table-cell table:style-name="Dictionary.H229" table:number-columns-spanned="3" office:value-type="string">
            <text:p text:style-name="P19"><text:span text:style-name="T23">Як вікна в позапростір, </text:span><text:span text:style-name="T27">позачас</text:span><text:span text:style-name="T23">,/ за мури німоти і всепокори,/ так </text:span><text:span text:style-name="T23">світяться свічада, світлом хорі,/ і пильно задивляються крізь нас/ у сяйва… (П-1: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0" table:number-columns-spanned="5" office:value-type="string">
            <text:p text:style-name="P11"><text:span text:style-name="T64">Пóза </text:span><text:span text:style-name="T70">(див. 114)</text:span></text:p>
          </table:table-cell>
          <table:covered-table-cell/>
          <table:covered-table-cell/>
          <table:covered-table-cell/>
          <table:covered-table-cell/>
          <table:table-cell table:style-name="Dictionary.G230" table:number-columns-spanned="4" office:value-type="string">
            <text:p text:style-name="P11"><text:span text:style-name="T64">Час </text:span><text:span text:style-name="T70">(див. 75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16</text:p>
          </table:table-cell>
          <table:table-cell table:style-name="Dictionary.B231" table:number-columns-spanned="2" office:value-type="string">
            <text:p text:style-name="P3">Порожньосéрдий</text:p>
          </table:table-cell>
          <table:covered-table-cell/>
          <table:table-cell table:style-name="Dictionary.D231" table:number-columns-spanned="2" office:value-type="string">
            <text:p text:style-name="P19"><text:span text:style-name="T21">-а, -е, </text:span><text:span text:style-name="T24">прикм., </text:span><text:span text:style-name="T23">інд.-авт., [15а]</text:span></text:p>
          </table:table-cell>
          <table:covered-table-cell/>
          <table:table-cell table:style-name="Dictionary.F231" table:number-columns-spanned="2" office:value-type="string">
            <text:p text:style-name="P19"><text:span text:style-name="T22">Похідне від </text:span><text:span text:style-name="T35">порóжній</text:span><text:span text:style-name="T22"> і </text:span><text:span text:style-name="T35">сéрце</text:span></text:p>
          </table:table-cell>
          <table:covered-table-cell/>
          <table:table-cell table:style-name="Dictionary.H231" table:number-columns-spanned="3" office:value-type="string">
            <text:p text:style-name="P19"><text:span text:style-name="T27">Порожньосердий</text:span><text:span text:style-name="T23"> вибільшився світ,/ мов простору запрагло німування… (П-2:17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2" table:number-columns-spanned="5" office:value-type="string">
            <text:h text:style-name="P58" text:outline-level="2"><text:span text:style-name="T110">пор</text:span><text:span text:style-name="T138">о</text:span><text:span text:style-name="T110">жні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я, -є.</text:p>
            <text:p text:style-name="P42"><text:span text:style-name="T74">3) </text:span><text:span text:style-name="T92">у сполуч.</text:span><text:span text:style-name="T74"> </text:span><text:span text:style-name="T79">зі </text:span><text:span text:style-name="T92">сл.</text:span><text:span text:style-name="T74"> життя, світ </text:span><text:span text:style-name="T79">і т. ін.</text:span><text:span text:style-name="T74">, </text:span><text:span text:style-name="T92">перен.</text:span><text:span text:style-name="T74"> Ні для кого не корисний; марний. || Позбавлений </text:span><text:span text:style-name="T74">змісту, убогий змістом; беззмістовний, пустий. || Який не відповідає об'єктивній дійсності.</text:span></text:p>
          </table:table-cell>
          <table:covered-table-cell/>
          <table:covered-table-cell/>
          <table:covered-table-cell/>
          <table:covered-table-cell/>
          <table:table-cell table:style-name="Dictionary.G232" table:number-columns-spanned="4" office:value-type="string">
            <text:p text:style-name="P11"><text:span text:style-name="T64">Сéрце </text:span><text:span text:style-name="T70">(див. 56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17</text:p>
          </table:table-cell>
          <table:table-cell table:style-name="Dictionary.B233" table:number-columns-spanned="2" office:value-type="string">
            <text:p text:style-name="P3">Потаймир</text:p>
          </table:table-cell>
          <table:covered-table-cell/>
          <table:table-cell table:style-name="Dictionary.D233" table:number-columns-spanned="2" office:value-type="string">
            <text:p text:style-name="P19"><text:span text:style-name="T21">-у, </text:span><text:span text:style-name="T23">ім., ч., інд.-авт., </text:span><text:soft-page-break/><text:span text:style-name="T23">[11] або [10]</text:span></text:p>
          </table:table-cell>
          <table:covered-table-cell/>
          <table:table-cell table:style-name="Dictionary.F233" table:number-columns-spanned="2" office:value-type="string">
            <text:p text:style-name="P19"><text:span text:style-name="T38">Похідне від </text:span><text:span text:style-name="T39">потаємний</text:span><text:span text:style-name="T38"> і </text:span><text:span text:style-name="T39">мир</text:span><text:span text:style-name="T38"> (можливо, </text:span><text:soft-page-break/><text:span text:style-name="T39">пота</text:span><text:span text:style-name="T40"></text:span><text:span text:style-name="T39">й</text:span><text:span text:style-name="T38"> — скорочення від </text:span><text:span text:style-name="T39">потає</text:span><text:span text:style-name="T40"></text:span><text:span text:style-name="T39">мний</text:span><text:span text:style-name="T38">)</text:span></text:p>
          </table:table-cell>
          <table:covered-table-cell/>
          <table:table-cell table:style-name="Dictionary.H233" table:number-columns-spanned="3" office:value-type="string">
            <text:p text:style-name="P19"><text:span text:style-name="T23">І десь там гасне </text:span><text:span text:style-name="T27">потаймир</text:span><text:span text:style-name="T23">,/ а між торосами крижин/ я сам-один і – враг-вражин… (П-2:1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4" table:number-columns-spanned="5" office:value-type="string">
            <text:h text:style-name="P58" text:outline-level="2"><text:span text:style-name="T110">п</text:span><text:span text:style-name="T138">о</text:span><text:span text:style-name="T110">та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4">присл.</text:span><text:span text:style-name="T113">, </text:span><text:span text:style-name="T114">від кого</text:span><text:span text:style-name="T113">, </text:span><text:span text:style-name="T114">заст.</text:span><text:span text:style-name="T113">, </text:span><text:span text:style-name="T114">рідко кого і без додатка</text:span><text:span text:style-name="T113">.</text:span></text:p>
            <text:p text:style-name="P29">Так, щоб ніхто не знав, не дізнався; таємно від когось або від усіх. || Так, щоб ніхто не побачив; непомітно для інших; крадькома. || Так, щоб ніхто не почув. || У глибині душі, не показуючи свого почуття іншим, ніяк не виявляючи зовні свого стану. || Не явно, не одверто, прикриваючись нещирими словами тощо; приховано.</text:p>
          </table:table-cell>
          <table:covered-table-cell/>
          <table:covered-table-cell/>
          <table:covered-table-cell/>
          <table:covered-table-cell/>
          <table:table-cell table:style-name="Dictionary.G234" table:number-columns-spanned="4" office:value-type="string">
            <text:h text:style-name="P56" text:outline-level="2">мир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I </text:span><text:span text:style-name="T113">-у, </text:span><text:span text:style-name="T114">ч.</text:span></text:p>
            <text:p text:style-name="P39"><text:span text:style-name="T80">1) </text:span><text:span text:style-name="T94">заст.</text:span><text:span text:style-name="T80"> Земля з усім, що на ній існує; світ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18</text:p>
          </table:table-cell>
          <table:table-cell table:style-name="Dictionary.B235" table:number-columns-spanned="2" office:value-type="string">
            <text:p text:style-name="P3">Пралітá</text:p>
          </table:table-cell>
          <table:covered-table-cell/>
          <table:table-cell table:style-name="Dictionary.D235" table:number-columns-spanned="2" office:value-type="string">
            <text:p text:style-name="P19"><text:span text:style-name="T21">пралíт, </text:span><text:span text:style-name="T23">ім., мн., інд.-</text:span><text:span text:style-name="T23">авт., [2]</text:span></text:p>
          </table:table-cell>
          <table:covered-table-cell/>
          <table:table-cell table:style-name="Dictionary.F235" table:number-columns-spanned="2" office:value-type="string">
            <text:p text:style-name="P19"><text:span text:style-name="T22">Похідне від </text:span><text:span text:style-name="T35">пра</text:span><text:span text:style-name="T22">... і </text:span><text:span text:style-name="T35">літá</text:span></text:p>
          </table:table-cell>
          <table:covered-table-cell/>
          <table:table-cell table:style-name="Dictionary.H235" table:number-columns-spanned="3" office:value-type="string">
            <text:p text:style-name="P19"><text:span text:style-name="T23">Забудься. Стань. І зачекай мене/ на самоті в такому велелюдді,/ де спогади стовбичать, наче судді,/ і пам’ять чвалом </text:span><text:span text:style-name="T27">праліта</text:span><text:span text:style-name="T23"> жене. (П-</text:span><text:span text:style-name="T23">2:149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6" table:number-columns-spanned="5" office:value-type="string">
            <text:h text:style-name="P58" text:outline-level="2"><text:span text:style-name="T110">Д</text:span><text:span text:style-name="T138">а</text:span><text:span text:style-name="T110">вній (пра...)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я, -є.</text:p>
            <text:p text:style-name="P29">1) Який давно минув; колишній. || Який застарів.</text:p>
            <text:p text:style-name="P29">2) Який існує вже багато часу; старий. || Здавна добре відомий; стародавній.</text:p>
          </table:table-cell>
          <table:covered-table-cell/>
          <table:covered-table-cell/>
          <table:covered-table-cell/>
          <table:covered-table-cell/>
          <table:table-cell table:style-name="Dictionary.G236" table:number-columns-spanned="4" office:value-type="string">
            <text:p text:style-name="P19"><text:span text:style-name="T35">Літá </text:span><text:span text:style-name="T37">(див. 72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19</text:p>
          </table:table-cell>
          <table:table-cell table:style-name="Dictionary.B237" table:number-columns-spanned="2" office:value-type="string">
            <text:p text:style-name="P3">Прáпервні</text:p>
          </table:table-cell>
          <table:covered-table-cell/>
          <table:table-cell table:style-name="Dictionary.D237" table:number-columns-spanned="2" office:value-type="string">
            <text:p text:style-name="P19"><text:span text:style-name="T21">-ів, </text:span><text:span text:style-name="T23">ім., мн., </text:span><text:span text:style-name="T23">інд.-авт., [2]</text:span></text:p>
          </table:table-cell>
          <table:covered-table-cell/>
          <table:table-cell table:style-name="Dictionary.F237" table:number-columns-spanned="2" office:value-type="string">
            <text:p text:style-name="P19"><text:span text:style-name="T22">Похідне від </text:span><text:span text:style-name="T35">пра</text:span><text:span text:style-name="T22">... і </text:span><text:span text:style-name="T34">пéрвень</text:span></text:p>
          </table:table-cell>
          <table:covered-table-cell/>
          <table:table-cell table:style-name="Dictionary.H237" table:number-columns-spanned="3" office:value-type="string">
            <text:p text:style-name="P19"><text:span text:style-name="T23">Що б то нам/ посовгнути – ці межигони часу,/ марудні межигони </text:span><text:span text:style-name="T23">живоття,/ коли змарнілі постаті снаги,/ ці бурі пристрастей попопелілих,/ раптово окошилися на нас./ І хочеться сягнути за </text:span><text:soft-page-break/><text:span text:style-name="T23">крайчасу,/ за </text:span><text:span text:style-name="T27">прапервні</text:span><text:span text:style-name="T23">. (П-1: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38" table:number-columns-spanned="5" office:value-type="string">
            <text:p text:style-name="P11"><text:span text:style-name="T64">Пра</text:span><text:span text:style-name="T62">.. </text:span><text:span text:style-name="T70">(див. 118)</text:span></text:p>
          </table:table-cell>
          <table:covered-table-cell/>
          <table:covered-table-cell/>
          <table:covered-table-cell/>
          <table:covered-table-cell/>
          <table:table-cell table:style-name="Dictionary.G238" table:number-columns-spanned="4" office:value-type="string">
            <text:p text:style-name="P11"><text:span text:style-name="T65">Пéрвень </text:span><text:span text:style-name="T69">(не подано у словнику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20</text:p>
          </table:table-cell>
          <table:table-cell table:style-name="Dictionary.B239" table:number-columns-spanned="2" office:value-type="string">
            <text:p text:style-name="P3">Призáходи</text:p>
          </table:table-cell>
          <table:covered-table-cell/>
          <table:table-cell table:style-name="Dictionary.D239" table:number-columns-spanned="2" office:value-type="string">
            <text:p text:style-name="P19"><text:span text:style-name="T21">-ів, </text:span><text:span text:style-name="T23">ім., мн., інд.-авт., [2]</text:span></text:p>
          </table:table-cell>
          <table:covered-table-cell/>
          <table:table-cell table:style-name="Dictionary.F239" table:number-columns-spanned="2" office:value-type="string">
            <text:h text:style-name="P66" text:outline-level="2"><text:span text:style-name="T80">Похідне від </text:span><text:span text:style-name="T82">при</text:span><text:span text:style-name="T80"> і </text:span><text:span text:style-name="T82">за</text:span><text:span text:style-name="T87"></text:span><text:span text:style-name="T82">хід</text:span></text:h>
          </table:table-cell>
          <table:covered-table-cell/>
          <table:table-cell table:style-name="Dictionary.H239" table:number-columns-spanned="3" office:value-type="string">
            <text:p text:style-name="P19"><text:span text:style-name="T47">Прижухлий клониться пирій/ на </text:span><text:span text:style-name="T48">призаходи</text:span><text:span text:style-name="T47"> дня</text:span><text:span text:style-name="T46">. (П-2: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0" table:number-columns-spanned="5" office:value-type="string">
            <text:h text:style-name="P56" text:outline-level="2">при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4">прийм.</text:span><text:span text:style-name="T113">, </text:span><text:span text:style-name="T114">з місц. в.</text:span> <text:span text:style-name="T113">Сполучення з </text:span><text:span text:style-name="T114">прийм.</text:span> <text:span text:style-name="T113">при виражають: Просторові відношення:</text:span></text:p>
            <text:p text:style-name="P42"><text:span text:style-name="T74">5) Уживається з позначенням: а) події, дії, в момент якої щось відбувається; б) процесу, явища, одночасно з яким відбувається дія або виникає певний стан; в) дії, одночасно з якою </text:span><text:span text:style-name="T74">відбувається інша дія чи триває стан; г) моменту дії, пов'язаного з її початком або кінцем. </text:span><text:span text:style-name="T79">Сказати при кінці</text:span><text:span text:style-name="T74">.</text:span></text:p>
          </table:table-cell>
          <table:covered-table-cell/>
          <table:covered-table-cell/>
          <table:covered-table-cell/>
          <table:covered-table-cell/>
          <table:table-cell table:style-name="Dictionary.G240" table:number-columns-spanned="4" office:value-type="string">
            <text:h text:style-name="P62" text:outline-level="2"><text:span text:style-name="T110">з</text:span><text:span text:style-name="T138">а</text:span><text:span text:style-name="T110">х</text:span><text:span text:style-name="T138">і</text:span><text:span text:style-name="T110">д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заходу, </text:span><text:span text:style-name="T114">ч.</text:span></text:p>
            <text:p text:style-name="P29">2) Час, коли заходить сонце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21</text:p>
          </table:table-cell>
          <table:table-cell table:style-name="Dictionary.B241" table:number-columns-spanned="2" office:value-type="string">
            <text:p text:style-name="P3">Притінь</text:p>
          </table:table-cell>
          <table:covered-table-cell/>
          <table:table-cell table:style-name="Dictionary.D241" table:number-columns-spanned="2" office:value-type="string">
            <text:p text:style-name="P19"><text:span text:style-name="T21">-і, </text:span><text:span text:style-name="T23">ім., ж., інд.-</text:span><text:span text:style-name="T23">авт., [2]</text:span></text:p>
          </table:table-cell>
          <table:covered-table-cell/>
          <table:table-cell table:style-name="Dictionary.F241" table:number-columns-spanned="2" office:value-type="string">
            <text:h text:style-name="P66" text:outline-level="2"><text:span text:style-name="T80">Похідне від </text:span><text:span text:style-name="T82">при</text:span><text:span text:style-name="T80"> і </text:span><text:span text:style-name="T82">тінь</text:span></text:h>
          </table:table-cell>
          <table:covered-table-cell/>
          <table:table-cell table:style-name="Dictionary.H241" table:number-columns-spanned="3" office:value-type="string">
            <text:p text:style-name="P19"><text:span text:style-name="T23">Ти тінь. Ти </text:span><text:span text:style-name="T27">притінь</text:span><text:span text:style-name="T23">. Смерк і довгий гуд/ і зелень бань… (П-1:134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2" table:number-columns-spanned="5" office:value-type="string">
            <text:p text:style-name="P13">При <text:span text:style-name="T144">(див. 120)</text:span></text:p>
          </table:table-cell>
          <table:covered-table-cell/>
          <table:covered-table-cell/>
          <table:covered-table-cell/>
          <table:covered-table-cell/>
          <table:table-cell table:style-name="Dictionary.G242" table:number-columns-spanned="4" office:value-type="string">
            <text:h text:style-name="P56" text:outline-level="2">тінь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і, </text:span><text:span text:style-name="T114">ж.</text:span></text:p>
            <text:p text:style-name="P29">1) Темний відбиток на чому-небудь від предмета, освітленого з протилежного боку. || Зображення такого відбитку в живопису; місце, що зображує на малюнку, картині найменш освітлену частину, ділянку чого-небудь. || <text:span text:style-name="T145">кого</text:span>, <text:span text:style-name="T145">чия</text:span>, <text:span text:style-name="T114">перен.</text:span> Про того, хто ніколи не покидає іншого, завжди буває з ним разом.</text:p>
            <text:p text:style-name="P44"><text:span text:style-name="T73">6) </text:span><text:span text:style-name="T91">перен.</text:span><text:span text:style-name="T73"> Ледве вловимий слід, найменша ознака чого-небудь, натяк на наявність чогос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22</text:p>
          </table:table-cell>
          <table:table-cell table:style-name="Dictionary.B243" table:number-columns-spanned="2" office:value-type="string">
            <text:p text:style-name="P3">Прóростень</text:p>
          </table:table-cell>
          <table:covered-table-cell/>
          <table:table-cell table:style-name="Dictionary.D243" table:number-columns-spanned="2" office:value-type="string">
            <text:p text:style-name="P19"><text:span text:style-name="T21">-стня, </text:span><text:soft-page-break/><text:span text:style-name="T23">ім., ч., інд.-авт., [1]</text:span></text:p>
          </table:table-cell>
          <table:covered-table-cell/>
          <table:table-cell table:style-name="Dictionary.F243" table:number-columns-spanned="2" office:value-type="string">
            <text:p text:style-name="P19"><text:span text:style-name="T38">Похідне від </text:span><text:soft-page-break/><text:span text:style-name="T34">проростáти</text:span></text:p>
          </table:table-cell>
          <table:covered-table-cell/>
          <table:table-cell table:style-name="Dictionary.H243" table:number-columns-spanned="3" office:value-type="string">
            <text:p text:style-name="P19"><text:span text:style-name="T23">І </text:span><text:span text:style-name="T27">проростень</text:span><text:span text:style-name="T23">, і бугила,/ і жалом </text:span><text:soft-page-break/><text:span text:style-name="T23">жалощів тріпоче/ доба і не пустити хоче/ стежина, терням поросла. (П-2:122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4" table:number-columns-spanned="9" office:value-type="string">
            <text:h text:style-name="P58" text:outline-level="2"><text:span text:style-name="T110">пророст</text:span><text:span text:style-name="T138">а</text:span><text:span text:style-name="T110">т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є, </text:span><text:span text:style-name="T114">недок.</text:span><text:span text:style-name="T113">, прорости, -те, </text:span><text:span text:style-name="T114">док.</text:span></text:p>
            <text:p text:style-name="P42"><text:span text:style-name="T74">3) </text:span><text:span text:style-name="T92">неперех.</text:span><text:span text:style-name="T74"> Покриватися рослинністю (про якусь територію, місцевість); заростати. || Ставати місцем, основою для росту, появи чого-небуд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23</text:p>
          </table:table-cell>
          <table:table-cell table:style-name="Dictionary.B245" table:number-columns-spanned="2" office:value-type="string">
            <text:p text:style-name="P11"><text:span text:style-name="T12">Протипотíк (</text:span><text:span text:style-name="T63">протипотóки</text:span><text:span text:style-name="T12">)</text:span></text:p>
          </table:table-cell>
          <table:covered-table-cell/>
          <table:table-cell table:style-name="Dictionary.D245" table:number-columns-spanned="2" office:value-type="string">
            <text:p text:style-name="P19"><text:span text:style-name="T21">-тóку, </text:span><text:span text:style-name="T23">ім., ч., інд.-авт., [2]</text:span></text:p>
          </table:table-cell>
          <table:covered-table-cell/>
          <table:table-cell table:style-name="Dictionary.F245" table:number-columns-spanned="2" office:value-type="string">
            <text:p text:style-name="P19"><text:span text:style-name="T22">Похідне від </text:span><text:span text:style-name="T35">прóти</text:span><text:span text:style-name="T22">... і </text:span><text:span text:style-name="T35">потíк</text:span></text:p>
          </table:table-cell>
          <table:covered-table-cell/>
          <table:table-cell table:style-name="Dictionary.H245" table:number-columns-spanned="3" office:value-type="string">
            <text:p text:style-name="P19"><text:span text:style-name="T23">Розбратані </text:span><text:span text:style-name="T27">протипотоки</text:span><text:span text:style-name="T23">/ ’дне одного наздоганяють,/ годують себе проминанням/ заказаних долею стріч. (П-1: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6" table:number-columns-spanned="5" office:value-type="string">
            <text:h text:style-name="P60" text:outline-level="2"><text:span text:style-name="T110">пр</text:span><text:span text:style-name="T138">о</text:span><text:span text:style-name="T110">т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49"><text:span text:style-name="T110">II </text:span><text:span text:style-name="T114">присл.</text:span></text:p>
            <text:p text:style-name="P51"><text:span text:style-name="T80">Не на підтримку, не на користь кого-, чого-небудь. || </text:span><text:span text:style-name="T94">у знач.</text:span><text:span text:style-name="T80"> </text:span><text:span text:style-name="T94">присудк. сл.</text:span><text:span text:style-name="T80"> || </text:span><text:span text:style-name="T94">у знач.</text:span><text:span text:style-name="T80"> </text:span><text:span text:style-name="T94">ім.</text:span><text:span text:style-name="T80">, </text:span><text:span text:style-name="T94">розм.</text:span><text:span text:style-name="T80"> Те, що є негативним чинником стосовно до чогось, заперечення чогось.</text:span></text:p>
          </table:table-cell>
          <table:covered-table-cell/>
          <table:covered-table-cell/>
          <table:covered-table-cell/>
          <table:covered-table-cell/>
          <table:table-cell table:style-name="Dictionary.G246" table:number-columns-spanned="4" office:value-type="string">
            <text:h text:style-name="P58" text:outline-level="2"><text:span text:style-name="T110">пот</text:span><text:span text:style-name="T138">і</text:span><text:span text:style-name="T110">к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току, </text:span><text:span text:style-name="T114">ч.</text:span></text:p>
            <text:p text:style-name="P29">1) Річка (<text:span text:style-name="T114">перев.</text:span> невелика), струмок із стрімкою течією. || Маса води, що стрімко тече. || Маса якої-небудь рідини, що швидко тече, виливається звідкись. || <text:span text:style-name="T145">чого</text:span>, <text:span text:style-name="T145">який</text:span>. Маса (повітря, світла, звуків і т. ін.), що поширюється звідкись, спрямовується кудись. || Фізична величина, що характеризує цей рух. <text:span text:style-name="T145">Магнітний потік</text:span>.</text:p>
            <text:p text:style-name="P42"><text:span text:style-name="T74">2) </text:span><text:span text:style-name="T79">кого</text:span><text:span text:style-name="T74">, </text:span><text:span text:style-name="T79">чого</text:span><text:span text:style-name="T74">, </text:span><text:span text:style-name="T79">який</text:span><text:span text:style-name="T74">, </text:span><text:span text:style-name="T92">перен.</text:span><text:span text:style-name="T74"> Велика кількість, маса кого-, чого-небудь, що рухається в одному напрямі. || Безперервний рух, надходження великої кількості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24</text:p>
          </table:table-cell>
          <table:table-cell table:style-name="Dictionary.B247" table:number-columns-spanned="2" office:value-type="string">
            <text:p text:style-name="P3">Пружноголóсий</text:p>
          </table:table-cell>
          <table:covered-table-cell/>
          <table:table-cell table:style-name="Dictionary.D247" table:number-columns-spanned="2" office:value-type="string">
            <text:p text:style-name="P19"><text:span text:style-name="T21">-а, -е, </text:span><text:span text:style-name="T24">прикм., </text:span><text:span text:style-name="T23">інд.-авт., [15а]</text:span></text:p>
          </table:table-cell>
          <table:covered-table-cell/>
          <table:table-cell table:style-name="Dictionary.F247" table:number-columns-spanned="2" office:value-type="string">
            <text:p text:style-name="P19"><text:span text:style-name="T22">Похідне від </text:span><text:span text:style-name="T35">прýжний</text:span><text:span text:style-name="T22"> і </text:span><text:span text:style-name="T35">гóлос</text:span></text:p>
          </table:table-cell>
          <table:covered-table-cell/>
          <table:table-cell table:style-name="Dictionary.H247" table:number-columns-spanned="3" office:value-type="string">
            <text:p text:style-name="P19"><text:span text:style-name="T23">…янгольський мосянжний хор/ гучить на присілки і села/ і проста пісенька весела/ </text:span><text:span text:style-name="T27">пружноголосий</text:span><text:span text:style-name="T23"> барвить хор. (П-2:2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48" table:number-columns-spanned="5" office:value-type="string">
            <text:h text:style-name="P58" text:outline-level="2"><text:span text:style-name="T110">пр</text:span><text:span text:style-name="T138">у</text:span><text:span text:style-name="T110">жн</text:span><text:span text:style-name="T138">и</text:span><text:span text:style-name="T110">й</text:span></text:h>
            <text:p text:style-name="P53"><text:soft-page-break/><text:a xlink:type="simple" xlink:href="http://www.lingvo.ua/uk/LingvoDictionaries/Details?dictionary=Explanatory%20(Uk-Uk)"><text:span text:style-name="T99">Explanatory (Uk-Uk)</text:span></text:a></text:p>
            <text:p text:style-name="P35">пружна, пружне.</text:p>
            <text:p text:style-name="P42"><text:span text:style-name="T74">3) </text:span><text:span text:style-name="T92">перен.</text:span><text:span text:style-name="T74"> Тугий, міцний (про тіло, м'язи і т. ін.). || З тугим, гнучким тілом, міцними м'язами.</text:span></text:p>
          </table:table-cell>
          <table:covered-table-cell/>
          <table:covered-table-cell/>
          <table:covered-table-cell/>
          <table:covered-table-cell/>
          <table:table-cell table:style-name="Dictionary.G248" table:number-columns-spanned="4" office:value-type="string">
            <text:h text:style-name="P58" text:outline-level="2"><text:span text:style-name="T110">г</text:span><text:span text:style-name="T138">о</text:span><text:span text:style-name="T110">лос</text:span><text:soft-page-break/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, </text:span><text:span text:style-name="T114">ч.</text:span></text:p>
            <text:p text:style-name="P29">3) Звучання голосових зв'язок як матеріал вокального мистецтва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25</text:p>
          </table:table-cell>
          <table:table-cell table:style-name="Dictionary.B249" table:number-columns-spanned="2" office:value-type="string">
            <text:p text:style-name="P3">Пург-сніги</text:p>
          </table:table-cell>
          <table:covered-table-cell/>
          <table:table-cell table:style-name="Dictionary.D249" table:number-columns-spanned="2" office:value-type="string">
            <text:p text:style-name="P19"><text:span text:style-name="T21">-ів, </text:span><text:span text:style-name="T23">ім., мн., інд.-авт., [9]</text:span></text:p>
          </table:table-cell>
          <table:covered-table-cell/>
          <table:table-cell table:style-name="Dictionary.F249" table:number-columns-spanned="2" office:value-type="string">
            <text:p text:style-name="P19"><text:span text:style-name="T22">Похідне від </text:span><text:span text:style-name="T35">пургá</text:span><text:span text:style-name="T22"> і </text:span><text:span text:style-name="T35">сніги</text:span></text:p>
          </table:table-cell>
          <table:covered-table-cell/>
          <table:table-cell table:style-name="Dictionary.H249" table:number-columns-spanned="3" office:value-type="string">
            <text:p text:style-name="P19"><text:span text:style-name="T23">Лиш модрини</text:span><text:span text:style-name="T25"> </text:span><text:span text:style-name="T23">гудуть, гудуть мо-/ дрини,/ а вітри лекалами хуг/ піють,/ що заблуклий в сопках пестун/ скоро/ без ведмедиці в </text:span><text:span text:style-name="T27">пург-снігах</text:span><text:span text:style-name="T23">/ згине. (П-2: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0" table:number-columns-spanned="5" office:value-type="string">
            <text:h text:style-name="P58" text:outline-level="2"><text:span text:style-name="T110">ург</text:span><text:span text:style-name="T138">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и, </text:span><text:span text:style-name="T114">ж.</text:span></text:p>
            <text:p text:style-name="P29">1) Сильний вітер зі снігом; завірюха, хуртовина.</text:p>
          </table:table-cell>
          <table:covered-table-cell/>
          <table:covered-table-cell/>
          <table:covered-table-cell/>
          <table:covered-table-cell/>
          <table:table-cell table:style-name="Dictionary.G250" table:number-columns-spanned="4" office:value-type="string">
            <text:h text:style-name="P56" text:outline-level="2">сніг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, </text:span><text:span text:style-name="T114">ч.</text:span></text:p>
            <text:p text:style-name="P29">Атмосферні опади у вигляді білих зіркоподібних кристалів чи пластівців, що становлять скупчення таких кристалів. || Суцільна маса таких опадів, що лежить на поверхні чого-небудь. || Холодний край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26</text:p>
          </table:table-cell>
          <table:table-cell table:style-name="Dictionary.B251" table:number-columns-spanned="2" office:value-type="string">
            <text:p text:style-name="P3">Рáдощі-жалí</text:p>
          </table:table-cell>
          <table:covered-table-cell/>
          <table:table-cell table:style-name="Dictionary.D251" table:number-columns-spanned="2" office:value-type="string">
            <text:p text:style-name="P19"><text:span text:style-name="T21">рáдощ</text:span><text:span text:style-name="T21">е-жалíв, </text:span><text:span text:style-name="T23">ім., мн., інд.-</text:span><text:span text:style-name="T23">авт., [9]</text:span></text:p>
          </table:table-cell>
          <table:covered-table-cell/>
          <table:table-cell table:style-name="Dictionary.F251" table:number-columns-spanned="2" office:value-type="string">
            <text:p text:style-name="P19"><text:span text:style-name="T22">Похідне від </text:span><text:span text:style-name="T35">рáдощі</text:span><text:span text:style-name="T22"> і </text:span><text:span text:style-name="T35">жалі</text:span></text:p>
          </table:table-cell>
          <table:covered-table-cell/>
          <table:table-cell table:style-name="Dictionary.H251" table:number-columns-spanned="3" office:value-type="string">
            <text:p text:style-name="P19"><text:span text:style-name="T23">…де розкошує маячня/ моїх далеких </text:span><text:span text:style-name="T23">недобутих марень/ в калейдоскопі </text:span><text:span text:style-name="T27">радоще-жалів</text:span><text:span text:style-name="T23">… (П-1:206-2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2" table:number-columns-spanned="5" office:value-type="string">
            <text:h text:style-name="P58" text:outline-level="2"><text:span text:style-name="T110">Р</text:span><text:span text:style-name="T138">а</text:span><text:span text:style-name="T110">дість (</text:span><text:span text:style-name="T123">рáдощі</text:span><text:span text:style-name="T110">)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дості, </text:span><text:span text:style-name="T114">ж.</text:span></text:p>
            <text:p text:style-name="P29">1) Почуття задоволення, втіха, приємність.</text:p>
          </table:table-cell>
          <table:covered-table-cell/>
          <table:covered-table-cell/>
          <table:covered-table-cell/>
          <table:covered-table-cell/>
          <table:table-cell table:style-name="Dictionary.G252" table:number-columns-spanned="4" office:value-type="string">
            <text:h text:style-name="P56" text:outline-level="2">жаль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жалю, </text:span><text:span text:style-name="T114">ч.</text:span></text:p>
            <text:p text:style-name="P29">1) Важкий настрій, що викликається якоюсь невдачею, горем і т. ін.; сум, печаль, скорбота.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9">127</text:p>
          </table:table-cell>
          <table:table-cell table:style-name="Dictionary.B253" table:number-columns-spanned="2" office:value-type="string">
            <text:p text:style-name="P3">РозбрÁтаний</text:p>
          </table:table-cell>
          <table:covered-table-cell/>
          <table:table-cell table:style-name="Dictionary.D253" table:number-columns-spanned="2" office:value-type="string">
            <text:p text:style-name="P19"><text:span text:style-name="T21">-а, -е, </text:span><text:span text:style-name="T23">інд.-</text:span><text:span text:style-name="T23">авт., [1]</text:span></text:p>
          </table:table-cell>
          <table:covered-table-cell/>
          <table:table-cell table:style-name="Dictionary.F253" table:number-columns-spanned="2" office:value-type="string">
            <text:p text:style-name="P19"><text:span text:style-name="T21">Дієпр. пас. мин. ч. до </text:span><text:span text:style-name="T34">розбратáти</text:span></text:p>
          </table:table-cell>
          <table:covered-table-cell/>
          <table:table-cell table:style-name="Dictionary.H253" table:number-columns-spanned="3" office:value-type="string">
            <text:p text:style-name="P19"><text:span text:style-name="T27">Розбратані</text:span><text:span text:style-name="T23"> </text:span><text:span text:style-name="T31">протипотоки</text:span><text:span text:style-name="T23">/ ’дне одного наздоганяють,/ годують себе </text:span><text:span text:style-name="T23">проминанням/ заказаних долею стріч. (П-1:8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4" table:number-columns-spanned="9" office:value-type="string">
            <text:h text:style-name="P58" text:outline-level="2"><text:span text:style-name="T110">розбрат</text:span><text:span text:style-name="T138">а</text:span><text:span text:style-name="T110">т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ю, -аєш, </text:span><text:span text:style-name="T114">док.</text:span><text:span text:style-name="T113">, </text:span><text:span text:style-name="T114">розм.</text:span></text:p>
            <text:p text:style-name="P29">Перервати, припинити дружбу, посварити кого-небудь з кимсь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28</text:p>
          </table:table-cell>
          <table:table-cell table:style-name="Dictionary.B255" table:number-columns-spanned="2" office:value-type="string">
            <text:p text:style-name="P3">Розпелюстити</text:p>
          </table:table-cell>
          <table:covered-table-cell/>
          <table:table-cell table:style-name="Dictionary.D255" table:number-columns-spanned="2" office:value-type="string">
            <text:p text:style-name="P19"><text:span text:style-name="T21">-щу, -щиш, дієсл., </text:span><text:span text:style-name="T23">док., перех., інд.-авт., [4]</text:span></text:p>
          </table:table-cell>
          <table:covered-table-cell/>
          <table:table-cell table:style-name="Dictionary.F255" table:number-columns-spanned="2" office:value-type="string">
            <text:p text:style-name="P19"><text:span text:style-name="T22">Похідне від </text:span><text:span text:style-name="T35">пелюстки</text:span></text:p>
          </table:table-cell>
          <table:covered-table-cell/>
          <table:table-cell table:style-name="Dictionary.H255" table:number-columns-spanned="3" office:value-type="string">
            <text:p text:style-name="P19"><text:span text:style-name="T23">Треба щедро – серцем одним, устами/ ледь розпуклими – </text:span><text:span text:style-name="T27">розпелюстити</text:span><text:span text:style-name="T23"> втіхи гін,/ всевідради! Сонце бо йде – за нами. (П-1:10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6" table:number-columns-spanned="9" office:value-type="string">
            <text:h text:style-name="P58" text:outline-level="2"><text:span text:style-name="T110">пел</text:span><text:span text:style-name="T138">ю</text:span><text:span text:style-name="T110">стк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и, </text:span><text:span text:style-name="T114">ж.</text:span></text:p>
            <text:p text:style-name="P29">1) Окремий листок із віночка квітк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29</text:p>
          </table:table-cell>
          <table:table-cell table:style-name="Dictionary.B257" table:number-columns-spanned="2" office:value-type="string">
            <text:p text:style-name="P3">Рясночóлий</text:p>
          </table:table-cell>
          <table:covered-table-cell/>
          <table:table-cell table:style-name="Dictionary.D257" table:number-columns-spanned="2" office:value-type="string">
            <text:p text:style-name="P19"><text:span text:style-name="T21">-а, -е, </text:span><text:span text:style-name="T24">прикм., </text:span><text:span text:style-name="T23">інд.-авт., </text:span><text:span text:style-name="T23">[15а]</text:span></text:p>
          </table:table-cell>
          <table:covered-table-cell/>
          <table:table-cell table:style-name="Dictionary.F257" table:number-columns-spanned="2" office:value-type="string">
            <text:p text:style-name="P19"><text:span text:style-name="T22">Похідне від </text:span><text:span text:style-name="T35">рясний </text:span><text:span text:style-name="T22">і </text:span><text:span text:style-name="T35">чолó</text:span></text:p>
          </table:table-cell>
          <table:covered-table-cell/>
          <table:table-cell table:style-name="Dictionary.H257" table:number-columns-spanned="3" office:value-type="string">
            <text:p text:style-name="P19"><text:span text:style-name="T23">Я, певне, яблуня була,/ паморочила світ довкола,/ в рясному цвіті </text:span><text:span text:style-name="T27">рясночола</text:span><text:span text:style-name="T23">/ тужила, ніжилась, жила. (П-2:2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58" table:number-columns-spanned="5" office:value-type="string">
            <text:h text:style-name="P58" text:outline-level="2"><text:span text:style-name="T110">рясн</text:span><text:span text:style-name="T138">и</text:span><text:span text:style-name="T110">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29">2) Багатий, високий (про урожай). || <text:span text:style-name="T114">перен.</text:span> Плідний на що-небудь, чимсь.</text:p>
            <text:p text:style-name="P42"><text:soft-page-break/><text:span text:style-name="T74">5) </text:span><text:span text:style-name="T92">розм.</text:span><text:span text:style-name="T74"> Дуже яскравий, кольористий (про розцвітку чого-небудь).</text:span></text:p>
          </table:table-cell>
          <table:covered-table-cell/>
          <table:covered-table-cell/>
          <table:covered-table-cell/>
          <table:covered-table-cell/>
          <table:table-cell table:style-name="Dictionary.G258" table:number-columns-spanned="4" office:value-type="string">
            <text:h text:style-name="P58" text:outline-level="2"><text:span text:style-name="T110">чол</text:span><text:span text:style-name="T138">о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, </text:span><text:span text:style-name="T114">с.</text:span></text:p>
            <text:p text:style-name="P39"><text:span text:style-name="T80">1) Верхня надочна частина обличчя людини; лоб. || </text:span><text:span text:style-name="T94">перен.</text:span><text:span text:style-name="T80"> Вершина гори, дерева і т. ін., </text:span><text:soft-page-break/><text:span text:style-name="T80">верхівка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30</text:p>
          </table:table-cell>
          <table:table-cell table:style-name="Dictionary.B259" table:number-columns-spanned="2" office:value-type="string">
            <text:p text:style-name="P3">Самовивищення</text:p>
          </table:table-cell>
          <table:covered-table-cell/>
          <table:table-cell table:style-name="Dictionary.D259" table:number-columns-spanned="2" office:value-type="string">
            <text:p text:style-name="P19"><text:span text:style-name="T21">-я, </text:span><text:span text:style-name="T23">ім., </text:span><text:span text:style-name="T23">с., інд.-авт., [9а]</text:span></text:p>
          </table:table-cell>
          <table:covered-table-cell/>
          <table:table-cell table:style-name="Dictionary.F259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вивищення</text:span></text:p>
          </table:table-cell>
          <table:covered-table-cell/>
          <table:table-cell table:style-name="Dictionary.H259" table:number-columns-spanned="3" office:value-type="string">
            <text:p text:style-name="P19"><text:span text:style-name="T23">Оце, життя, твої дороги/ </text:span><text:span text:style-name="T27">самовивищень</text:span><text:span text:style-name="T23">, як наруг. (П-2:10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0" table:number-columns-spanned="5" office:value-type="string">
            <text:h text:style-name="P56" text:outline-level="2">сам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4">рідше </text:span><text:span text:style-name="T113">самий, сама, само </text:span><text:span text:style-name="T114">і </text:span><text:span text:style-name="T113">саме; </text:span><text:span text:style-name="T114">мн.</text:span> <text:span text:style-name="T113">сами </text:span><text:span text:style-name="T114">і </text:span><text:span text:style-name="T113">самі; </text:span><text:span text:style-name="T114">займ.</text:span> <text:span text:style-name="T114">означ.</text:span></text:p>
            <text:p text:style-name="P39"><text:span text:style-name="T80">1) Уживається з </text:span><text:span text:style-name="T94">ім.</text:span><text:span text:style-name="T80"> чи </text:span><text:span text:style-name="T94">особ.</text:span><text:span text:style-name="T80"> </text:span><text:span text:style-name="T94">займ.</text:span><text:span text:style-name="T80">, вказуючи на особу чи предмет, що безпосередньо є джерелом чи об'єктом дії, стану. || Уживається для більшої конкретизації, вирізнення особи чи предмета; власне хтось; власне щось. || Уживається в </text:span><text:span text:style-name="T94">знач.</text:span><text:span text:style-name="T80"> не хто інший, як, хтось власною особою. || Уживається для підкреслення, що дія або стан поширюються й на визначувану особу чи предмет; теж, також, і (й). || Уживається самостійно, заступаючи </text:span><text:span text:style-name="T94">ім.</text:span><text:span text:style-name="T80"> чи </text:span><text:span text:style-name="T94">особ.</text:span><text:span text:style-name="T80"> </text:span><text:span text:style-name="T94">займ.</text:span><text:span text:style-name="T80"> || Уживається на позначення відокремлення особи чи предмета від інших осіб або предметів (</text:span><text:span text:style-name="T94">перев.</text:span><text:span text:style-name="T80"> зі </text:span><text:span text:style-name="T94">спол.</text:span><text:span text:style-name="T80"> "а").</text:span></text:p>
          </table:table-cell>
          <table:covered-table-cell/>
          <table:covered-table-cell/>
          <table:covered-table-cell/>
          <table:covered-table-cell/>
          <table:table-cell table:style-name="Dictionary.G260" table:number-columns-spanned="4" office:value-type="string">
            <text:h text:style-name="P58" text:outline-level="2"><text:span text:style-name="T110">в</text:span><text:span text:style-name="T138">и</text:span><text:span text:style-name="T110">вище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Дія за знач. </text:span><text:a xlink:type="simple" xlink:href="http://www.lingvo.ua/uk/Translate/uk-uk/вивищувати"><text:span text:style-name="T98">вивищувати</text:span></text:a><text:span text:style-name="T80">, </text:span><text:a xlink:type="simple" xlink:href="http://www.lingvo.ua/uk/Translate/uk-uk/вивищуватися"><text:span text:style-name="T98">вивищуватися</text:span></text:a><text:span text:style-name="T80">, в</text:span><text:span text:style-name="T101">и</text:span><text:span text:style-name="T80">вищити і в</text:span><text:span text:style-name="T101">и</text:span><text:span text:style-name="T80">вищитис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31</text:p>
          </table:table-cell>
          <table:table-cell table:style-name="Dictionary.B261" table:number-columns-spanned="2" office:value-type="string">
            <text:p text:style-name="P3">Самовóля</text:p>
          </table:table-cell>
          <table:covered-table-cell/>
          <table:table-cell table:style-name="Dictionary.D261" table:number-columns-spanned="2" office:value-type="string">
            <text:p text:style-name="P19"><text:span text:style-name="T21">-і, </text:span><text:span text:style-name="T23">ім., ж., </text:span><text:span text:style-name="T23">інд.-авт., [9а]</text:span></text:p>
          </table:table-cell>
          <table:covered-table-cell/>
          <table:table-cell table:style-name="Dictionary.F261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вóля</text:span></text:p>
          </table:table-cell>
          <table:covered-table-cell/>
          <table:table-cell table:style-name="Dictionary.H261" table:number-columns-spanned="3" office:value-type="string">
            <text:p text:style-name="P19"><text:span text:style-name="T23">Червона барка в чорноводді</text:span><text:span text:style-name="T25"> </text:span><text:span text:style-name="T23">доль/ загубиться. І фенікс довгоногий/ </text:span><text:span text:style-name="T23">перенесе тебе в ясні чертоги/ від </text:span><text:span text:style-name="T27">самоволь</text:span><text:span text:style-name="T23">, покори і сваволь. (П-1:5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2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62" table:number-columns-spanned="4" office:value-type="string">
            <text:h text:style-name="P59" text:outline-level="2"><text:span text:style-name="T110">в</text:span><text:span text:style-name="T138">о</text:span><text:span text:style-name="T110">л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і, </text:span><text:span text:style-name="T114">ж.</text:span></text:p>
            <text:p text:style-name="P42"><text:span text:style-name="T74">5) Свобода, незалежність; </text:span><text:span text:style-name="T92">прот.</text:span><text:span text:style-name="T74"> неволя, рабство. || Перебування не під арештом, не в клітці, не на ланцюгу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32</text:p>
          </table:table-cell>
          <table:table-cell table:style-name="Dictionary.B263" table:number-columns-spanned="2" office:value-type="string">
            <text:p text:style-name="P3">Самовоскресíння</text:p>
          </table:table-cell>
          <table:covered-table-cell/>
          <table:table-cell table:style-name="Dictionary.D263" table:number-columns-spanned="2" office:value-type="string">
            <text:p text:style-name="P19"><text:span text:style-name="T21">-я, </text:span><text:span text:style-name="T23">ім., с., </text:span><text:soft-page-break/><text:span text:style-name="T23">інд.-авт., [9а]</text:span></text:p>
          </table:table-cell>
          <table:covered-table-cell/>
          <table:table-cell table:style-name="Dictionary.F263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oft-page-break/><text:span text:style-name="T35">воскресíння</text:span></text:p>
          </table:table-cell>
          <table:covered-table-cell/>
          <table:table-cell table:style-name="Dictionary.H263" table:number-columns-spanned="3" office:value-type="string">
            <text:p text:style-name="P19"><text:span text:style-name="T23">…перейде крізь страстотерпця тіні/ пророк, свого цураючись лиця,/ </text:span><text:soft-page-break/><text:span text:style-name="T23">в передчуванні віщого кінця/ самоофіри й </text:span><text:span text:style-name="T27">самовоскресіння</text:span><text:span text:style-name="T23">. (П-2: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4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64" table:number-columns-spanned="4" office:value-type="string">
            <text:h text:style-name="P59" text:outline-level="2"><text:span text:style-name="T110">воскрес</text:span><text:span text:style-name="T138">і</text:span><text:span text:style-name="T110">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Дія і стан за знач. </text:span><text:a xlink:type="simple" xlink:href="http://www.lingvo.ua/uk/Translate/uk-uk/воскреснути"><text:span text:style-name="T98">воскресну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33</text:p>
          </table:table-cell>
          <table:table-cell table:style-name="Dictionary.B265" table:number-columns-spanned="2" office:value-type="string">
            <text:p text:style-name="P3">Самовтéча</text:p>
          </table:table-cell>
          <table:covered-table-cell/>
          <table:table-cell table:style-name="Dictionary.D265" table:number-columns-spanned="2" office:value-type="string">
            <text:p text:style-name="P19"><text:span text:style-name="T21">-і, </text:span><text:span text:style-name="T23">ім., ж., інд.-авт., [9а]</text:span></text:p>
          </table:table-cell>
          <table:covered-table-cell/>
          <table:table-cell table:style-name="Dictionary.F265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втéча</text:span></text:p>
          </table:table-cell>
          <table:covered-table-cell/>
          <table:table-cell table:style-name="Dictionary.H265" table:number-columns-spanned="3" office:value-type="string">
            <text:p text:style-name="P19"><text:span text:style-name="T23">Доброму і злому/ кажи межу і позначи шляхи/ для </text:span><text:span text:style-name="T27">самовтечі</text:span><text:span text:style-name="T23">. (П-2: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6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66" table:number-columns-spanned="4" office:value-type="string">
            <text:p text:style-name="P11"><text:span text:style-name="T64">Втéча </text:span><text:span text:style-name="T70">(див. 54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34</text:p>
          </table:table-cell>
          <table:table-cell table:style-name="Dictionary.B267" table:number-columns-spanned="2" office:value-type="string">
            <text:p text:style-name="P3">Самодóкíр</text:p>
          </table:table-cell>
          <table:covered-table-cell/>
          <table:table-cell table:style-name="Dictionary.D267" table:number-columns-spanned="2" office:value-type="string">
            <text:p text:style-name="P19"><text:span text:style-name="T21">самодóкóру, </text:span><text:span text:style-name="T23">ім., ч., інд.-авт., [9а]</text:span></text:p>
          </table:table-cell>
          <table:covered-table-cell/>
          <table:table-cell table:style-name="Dictionary.F267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дóкíр</text:span></text:p>
          </table:table-cell>
          <table:covered-table-cell/>
          <table:table-cell table:style-name="Dictionary.H267" table:number-columns-spanned="3" office:value-type="string">
            <text:p text:style-name="P19"><text:span text:style-name="T23">Не вір – ні долі, ні собі не вір,/ а спроневіра і </text:span><text:span text:style-name="T27">самодокір</text:span><text:span text:style-name="T23">/ і змерзлий крик, що грудкою у горлі/ засів мов кляп – то все неначе дріт/ колючий. (П-2: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68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68" table:number-columns-spanned="4" office:value-type="string">
            <text:h text:style-name="P59" text:outline-level="2"><text:span text:style-name="T110">д</text:span><text:span text:style-name="T138">о</text:span><text:span text:style-name="T110">к</text:span><text:span text:style-name="T138">і</text:span><text:span text:style-name="T110">р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докору, </text:span><text:span text:style-name="T114">ч.</text:span></text:p>
            <text:p text:style-name="P29">Висловлене кому-небудь або передане в інший спосіб звинувачення в чомусь, незадоволення чимось і т. ін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35</text:p>
          </table:table-cell>
          <table:table-cell table:style-name="Dictionary.B269" table:number-columns-spanned="2" office:value-type="string">
            <text:p text:style-name="P3">Самодосáда</text:p>
          </table:table-cell>
          <table:covered-table-cell/>
          <table:table-cell table:style-name="Dictionary.D269" table:number-columns-spanned="2" office:value-type="string">
            <text:p text:style-name="P19"><text:span text:style-name="T21">-и, </text:span><text:span text:style-name="T23">ім., ж., </text:span><text:span text:style-name="T23">інд.-авт., [9а]</text:span></text:p>
          </table:table-cell>
          <table:covered-table-cell/>
          <table:table-cell table:style-name="Dictionary.F269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досáда</text:span></text:p>
          </table:table-cell>
          <table:covered-table-cell/>
          <table:table-cell table:style-name="Dictionary.H269" table:number-columns-spanned="3" office:value-type="string">
            <text:p text:style-name="P19"><text:span text:style-name="T23">…в мить крутого самопочезання/ він надто пильно стежив шлях </text:span><text:span text:style-name="T23">утрат, - / лиш так його спотворило дерзання/ тим виразом вибачливих жалів,/ </text:span><text:span text:style-name="T27">самодосад</text:span><text:span text:style-name="T23">… (П-1: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0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70" table:number-columns-spanned="4" office:value-type="string">
            <text:h text:style-name="P59" text:outline-level="2"><text:span text:style-name="T110">дос</text:span><text:span text:style-name="T138">а</text:span><text:span text:style-name="T110">д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и, </text:span><text:span text:style-name="T114">ж.</text:span></text:p>
            <text:p text:style-name="P29">1) Почуття невдоволення, гіркоти, викликане чим-небудь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36</text:p>
          </table:table-cell>
          <table:table-cell table:style-name="Dictionary.B271" table:number-columns-spanned="2" office:value-type="string">
            <text:p text:style-name="P3">Самодохóдження</text:p>
          </table:table-cell>
          <table:covered-table-cell/>
          <table:table-cell table:style-name="Dictionary.D271" table:number-columns-spanned="2" office:value-type="string">
            <text:p text:style-name="P19"><text:span text:style-name="T21">-я, </text:span><text:span text:style-name="T23">ім., с., інд.-авт., [9а]</text:span></text:p>
          </table:table-cell>
          <table:covered-table-cell/>
          <table:table-cell table:style-name="Dictionary.F271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дохóдження</text:span></text:p>
          </table:table-cell>
          <table:covered-table-cell/>
          <table:table-cell table:style-name="Dictionary.H271" table:number-columns-spanned="3" office:value-type="string">
            <text:p text:style-name="P19"><text:span text:style-name="T23">Там крила птаства рясно миготіли,/ мережилася зелень дивновзором,/ а душу вже поймав </text:span><text:span text:style-name="T27">самодоходжень</text:span><text:span text:style-name="T23">/ зухвалий холод і зухвалий жах. (П-2:1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2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72" table:number-columns-spanned="4" office:value-type="string">
            <text:h text:style-name="P59" text:outline-level="2"><text:span text:style-name="T110">дох</text:span><text:span text:style-name="T138">о</text:span><text:span text:style-name="T110">дже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Дія за знач. </text:span><text:a xlink:type="simple" xlink:href="http://www.lingvo.ua/uk/Translate/uk-uk/доходити"><text:span text:style-name="T98">доходити</text:span></text:a><text:span text:style-name="T8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37</text:p>
          </table:table-cell>
          <table:table-cell table:style-name="Dictionary.B273" table:number-columns-spanned="2" office:value-type="string">
            <text:p text:style-name="P3">Самозаборóна</text:p>
          </table:table-cell>
          <table:covered-table-cell/>
          <table:table-cell table:style-name="Dictionary.D273" table:number-columns-spanned="2" office:value-type="string">
            <text:p text:style-name="P19"><text:span text:style-name="T21">-и, </text:span><text:span text:style-name="T23">ім., ж., інд.-авт., [9а]</text:span></text:p>
          </table:table-cell>
          <table:covered-table-cell/>
          <table:table-cell table:style-name="Dictionary.F273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заборóна</text:span></text:p>
          </table:table-cell>
          <table:covered-table-cell/>
          <table:table-cell table:style-name="Dictionary.H273" table:number-columns-spanned="3" office:value-type="string">
            <text:p text:style-name="P19"><text:span text:style-name="T23">Нам ряд утрачено. Раптових спроб/ назубрені шпилі – ото єдине,/ що вирвалося з </text:span><text:span text:style-name="T27">самозаборон</text:span><text:span text:style-name="T23">,/ які дарують небеса щедротні… (П-2: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4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74" table:number-columns-spanned="4" office:value-type="string">
            <text:h text:style-name="P59" text:outline-level="2"><text:span text:style-name="T110">забор</text:span><text:span text:style-name="T138">о</text:span><text:span text:style-name="T110">н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и, </text:span><text:span text:style-name="T114">ж.</text:span></text:p>
            <text:p text:style-name="P29">1) Наказ не робити чог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38</text:p>
          </table:table-cell>
          <table:table-cell table:style-name="Dictionary.B275" table:number-columns-spanned="2" office:value-type="string">
            <text:p text:style-name="P3">Самонаближення</text:p>
          </table:table-cell>
          <table:covered-table-cell/>
          <table:table-cell table:style-name="Dictionary.D275" table:number-columns-spanned="2" office:value-type="string">
            <text:p text:style-name="P19"><text:span text:style-name="T21">-я, </text:span><text:span text:style-name="T23">ім., с., інд.-авт., [9а]</text:span></text:p>
          </table:table-cell>
          <table:covered-table-cell/>
          <table:table-cell table:style-name="Dictionary.F275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наближення</text:span></text:p>
          </table:table-cell>
          <table:covered-table-cell/>
          <table:table-cell table:style-name="Dictionary.H275" table:number-columns-spanned="3" office:value-type="string">
            <text:p text:style-name="P19"><text:span text:style-name="T23">…весь той чар/ </text:span><text:span text:style-name="T27">самонаближень</text:span><text:span text:style-name="T23">, упізнань і врочень,/ що визріли у невіді душевній/ і стежать стежать стежать зизим оком,/ ачи я втраплю на свою стежу… (П-</text:span><text:span text:style-name="T23">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6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76" table:number-columns-spanned="4" office:value-type="string">
            <text:h text:style-name="P59" text:outline-level="2"><text:span text:style-name="T110">набл</text:span><text:span text:style-name="T138">и</text:span><text:span text:style-name="T110">же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Дія за знач. </text:span><text:a xlink:type="simple" xlink:href="http://www.lingvo.ua/uk/Translate/uk-uk/наблизити"><text:span text:style-name="T98">наблизити</text:span></text:a><text:span text:style-name="T80">, </text:span><text:a xlink:type="simple" xlink:href="http://www.lingvo.ua/uk/Translate/uk-uk/наближати"><text:span text:style-name="T98">наближати</text:span></text:a><text:span text:style-name="T80"> і </text:span><text:a xlink:type="simple" xlink:href="http://www.lingvo.ua/uk/Translate/uk-uk/наблизитися"><text:span text:style-name="T98">наблизитися</text:span></text:a><text:span text:style-name="T80">, </text:span><text:a xlink:type="simple" xlink:href="http://www.lingvo.ua/uk/Translate/uk-uk/наближатися"><text:span text:style-name="T98">наближатися</text:span></text:a><text:span text:style-name="T8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39</text:p>
          </table:table-cell>
          <table:table-cell table:style-name="Dictionary.B277" table:number-columns-spanned="2" office:value-type="string">
            <text:p text:style-name="P3">Самонарікáння</text:p>
          </table:table-cell>
          <table:covered-table-cell/>
          <table:table-cell table:style-name="Dictionary.D277" table:number-columns-spanned="2" office:value-type="string">
            <text:p text:style-name="P19"><text:span text:style-name="T21">-я, </text:span><text:span text:style-name="T23">ім., </text:span><text:span text:style-name="T23">с., інд.-авт., [9а]</text:span></text:p>
          </table:table-cell>
          <table:covered-table-cell/>
          <table:table-cell table:style-name="Dictionary.F277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нарікáння</text:span></text:p>
          </table:table-cell>
          <table:covered-table-cell/>
          <table:table-cell table:style-name="Dictionary.H277" table:number-columns-spanned="3" office:value-type="string">
            <text:p text:style-name="P19"><text:span text:style-name="T23">Ні, не впадай у біль – до </text:span><text:span text:style-name="T27">самонаріканняи</text:span><text:span text:style-name="T23">./ О, не впадай у біль – його, як меч, піднось. (П-2:15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78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78" table:number-columns-spanned="4" office:value-type="string">
            <text:h text:style-name="P59" text:outline-level="2"><text:span text:style-name="T110">нарік</text:span><text:span text:style-name="T138">а</text:span><text:span text:style-name="T110">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Дія за знач. </text:span><text:a xlink:type="simple" xlink:href="http://www.lingvo.ua/uk/Translate/uk-uk/нарікати"><text:span text:style-name="T98">нарікати</text:span></text:a><text:span text:style-name="T8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40</text:p>
          </table:table-cell>
          <table:table-cell table:style-name="Dictionary.B279" table:number-columns-spanned="2" office:value-type="string">
            <text:p text:style-name="P3">Самонарóдження</text:p>
          </table:table-cell>
          <table:covered-table-cell/>
          <table:table-cell table:style-name="Dictionary.D279" table:number-columns-spanned="2" office:value-type="string">
            <text:p text:style-name="P19"><text:span text:style-name="T21">-я, </text:span><text:span text:style-name="T23">ім., с., інд.-авт., [9а]</text:span></text:p>
          </table:table-cell>
          <table:covered-table-cell/>
          <table:table-cell table:style-name="Dictionary.F279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нарóдження</text:span></text:p>
          </table:table-cell>
          <table:covered-table-cell/>
          <table:table-cell table:style-name="Dictionary.H279" table:number-columns-spanned="3" office:value-type="string">
            <text:p text:style-name="P19"><text:span text:style-name="T23">Оце </text:span><text:span text:style-name="T27">самонародження</text:span><text:span text:style-name="T23"> твоє/ то голос смерті: пристарайся, брате,/ бо вже заходить час твій вирушати,/ пора і дописати житіє. (П-2:117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0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80" table:number-columns-spanned="4" office:value-type="string">
            <text:h text:style-name="P59" text:outline-level="2"><text:span text:style-name="T110">нар</text:span><text:span text:style-name="T138">о</text:span><text:span text:style-name="T110">дже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1) Дія за знач. </text:span><text:a xlink:type="simple" xlink:href="http://www.lingvo.ua/uk/Translate/uk-uk/народити"><text:span text:style-name="T98">народити</text:span></text:a><text:span text:style-name="T80">, </text:span><text:a xlink:type="simple" xlink:href="http://www.lingvo.ua/uk/Translate/uk-uk/народжувати"><text:span text:style-name="T98">народжувати</text:span></text:a><text:span text:style-name="T80"> і </text:span><text:a xlink:type="simple" xlink:href="http://www.lingvo.ua/uk/Translate/uk-uk/народитися"><text:span text:style-name="T98">народитися</text:span></text:a><text:span text:style-name="T80">, </text:span><text:a xlink:type="simple" xlink:href="http://www.lingvo.ua/uk/Translate/uk-uk/народжуватися"><text:span text:style-name="T98">народжуватися</text:span></text:a><text:span text:style-name="T80">. || Час появи на світ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41</text:p>
          </table:table-cell>
          <table:table-cell table:style-name="Dictionary.B281" table:number-columns-spanned="2" office:value-type="string">
            <text:p text:style-name="P3">Самонаростáти</text:p>
          </table:table-cell>
          <table:covered-table-cell/>
          <table:table-cell table:style-name="Dictionary.D281" table:number-columns-spanned="2" office:value-type="string">
            <text:p text:style-name="P19"><text:span text:style-name="T23">-áю, -áєш, дієсл., недок., </text:span><text:soft-page-break/><text:span text:style-name="T23">перех., </text:span><text:span text:style-name="T23">інд.-авт., [9а]</text:span></text:p>
          </table:table-cell>
          <table:covered-table-cell/>
          <table:table-cell table:style-name="Dictionary.F281" table:number-columns-spanned="2" office:value-type="string">
            <text:p text:style-name="P8">Похідне від сáмо... і наростáти</text:p>
          </table:table-cell>
          <table:covered-table-cell/>
          <table:table-cell table:style-name="Dictionary.H281" table:number-columns-spanned="3" office:value-type="string">
            <text:p text:style-name="P19"><text:span text:style-name="T23">Неначе дзвін – поезія. Гуде/ і </text:span><text:span text:style-name="T27">самонаростає</text:span><text:span text:style-name="T23"> аж до повні… (П-2: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2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82" table:number-columns-spanned="4" office:value-type="string">
            <text:h text:style-name="P59" text:outline-level="2"><text:span text:style-name="T110">нарост</text:span><text:span text:style-name="T138">а</text:span><text:span text:style-name="T110">т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є, </text:span><text:span text:style-name="T114">недок.</text:span><text:span text:style-name="T113">, нарости, -те; </text:span><text:span text:style-name="T114">мин. ч.</text:span> <text:span text:style-name="T113">наріс, наросла, наросло; </text:span><text:span text:style-name="T114">док.</text:span></text:p>
            <text:p text:style-name="P42"><text:span text:style-name="T74">3) </text:span><text:span text:style-name="T92">перен.</text:span><text:span text:style-name="T74"> Збільшувати свій об'єм, свою кількість, силу вияву і т. ін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42</text:p>
          </table:table-cell>
          <table:table-cell table:style-name="Dictionary.B283" table:number-columns-spanned="2" office:value-type="string">
            <text:p text:style-name="P3">Самоофíра</text:p>
          </table:table-cell>
          <table:covered-table-cell/>
          <table:table-cell table:style-name="Dictionary.D283" table:number-columns-spanned="2" office:value-type="string">
            <text:p text:style-name="P19"><text:span text:style-name="T21">-и, </text:span><text:span text:style-name="T23">ім., ж., інд.-авт., [9а]</text:span></text:p>
          </table:table-cell>
          <table:covered-table-cell/>
          <table:table-cell table:style-name="Dictionary.F283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3">офíра</text:span></text:p>
          </table:table-cell>
          <table:covered-table-cell/>
          <table:table-cell table:style-name="Dictionary.H283" table:number-columns-spanned="3" office:value-type="string">
            <text:p text:style-name="P19"><text:span text:style-name="T23">…перейде крізь страстотерпця тіні/ пророк, свого цураючись лиця,/ в передчуванні віщого кінця/ </text:span><text:span text:style-name="T27">самоофіри</text:span><text:span text:style-name="T23"> й самовоскресіння. (П-2:15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4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84" table:number-columns-spanned="4" office:value-type="string">
            <text:h text:style-name="P67" text:outline-level="2"><text:span text:style-name="T85">Ж</text:span><text:span text:style-name="T103">е</text:span><text:span text:style-name="T85">ртва (Оф</text:span><text:span text:style-name="T103">і</text:span><text:span text:style-name="T85">ра)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и, </text:span><text:span text:style-name="T114">ж.</text:span></text:p>
            <text:p text:style-name="P29">1) За релігійними обрядами деяких народів – предмет або жива істота, яких приносили в дар богам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43</text:p>
          </table:table-cell>
          <table:table-cell table:style-name="Dictionary.B285" table:number-columns-spanned="2" office:value-type="string">
            <text:p text:style-name="P3">Самопалáння</text:p>
          </table:table-cell>
          <table:covered-table-cell/>
          <table:table-cell table:style-name="Dictionary.D285" table:number-columns-spanned="2" office:value-type="string">
            <text:p text:style-name="P19"><text:span text:style-name="T21">-я, </text:span><text:span text:style-name="T23">ім., с., інд.-авт., [9а]</text:span></text:p>
          </table:table-cell>
          <table:covered-table-cell/>
          <table:table-cell table:style-name="Dictionary.F285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палáння</text:span></text:p>
          </table:table-cell>
          <table:covered-table-cell/>
          <table:table-cell table:style-name="Dictionary.H285" table:number-columns-spanned="3" office:value-type="string">
            <text:p text:style-name="P19"><text:span text:style-name="T23">О як нестерпно хочеться подовжень/ і невигасного </text:span><text:span text:style-name="T27">самопалання</text:span><text:span text:style-name="T23">! (П-2:1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6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86" table:number-columns-spanned="4" office:value-type="string">
            <text:h text:style-name="P59" text:outline-level="2"><text:span text:style-name="T110">пал</text:span><text:span text:style-name="T138">а</text:span><text:span text:style-name="T110">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Дія за знач. </text:span><text:a xlink:type="simple" xlink:href="http://www.lingvo.ua/uk/Translate/uk-uk/палати"><text:span text:style-name="T98">палати</text:span></text:a><text:span text:style-name="T8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44</text:p>
          </table:table-cell>
          <table:table-cell table:style-name="Dictionary.B287" table:number-columns-spanned="2" office:value-type="string">
            <text:p text:style-name="P3">Самоперерос<text:soft-page-break/>тáння</text:p>
          </table:table-cell>
          <table:covered-table-cell/>
          <table:table-cell table:style-name="Dictionary.D287" table:number-columns-spanned="2" office:value-type="string">
            <text:p text:style-name="P19"><text:span text:style-name="T23">-я, ім., </text:span><text:soft-page-break/><text:span text:style-name="T23">с., інд.-</text:span><text:span text:style-name="T23">авт., [9а]</text:span></text:p>
          </table:table-cell>
          <table:covered-table-cell/>
          <table:table-cell table:style-name="Dictionary.F287" table:number-columns-spanned="2" office:value-type="string">
            <text:p text:style-name="P19"><text:span text:style-name="T22">Похідне від </text:span><text:soft-page-break/><text:span text:style-name="T35">сáмо</text:span><text:span text:style-name="T22">... і </text:span><text:span text:style-name="T35">переростáнн</text:span><text:span text:style-name="T35">я</text:span></text:p>
          </table:table-cell>
          <table:covered-table-cell/>
          <table:table-cell table:style-name="Dictionary.H287" table:number-columns-spanned="3" office:value-type="string">
            <text:p text:style-name="P19"><text:span text:style-name="T23">Отак: живи – і скній, живи – і </text:span><text:soft-page-break/><text:span text:style-name="T23">скній,/ і як дійдеш </text:span><text:span text:style-name="T27">самопереростання</text:span><text:span text:style-name="T23">,/ і як збагнеш: </text:span><text:span text:style-name="T23">ти власна жертва й кат,/ тоді збагнеш і смерть, як припадання/ до обрію, як утрату всіх утрат. (П-1: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288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88" table:number-columns-spanned="4" office:value-type="string">
            <text:h text:style-name="P59" text:outline-level="2"><text:span text:style-name="T110">перерост</text:span><text:span text:style-name="T138">а</text:span><text:span text:style-name="T110">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Дія за знач. </text:span><text:a xlink:type="simple" xlink:href="http://www.lingvo.ua/uk/Translate/uk-uk/переростати"><text:span text:style-name="T98">переростати</text:span></text:a><text:span text:style-name="T80">, </text:span><text:a xlink:type="simple" xlink:href="http://www.lingvo.ua/uk/Translate/uk-uk/перерости"><text:span text:style-name="T98">перерости</text:span></text:a><text:span text:style-name="T8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45</text:p>
          </table:table-cell>
          <table:table-cell table:style-name="Dictionary.B289" table:number-columns-spanned="2" office:value-type="string">
            <text:p text:style-name="P3">Самопідтвéрджувати</text:p>
          </table:table-cell>
          <table:covered-table-cell/>
          <table:table-cell table:style-name="Dictionary.D289" table:number-columns-spanned="2" office:value-type="string">
            <text:p text:style-name="P19"><text:span text:style-name="T21">-ую, уєш, дієсл., </text:span><text:span text:style-name="T23">недок., перех., інд.-авт., [9а]</text:span></text:p>
          </table:table-cell>
          <table:covered-table-cell/>
          <table:table-cell table:style-name="Dictionary.F289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підтвéрджувати</text:span></text:p>
          </table:table-cell>
          <table:covered-table-cell/>
          <table:table-cell table:style-name="Dictionary.H289" table:number-columns-spanned="3" office:value-type="string">
            <text:p text:style-name="P19"><text:span text:style-name="T23">Ще, слава Богу, тьмяний стовбур совісті/ признатись може весь до незбагненного,/ котре </text:span><text:span text:style-name="T27">самопідтверджує</text:span><text:span text:style-name="T23"> її/ і втаємничує… (П-2:10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0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90" table:number-columns-spanned="4" office:value-type="string">
            <text:h text:style-name="P59" text:outline-level="2"><text:span text:style-name="T110">підтв</text:span><text:span text:style-name="T138">е</text:span><text:span text:style-name="T110">рджуват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ю, -уєш, </text:span><text:span text:style-name="T114">недок.</text:span><text:span text:style-name="T113">, підтвердити, -джу, -диш, </text:span><text:span text:style-name="T114">док.</text:span><text:span text:style-name="T113">, </text:span><text:span text:style-name="T114">перех.</text:span> <text:span text:style-name="T114">і без додатка</text:span><text:span text:style-name="T113">.</text:span></text:p>
            <text:p text:style-name="P29">Визнавати, засвідчувати правильність, достовірність, істинність чого-небудь. || Доводити достовірність, істинність чого-небудь, підкріплюючи фактами, доказами і т. ін. || Служити доказом правильності, істинності чого-небудь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46</text:p>
          </table:table-cell>
          <table:table-cell table:style-name="Dictionary.B291" table:number-columns-spanned="2" office:value-type="string">
            <text:p text:style-name="P3">Самопогиба</text:p>
          </table:table-cell>
          <table:covered-table-cell/>
          <table:table-cell table:style-name="Dictionary.D291" table:number-columns-spanned="2" office:value-type="string">
            <text:p text:style-name="P19"><text:span text:style-name="T21">-и, </text:span><text:span text:style-name="T23">ім., ж., інд.-</text:span><text:soft-page-break/><text:span text:style-name="T23">авт., [9а]</text:span></text:p>
          </table:table-cell>
          <table:covered-table-cell/>
          <table:table-cell table:style-name="Dictionary.F291" table:number-columns-spanned="2" office:value-type="string">
            <text:p text:style-name="P22"><text:span text:style-name="T22">Похідне від </text:span><text:span text:style-name="T35">сáмо</text:span><text:span text:style-name="T22">... і </text:span><text:span text:style-name="T35">погиба</text:span></text:p>
          </table:table-cell>
          <table:covered-table-cell/>
          <table:table-cell table:style-name="Dictionary.H291" table:number-columns-spanned="3" office:value-type="string">
            <text:p text:style-name="P19"><text:span text:style-name="T47">Господи, Господи, о осторонь/ душі гулкі, що, заслухані в тугу,/ немочі власної люблять наругу,/ </text:span><text:soft-page-break/><text:span text:style-name="T48">самопогиби</text:span><text:span text:style-name="T47"> високий огонь</text:span><text:span text:style-name="T46">. (П-2:74-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2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92" table:number-columns-spanned="4" office:value-type="string">
            <text:h text:style-name="P59" text:outline-level="2"><text:span text:style-name="T110">Пог</text:span><text:span text:style-name="T138">и</text:span><text:span text:style-name="T110">бель (поги</text:span><text:span text:style-name="T125"></text:span><text:span text:style-name="T110">ба)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4">і рідко </text:span><text:span text:style-name="T113">погибіль, -і, </text:span><text:span text:style-name="T114">ж.</text:span></text:p>
            <text:p text:style-name="P42"><text:span text:style-name="T74">Передчасна, насильницька смерть; гибель. || Руйнування, занепад, знищення чого-небудь. || </text:span><text:span text:style-name="T92">перен.</text:span><text:span text:style-name="T74"> Кінець існування чого-небудь; зникнення. </text:span><text:span text:style-name="T79">Згинати в три погибелі</text:span><text:span text:style-name="T7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47</text:p>
          </table:table-cell>
          <table:table-cell table:style-name="Dictionary.B293" table:number-columns-spanned="2" office:value-type="string">
            <text:p text:style-name="P4">Самоподóвжений</text:p>
          </table:table-cell>
          <table:covered-table-cell/>
          <table:table-cell table:style-name="Dictionary.D293" table:number-columns-spanned="2" office:value-type="string">
            <text:p text:style-name="P19"><text:span text:style-name="T46">-а, -е, </text:span><text:span text:style-name="T24">прикм., </text:span><text:span text:style-name="T47">інд.-</text:span><text:span text:style-name="T47">авт., [</text:span><text:span text:style-name="T24">9а</text:span><text:span text:style-name="T47">]</text:span></text:p>
          </table:table-cell>
          <table:covered-table-cell/>
          <table:table-cell table:style-name="Dictionary.F293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подóвжений</text:span></text:p>
          </table:table-cell>
          <table:covered-table-cell/>
          <table:table-cell table:style-name="Dictionary.H293" table:number-columns-spanned="3" office:value-type="string">
            <text:p text:style-name="P19"><text:span text:style-name="T23">Хто б збагнув/ оці дороги – без кінця і краю/ </text:span><text:span text:style-name="T27">самоподовжені</text:span><text:span text:style-name="T23">? (П-2: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4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94" table:number-columns-spanned="4" office:value-type="string">
            <text:h text:style-name="P59" text:outline-level="2"><text:span text:style-name="T110">под</text:span><text:span text:style-name="T138">о</text:span><text:span text:style-name="T110">вжен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39"><text:span text:style-name="T80">1) Дієприкм. пас. мин. ч. до </text:span><text:a xlink:type="simple" xlink:href="http://www.lingvo.ua/uk/Translate/uk-uk/подовжити"><text:span text:style-name="T98">подовжити</text:span></text:a><text:span text:style-name="T80">. || под</text:span><text:span text:style-name="T101">о</text:span><text:span text:style-name="T80">вжено, </text:span><text:span text:style-name="T94">безос.</text:span><text:span text:style-name="T80"> </text:span><text:span text:style-name="T94">присудк. сл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48</text:p>
          </table:table-cell>
          <table:table-cell table:style-name="Dictionary.B295" table:number-columns-spanned="2" office:value-type="string">
            <text:p text:style-name="P3">Самопоминáння</text:p>
          </table:table-cell>
          <table:covered-table-cell/>
          <table:table-cell table:style-name="Dictionary.D295" table:number-columns-spanned="2" office:value-type="string">
            <text:p text:style-name="P19"><text:span text:style-name="T21">-я, </text:span><text:span text:style-name="T23">ім., с., інд.-авт., [9а]</text:span></text:p>
          </table:table-cell>
          <table:covered-table-cell/>
          <table:table-cell table:style-name="Dictionary.F295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поминáння</text:span></text:p>
          </table:table-cell>
          <table:covered-table-cell/>
          <table:table-cell table:style-name="Dictionary.H295" table:number-columns-spanned="3" office:value-type="string">
            <text:p text:style-name="P19"><text:span text:style-name="T47">Ти загубився в горі – не знайтись/ у чорноводді змовклого волання,/ в ропі чекань і </text:span><text:span text:style-name="T48">самопоминання</text:span><text:span text:style-name="T47">/ і гуку, що доносить благовість</text:span><text:span text:style-name="T46">. (П-2:111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6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296" table:number-columns-spanned="4" office:value-type="string">
            <text:h text:style-name="P59" text:outline-level="2"><text:span text:style-name="T110">помин</text:span><text:span text:style-name="T138">а</text:span><text:span text:style-name="T110">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1) Дія за знач. </text:span><text:a xlink:type="simple" xlink:href="http://www.lingvo.ua/uk/Translate/uk-uk/поминати"><text:span text:style-name="T98">помин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49</text:p>
          </table:table-cell>
          <table:table-cell table:style-name="Dictionary.B297" table:number-columns-spanned="2" office:value-type="string">
            <text:p text:style-name="P11"><text:span text:style-name="T12">Самопоста</text:span><text:span text:style-name="T13"></text:span><text:span text:style-name="T12">ння</text:span></text:p>
          </table:table-cell>
          <table:covered-table-cell/>
          <table:table-cell table:style-name="Dictionary.D297" table:number-columns-spanned="2" office:value-type="string">
            <text:p text:style-name="P19"><text:span text:style-name="T21">-я, </text:span><text:span text:style-name="T23">ім., с., інд.-</text:span><text:soft-page-break/><text:span text:style-name="T23">авт., [9а]</text:span></text:p>
          </table:table-cell>
          <table:covered-table-cell/>
          <table:table-cell table:style-name="Dictionary.F297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постання </text:span><text:soft-page-break/><text:span text:style-name="T41">(від </text:span><text:span text:style-name="T39">постава</text:span><text:span text:style-name="T40"></text:span><text:span text:style-name="T39">ти</text:span><text:span text:style-name="T41">)</text:span></text:p>
          </table:table-cell>
          <table:covered-table-cell/>
          <table:table-cell table:style-name="Dictionary.H297" table:number-columns-spanned="3" office:value-type="string">
            <text:p text:style-name="P19"><text:span text:style-name="T23">По ліву руку – древній, аж до ер/ </text:span><text:span text:style-name="T27">самопостання</text:span><text:span text:style-name="T23">, гоном безберегим,/ щовбом смертельним, що наліг на </text:span><text:soft-page-break/><text:span text:style-name="T23">серце/ і наслухає втомлене буття - / той древній світ – і радісний і тужний - / непам’яті. (П-2:136)</text:span></text:p>
          </table:table-cell>
          <table:covered-table-cell/>
          <table:covered-table-cell/>
        </table:table-row>
        <table:table-row>
          <table:covered-table-cell/>
          <table:table-cell table:style-name="Dictionary.B298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table-cell table:style-name="Dictionary.C298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Dictionary.G298" table:number-columns-spanned="4" office:value-type="string">
            <text:h text:style-name="P59" text:outline-level="2"><text:span text:style-name="T110">постав</text:span><text:span text:style-name="T138">а</text:span><text:span text:style-name="T110">т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-ає, </text:span><text:span text:style-name="T114">недок.</text:span><text:span text:style-name="T113">, постати, -ане, </text:span><text:span text:style-name="T114">док.</text:span></text:p>
            <text:p text:style-name="P29">2) Зароджуватися, брати початок, походити від чого-небудь. || Виникати внаслідок яких-небудь причин, збігу відповідних умов, обставин і т. ін. || Ставати актуальним, першочерговим, набувати в певних умовах дуже великого значення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50</text:p>
          </table:table-cell>
          <table:table-cell table:style-name="Dictionary.B299" table:number-columns-spanned="2" office:value-type="string">
            <text:p text:style-name="P3">Самопроминáння</text:p>
          </table:table-cell>
          <table:covered-table-cell/>
          <table:table-cell table:style-name="Dictionary.D299" table:number-columns-spanned="2" office:value-type="string">
            <text:p text:style-name="P19"><text:span text:style-name="T21">-я, </text:span><text:span text:style-name="T23">ім., с., інд.-</text:span><text:span text:style-name="T23">авт., [9а]</text:span></text:p>
          </table:table-cell>
          <table:covered-table-cell/>
          <table:table-cell table:style-name="Dictionary.F299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проминáння</text:span></text:p>
          </table:table-cell>
          <table:covered-table-cell/>
          <table:table-cell table:style-name="Dictionary.H299" table:number-columns-spanned="3" office:value-type="string">
            <text:p text:style-name="P19"><text:span text:style-name="T23">В дорозі довгих </text:span><text:span text:style-name="T27">самопроминань</text:span><text:span text:style-name="T23">/ під знадою земного притягання/ проносяться від ранку до смеркання. </text:span><text:span text:style-name="T23">(П-1: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0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300" table:number-columns-spanned="4" office:value-type="string">
            <text:h text:style-name="P59" text:outline-level="2"><text:span text:style-name="T110">промин</text:span><text:span text:style-name="T138">а</text:span><text:span text:style-name="T110">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-я, </text:span><text:span text:style-name="T114">с.</text:span></text:p>
            <text:p text:style-name="P39"><text:span text:style-name="T80">Дія за знач. </text:span><text:a xlink:type="simple" xlink:href="http://www.lingvo.ua/uk/Translate/uk-uk/проминати"><text:span text:style-name="T98">промин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51</text:p>
          </table:table-cell>
          <table:table-cell table:style-name="Dictionary.B301" table:number-columns-spanned="2" office:value-type="string">
            <text:p text:style-name="P11"><text:span text:style-name="T12">Самопротистоя</text:span><text:span text:style-name="T13"></text:span><text:span text:style-name="T12">ння</text:span></text:p>
          </table:table-cell>
          <table:covered-table-cell/>
          <table:table-cell table:style-name="Dictionary.D301" table:number-columns-spanned="2" office:value-type="string">
            <text:p text:style-name="P19"><text:span text:style-name="T2">-</text:span><text:span text:style-name="T21">я, </text:span><text:span text:style-name="T23">ім., с., інд.-авт., [9а]</text:span></text:p>
          </table:table-cell>
          <table:covered-table-cell/>
          <table:table-cell table:style-name="Dictionary.F301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протистояння</text:span></text:p>
          </table:table-cell>
          <table:covered-table-cell/>
          <table:table-cell table:style-name="Dictionary.H301" table:number-columns-spanned="3" office:value-type="string">
            <text:p text:style-name="P19"><text:span text:style-name="T23">О вирвись, залишивши вирву/ у грудях, і роздмухай грань/ моїх </text:span><text:span text:style-name="T27">самопротистоянь</text:span><text:span text:style-name="T23">/ і дай напитися з потиру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2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302" table:number-columns-spanned="4" office:value-type="string">
            <text:h text:style-name="P59" text:outline-level="2"><text:span text:style-name="T110">протисто</text:span><text:span text:style-name="T138">я</text:span><text:span text:style-name="T110">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1) Дія за знач. </text:span><text:a xlink:type="simple" xlink:href="http://www.lingvo.ua/uk/Translate/uk-uk/протистояти"><text:span text:style-name="T98">протистояти</text:span></text:a><text:span text:style-name="T80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52</text:p>
          </table:table-cell>
          <table:table-cell table:style-name="Dictionary.B303" table:number-columns-spanned="2" office:value-type="string">
            <text:p text:style-name="P3">Самострíл</text:p>
          </table:table-cell>
          <table:covered-table-cell/>
          <table:table-cell table:style-name="Dictionary.D303" table:number-columns-spanned="2" office:value-type="string">
            <text:p text:style-name="P19"><text:span text:style-name="T21">-у, </text:span><text:span text:style-name="T23">ім., ч., </text:span><text:soft-page-break/><text:span text:style-name="T23">інд.-авт., [9а]</text:span></text:p>
          </table:table-cell>
          <table:covered-table-cell/>
          <table:table-cell table:style-name="Dictionary.F303" table:number-columns-spanned="2" office:value-type="string">
            <text:p text:style-name="P19"><text:span text:style-name="T38">Похідне від </text:span><text:span text:style-name="T35">сáмо</text:span><text:span text:style-name="T22">... і </text:span><text:soft-page-break/><text:span text:style-name="T35">стріл</text:span></text:p>
          </table:table-cell>
          <table:covered-table-cell/>
          <table:table-cell table:style-name="Dictionary.H303" table:number-columns-spanned="3" office:value-type="string">
            <text:p text:style-name="P19"><text:span text:style-name="T23">Як рура, кругла вулиця,/ гулка од гуду бджіл,/ маленький хлопчик </text:span><text:soft-page-break/><text:span text:style-name="T23">щулиться,/ бо ж сонце – </text:span><text:span text:style-name="T27">самостріл</text:span><text:span text:style-name="T23">. (П-2:27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4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304" table:number-columns-spanned="4" office:value-type="string">
            <text:h text:style-name="P59" text:outline-level="2"><text:span text:style-name="T110">П</text:span><text:span text:style-name="T138">о</text:span><text:span text:style-name="T110">стріл (стріл)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, </text:span><text:span text:style-name="T114">ч.</text:span></text:p>
            <text:p text:style-name="P29">1) Виліт кулі або снаряда з каналу ствола вогнепальної зброї, спричинений вибухом порохового заряду. || Виліт кульки з дула пневматичної зброї. || Звук від вибуху порохового заряду в каналі ствола вогнепальної зброї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53</text:p>
          </table:table-cell>
          <table:table-cell table:style-name="Dictionary.B305" table:number-columns-spanned="2" office:value-type="string">
            <text:p text:style-name="P3">Самострумувáння</text:p>
          </table:table-cell>
          <table:covered-table-cell/>
          <table:table-cell table:style-name="Dictionary.D305" table:number-columns-spanned="2" office:value-type="string">
            <text:p text:style-name="P19"><text:span text:style-name="T21">-я, </text:span><text:span text:style-name="T23">ім., с., інд.-авт., </text:span><text:span text:style-name="T23">[9а]</text:span></text:p>
          </table:table-cell>
          <table:covered-table-cell/>
          <table:table-cell table:style-name="Dictionary.F305" table:number-columns-spanned="2" office:value-type="string">
            <text:p text:style-name="P19"><text:span text:style-name="T22">Похідне від </text:span><text:span text:style-name="T35">сáмо</text:span><text:span text:style-name="T22">... і </text:span><text:span text:style-name="T35">струмувáння</text:span></text:p>
          </table:table-cell>
          <table:covered-table-cell/>
          <table:table-cell table:style-name="Dictionary.H305" table:number-columns-spanned="3" office:value-type="string">
            <text:p text:style-name="P19"><text:span text:style-name="T23">…аби в останньому пориві,/ у плині </text:span><text:span text:style-name="T27">самострумувань</text:span><text:span text:style-name="T23">/ ураз зайти за власну грань,/ пірнути в смертні переливи. (П-1:16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6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306" table:number-columns-spanned="4" office:value-type="string">
            <text:h text:style-name="P59" text:outline-level="2"><text:span text:style-name="T110">струмув</text:span><text:span text:style-name="T138">а</text:span><text:span text:style-name="T110">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Дія за знач. </text:span><text:a xlink:type="simple" xlink:href="http://www.lingvo.ua/uk/Translate/uk-uk/струмувати"><text:span text:style-name="T98">струмувати</text:span></text:a><text:span text:style-name="T80">. </text:span><text:span text:style-name="T83">Струмування повітр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54</text:p>
          </table:table-cell>
          <table:table-cell table:style-name="Dictionary.B307" table:number-columns-spanned="2" office:value-type="string">
            <text:p text:style-name="P3">Самотинний</text:p>
          </table:table-cell>
          <table:covered-table-cell/>
          <table:table-cell table:style-name="Dictionary.D307" table:number-columns-spanned="2" office:value-type="string">
            <text:p text:style-name="P19"><text:span text:style-name="T21">-а, -е, </text:span><text:span text:style-name="T24">прикм., </text:span><text:span text:style-name="T23">інд.-авт., [1]</text:span></text:p>
          </table:table-cell>
          <table:covered-table-cell/>
          <table:table-cell table:style-name="Dictionary.F307" table:number-columns-spanned="2" office:value-type="string">
            <text:p text:style-name="P19"><text:span text:style-name="T23">Похідне від </text:span><text:span text:style-name="T28">самоти</text:span><text:span text:style-name="T30"></text:span><text:span text:style-name="T28">на</text:span></text:p>
          </table:table-cell>
          <table:covered-table-cell/>
          <table:table-cell table:style-name="Dictionary.H307" table:number-columns-spanned="3" office:value-type="string">
            <text:p text:style-name="P19"><text:span text:style-name="T23">Спиваєш тугу </text:span><text:span text:style-name="T27">самотинну</text:span><text:span text:style-name="T23">/ і душу, мов малу дитину,/ до рання присипляєш: спи. (П-2:18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08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308" table:number-columns-spanned="4" office:value-type="string">
            <text:h text:style-name="P59" text:outline-level="2"><text:span text:style-name="T110">Самот</text:span><text:span text:style-name="T138">а (</text:span><text:span text:style-name="T139">самоти</text:span><text:span text:style-name="T140"></text:span><text:span text:style-name="T139">на</text:span><text:span text:style-name="T140"></text:span><text:span text:style-name="T138">)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и, </text:span><text:span text:style-name="T114">ж.</text:span></text:p>
            <text:p text:style-name="P39"><text:span text:style-name="T80">1) Стан за знач. </text:span><text:a xlink:type="simple" xlink:href="http://www.lingvo.ua/uk/Translate/uk-uk/самітний"><text:span text:style-name="T98">самітний</text:span></text:a><text:span text:style-name="T80">, </text:span><text:a xlink:type="simple" xlink:href="http://www.lingvo.ua/uk/Translate/uk-uk/самотній"><text:span text:style-name="T98">самотній</text:span></text:a><text:span text:style-name="T80">; самотність. || Гостре відчуття відокремленості, ізольованості від кого-, чого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55</text:p>
          </table:table-cell>
          <table:table-cell table:style-name="Dictionary.B309" table:number-columns-spanned="2" office:value-type="string">
            <text:p text:style-name="P3">Самоуникáнн<text:soft-page-break/>я</text:p>
          </table:table-cell>
          <table:covered-table-cell/>
          <table:table-cell table:style-name="Dictionary.D309" table:number-columns-spanned="2" office:value-type="string">
            <text:p text:style-name="P19"><text:span text:style-name="T21">-я, </text:span><text:span text:style-name="T23">ім., </text:span><text:soft-page-break/><text:span text:style-name="T23">с., інд.-авт., [9а]</text:span></text:p>
          </table:table-cell>
          <table:covered-table-cell/>
          <table:table-cell table:style-name="Dictionary.F309" table:number-columns-spanned="2" office:value-type="string">
            <text:p text:style-name="P19"><text:span text:style-name="T22">Похідне від </text:span><text:soft-page-break/><text:span text:style-name="T35">сáмо</text:span><text:span text:style-name="T22">... і </text:span><text:span text:style-name="T35">уникáння</text:span></text:p>
          </table:table-cell>
          <table:covered-table-cell/>
          <table:table-cell table:style-name="Dictionary.H309" table:number-columns-spanned="3" office:value-type="string">
            <text:p text:style-name="P19"><text:span text:style-name="T23">Коли спромога </text:span><text:span text:style-name="T27">самоуникань</text:span><text:span text:style-name="T23">/ при </text:span><text:soft-page-break/><text:span text:style-name="T23">узголів’ї спалахом прозріння/ відкриється тобі, як благостиня/ прощень, опрощень, прощ і прощавань. (П-1:6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0" table:number-columns-spanned="5" office:value-type="string">
            <text:p text:style-name="P11"><text:span text:style-name="T64">Сáмо</text:span><text:span text:style-name="T62">... </text:span><text:span text:style-name="T70">(див. 130)</text:span></text:p>
          </table:table-cell>
          <table:covered-table-cell/>
          <table:covered-table-cell/>
          <table:covered-table-cell/>
          <table:covered-table-cell/>
          <table:table-cell table:style-name="Dictionary.G310" table:number-columns-spanned="4" office:value-type="string">
            <text:h text:style-name="P59" text:outline-level="2"><text:span text:style-name="T110">уник</text:span><text:span text:style-name="T138">а</text:span><text:span text:style-name="T110">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Дія за знач. </text:span><text:a xlink:type="simple" xlink:href="http://www.lingvo.ua/uk/Translate/uk-uk/уникати"><text:span text:style-name="T98">уникати</text:span></text:a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56</text:p>
          </table:table-cell>
          <table:table-cell table:style-name="Dictionary.B311" table:number-columns-spanned="2" office:value-type="string">
            <text:p text:style-name="P11"><text:span text:style-name="T12">Світи-галаї</text:span><text:span text:style-name="T13"></text:span></text:p>
          </table:table-cell>
          <table:covered-table-cell/>
          <table:table-cell table:style-name="Dictionary.D311" table:number-columns-spanned="2" office:value-type="string">
            <text:p text:style-name="P19"><text:span text:style-name="T21">світі</text:span><text:span text:style-name="T35"></text:span><text:span text:style-name="T21">в-галаї</text:span><text:span text:style-name="T35"></text:span><text:span text:style-name="T21">в, </text:span><text:span text:style-name="T23">ім., мн., інд.-авт., </text:span><text:span text:style-name="T23">[9]</text:span></text:p>
          </table:table-cell>
          <table:covered-table-cell/>
          <table:table-cell table:style-name="Dictionary.F311" table:number-columns-spanned="2" office:value-type="string">
            <text:p text:style-name="P19"><text:span text:style-name="T24">Похідне від </text:span><text:span text:style-name="T30">світ</text:span><text:span text:style-name="T24"> і </text:span><text:span text:style-name="T30">галай </text:span><text:span text:style-name="T32">(від </text:span><text:span text:style-name="T30">галасвіта</text:span><text:span text:style-name="T32">)</text:span></text:p>
          </table:table-cell>
          <table:covered-table-cell/>
          <table:table-cell table:style-name="Dictionary.H311" table:number-columns-spanned="3" office:value-type="string">
            <text:p text:style-name="P19"><text:span text:style-name="T23">На тебе чатують </text:span><text:span text:style-name="T27">світи–галаї</text:span><text:span text:style-name="T23">./ Прощальний – як подим пожарищ – той спогад. (П-1:9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2" table:number-columns-spanned="5" office:value-type="string">
            <text:p text:style-name="P11"><text:span text:style-name="T64">Світ </text:span><text:span text:style-name="T70">(див. 67)</text:span></text:p>
          </table:table-cell>
          <table:covered-table-cell/>
          <table:covered-table-cell/>
          <table:covered-table-cell/>
          <table:covered-table-cell/>
          <table:table-cell table:style-name="Dictionary.G312" table:number-columns-spanned="4" office:value-type="string">
            <text:h text:style-name="P59" text:outline-level="2"><text:span text:style-name="T110">гал</text:span><text:span text:style-name="T138">а</text:span><text:span text:style-name="T110">світ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4">присл.</text:span><text:span text:style-name="T113">, </text:span><text:span text:style-name="T114">діал.</text:span></text:p>
            <text:p text:style-name="P29">Невідомо куди; кудись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57</text:p>
          </table:table-cell>
          <table:table-cell table:style-name="Dictionary.B313" table:number-columns-spanned="2" office:value-type="string">
            <text:p text:style-name="P3">Себекрáй</text:p>
          </table:table-cell>
          <table:covered-table-cell/>
          <table:table-cell table:style-name="Dictionary.D313" table:number-columns-spanned="2" office:value-type="string">
            <text:p text:style-name="P19"><text:span text:style-name="T21">-ю, </text:span><text:span text:style-name="T23">ім., ч., інд.-авт., [11]</text:span></text:p>
          </table:table-cell>
          <table:covered-table-cell/>
          <table:table-cell table:style-name="Dictionary.F313" table:number-columns-spanned="2" office:value-type="string">
            <text:p text:style-name="P19"><text:span text:style-name="T22">Похідне від </text:span><text:span text:style-name="T35">себé</text:span><text:span text:style-name="T22"> і </text:span><text:span text:style-name="T35">край</text:span></text:p>
          </table:table-cell>
          <table:covered-table-cell/>
          <table:table-cell table:style-name="Dictionary.H313" table:number-columns-spanned="3" office:value-type="string">
            <text:p text:style-name="P19"><text:span text:style-name="T23">І все то – зá: дарунок сили/ за </text:span><text:span text:style-name="T27">себекраєм</text:span><text:span text:style-name="T23">: на, візьми,/ аби дороги доль гуділи/ всіма серцями і грудьми. (П-1:100); оця утеча геть за </text:span><text:span text:style-name="T27">себекрай</text:span><text:span text:style-name="T23"> - / то ніби виснений в дитинстві син… (П-1:2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4" table:number-columns-spanned="5" office:value-type="string">
            <text:p text:style-name="P11"><text:span text:style-name="T64">Себé </text:span><text:span text:style-name="T70">(див. 74)</text:span></text:p>
          </table:table-cell>
          <table:covered-table-cell/>
          <table:covered-table-cell/>
          <table:covered-table-cell/>
          <table:covered-table-cell/>
          <table:table-cell table:style-name="Dictionary.G314" table:number-columns-spanned="4" office:value-type="string">
            <text:p text:style-name="P11"><text:span text:style-name="T64">Край </text:span><text:span text:style-name="T70">(див. 74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58</text:p>
          </table:table-cell>
          <table:table-cell table:style-name="Dictionary.B315" table:number-columns-spanned="2" office:value-type="string">
            <text:p text:style-name="P3">Семигóри</text:p>
          </table:table-cell>
          <table:covered-table-cell/>
          <table:table-cell table:style-name="Dictionary.D315" table:number-columns-spanned="2" office:value-type="string">
            <text:p text:style-name="P19"><text:span text:style-name="T21">-гíр, </text:span><text:span text:style-name="T23">ім., мн., </text:span><text:soft-page-break/><text:span text:style-name="T23">інд.-авт., [8]</text:span></text:p>
          </table:table-cell>
          <table:covered-table-cell/>
          <table:table-cell table:style-name="Dictionary.F315" table:number-columns-spanned="2" office:value-type="string">
            <text:p text:style-name="P19"><text:span text:style-name="T22">Похідне від </text:span><text:span text:style-name="T35">сім</text:span><text:span text:style-name="T22"> і </text:span><text:span text:style-name="T35">гóри</text:span></text:p>
          </table:table-cell>
          <table:covered-table-cell/>
          <table:table-cell table:style-name="Dictionary.H315" table:number-columns-spanned="3" office:value-type="string">
            <text:p text:style-name="P19"><text:span text:style-name="T24">І що кигиче в мертвій цій пустелі?/ Киги-киги – мов чайка з-над Дніпра./ О </text:span><text:span text:style-name="T29">семигори</text:span><text:span text:style-name="T24"> горя, цвинтар велій,/ і я </text:span><text:soft-page-break/><text:span text:style-name="T24">тут згину, як прийде пора? (П-1:10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6" table:number-columns-spanned="5" office:value-type="string">
            <text:h text:style-name="P56" text:outline-level="2">сім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семи </text:span><text:span text:style-name="T114">і </text:span><text:span text:style-name="T113">сімох, </text:span><text:span text:style-name="T114">числ.</text:span> <text:span text:style-name="T114">кільк.</text:span></text:p>
            <text:p text:style-name="P42"><text:span text:style-name="T74">Назва числа і цифри 7. || </text:span><text:span text:style-name="T79">чого</text:span><text:span text:style-name="T74">. Кількість із 7 одиниць.</text:span></text:p>
          </table:table-cell>
          <table:covered-table-cell/>
          <table:covered-table-cell/>
          <table:covered-table-cell/>
          <table:covered-table-cell/>
          <table:table-cell table:style-name="Dictionary.G316" table:number-columns-spanned="4" office:value-type="string">
            <text:h text:style-name="P58" text:outline-level="2"><text:span text:style-name="T110">гор</text:span><text:span text:style-name="T138">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и, </text:span><text:span text:style-name="T114">ж.</text:span></text:p>
            <text:p text:style-name="P29">1) Значне підвищення над навколишньою місцевістю або серед інших підвищень. || <text:span text:style-name="T145">тільки </text:span><text:span text:style-name="T114">мн.</text:span> Гориста місцевість, країна.</text:p>
            <text:p text:style-name="P42"><text:span text:style-name="T74">2) </text:span><text:span text:style-name="T79">чого</text:span><text:span text:style-name="T74">. Велика кількість чого-небудь складеного в купу; багато чогос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59</text:p>
          </table:table-cell>
          <table:table-cell table:style-name="Dictionary.B317" table:number-columns-spanned="2" office:value-type="string">
            <text:p text:style-name="P3">Серцеóкий</text:p>
          </table:table-cell>
          <table:covered-table-cell/>
          <table:table-cell table:style-name="Dictionary.D317" table:number-columns-spanned="2" office:value-type="string">
            <text:p text:style-name="P19"><text:span text:style-name="T21">-а, -е, </text:span><text:span text:style-name="T24">прикм., </text:span><text:span text:style-name="T23">інд.-авт., [15а]</text:span></text:p>
          </table:table-cell>
          <table:covered-table-cell/>
          <table:table-cell table:style-name="Dictionary.F317" table:number-columns-spanned="2" office:value-type="string">
            <text:p text:style-name="P19"><text:span text:style-name="T22">Похідне від </text:span><text:span text:style-name="T35">сéрце</text:span><text:span text:style-name="T22"> і </text:span><text:span text:style-name="T35">óко</text:span></text:p>
          </table:table-cell>
          <table:covered-table-cell/>
          <table:table-cell table:style-name="Dictionary.H317" table:number-columns-spanned="3" office:value-type="string">
            <text:p text:style-name="P19"><text:span text:style-name="T24">Сто плах перейди, </text:span><text:span text:style-name="T29">серцеокий</text:span><text:span text:style-name="T24">,/ сто плах, сто багать, сто голгоф… (П-1:1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18" table:number-columns-spanned="5" office:value-type="string">
            <text:p text:style-name="P11"><text:span text:style-name="T64">Сéрце </text:span><text:span text:style-name="T70">(див. 56)</text:span></text:p>
          </table:table-cell>
          <table:covered-table-cell/>
          <table:covered-table-cell/>
          <table:covered-table-cell/>
          <table:covered-table-cell/>
          <table:table-cell table:style-name="Dictionary.G318" table:number-columns-spanned="4" office:value-type="string">
            <text:p text:style-name="P11"><text:span text:style-name="T64">Óко </text:span><text:span text:style-name="T70">(див. 36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60</text:p>
          </table:table-cell>
          <table:table-cell table:style-name="Dictionary.B319" table:number-columns-spanned="2" office:value-type="string">
            <text:p text:style-name="P3">Словотéча</text:p>
          </table:table-cell>
          <table:covered-table-cell/>
          <table:table-cell table:style-name="Dictionary.D319" table:number-columns-spanned="2" office:value-type="string">
            <text:p text:style-name="P19"><text:span text:style-name="T21">-і, </text:span><text:span text:style-name="T23">ім., </text:span><text:span text:style-name="T23">ж., інд.-авт., [8], [1а]</text:span></text:p>
          </table:table-cell>
          <table:covered-table-cell/>
          <table:table-cell table:style-name="Dictionary.F319" table:number-columns-spanned="2" office:value-type="string">
            <text:p text:style-name="P19"><text:span text:style-name="T22">Похідне від </text:span><text:span text:style-name="T35">слóво</text:span><text:span text:style-name="T22"> і </text:span><text:span text:style-name="T35">текти</text:span></text:p>
          </table:table-cell>
          <table:covered-table-cell/>
          <table:table-cell table:style-name="Dictionary.H319" table:number-columns-spanned="3" office:value-type="string">
            <text:p text:style-name="P19"><text:span text:style-name="T47">Слова, слова, слова – задосить </text:span><text:span text:style-name="T48">словотечі</text:span><text:span text:style-name="T47">,/ німують бо предтечі, доба гряде нова. (П-2:2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0" table:number-columns-spanned="5" office:value-type="string">
            <text:h text:style-name="P58" text:outline-level="2"><text:span text:style-name="T110">сл</text:span><text:span text:style-name="T138">о</text:span><text:span text:style-name="T110">во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, </text:span><text:span text:style-name="T114">с.</text:span></text:p>
            <text:p text:style-name="P29">1) Мовна одиниця, що являє собою звукове вираження поняття про предмет або явище об'єктивного світу. || Заклинання, що, за марновірним уявленням, має магічну силу. || В обчислювальній техніці – послідовність символів ("літер") для позначення виду даних, повідомлення і т. ін.</text:p>
            <text:p text:style-name="P42"><text:span text:style-name="T74">4) Обіцянка виконати що-небудь. || Згода на шлюб. </text:span><text:span text:style-name="T79">Дотримати [свого] слова</text:span><text:span text:style-name="T74">.</text:span></text:p>
          </table:table-cell>
          <table:covered-table-cell/>
          <table:covered-table-cell/>
          <table:covered-table-cell/>
          <table:covered-table-cell/>
          <table:table-cell table:style-name="Dictionary.G320" table:number-columns-spanned="4" office:value-type="string">
            <text:h text:style-name="P58" text:outline-level="2"><text:span text:style-name="T110">тект</text:span><text:span text:style-name="T138">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тече; </text:span><text:span text:style-name="T114">мин. ч.</text:span> <text:span text:style-name="T113">тік, текла, текло; </text:span><text:span text:style-name="T114">наказ. сп.</text:span> <text:span text:style-name="T113">течи; </text:span><text:span text:style-name="T114">недок.</text:span></text:p>
            <text:p text:style-name="P42"><text:span text:style-name="T74">2) Струменіти, литися (про рідину). || </text:span><text:span text:style-name="T92">безос.</text:span><text:span text:style-name="T74"> || </text:span><text:span text:style-name="T92">перен.</text:span><text:span text:style-name="T74"> Поширюватися в повітрі (про світло, запах тощо). || </text:span><text:span text:style-name="T92">перен.</text:span><text:span text:style-name="T74"> Звучати плавно, рівно та безперервно (про звуки, слова тощо). || </text:span><text:span text:style-name="T92">перен.</text:span><text:span text:style-name="T74"> Виникати в певній послідовності, іти одна за одною (про думки). || </text:span><text:span text:style-name="T92">перен.</text:span><text:span text:style-name="T74"> Відбуватися (про розмову, бесіду). || </text:span><text:span text:style-name="T92">перен.</text:span><text:span text:style-name="T74"> Хвилеподібно спадати (про волосся).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9">161</text:p>
          </table:table-cell>
          <table:table-cell table:style-name="Dictionary.B321" table:number-columns-spanned="2" office:value-type="string">
            <text:p text:style-name="P3">Смертеіснувáння</text:p>
          </table:table-cell>
          <table:covered-table-cell/>
          <table:table-cell table:style-name="Dictionary.D321" table:number-columns-spanned="2" office:value-type="string">
            <text:p text:style-name="P19"><text:span text:style-name="T21">-я, </text:span><text:span text:style-name="T23">ім., с., інд.-авт., [9а]</text:span></text:p>
          </table:table-cell>
          <table:covered-table-cell/>
          <table:table-cell table:style-name="Dictionary.F321" table:number-columns-spanned="2" office:value-type="string">
            <text:p text:style-name="P19"><text:span text:style-name="T22">Похідне від </text:span><text:span text:style-name="T35">смерть</text:span><text:span text:style-name="T22"> і </text:span><text:span text:style-name="T35">існувáння</text:span></text:p>
          </table:table-cell>
          <table:covered-table-cell/>
          <table:table-cell table:style-name="Dictionary.H321" table:number-columns-spanned="3" office:value-type="string">
            <text:p text:style-name="P19"><text:span text:style-name="T24">Сховатися од долі – не судилось./ Ударив грім – і зразу шкереберть/ пішло життя. І ость ти – все, що снилось,/ як </text:span><text:span text:style-name="T29">смертеіснування</text:span><text:span text:style-name="T24"> й життєсмерть. (П-1:8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2" table:number-columns-spanned="5" office:value-type="string">
            <text:p text:style-name="P11"><text:span text:style-name="T64">Смерть </text:span><text:span text:style-name="T70">(див. 65)</text:span></text:p>
          </table:table-cell>
          <table:covered-table-cell/>
          <table:covered-table-cell/>
          <table:covered-table-cell/>
          <table:covered-table-cell/>
          <table:table-cell table:style-name="Dictionary.G322" table:number-columns-spanned="4" office:value-type="string">
            <text:h text:style-name="P58" text:outline-level="2"><text:span text:style-name="T110">існув</text:span><text:span text:style-name="T138">а</text:span><text:span text:style-name="T110">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29">1) <text:span text:style-name="T145">тільки </text:span><text:span text:style-name="T114">одн.</text:span> Буття; наявність кого-, чого-небудь у дійсності.</text:p>
            <text:p text:style-name="P29">2) Життя, спосіб життя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62</text:p>
          </table:table-cell>
          <table:table-cell table:style-name="Dictionary.B323" table:number-columns-spanned="2" office:value-type="string">
            <text:p text:style-name="P3">Снíння</text:p>
          </table:table-cell>
          <table:covered-table-cell/>
          <table:table-cell table:style-name="Dictionary.D323" table:number-columns-spanned="2" office:value-type="string">
            <text:p text:style-name="P19"><text:span text:style-name="T21">-нь, </text:span><text:span text:style-name="T23">ім., мн., інд.-авт., [1]</text:span></text:p>
          </table:table-cell>
          <table:covered-table-cell/>
          <table:table-cell table:style-name="Dictionary.F323" table:number-columns-spanned="2" office:value-type="string">
            <text:p text:style-name="P24">Похідне від <text:span text:style-name="T111">сон</text:span></text:p>
          </table:table-cell>
          <table:covered-table-cell/>
          <table:table-cell table:style-name="Dictionary.H323" table:number-columns-spanned="3" office:value-type="string">
            <text:p text:style-name="P19"><text:span text:style-name="T24">Немов рубін у чорнім адамашку,/ обачно критий білим німуванням,/ так </text:span><text:span text:style-name="T29">снінь</text:span><text:span text:style-name="T24"> моїх озерце шарлатове/ лямує обережок начувань… (П-1:12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4" table:number-columns-spanned="9" office:value-type="string">
            <text:h text:style-name="P56" text:outline-level="2">сон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сну, </text:span><text:span text:style-name="T114">ч.</text:span></text:p>
            <text:p text:style-name="P39"><text:span text:style-name="T80">1) Фізіологічний стан спокою організму людини і тварини, що настає періодично і супроводиться повною або частковою втратою свідомості й ослабленням ряду фізіологічних процесів. || Те саме, що </text:span><text:a xlink:type="simple" xlink:href="http://www.lingvo.ua/uk/Translate/uk-uk/спання"><text:span text:style-name="T98">спання</text:span></text:a><text:span text:style-name="T80">. || Те саме, що </text:span><text:a xlink:type="simple" xlink:href="http://www.lingvo.ua/uk/Translate/uk-uk/сплячка"><text:span text:style-name="T98">сплячка</text:span></text:a><text:span text:style-name="T80"> 1). || </text:span><text:span text:style-name="T94">спец.</text:span><text:span text:style-name="T80"> Стан рослини, за якого відбувається зміна в положенні листя або пелюсток квітки під впливом зміни освітлення і температури. || Зимове завмирання рослин.</text:span></text:p>
            <text:p text:style-name="P42"><text:span text:style-name="T74">2) Те, що сниться; сновидіння. || </text:span><text:span text:style-name="T92">перен.</text:span><text:span text:style-name="T74"> Те, про що мріє людина; мрія. || </text:span><text:span text:style-name="T92">перен.</text:span><text:span text:style-name="T74"> Те, що сприймається як нереальне, примарне, оманливе;</text:span><text:span text:style-name="T92">прот.</text:span><text:span text:style-name="T74"> дійсніс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63</text:p>
          </table:table-cell>
          <table:table-cell table:style-name="Dictionary.B325" table:number-columns-spanned="2" office:value-type="string">
            <text:p text:style-name="P3">Солодкомолóка</text:p>
          </table:table-cell>
          <table:covered-table-cell/>
          <table:table-cell table:style-name="Dictionary.D325" table:number-columns-spanned="2" office:value-type="string">
            <text:p text:style-name="P19"><text:span text:style-name="T21">-е, </text:span><text:span text:style-name="T24">прикм., </text:span><text:span text:style-name="T23">інд.-авт., [15а]</text:span></text:p>
          </table:table-cell>
          <table:covered-table-cell/>
          <table:table-cell table:style-name="Dictionary.F325" table:number-columns-spanned="2" office:value-type="string">
            <text:p text:style-name="P19"><text:span text:style-name="T22">Похідне від </text:span><text:span text:style-name="T35">солóдкий</text:span><text:span text:style-name="T22"> і </text:span><text:span text:style-name="T35">молокó</text:span></text:p>
          </table:table-cell>
          <table:covered-table-cell/>
          <table:table-cell table:style-name="Dictionary.H325" table:number-columns-spanned="3" office:value-type="string">
            <text:p text:style-name="P19"><text:span text:style-name="T24">Ти десь за край світу, як птаха моя білогруда,/ </text:span><text:span text:style-name="T29">солодкомолока</text:span><text:span text:style-name="T24">, два ока - мигдалі сумні. (П-2: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6" table:number-columns-spanned="5" office:value-type="string">
            <text:h text:style-name="P58" text:outline-level="2"><text:span text:style-name="T110">сол</text:span><text:span text:style-name="T138">о</text:span><text:span text:style-name="T110">дк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29">1) Який має приємний смак, <text:span text:style-name="T114">власт.</text:span> цукрові, медові і т. ін.; <text:span text:style-name="T114">прот.</text:span>гіркий, кислий, солоний. || Пригот. із цукром, медом, варенням і т. ін. (про їжу, питво). || <text:span text:style-name="T114">у знач.</text:span> <text:span text:style-name="T114">ім.</text:span> сол<text:span text:style-name="T137">о</text:span>дке, -кого, <text:span text:style-name="T114">с.</text:span> Їжа, яка має приємний смак, <text:span text:style-name="T114">власт.</text:span> цукрові, медові тощо, або пригот. із цукром, медом, варенням і т. ін. || <text:span text:style-name="T114">у знач.</text:span> <text:span text:style-name="T114">ім.</text:span> сол<text:span text:style-name="T137">о</text:span>дке, -кого, <text:span text:style-name="T114">с.</text:span> Фрукти, цукерки, тістечка і т. ін., що їх подають наприкінці обіду тощо; десерт. || Позбавлений солоного смаку (про воду і т. ін.). || Уживається у складі назв деяких рослин. <text:span text:style-name="T145">Солодкий перець</text:span>.</text:p>
            <text:p text:style-name="P42"><text:span text:style-name="T74">4) </text:span><text:span text:style-name="T92">перен.</text:span><text:span text:style-name="T74"> Який дає відчуття приємності або виражає задоволення, радість, насолоду (про </text:span><text:span text:style-name="T74">думки, почуття, стан людини).</text:span></text:p>
          </table:table-cell>
          <table:covered-table-cell/>
          <table:covered-table-cell/>
          <table:covered-table-cell/>
          <table:covered-table-cell/>
          <table:table-cell table:style-name="Dictionary.G326" table:number-columns-spanned="4" office:value-type="string">
            <text:h text:style-name="P58" text:outline-level="2"><text:span text:style-name="T110">молок</text:span><text:span text:style-name="T138">о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, </text:span><text:span text:style-name="T114">с.</text:span></text:p>
            <text:p text:style-name="P29">2) Рідина, одержувана від деяких сільськогосподарських тварин як продукт харчування. || Коров'яче молоко як їжа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64</text:p>
          </table:table-cell>
          <table:table-cell table:style-name="Dictionary.B327" table:number-columns-spanned="2" office:value-type="string">
            <text:p text:style-name="P3">Сон-комишí</text:p>
          </table:table-cell>
          <table:covered-table-cell/>
          <table:table-cell table:style-name="Dictionary.D327" table:number-columns-spanned="2" office:value-type="string">
            <text:p text:style-name="P19"><text:span text:style-name="T21">-ів, </text:span><text:span text:style-name="T23">ім., мн., інд.-авт., [9]</text:span></text:p>
          </table:table-cell>
          <table:covered-table-cell/>
          <table:table-cell table:style-name="Dictionary.F327" table:number-columns-spanned="2" office:value-type="string">
            <text:p text:style-name="P19"><text:span text:style-name="T22">Похідне від </text:span><text:span text:style-name="T35">сон</text:span><text:span text:style-name="T22"> і </text:span><text:span text:style-name="T35">комиш</text:span></text:p>
          </table:table-cell>
          <table:covered-table-cell/>
          <table:table-cell table:style-name="Dictionary.H327" table:number-columns-spanned="3" office:value-type="string">
            <text:p text:style-name="P19"><text:span text:style-name="T24">І в серця на споді, в осерді душі/ ішли нашорошені </text:span><text:span text:style-name="T29">сон-комиші</text:span><text:span text:style-name="T24">. (П-2: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28" table:number-columns-spanned="5" office:value-type="string">
            <text:p text:style-name="P13">Сон <text:span text:style-name="T144">(див. 162)</text:span></text:p>
          </table:table-cell>
          <table:covered-table-cell/>
          <table:covered-table-cell/>
          <table:covered-table-cell/>
          <table:covered-table-cell/>
          <table:table-cell table:style-name="Dictionary.G328" table:number-columns-spanned="4" office:value-type="string">
            <text:h text:style-name="P58" text:outline-level="2"><text:span text:style-name="T110">ком</text:span><text:span text:style-name="T138">и</text:span><text:span text:style-name="T110">ш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, </text:span><text:span text:style-name="T114">ч.</text:span></text:p>
            <text:p text:style-name="P29">1) Висока водяна чи болотяна багаторічна рослина родини осокових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65</text:p>
          </table:table-cell>
          <table:table-cell table:style-name="Dictionary.B329" table:number-columns-spanned="2" office:value-type="string">
            <text:p text:style-name="P3">Сонцелéт</text:p>
          </table:table-cell>
          <table:covered-table-cell/>
          <table:table-cell table:style-name="Dictionary.D329" table:number-columns-spanned="2" office:value-type="string">
            <text:p text:style-name="P19"><text:span text:style-name="T21">-у, </text:span><text:span text:style-name="T23">ім., ч., інд.-авт., [9а]</text:span></text:p>
          </table:table-cell>
          <table:covered-table-cell/>
          <table:table-cell table:style-name="Dictionary.F329" table:number-columns-spanned="2" office:value-type="string">
            <text:p text:style-name="P19"><text:span text:style-name="T22">Похідне від </text:span><text:span text:style-name="T35">сóнце </text:span><text:span text:style-name="T22">і </text:span><text:span text:style-name="T35">лет</text:span></text:p>
          </table:table-cell>
          <table:covered-table-cell/>
          <table:table-cell table:style-name="Dictionary.H329" table:number-columns-spanned="3" office:value-type="string">
            <text:p text:style-name="P19"><text:span text:style-name="T24">Зворохобилися айстри/ приосіннім </text:span><text:span text:style-name="T29">сонцелетом</text:span><text:span text:style-name="T24">,/ проминальною порою/ падолистом деручким. (П-1: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0" table:number-columns-spanned="5" office:value-type="string">
            <text:h text:style-name="P58" text:outline-level="2"><text:span text:style-name="T110">с</text:span><text:span text:style-name="T138">о</text:span><text:span text:style-name="T110">нце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29"><text:soft-page-break/>1) Центральне небесне світило Сонячної системи, що має форму гігантської розжареної кулі, яка випромінює світло й тепло.</text:p>
          </table:table-cell>
          <table:covered-table-cell/>
          <table:covered-table-cell/>
          <table:covered-table-cell/>
          <table:covered-table-cell/>
          <table:table-cell table:style-name="Dictionary.G330" table:number-columns-spanned="4" office:value-type="string">
            <text:p text:style-name="P13">Лет <text:span text:style-name="T144">(див. 76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66</text:p>
          </table:table-cell>
          <table:table-cell table:style-name="Dictionary.B331" table:number-columns-spanned="2" office:value-type="string">
            <text:p text:style-name="P3">Сонцепруг</text:p>
          </table:table-cell>
          <table:covered-table-cell/>
          <table:table-cell table:style-name="Dictionary.D331" table:number-columns-spanned="2" office:value-type="string">
            <text:p text:style-name="P19"><text:span text:style-name="T21">-а, </text:span><text:span text:style-name="T23">ім., ч., інд.-авт., [9а]</text:span></text:p>
          </table:table-cell>
          <table:covered-table-cell/>
          <table:table-cell table:style-name="Dictionary.F331" table:number-columns-spanned="2" office:value-type="string">
            <text:p text:style-name="P19"><text:span text:style-name="T22">Похідне від </text:span><text:span text:style-name="T35">сóнце</text:span><text:span text:style-name="T22"> і </text:span><text:span text:style-name="T35">пруг</text:span></text:p>
          </table:table-cell>
          <table:covered-table-cell/>
          <table:table-cell table:style-name="Dictionary.H331" table:number-columns-spanned="3" office:value-type="string">
            <text:p text:style-name="P19"><text:span text:style-name="T24">Як боляче ряхкоче </text:span><text:span text:style-name="T29">сонцепруг</text:span><text:span text:style-name="T24">!/ Як – далина! (П-2: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2" table:number-columns-spanned="5" office:value-type="string">
            <text:p text:style-name="P11"><text:span text:style-name="T64">Сóнце </text:span><text:span text:style-name="T70">(див. 165)</text:span></text:p>
          </table:table-cell>
          <table:covered-table-cell/>
          <table:covered-table-cell/>
          <table:covered-table-cell/>
          <table:covered-table-cell/>
          <table:table-cell table:style-name="Dictionary.G332" table:number-columns-spanned="4" office:value-type="string">
            <text:h text:style-name="P56" text:outline-level="2">пруг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, </text:span><text:span text:style-name="T114">ч.</text:span><text:span text:style-name="T113">, </text:span><text:span text:style-name="T114">розм.</text:span></text:p>
            <text:p text:style-name="P42"><text:span text:style-name="T74">1) Край чого-небудь. || Поздовжній вузький край, бік якогось предмета; ребро. </text:span><text:span text:style-name="T79">Пруг дошки</text:span><text:span text:style-name="T74">. || Ребро гранчастого предмета. || Верхній край </text:span><text:span text:style-name="T74">(обріз) якої-небудь посудини (</text:span><text:span text:style-name="T92">перев.</text:span><text:span text:style-name="T74"> круглої форми); вінця. </text:span><text:span text:style-name="T79">Пруг відра</text:span><text:span text:style-name="T7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67</text:p>
          </table:table-cell>
          <table:table-cell table:style-name="Dictionary.B333" table:number-columns-spanned="2" office:value-type="string">
            <text:p text:style-name="P3">Спах</text:p>
          </table:table-cell>
          <table:covered-table-cell/>
          <table:table-cell table:style-name="Dictionary.D333" table:number-columns-spanned="2" office:value-type="string">
            <text:p text:style-name="P19"><text:span text:style-name="T21">-у, </text:span><text:span text:style-name="T23">ім., ч., інд.-авт., [1а]</text:span></text:p>
          </table:table-cell>
          <table:covered-table-cell/>
          <table:table-cell table:style-name="Dictionary.F333" table:number-columns-spanned="2" office:value-type="string">
            <text:p text:style-name="P19"><text:span text:style-name="T38">Похідне від </text:span><text:span text:style-name="T34">спалáхувати </text:span><text:span text:style-name="T36">(від </text:span><text:span text:style-name="T34">спахáти)</text:span></text:p>
          </table:table-cell>
          <table:covered-table-cell/>
          <table:table-cell table:style-name="Dictionary.H333" table:number-columns-spanned="3" office:value-type="string">
            <text:p text:style-name="P19"><text:span text:style-name="T24">По голубих лугах, мов голуб,/ кошлатих сонць шугає </text:span><text:span text:style-name="T29">спах</text:span><text:span text:style-name="T24">. (П-1:15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4" table:number-columns-spanned="9" office:value-type="string">
            <text:h text:style-name="P58" text:outline-level="2"><text:span text:style-name="T110">Спал</text:span><text:span text:style-name="T138">а</text:span><text:span text:style-name="T110">хувати (</text:span><text:span text:style-name="T124">спахáти</text:span><text:span text:style-name="T110">)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ю, -уєш, </text:span><text:span text:style-name="T114">недок.</text:span><text:span text:style-name="T113">, спалахнути, -ну, -неш, </text:span><text:span text:style-name="T114">док.</text:span></text:p>
            <text:p text:style-name="P39"><text:span text:style-name="T80">1) </text:span><text:span text:style-name="T83">тільки </text:span><text:span text:style-name="T80">3 </text:span><text:span text:style-name="T94">ос.</text:span><text:span text:style-name="T80">, </text:span><text:span text:style-name="T83">чим і без додатка</text:span><text:span text:style-name="T80">.Раптово і швидко загорятися яскравим полум'ям; займатися (</text:span><text:span text:style-name="T94">див.</text:span><text:span text:style-name="T80"> </text:span><text:a xlink:type="simple" xlink:href="http://www.lingvo.ua/uk/Translate/uk-uk/займатися"><text:span text:style-name="T98">займатися</text:span></text:a><text:span text:style-name="T80"> II). || </text:span><text:span text:style-name="T94">безос.</text:span><text:span text:style-name="T80"> || </text:span><text:span text:style-name="T83">також </text:span><text:span text:style-name="T94">у сполуч.</text:span><text:span text:style-name="T80"> </text:span><text:span text:style-name="T83">зі </text:span><text:span text:style-name="T94">сл.</text:span><text:span text:style-name="T80"> вогонь, полум'я, пожежа, іскра і т. ін. || </text:span><text:span text:style-name="T83">тільки </text:span><text:span text:style-name="T94">недок.</text:span><text:span text:style-name="T80">При млявому або нерівному горінні час від часу розгорятися сильніше; займатися (</text:span><text:span text:style-name="T94">див.</text:span><text:span text:style-name="T80"> </text:span><text:a xlink:type="simple" xlink:href="http://www.lingvo.ua/uk/Translate/uk-uk/займатися"><text:span text:style-name="T98">займатися</text:span></text:a><text:span text:style-name="T80"> II) на мить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68</text:p>
          </table:table-cell>
          <table:table-cell table:style-name="Dictionary.B335" table:number-columns-spanned="2" office:value-type="string">
            <text:p text:style-name="P3">Спередвікíв</text:p>
          </table:table-cell>
          <table:covered-table-cell/>
          <table:table-cell table:style-name="Dictionary.D335" table:number-columns-spanned="2" office:value-type="string">
            <text:p text:style-name="P19"><text:span text:style-name="T23">незм., </text:span><text:span text:style-name="T26">присл., </text:span><text:span text:style-name="T23">інд.-авт., [11]</text:span></text:p>
          </table:table-cell>
          <table:covered-table-cell/>
          <table:table-cell table:style-name="Dictionary.F335" table:number-columns-spanned="2" office:value-type="string">
            <text:p text:style-name="P19"><text:span text:style-name="T38">Похідне від </text:span><text:span text:style-name="T33">спе</text:span><text:span text:style-name="T35"></text:span><text:span text:style-name="T33">ред </text:span><text:span text:style-name="T36">і </text:span><text:span text:style-name="T33">вікі</text:span><text:span text:style-name="T35"></text:span><text:span text:style-name="T33">в</text:span></text:p>
          </table:table-cell>
          <table:covered-table-cell/>
          <table:table-cell table:style-name="Dictionary.H335" table:number-columns-spanned="3" office:value-type="string">
            <text:p text:style-name="P19"><text:span text:style-name="T24">Ви вбивці, ви ненатлі нелюди/ </text:span><text:span text:style-name="T29">спередвіків</text:span><text:span text:style-name="T24">,/ а ми припізнені аеди,/ наш злочин – спів. (П-2:9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6" table:number-columns-spanned="5" office:value-type="string">
            <text:p text:style-name="P13"><text:span text:style-name="T71">Спе</text:span><text:span text:style-name="T62"></text:span><text:span text:style-name="T71">ред </text:span><text:span text:style-name="T144">(див. 72)</text:span></text:p>
          </table:table-cell>
          <table:covered-table-cell/>
          <table:covered-table-cell/>
          <table:covered-table-cell/>
          <table:covered-table-cell/>
          <table:table-cell table:style-name="Dictionary.G336" table:number-columns-spanned="4" office:value-type="string">
            <text:p text:style-name="P13">Вік <text:span text:style-name="T144">(див. 11)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9">169</text:p>
          </table:table-cell>
          <table:table-cell table:style-name="Dictionary.B337" table:number-columns-spanned="2" office:value-type="string">
            <text:p text:style-name="P3">Спередодня</text:p>
          </table:table-cell>
          <table:covered-table-cell/>
          <table:table-cell table:style-name="Dictionary.D337" table:number-columns-spanned="2" office:value-type="string">
            <text:p text:style-name="P19"><text:span text:style-name="T23">незм., </text:span><text:span text:style-name="T24">присл.,</text:span><text:span text:style-name="T38"> </text:span><text:span text:style-name="T23">інд.-авт., [11]</text:span></text:p>
          </table:table-cell>
          <table:covered-table-cell/>
          <table:table-cell table:style-name="Dictionary.F337" table:number-columns-spanned="2" office:value-type="string">
            <text:p text:style-name="P19"><text:span text:style-name="T22">Похідне від </text:span><text:span text:style-name="T35">спéред</text:span><text:span text:style-name="T22"> і </text:span><text:span text:style-name="T35">день</text:span></text:p>
          </table:table-cell>
          <table:covered-table-cell/>
          <table:table-cell table:style-name="Dictionary.H337" table:number-columns-spanned="3" office:value-type="string">
            <text:p text:style-name="P19"><text:span text:style-name="T24">Було ж: </text:span><text:span text:style-name="T29">спередодня</text:span><text:span text:style-name="T24">/ так довго трембітало,/ за тим світати стало - / прожогом, навмання. (П-1:12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38" table:number-columns-spanned="5" office:value-type="string">
            <text:p text:style-name="P13"><text:span text:style-name="T71">Спе</text:span><text:span text:style-name="T62"></text:span><text:span text:style-name="T71">ред </text:span><text:span text:style-name="T144">(див. 72)</text:span></text:p>
          </table:table-cell>
          <table:covered-table-cell/>
          <table:covered-table-cell/>
          <table:covered-table-cell/>
          <table:covered-table-cell/>
          <table:table-cell table:style-name="Dictionary.G338" table:number-columns-spanned="4" office:value-type="string">
            <text:p text:style-name="P14"><text:span text:style-name="T62">День </text:span><text:span text:style-name="T70">(див. 64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70</text:p>
          </table:table-cell>
          <table:table-cell table:style-name="Dictionary.B339" table:number-columns-spanned="2" office:value-type="string">
            <text:p text:style-name="P3">Ставітри</text:p>
          </table:table-cell>
          <table:covered-table-cell/>
          <table:table-cell table:style-name="Dictionary.D339" table:number-columns-spanned="2" office:value-type="string">
            <text:p text:style-name="P19"><text:span text:style-name="T21">-íв, </text:span><text:span text:style-name="T23">ім., мн., інд.-авт., [9а]</text:span></text:p>
          </table:table-cell>
          <table:covered-table-cell/>
          <table:table-cell table:style-name="Dictionary.F339" table:number-columns-spanned="2" office:value-type="string">
            <text:p text:style-name="P19"><text:span text:style-name="T22">Похідне від </text:span><text:span text:style-name="T35">сто </text:span><text:span text:style-name="T22">і</text:span><text:span text:style-name="T35"> вітри</text:span></text:p>
          </table:table-cell>
          <table:covered-table-cell/>
          <table:table-cell table:style-name="Dictionary.H339" table:number-columns-spanned="3" office:value-type="string">
            <text:p text:style-name="P19"><text:span text:style-name="T24">На цих шалених </text:span><text:span text:style-name="T29">ставітрах</text:span><text:span text:style-name="T24">,/ де ні коня, ані дороги,/ звіряй свій крок за знаком Бога - / і попри смерть і попри жах. (П-1: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0" table:number-columns-spanned="5" office:value-type="string">
            <text:h text:style-name="P56" text:outline-level="2">сто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ста, </text:span><text:span text:style-name="T114">числ.</text:span> <text:span text:style-name="T114">кільк.</text:span></text:p>
            <text:p text:style-name="P29">1) Назва числа 100 і його цифрового позначення. || <text:span text:style-name="T145">чого</text:span>. Кількість із 100 одиниць.</text:p>
            <text:p text:style-name="P42"><text:span text:style-name="T74">2) </text:span><text:span text:style-name="T92">розм.</text:span><text:span text:style-name="T74"> Багато, невизначено велика кількість кого-, чого-небудь.</text:span></text:p>
          </table:table-cell>
          <table:covered-table-cell/>
          <table:covered-table-cell/>
          <table:covered-table-cell/>
          <table:covered-table-cell/>
          <table:table-cell table:style-name="Dictionary.G340" table:number-columns-spanned="4" office:value-type="string">
            <text:h text:style-name="P58" text:outline-level="2"><text:span text:style-name="T110">в</text:span><text:span text:style-name="T138">і</text:span><text:span text:style-name="T110">тер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тру, </text:span><text:span text:style-name="T114">ч.</text:span></text:p>
            <text:p text:style-name="P29">1) Рух потоку атмосферного повітря в горизонтальному напрямі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71</text:p>
          </table:table-cell>
          <table:table-cell table:style-name="Dictionary.B341" table:number-columns-spanned="2" office:value-type="string">
            <text:p text:style-name="P3">Стасвіти</text:p>
          </table:table-cell>
          <table:covered-table-cell/>
          <table:table-cell table:style-name="Dictionary.D341" table:number-columns-spanned="2" office:value-type="string">
            <text:p text:style-name="P19"><text:span text:style-name="T21">-ів, </text:span><text:span text:style-name="T23">ім., мн., інд.-авт., </text:span><text:span text:style-name="T23">[9а]</text:span></text:p>
          </table:table-cell>
          <table:covered-table-cell/>
          <table:table-cell table:style-name="Dictionary.F341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світи</text:span></text:p>
          </table:table-cell>
          <table:covered-table-cell/>
          <table:table-cell table:style-name="Dictionary.H341" table:number-columns-spanned="3" office:value-type="string">
            <text:p text:style-name="P19"><text:span text:style-name="T24">О те моє відьомське вариво, та колотнеча </text:span><text:span text:style-name="T29">стасвітів</text:span><text:span text:style-name="T24">,/ о те чадне жагуче марево вгорнуло горло і до брів/ сягнуло… (П-2:12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2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42" table:number-columns-spanned="4" office:value-type="string">
            <text:p text:style-name="P11"><text:span text:style-name="T64">Світи </text:span><text:span text:style-name="T70">(див. 67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72</text:p>
          </table:table-cell>
          <table:table-cell table:style-name="Dictionary.B343" table:number-columns-spanned="2" office:value-type="string">
            <text:p text:style-name="P3">Стобагáття</text:p>
          </table:table-cell>
          <table:covered-table-cell/>
          <table:table-cell table:style-name="Dictionary.D343" table:number-columns-spanned="2" office:value-type="string">
            <text:p text:style-name="P22"><text:span text:style-name="T21">-я, </text:span><text:span text:style-name="T23">ім., с., інд.-авт., </text:span><text:soft-page-break/><text:span text:style-name="T23">[9а]</text:span></text:p>
          </table:table-cell>
          <table:covered-table-cell/>
          <table:table-cell table:style-name="Dictionary.F343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багáття</text:span></text:p>
          </table:table-cell>
          <table:covered-table-cell/>
          <table:table-cell table:style-name="Dictionary.H343" table:number-columns-spanned="3" office:value-type="string">
            <text:p text:style-name="P19"><text:span text:style-name="T24">Я – незалежний, серце бо студене/ згубило давній жар на </text:span><text:span text:style-name="T29">стобагатті</text:span><text:span text:style-name="T24"> мук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4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44" table:number-columns-spanned="4" office:value-type="string">
            <text:h text:style-name="P59" text:outline-level="2"><text:span text:style-name="T110">баг</text:span><text:span text:style-name="T138">а</text:span><text:span text:style-name="T110">тт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29">1) Купа дров, хмизу, ломаччя і т. ін., що горить; вогнище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73</text:p>
          </table:table-cell>
          <table:table-cell table:style-name="Dictionary.B345" table:number-columns-spanned="2" office:value-type="string">
            <text:p text:style-name="P3">Стогóри</text:p>
          </table:table-cell>
          <table:covered-table-cell/>
          <table:table-cell table:style-name="Dictionary.D345" table:number-columns-spanned="2" office:value-type="string">
            <text:p text:style-name="P19"><text:span text:style-name="T21">стогíр, </text:span><text:span text:style-name="T23">ім., мн., інд.-авт., [9а]</text:span></text:p>
          </table:table-cell>
          <table:covered-table-cell/>
          <table:table-cell table:style-name="Dictionary.F345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гóри</text:span></text:p>
          </table:table-cell>
          <table:covered-table-cell/>
          <table:table-cell table:style-name="Dictionary.H345" table:number-columns-spanned="3" office:value-type="string">
            <text:p text:style-name="P19"><text:span text:style-name="T24">Я вийду в ніч, я позирну туди,/ де захід за </text:span><text:span text:style-name="T29">стогорами</text:span><text:span text:style-name="T24"> палає. (П-2:13); Там, за кандзюбою </text:span><text:span text:style-name="T29">стогір</text:span><text:span text:style-name="T24">,/ за кайданами стриму/ збігає вік – наперекір/ огню притомі диму. (П-2:28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6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46" table:number-columns-spanned="4" office:value-type="string">
            <text:p text:style-name="P11"><text:span text:style-name="T64">Гóри </text:span><text:span text:style-name="T70">(див. 158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74</text:p>
          </table:table-cell>
          <table:table-cell table:style-name="Dictionary.B347" table:number-columns-spanned="2" office:value-type="string">
            <text:p text:style-name="P3">Стодумний</text:p>
          </table:table-cell>
          <table:covered-table-cell/>
          <table:table-cell table:style-name="Dictionary.D347" table:number-columns-spanned="2" office:value-type="string">
            <text:p text:style-name="P19"><text:span text:style-name="T21">-а, -е, </text:span><text:span text:style-name="T24">прикм., </text:span><text:span text:style-name="T23">інд.-авт., </text:span><text:span text:style-name="T23">[8], [1]</text:span></text:p>
          </table:table-cell>
          <table:covered-table-cell/>
          <table:table-cell table:style-name="Dictionary.F347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дýмати</text:span></text:p>
          </table:table-cell>
          <table:covered-table-cell/>
          <table:table-cell table:style-name="Dictionary.H347" table:number-columns-spanned="3" office:value-type="string">
            <text:p text:style-name="P19"><text:span text:style-name="T24">Як чорногуз при березі, </text:span><text:span text:style-name="T29">стодумний</text:span><text:span text:style-name="T24">/ став Пан-Господь і молиться…(П-2: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48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48" table:number-columns-spanned="4" office:value-type="string">
            <text:h text:style-name="P58" text:outline-level="2"><text:span text:style-name="T110">д</text:span><text:span text:style-name="T138">у</text:span><text:span text:style-name="T110">мат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ю, -аєш, </text:span><text:span text:style-name="T114">недок.</text:span></text:p>
            <text:p text:style-name="P42"><text:span text:style-name="T74">1) </text:span><text:span text:style-name="T79">без додатка</text:span><text:span text:style-name="T74">. Розмірковувати над чим-небудь; мислит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75</text:p>
          </table:table-cell>
          <table:table-cell table:style-name="Dictionary.B349" table:number-columns-spanned="2" office:value-type="string">
            <text:p text:style-name="P3">Стожалí</text:p>
          </table:table-cell>
          <table:covered-table-cell/>
          <table:table-cell table:style-name="Dictionary.D349" table:number-columns-spanned="2" office:value-type="string">
            <text:p text:style-name="P19"><text:span text:style-name="T21">-íв, </text:span><text:span text:style-name="T23">ім., мн., </text:span><text:span text:style-name="T23">інд.-авт., [9а]</text:span></text:p>
          </table:table-cell>
          <table:covered-table-cell/>
          <table:table-cell table:style-name="Dictionary.F349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жалí</text:span></text:p>
          </table:table-cell>
          <table:covered-table-cell/>
          <table:table-cell table:style-name="Dictionary.H349" table:number-columns-spanned="3" office:value-type="string">
            <text:p text:style-name="P19"><text:span text:style-name="T24">Та за тобою небо запалало,/ овогнене грозою </text:span><text:span text:style-name="T29">стожалів</text:span><text:span text:style-name="T24">. (П-2:6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0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50" table:number-columns-spanned="4" office:value-type="string">
            <text:p text:style-name="P11"><text:span text:style-name="T64">Жалí </text:span><text:span text:style-name="T70">(див. 126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76</text:p>
          </table:table-cell>
          <table:table-cell table:style-name="Dictionary.B351" table:number-columns-spanned="2" office:value-type="string">
            <text:p text:style-name="P3">Стожáло</text:p>
          </table:table-cell>
          <table:covered-table-cell/>
          <table:table-cell table:style-name="Dictionary.D351" table:number-columns-spanned="2" office:value-type="string">
            <text:p text:style-name="P5">присл., інд.-авт., [9а]</text:p>
          </table:table-cell>
          <table:covered-table-cell/>
          <table:table-cell table:style-name="Dictionary.F351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жáло</text:span></text:p>
          </table:table-cell>
          <table:covered-table-cell/>
          <table:table-cell table:style-name="Dictionary.H351" table:number-columns-spanned="3" office:value-type="string">
            <text:p text:style-name="P19"><text:span text:style-name="T24">Тота сльоза тебе іспопелить,/ і лютий зойк завруниться </text:span><text:span text:style-name="T29">стожало</text:span><text:span text:style-name="T24">/ ланами й луками. (П-1:14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2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52" table:number-columns-spanned="4" office:value-type="string">
            <text:h text:style-name="P58" text:outline-level="2"><text:span text:style-name="T110">ж</text:span><text:span text:style-name="T138">а</text:span><text:span text:style-name="T110">л</text:span><text:span text:style-name="T138">о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жала, </text:span><text:span text:style-name="T114">с.</text:span></text:p>
            <text:p text:style-name="P29">1) Гостра частина органа захисту або нападу деяких комах, якою вони жалять.</text:p>
            <text:p text:style-name="P29">2) Хоботок деяких комах (комара, овода і т. ін.), яким вони колють і всмоктують кров.</text:p>
            <text:p text:style-name="P29">3) Роздвоєний на кінчику язик змії, яким вона, як помилково вважається, жалить.</text:p>
            <text:p text:style-name="P29">4) <text:span text:style-name="T145">чого</text:span>, <text:span text:style-name="T114">перен.</text:span> Про щось дошкульне, різке.</text:p>
            <text:p text:style-name="P29">5) Гострий кінець інструмента, зброї і т. ін., який коле, ріже тощо; лезо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77</text:p>
          </table:table-cell>
          <table:table-cell table:style-name="Dictionary.B353" table:number-columns-spanned="2" office:value-type="string">
            <text:p text:style-name="P3">Стожáльний</text:p>
          </table:table-cell>
          <table:covered-table-cell/>
          <table:table-cell table:style-name="Dictionary.D353" table:number-columns-spanned="2" office:value-type="string">
            <text:p text:style-name="P19"><text:span text:style-name="T21">-а, -е, </text:span><text:span text:style-name="T24">прикм., </text:span><text:span text:style-name="T23">інд.-авт., [9а]</text:span></text:p>
          </table:table-cell>
          <table:covered-table-cell/>
          <table:table-cell table:style-name="Dictionary.F353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жáльний</text:span></text:p>
          </table:table-cell>
          <table:covered-table-cell/>
          <table:table-cell table:style-name="Dictionary.H353" table:number-columns-spanned="3" office:value-type="string">
            <text:p text:style-name="P19"><text:span text:style-name="T24">Куріє руїна. Кривавим стікає потоком,/ і сонце татарське – </text:span><text:span text:style-name="T29">стожальне</text:span><text:span text:style-name="T24"> – разить наповал. (П-1:4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4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54" table:number-columns-spanned="4" office:value-type="string">
            <text:h text:style-name="P59" text:outline-level="2"><text:span text:style-name="T110">ж</text:span><text:span text:style-name="T138">а</text:span><text:span text:style-name="T110">льн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, -е, </text:span><text:span text:style-name="T114">рідко</text:span><text:span text:style-name="T113">.</text:span></text:p>
            <text:p text:style-name="P29">1) Який виражає тугу, печаль, смуток; жалібний, сумний.</text:p>
            <text:p text:style-name="P29">2) Який навіває смуток, журбу; журливий, сумовитий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78</text:p>
          </table:table-cell>
          <table:table-cell table:style-name="Dictionary.B355" table:number-columns-spanned="2" office:value-type="string">
            <text:p text:style-name="P3">Стожáрний</text:p>
          </table:table-cell>
          <table:covered-table-cell/>
          <table:table-cell table:style-name="Dictionary.D355" table:number-columns-spanned="2" office:value-type="string">
            <text:p text:style-name="P19"><text:span text:style-name="T21">-а, -е, </text:span><text:span text:style-name="T24">прикм., </text:span><text:span text:style-name="T23">інд.-</text:span><text:span text:style-name="T23">авт., [8], </text:span><text:soft-page-break/><text:span text:style-name="T23">[1]</text:span></text:p>
          </table:table-cell>
          <table:covered-table-cell/>
          <table:table-cell table:style-name="Dictionary.F355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жáрити</text:span></text:p>
          </table:table-cell>
          <table:covered-table-cell/>
          <table:table-cell table:style-name="Dictionary.H355" table:number-columns-spanned="3" office:value-type="string">
            <text:p text:style-name="P19"><text:span text:style-name="T24">Сяде сонце на сопку, скаженіє бичарня,/ заховайся в коробку там, де сонце </text:span><text:span text:style-name="T29">стожарне</text:span><text:span text:style-name="T24">… (П-2:166-167); </text:span><text:span text:style-name="T24">Паду в траву – на цей цвинтарний/ кульбабин зойк, </text:span><text:soft-page-break/><text:span text:style-name="T24">кульбабин пух,/ на розсип рос і на </text:span><text:span text:style-name="T29">стожарний/ </text:span><text:span text:style-name="T24">пожежний виквіт довгих скрух. (П-2:184).</text:span></text:p>
          </table:table-cell>
          <table:covered-table-cell/>
          <table:covered-table-cell/>
        </table:table-row>
        <table:table-row>
          <table:covered-table-cell/>
          <table:table-cell table:style-name="Dictionary.B356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56" table:number-columns-spanned="4" office:value-type="string">
            <text:h text:style-name="P59" text:outline-level="2"><text:span text:style-name="T110">ж</text:span><text:span text:style-name="T138">а</text:span><text:span text:style-name="T110">рит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рю, -риш, </text:span><text:span text:style-name="T114">недок.</text:span></text:p>
            <text:p text:style-name="P29">1) <text:span text:style-name="T114">перех.</text:span> Готувати їжу з жиром на вогні, на жару без використання води; смажити. || <text:span text:style-name="T114">розм.</text:span> Підпікати кого-, що-небудь на вогні, на жару.</text:p>
            <text:p text:style-name="P42"><text:span text:style-name="T74">2) </text:span><text:span text:style-name="T92">неперех.</text:span><text:span text:style-name="T74">, </text:span><text:span text:style-name="T92">розм.</text:span><text:span text:style-name="T74"> Сильно гріти, пригрівати; пекти, палити (про сонце)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79</text:p>
          </table:table-cell>
          <table:table-cell table:style-name="Dictionary.B357" table:number-columns-spanned="2" office:value-type="string">
            <text:p text:style-name="P3">Стожурбá</text:p>
          </table:table-cell>
          <table:covered-table-cell/>
          <table:table-cell table:style-name="Dictionary.D357" table:number-columns-spanned="2" office:value-type="string">
            <text:p text:style-name="P19"><text:span text:style-name="T21">-и, </text:span><text:span text:style-name="T23">ім., ж., інд.-авт., </text:span><text:span text:style-name="T42">[9а]</text:span></text:p>
          </table:table-cell>
          <table:covered-table-cell/>
          <table:table-cell table:style-name="Dictionary.F357" table:number-columns-spanned="2" office:value-type="string">
            <text:p text:style-name="P19"><text:span text:style-name="T46">Пох</text:span><text:span text:style-name="T23">ідне від </text:span><text:span text:style-name="T30">сто</text:span><text:span text:style-name="T24"> і </text:span><text:span text:style-name="T30">журбá</text:span></text:p>
          </table:table-cell>
          <table:covered-table-cell/>
          <table:table-cell table:style-name="Dictionary.H357" table:number-columns-spanned="3" office:value-type="string">
            <text:p text:style-name="P19"><text:span text:style-name="T24">Пропадіть, аеродроми,/ спопеліться в </text:span><text:span text:style-name="T29">стожурбі</text:span><text:span text:style-name="T24">. (П-1:159)</text:span></text:p>
          </table:table-cell>
          <table:covered-table-cell/>
          <table:covered-table-cell/>
        </table:table-row>
        <table:table-row>
          <table:covered-table-cell/>
          <table:table-cell table:style-name="Dictionary.B358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58" table:number-columns-spanned="4" office:value-type="string">
            <text:h text:style-name="P58" text:outline-level="2"><text:span text:style-name="T110">журб</text:span><text:span text:style-name="T138">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и, </text:span><text:span text:style-name="T114">ж.</text:span></text:p>
            <text:p text:style-name="P29">1) Невеселий настрій, тяжкі почуття; печаль, смуток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80</text:p>
          </table:table-cell>
          <table:table-cell table:style-name="Dictionary.B359" table:number-columns-spanned="2" office:value-type="string">
            <text:p text:style-name="P3">Стозлотопелюстки</text:p>
          </table:table-cell>
          <table:covered-table-cell/>
          <table:table-cell table:style-name="Dictionary.D359" table:number-columns-spanned="2" office:value-type="string">
            <text:p text:style-name="P19"><text:span text:style-name="T21">-ів, </text:span><text:span text:style-name="T23">ім., мн., інд.-авт., [9а]</text:span></text:p>
          </table:table-cell>
          <table:covered-table-cell/>
          <table:table-cell table:style-name="Dictionary.F359" table:number-columns-spanned="2" office:value-type="string">
            <text:p text:style-name="P19"><text:span text:style-name="T22">Похідне від </text:span><text:span text:style-name="T35">сто, золотий</text:span><text:span text:style-name="T22"> і </text:span><text:span text:style-name="T35">пелюстки</text:span></text:p>
          </table:table-cell>
          <table:covered-table-cell/>
          <table:table-cell table:style-name="Dictionary.H359" table:number-columns-spanned="3" office:value-type="string">
            <text:p text:style-name="P19"><text:span text:style-name="T24">Як сонях сонце п’є/ </text:span><text:span text:style-name="T29">стозлотопелюстками</text:span><text:span text:style-name="T24">,/ де хата постає - / ковчегом над роками. (П-2:18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0" table:number-columns-spanned="3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table-cell table:style-name="Dictionary.E360" table:number-columns-spanned="4" office:value-type="string">
            <text:p text:style-name="P11"><text:span text:style-name="T64">Золотий </text:span><text:span text:style-name="T70">(див. 70)</text:span></text:p>
          </table:table-cell>
          <table:covered-table-cell/>
          <table:covered-table-cell/>
          <table:covered-table-cell/>
          <table:table-cell table:style-name="Dictionary.I360" table:number-columns-spanned="2" office:value-type="string">
            <text:p text:style-name="P11"><text:span text:style-name="T64">Пелюстки </text:span><text:span text:style-name="T70">(див. 128)</text:span></text:p>
          </table:table-cell>
          <table:covered-table-cell/>
        </table:table-row>
        <table:table-row>
          <table:table-cell table:style-name="Dictionary.A2" table:number-rows-spanned="2" office:value-type="string">
            <text:p text:style-name="P9">181</text:p>
          </table:table-cell>
          <table:table-cell table:style-name="Dictionary.B361" table:number-columns-spanned="2" office:value-type="string">
            <text:p text:style-name="P3">Стозмíй</text:p>
          </table:table-cell>
          <table:covered-table-cell/>
          <table:table-cell table:style-name="Dictionary.D361" table:number-columns-spanned="2" office:value-type="string">
            <text:p text:style-name="P19"><text:span text:style-name="T21">-я, </text:span><text:span text:style-name="T23">ім., ч., інд.-</text:span><text:soft-page-break/><text:span text:style-name="T23">авт., [9а]</text:span></text:p>
          </table:table-cell>
          <table:covered-table-cell/>
          <table:table-cell table:style-name="Dictionary.F361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змій</text:span></text:p>
          </table:table-cell>
          <table:covered-table-cell/>
          <table:table-cell table:style-name="Dictionary.H361" table:number-columns-spanned="3" office:value-type="string">
            <text:p text:style-name="P19"><text:span text:style-name="T24">Коли докучили ці втеки - / в лет, до вогненної пащеки./ Як він ощирився, </text:span><text:span text:style-name="T29">стозмій</text:span><text:span text:style-name="T24">! (П-1: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2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62" table:number-columns-spanned="4" office:value-type="string">
            <text:h text:style-name="P56" text:outline-level="2">змій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9"><text:span text:style-name="T95">-я, </text:span><text:span text:style-name="T94">ч.</text:span></text:p>
            <text:p text:style-name="P29">2) Казкова істота з крилами і зміїним тулубом, наділена незвичайною силою; дракон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82</text:p>
          </table:table-cell>
          <table:table-cell table:style-name="Dictionary.B363" table:number-columns-spanned="2" office:value-type="string">
            <text:p text:style-name="P3">Стозóрий</text:p>
          </table:table-cell>
          <table:covered-table-cell/>
          <table:table-cell table:style-name="Dictionary.D363" table:number-columns-spanned="2" office:value-type="string">
            <text:p text:style-name="P19"><text:span text:style-name="T21">-а, -е, </text:span><text:span text:style-name="T24">прикм., </text:span><text:span text:style-name="T23">інд.-авт., [15а]</text:span></text:p>
          </table:table-cell>
          <table:covered-table-cell/>
          <table:table-cell table:style-name="Dictionary.F363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зір</text:span></text:p>
          </table:table-cell>
          <table:covered-table-cell/>
          <table:table-cell table:style-name="Dictionary.H363" table:number-columns-spanned="3" office:value-type="string">
            <text:p text:style-name="P19"><text:span text:style-name="T24">Тільки сіль, і вода, і житняк,/ і світанок, і ніч, і </text:span><text:span text:style-name="T29">стозора</text:span><text:span text:style-name="T24">/ небезпека, і сонна і хора/ ця душа – вирушає успак! (П-1:10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4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64" table:number-columns-spanned="4" office:value-type="string">
            <text:p text:style-name="P13">Зір <text:span text:style-name="T144">(див. 105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83</text:p>
          </table:table-cell>
          <table:table-cell table:style-name="Dictionary.B365" table:number-columns-spanned="2" office:value-type="string">
            <text:p text:style-name="P3">Стокóло</text:p>
          </table:table-cell>
          <table:covered-table-cell/>
          <table:table-cell table:style-name="Dictionary.D365" table:number-columns-spanned="2" office:value-type="string">
            <text:p text:style-name="P19"><text:span text:style-name="T21">-а, </text:span><text:span text:style-name="T23">ім., с., інд.-авт., [9а]</text:span></text:p>
          </table:table-cell>
          <table:covered-table-cell/>
          <table:table-cell table:style-name="Dictionary.F365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кóло</text:span></text:p>
          </table:table-cell>
          <table:covered-table-cell/>
          <table:table-cell table:style-name="Dictionary.H365" table:number-columns-spanned="3" office:value-type="string">
            <text:p text:style-name="P19"><text:span text:style-name="T24">Червоний біль од нагая/ в очах розходиться </text:span><text:span text:style-name="T29">стоколом</text:span><text:span text:style-name="T24">,/ а світ несеться покотьолом,/ за світом – настрибом – змія… (П-2:16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6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66" table:number-columns-spanned="4" office:value-type="string">
            <text:h text:style-name="P59" text:outline-level="2"><text:span text:style-name="T110">к</text:span><text:span text:style-name="T138">о</text:span><text:span text:style-name="T110">ло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-а, </text:span><text:span text:style-name="T114">с.</text:span></text:p>
            <text:p text:style-name="P29">1) Замкнена крива, всі точки якої однаково віддалені від центра.</text:p>
            <text:p text:style-name="P42"><text:span text:style-name="T74">4) </text:span><text:span text:style-name="T92">у знач.</text:span><text:span text:style-name="T74"> </text:span><text:span text:style-name="T92">присл.</text:span><text:span text:style-name="T74"> к</text:span><text:span text:style-name="T104">о</text:span><text:span text:style-name="T74">лом. Утворюючи таку криву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84</text:p>
          </table:table-cell>
          <table:table-cell table:style-name="Dictionary.B367" table:number-columns-spanned="2" office:value-type="string">
            <text:p text:style-name="P3">Стокрик</text:p>
          </table:table-cell>
          <table:covered-table-cell/>
          <table:table-cell table:style-name="Dictionary.D367" table:number-columns-spanned="2" office:value-type="string">
            <text:p text:style-name="P19"><text:span text:style-name="T21">-у, </text:span><text:span text:style-name="T23">ім., ч., інд.-авт., [9а]</text:span></text:p>
          </table:table-cell>
          <table:covered-table-cell/>
          <table:table-cell table:style-name="Dictionary.F367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крик</text:span></text:p>
          </table:table-cell>
          <table:covered-table-cell/>
          <table:table-cell table:style-name="Dictionary.H367" table:number-columns-spanned="3" office:value-type="string">
            <text:p text:style-name="P19"><text:span text:style-name="T24">…бо в горлі застуда, у грудях пітьма/ і світ оступає </text:span><text:span text:style-name="T29">стокрик</text:span><text:span text:style-name="T24"> – Колима. (П-1:135)</text:span></text:p>
          </table:table-cell>
          <table:covered-table-cell/>
          <table:covered-table-cell/>
        </table:table-row>
        <table:table-row>
          <table:covered-table-cell/>
          <table:table-cell table:style-name="Dictionary.B368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68" table:number-columns-spanned="4" office:value-type="string">
            <text:p text:style-name="P11"><text:span text:style-name="T111">Крик</text:span> (див. 77)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85</text:p>
          </table:table-cell>
          <table:table-cell table:style-name="Dictionary.B369" table:number-columns-spanned="2" office:value-type="string">
            <text:p text:style-name="P3">Стомежá</text:p>
          </table:table-cell>
          <table:covered-table-cell/>
          <table:table-cell table:style-name="Dictionary.D369" table:number-columns-spanned="2" office:value-type="string">
            <text:p text:style-name="P19"><text:span text:style-name="T21">-і</text:span><text:span text:style-name="T35"></text:span><text:span text:style-name="T21">, </text:span><text:span text:style-name="T23">ім., </text:span><text:soft-page-break/><text:span text:style-name="T23">ж., </text:span><text:span text:style-name="T23">інд.-авт., [9а]</text:span></text:p>
          </table:table-cell>
          <table:covered-table-cell/>
          <table:table-cell table:style-name="Dictionary.F369" table:number-columns-spanned="2" office:value-type="string">
            <text:p text:style-name="P19"><text:span text:style-name="T22">Похідне від </text:span><text:soft-page-break/><text:span text:style-name="T35">сто</text:span><text:span text:style-name="T22"> і </text:span><text:span text:style-name="T35">межá</text:span></text:p>
          </table:table-cell>
          <table:covered-table-cell/>
          <table:table-cell table:style-name="Dictionary.H369" table:number-columns-spanned="3" office:value-type="string">
            <text:p text:style-name="P19"><text:span text:style-name="T24">Полон у полоні, межі </text:span><text:span text:style-name="T29">стомежа</text:span><text:span text:style-name="T24">,/ ти </text:span><text:soft-page-break/><text:span text:style-name="T24">вся – за горбами-горбами/ </text:span><text:span text:style-name="T24">натхнення і хорого серця ґанджа - / з синами, хрунями, рабами. (П-1:13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0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70" table:number-columns-spanned="4" office:value-type="string">
            <text:p text:style-name="P11"><text:span text:style-name="T64">Межá (</text:span><text:span text:style-name="T70">див. 22</text:span><text:span text:style-name="T64">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86</text:p>
          </table:table-cell>
          <table:table-cell table:style-name="Dictionary.B371" table:number-columns-spanned="2" office:value-type="string">
            <text:p text:style-name="P3">Сто-морóзи</text:p>
          </table:table-cell>
          <table:covered-table-cell/>
          <table:table-cell table:style-name="Dictionary.D371" table:number-columns-spanned="2" office:value-type="string">
            <text:p text:style-name="P19"><text:span text:style-name="T21">-ів, </text:span><text:span text:style-name="T23">ім., мн., інд.-авт., [9]</text:span></text:p>
          </table:table-cell>
          <table:covered-table-cell/>
          <table:table-cell table:style-name="Dictionary.F371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морóзи</text:span></text:p>
          </table:table-cell>
          <table:covered-table-cell/>
          <table:table-cell table:style-name="Dictionary.H371" table:number-columns-spanned="3" office:value-type="string">
            <text:p text:style-name="P19"><text:span text:style-name="T24">Так стій і стій і стій і стій,/ дубій на </text:span><text:span text:style-name="T29">сто-морозах</text:span><text:span text:style-name="T24">,/ о будь ти проклят, часе мій,/ в усіх своїх погрозах. (П-2:2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2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72" table:number-columns-spanned="4" office:value-type="string">
            <text:h text:style-name="P59" text:outline-level="2"><text:span text:style-name="T110">мор</text:span><text:span text:style-name="T138">о</text:span><text:span text:style-name="T110">з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, </text:span><text:span text:style-name="T114">ч.</text:span></text:p>
            <text:p text:style-name="P42"><text:span text:style-name="T74">Холод, коли температура повітря спадає нижче нуля. || Температура повітря нижче нуля. || Місце, де є такий холод. || </text:span><text:span text:style-name="T92">перев.</text:span><text:span text:style-name="T74"> </text:span><text:span text:style-name="T92">мн.</text:span><text:span text:style-name="T74"> Холодна зимова погода; холоди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87</text:p>
          </table:table-cell>
          <table:table-cell table:style-name="Dictionary.B373" table:number-columns-spanned="2" office:value-type="string">
            <text:p text:style-name="P3">Стонастóрчений</text:p>
          </table:table-cell>
          <table:covered-table-cell/>
          <table:table-cell table:style-name="Dictionary.D373" table:number-columns-spanned="2" office:value-type="string">
            <text:p text:style-name="P19"><text:span text:style-name="T21">-а, -е, </text:span><text:span text:style-name="T24">прикм., </text:span><text:span text:style-name="T23">інд.-авт., [9а]</text:span></text:p>
          </table:table-cell>
          <table:covered-table-cell/>
          <table:table-cell table:style-name="Dictionary.F373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настóрчений</text:span></text:p>
          </table:table-cell>
          <table:covered-table-cell/>
          <table:table-cell table:style-name="Dictionary.H373" table:number-columns-spanned="3" office:value-type="string">
            <text:p text:style-name="P19"><text:span text:style-name="T24">Кружеляє понад ними/ вечір, крила розкриливши,/ впав на горлицю із неба/ </text:span><text:span text:style-name="T29">стонасторчений</text:span><text:span text:style-name="T24"> коршак. (П-1:92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4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74" table:number-columns-spanned="4" office:value-type="string">
            <text:p text:style-name="P11"><text:span text:style-name="T64">Настóрчений </text:span><text:span text:style-name="T70">(насторчений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88</text:p>
          </table:table-cell>
          <table:table-cell table:style-name="Dictionary.B375" table:number-columns-spanned="2" office:value-type="string">
            <text:p text:style-name="P3">Стопровáлля</text:p>
          </table:table-cell>
          <table:covered-table-cell/>
          <table:table-cell table:style-name="Dictionary.D375" table:number-columns-spanned="2" office:value-type="string">
            <text:p text:style-name="P19"><text:span text:style-name="T21">-я, </text:span><text:span text:style-name="T23">ім., с., інд.-авт., [9а]</text:span></text:p>
          </table:table-cell>
          <table:covered-table-cell/>
          <table:table-cell table:style-name="Dictionary.F375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провáлля</text:span></text:p>
          </table:table-cell>
          <table:covered-table-cell/>
          <table:table-cell table:style-name="Dictionary.H375" table:number-columns-spanned="3" office:value-type="string">
            <text:p text:style-name="P19"><text:span text:style-name="T24">Якась лежить на нас печаль./ І чим ми Бога прогнівили,/ Іване-брате? Скільки сили/ втелющили до </text:span><text:span text:style-name="T29">стопроваль</text:span><text:span text:style-name="T24">. (П-2:16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6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76" table:number-columns-spanned="4" office:value-type="string">
            <text:h text:style-name="P59" text:outline-level="2"><text:span text:style-name="T110">пров</text:span><text:span text:style-name="T138">а</text:span><text:span text:style-name="T110">лля</text:span></text:h>
            <text:p text:style-name="P53"><text:soft-page-break/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1) Глибока яма, яр, западина, розколина на земній поверхні. || </text:span><text:span text:style-name="T83">чого</text:span><text:span text:style-name="T80">. Безмежний простір, безмірна глибина. || Проміжок, незаповнений простір між чим-небудь. || </text:span><text:span text:style-name="T94">перен.</text:span><text:span text:style-name="T80"> Про глибоке </text:span><text:span text:style-name="T80">розходження, незгоду між ким-небудь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89</text:p>
          </table:table-cell>
          <table:table-cell table:style-name="Dictionary.B377" table:number-columns-spanned="2" office:value-type="string">
            <text:p text:style-name="P3">Стопровáльний</text:p>
          </table:table-cell>
          <table:covered-table-cell/>
          <table:table-cell table:style-name="Dictionary.D377" table:number-columns-spanned="2" office:value-type="string">
            <text:p text:style-name="P19"><text:span text:style-name="T21">-а, -е, </text:span><text:span text:style-name="T24">прикм., </text:span><text:span text:style-name="T23">інд.-авт., [9а]</text:span></text:p>
          </table:table-cell>
          <table:covered-table-cell/>
          <table:table-cell table:style-name="Dictionary.F377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провáльний</text:span></text:p>
          </table:table-cell>
          <table:covered-table-cell/>
          <table:table-cell table:style-name="Dictionary.H377" table:number-columns-spanned="3" office:value-type="string">
            <text:p text:style-name="P19"><text:span text:style-name="T24">Око ока ми,/ не навчені подосі видивляти/ довкіл і не обрушувати горя/ сухі тороси в </text:span><text:span text:style-name="T29">стопровальний</text:span><text:span text:style-name="T24"> діл. (П-2:64)</text:span></text:p>
          </table:table-cell>
          <table:covered-table-cell/>
          <table:covered-table-cell/>
        </table:table-row>
        <table:table-row>
          <table:covered-table-cell/>
          <table:table-cell table:style-name="Dictionary.B378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78" table:number-columns-spanned="4" office:value-type="string">
            <text:h text:style-name="P58" text:outline-level="2"><text:span text:style-name="T110">пров</text:span><text:span text:style-name="T138">а</text:span><text:span text:style-name="T110">льн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42"><text:span text:style-name="T74">Стос. до провалу (у 2 </text:span><text:span text:style-name="T92">знач.</text:span><text:span text:style-name="T74">); утворений унаслідок провалу (в ґрунті)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90</text:p>
          </table:table-cell>
          <table:table-cell table:style-name="Dictionary.B379" table:number-columns-spanned="2" office:value-type="string">
            <text:p text:style-name="P3">Сторíки</text:p>
          </table:table-cell>
          <table:covered-table-cell/>
          <table:table-cell table:style-name="Dictionary.D379" table:number-columns-spanned="2" office:value-type="string">
            <text:p text:style-name="P19"><text:span text:style-name="T21">сторíк, </text:span><text:span text:style-name="T23">ім., мн., інд.-авт., [9а]</text:span></text:p>
          </table:table-cell>
          <table:covered-table-cell/>
          <table:table-cell table:style-name="Dictionary.F379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ріки</text:span></text:p>
          </table:table-cell>
          <table:covered-table-cell/>
          <table:table-cell table:style-name="Dictionary.H379" table:number-columns-spanned="3" office:value-type="string">
            <text:p text:style-name="P19"><text:span text:style-name="T24">Хай край святиться. За горою/ </text:span><text:span text:style-name="T29">сторіки</text:span><text:span text:style-name="T24"> чорної ропи. (П-2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0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80" table:number-columns-spanned="4" office:value-type="string">
            <text:h text:style-name="P58" text:outline-level="2"><text:span text:style-name="T110">рік</text:span><text:span text:style-name="T138">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и, </text:span><text:span text:style-name="T114">ж.</text:span></text:p>
            <text:p text:style-name="P29">1) Водний потік, що живиться із джерела або стоком атмосферних опадів і тече по видовжених зниженнях рельєфу від верхів'я до гирла. || <text:span text:style-name="T145">чого</text:span>, <text:span text:style-name="T114">у сполуч.</text:span> <text:span text:style-name="T145">з </text:span><text:span text:style-name="T114">ім.</text:span> <text:span text:style-name="T145">у </text:span><text:span text:style-name="T114">род. в.</text:span> Уживається для образного позначення процесу, розвитку чого-небудь.</text:p>
            <text:p text:style-name="P42"><text:span text:style-name="T74">2) </text:span><text:span text:style-name="T79">чого</text:span><text:span text:style-name="T74">, </text:span><text:span text:style-name="T92">перен.</text:span><text:span text:style-name="T74"> Велика кількість чого-небудь такого, що тече, сиплеться і т. ін. || </text:span><text:span text:style-name="T79">кого</text:span><text:span text:style-name="T74">, </text:span><text:span text:style-name="T79">чого</text:span><text:span text:style-name="T74">, </text:span><text:span text:style-name="T79">яка</text:span><text:span text:style-name="T74">. Безперервний великий потік, маса кого-, чого-небудь, що рухається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91</text:p>
          </table:table-cell>
          <table:table-cell table:style-name="Dictionary.B381" table:number-columns-spanned="2" office:value-type="string">
            <text:p text:style-name="P3">Сторозтрикля<text:soft-page-break/>тий</text:p>
          </table:table-cell>
          <table:covered-table-cell/>
          <table:table-cell table:style-name="Dictionary.D381" table:number-columns-spanned="2" office:value-type="string">
            <text:p text:style-name="P19"><text:span text:style-name="T21">-а, -е, </text:span><text:soft-page-break/><text:span text:style-name="T24">прикм., </text:span><text:span text:style-name="T23">інд.-авт., [9а]</text:span></text:p>
          </table:table-cell>
          <table:covered-table-cell/>
          <table:table-cell table:style-name="Dictionary.F381" table:number-columns-spanned="2" office:value-type="string">
            <text:p text:style-name="P19"><text:span text:style-name="T22">Похідне від </text:span><text:soft-page-break/><text:span text:style-name="T35">сто</text:span><text:span text:style-name="T22"> і </text:span><text:span text:style-name="T35">розтриклятий</text:span></text:p>
          </table:table-cell>
          <table:covered-table-cell/>
          <table:table-cell table:style-name="Dictionary.H381" table:number-columns-spanned="3" office:value-type="string">
            <text:p text:style-name="P19"><text:span text:style-name="T24">Аби лиш подолати гнів,/ </text:span><text:soft-page-break/><text:span text:style-name="T29">сторозтриклятий</text:span><text:span text:style-name="T24"> гнів здолати,/ я б поіменно міг назвати/ усіх братів, усіх катів. (П-1:3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2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82" table:number-columns-spanned="4" office:value-type="string">
            <text:h text:style-name="P59" text:outline-level="2"><text:span text:style-name="T110">розпрокл</text:span><text:span text:style-name="T138">я</text:span><text:span text:style-name="T110">т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, -е, </text:span><text:span text:style-name="T114">розм.</text:span></text:p>
            <text:p text:style-name="P29">Якого клянуть, проклинають; огидний, ненависний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92</text:p>
          </table:table-cell>
          <table:table-cell table:style-name="Dictionary.B383" table:number-columns-spanned="2" office:value-type="string">
            <text:p text:style-name="P3">Стосиній</text:p>
          </table:table-cell>
          <table:covered-table-cell/>
          <table:table-cell table:style-name="Dictionary.D383" table:number-columns-spanned="2" office:value-type="string">
            <text:p text:style-name="P19"><text:span text:style-name="T21">-я, -є, </text:span><text:span text:style-name="T24">прикм., </text:span><text:span text:style-name="T23">інд.-авт., [9а]</text:span></text:p>
          </table:table-cell>
          <table:covered-table-cell/>
          <table:table-cell table:style-name="Dictionary.F383" table:number-columns-spanned="2" office:value-type="string">
            <text:p text:style-name="P19"><text:span text:style-name="T22">Похідне від </text:span><text:span text:style-name="T35">сто</text:span><text:span text:style-name="T22"> і </text:span><text:span text:style-name="T35">синій</text:span></text:p>
          </table:table-cell>
          <table:covered-table-cell/>
          <table:table-cell table:style-name="Dictionary.H383" table:number-columns-spanned="3" office:value-type="string">
            <text:p text:style-name="P19"><text:span text:style-name="T24">Червоним вином заливає мій погляд </text:span><text:span text:style-name="T29">стосиній</text:span><text:span text:style-name="T24">,/ спустошені губи залито червоним вином,/ і видиться берег – далекий – у радісній піні,/ і спокій приносить, і спокій обіцяний – бром. (П-2:29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4" table:number-columns-spanned="5" office:value-type="string">
            <text:p text:style-name="P11"><text:span text:style-name="T64">Сто </text:span><text:span text:style-name="T70">(див. 170)</text:span></text:p>
          </table:table-cell>
          <table:covered-table-cell/>
          <table:covered-table-cell/>
          <table:covered-table-cell/>
          <table:covered-table-cell/>
          <table:table-cell table:style-name="Dictionary.G384" table:number-columns-spanned="4" office:value-type="string">
            <text:h text:style-name="P59" text:outline-level="2"><text:span text:style-name="T110">с</text:span><text:span text:style-name="T138">и</text:span><text:span text:style-name="T110">ні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я, -є.</text:p>
            <text:p text:style-name="P42"><text:span text:style-name="T74">1) Який має забарвлення одного з основних кольорів спектра – середній між голубим і фіолетовим. || Який цвіте квітками такого кольору. || </text:span><text:span text:style-name="T93">Зробл. </text:span><text:span text:style-name="T74">із квіток такого кольору. || Який кольором наближається до синього; який має відтінок синього кольору. || Уживається як постійний епітет до деяких назв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93</text:p>
          </table:table-cell>
          <table:table-cell table:style-name="Dictionary.B385" table:number-columns-spanned="2" office:value-type="string">
            <text:p text:style-name="P3">Схриплокрóнний</text:p>
          </table:table-cell>
          <table:covered-table-cell/>
          <table:table-cell table:style-name="Dictionary.D385" table:number-columns-spanned="2" office:value-type="string">
            <text:p text:style-name="P19"><text:span text:style-name="T21">-а, -е, </text:span><text:span text:style-name="T24">прикм., </text:span><text:span text:style-name="T23">інд.-авт., [8], [1]</text:span></text:p>
          </table:table-cell>
          <table:covered-table-cell/>
          <table:table-cell table:style-name="Dictionary.F385" table:number-columns-spanned="2" office:value-type="string">
            <text:p text:style-name="P19"><text:span text:style-name="T22">Похідне від </text:span><text:span text:style-name="T35">схриплий</text:span><text:span text:style-name="T22"> і </text:span><text:span text:style-name="T35">крóна</text:span></text:p>
          </table:table-cell>
          <table:covered-table-cell/>
          <table:table-cell table:style-name="Dictionary.H385" table:number-columns-spanned="3" office:value-type="string">
            <text:p text:style-name="P19"><text:span text:style-name="T24">Пожухле листя опадає з віт,/ голосить голий стовбур </text:span><text:span text:style-name="T29">схриплокронний</text:span><text:span text:style-name="T24">. (П-1:1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6" table:number-columns-spanned="5" office:value-type="string">
            <text:h text:style-name="P58" text:outline-level="2"><text:span text:style-name="T110">схр</text:span><text:span text:style-name="T138">и</text:span><text:span text:style-name="T110">плий</text:span></text:h>
            <text:p text:style-name="P53"><text:soft-page-break/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, -е, </text:span><text:span text:style-name="T114">розм.</text:span></text:p>
            <text:p text:style-name="P39"><text:span text:style-name="T80">1) Дієприкм. акт. мин. ч. до </text:span><text:a xlink:type="simple" xlink:href="http://www.lingvo.ua/uk/Translate/uk-uk/схрипнути"><text:span text:style-name="T98">схрипнути</text:span></text:a><text:span text:style-name="T80">.</text:span></text:p>
            <text:p text:style-name="P42"><text:span text:style-name="T74">2) </text:span><text:span text:style-name="T92">у знач.</text:span><text:span text:style-name="T74"> </text:span><text:span text:style-name="T92">прикм.</text:span><text:span text:style-name="T74"> Який звучить хрипло, з хрипотою; хрипкий.</text:span></text:p>
          </table:table-cell>
          <table:covered-table-cell/>
          <table:covered-table-cell/>
          <table:covered-table-cell/>
          <table:covered-table-cell/>
          <table:table-cell table:style-name="Dictionary.G386" table:number-columns-spanned="4" office:value-type="string">
            <text:p text:style-name="P11"><text:span text:style-name="T64">Крóна </text:span><text:span text:style-name="T70">(див. 63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94</text:p>
          </table:table-cell>
          <table:table-cell table:style-name="Dictionary.B387" table:number-columns-spanned="2" office:value-type="string">
            <text:p text:style-name="P3">Тамбíк</text:p>
          </table:table-cell>
          <table:covered-table-cell/>
          <table:table-cell table:style-name="Dictionary.D387" table:number-columns-spanned="2" office:value-type="string">
            <text:p text:style-name="P19"><text:span text:style-name="T21">-бóку, </text:span><text:span text:style-name="T23">ім., ч., інд.-авт., [11]</text:span></text:p>
          </table:table-cell>
          <table:covered-table-cell/>
          <table:table-cell table:style-name="Dictionary.F387" table:number-columns-spanned="2" office:value-type="string">
            <text:p text:style-name="P19"><text:span text:style-name="T22">Похідне від </text:span><text:span text:style-name="T35">там</text:span><text:span text:style-name="T22"> і </text:span><text:span text:style-name="T35">бік</text:span><text:span text:style-name="T22">. На тому боці</text:span></text:p>
          </table:table-cell>
          <table:covered-table-cell/>
          <table:table-cell table:style-name="Dictionary.H387" table:number-columns-spanned="3" office:value-type="string">
            <text:p text:style-name="P19"><text:span text:style-name="T24">А товщею, в кризі, в імлі,/ за </text:span><text:span text:style-name="T29">тамбоком</text:span><text:span text:style-name="T24">,/ сяє срібне серце землі/ скорбним оком. (П-1:17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88" table:number-columns-spanned="5" office:value-type="string">
            <text:h text:style-name="P56" text:outline-level="2">там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42"><text:span text:style-name="T74">1) </text:span><text:span text:style-name="T92">присл.</text:span><text:span text:style-name="T74"> Указує на місце більш віддалене порівняно з іншим, ближчим; у тому місці, у тих місцях; </text:span><text:span text:style-name="T92">прот.</text:span><text:span text:style-name="T74"> тут. || Уживається в поєднанні з </text:span><text:span text:style-name="T92">пит.</text:span><text:span text:style-name="T74"> </text:span><text:span text:style-name="T92">займ.</text:span><text:span text:style-name="T74"> хто, що. || Вживається у функції співвідносного слова в головному реченні, якому в підрядному реченні відповідають сполучні </text:span><text:span text:style-name="T92">сл.</text:span><text:span text:style-name="T74"> де, куди. || Уживаючись на початку повторюваних речень або перед однорідними членами речення, означає: в одному місці ..., в іншому місці .... || Уживається в </text:span><text:span text:style-name="T92">знач.вказ.</text:span><text:span text:style-name="T74"> </text:span><text:span text:style-name="T92">сл.</text:span><text:span text:style-name="T74">, що замінює відповідний йому член попереднього речення,</text:span><text:span text:style-name="T92">перев.</text:span><text:span text:style-name="T74"> обставину місця.</text:span></text:p>
          </table:table-cell>
          <table:covered-table-cell/>
          <table:covered-table-cell/>
          <table:covered-table-cell/>
          <table:covered-table-cell/>
          <table:table-cell table:style-name="Dictionary.G388" table:number-columns-spanned="4" office:value-type="string">
            <text:h text:style-name="P56" text:outline-level="2">бік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боку, </text:span><text:span text:style-name="T114">ч.</text:span></text:p>
            <text:p text:style-name="P29">4) Напрямок або місцевість, що лежить у цьому напрямку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95</text:p>
          </table:table-cell>
          <table:table-cell table:style-name="Dictionary.B389" table:number-columns-spanned="2" office:value-type="string">
            <text:p text:style-name="P3">Тихоплин</text:p>
          </table:table-cell>
          <table:covered-table-cell/>
          <table:table-cell table:style-name="Dictionary.D389" table:number-columns-spanned="2" office:value-type="string">
            <text:p text:style-name="P19"><text:span text:style-name="T21">-у, </text:span><text:span text:style-name="T23">ім., ч., інд.-авт., [1а]</text:span></text:p>
          </table:table-cell>
          <table:covered-table-cell/>
          <table:table-cell table:style-name="Dictionary.F389" table:number-columns-spanned="2" office:value-type="string">
            <text:p text:style-name="P19"><text:span text:style-name="T38">Похідне від </text:span><text:span text:style-name="T34">тихоплинний</text:span></text:p>
          </table:table-cell>
          <table:covered-table-cell/>
          <table:table-cell table:style-name="Dictionary.H389" table:number-columns-spanned="3" office:value-type="string">
            <text:p text:style-name="P19"><text:span text:style-name="T24">Земного болю брилу – підбився я на силу/ разком сліпучих днин. Ти знаєш чий ти син?/ Атож, запевне знаю. А душу проминаю - / і власну в </text:span><text:span text:style-name="T29">тихоплин</text:span><text:span text:style-name="T24">. (П-2:280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0" table:number-columns-spanned="9" office:value-type="string">
            <text:h text:style-name="P58" text:outline-level="2"><text:span text:style-name="T110">тихопл</text:span><text:span text:style-name="T138">и</text:span><text:span text:style-name="T110">нн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, -е, </text:span><text:span text:style-name="T114">поет.</text:span></text:p>
            <text:p text:style-name="P42"><text:span text:style-name="T74">Який тихо плине. </text:span><text:span text:style-name="T79">Тихоплинна річка</text:span><text:span text:style-name="T74">. </text:span><text:span text:style-name="T79">Тихоплинні розмови</text:span><text:span text:style-name="T74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96</text:p>
          </table:table-cell>
          <table:table-cell table:style-name="Dictionary.B391" table:number-columns-spanned="2" office:value-type="string">
            <text:p text:style-name="P3">Тойящобáтько</text:p>
          </table:table-cell>
          <table:covered-table-cell/>
          <table:table-cell table:style-name="Dictionary.D391" table:number-columns-spanned="2" office:value-type="string">
            <text:p text:style-name="P19"><text:span text:style-name="T21">-а, </text:span><text:span text:style-name="T23">ім., ч., інд.-</text:span><text:soft-page-break/><text:span text:style-name="T23">авт., [11]</text:span></text:p>
          </table:table-cell>
          <table:covered-table-cell/>
          <table:table-cell table:style-name="Dictionary.F391" table:number-columns-spanned="2" office:value-type="string">
            <text:p text:style-name="P19"><text:span text:style-name="T22">Похідне від </text:span><text:span text:style-name="T35">той, я, що</text:span><text:span text:style-name="T22"> і </text:span><text:span text:style-name="T35">бáтько</text:span></text:p>
          </table:table-cell>
          <table:covered-table-cell/>
          <table:table-cell table:style-name="Dictionary.H391" table:number-columns-spanned="3" office:value-type="string">
            <text:p text:style-name="P19"><text:span text:style-name="T24">Я тіло нагострив на чаї та акридах,/ а душу – пошукай. І не питай./ Тойящосин не чує вже </text:span><text:soft-page-break/><text:span text:style-name="T24">мене./ </text:span><text:span text:style-name="T29">Тойящобатько</text:span><text:span text:style-name="T24"> вже не чую сина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2" office:value-type="string">
            <text:h text:style-name="P56" text:outline-level="2">той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 </text:span><text:span text:style-name="T113">того, </text:span><text:span text:style-name="T114">ч.</text:span><text:span text:style-name="T113">, та, тієї, </text:span><text:span text:style-name="T114">рідко </text:span><text:span text:style-name="T113">тої, </text:span><text:span text:style-name="T114">заст.</text:span> <text:span text:style-name="T113">тії, </text:span><text:span text:style-name="T114">ж</text:span><text:span text:style-name="T114">.</text:span><text:span text:style-name="T113">, те, того, </text:span><text:span text:style-name="T114">с.</text:span><text:span text:style-name="T113">; </text:span><text:span text:style-name="T114">мн.</text:span> <text:span text:style-name="T113">ті, тих; </text:span><text:span text:style-name="T114">займ.</text:span></text:p>
            <text:p text:style-name="P42"><text:span text:style-name="T74">4) </text:span><text:span text:style-name="T92">вказ.</text:span><text:span text:style-name="T74"> Уживається для вказівки на один предмет, одну особу і т. ін. із двох або кількох подібних, з ряду однорідних, коли їх перелічують або зіставляють. || </text:span><text:span text:style-name="T92">у знач.</text:span><text:span text:style-name="T74"> </text:span><text:span text:style-name="T92">ім.</text:span><text:span text:style-name="T74"> той, тог</text:span><text:span text:style-name="T104">о</text:span><text:span text:style-name="T74">, </text:span><text:span text:style-name="T92">ч.</text:span><text:span text:style-name="T74">; та, ті</text:span><text:span text:style-name="T104">є</text:span><text:span text:style-name="T74">ї, </text:span><text:span text:style-name="T92">ж.</text:span><text:span text:style-name="T74">; те, тог</text:span><text:span text:style-name="T104">о</text:span><text:span text:style-name="T74">, </text:span><text:span text:style-name="T92">с.</text:span><text:span text:style-name="T74">; ті, тих, </text:span><text:span text:style-name="T92">мн.</text:span><text:span text:style-name="T74"> Узагальнено вказує на предмет, особу, явище (без попередньої згадки про них) при переліченні або зіставленні в якійсь площині. || </text:span><text:span text:style-name="T92">у знач.</text:span><text:span text:style-name="T74"> </text:span><text:span text:style-name="T92">ім.</text:span><text:span text:style-name="T74"> те, тог</text:span><text:span text:style-name="T104">о</text:span><text:span text:style-name="T74">, </text:span><text:span text:style-name="T92">с.</text:span><text:span text:style-name="T74"> </text:span><text:span text:style-name="T93">У </text:span><text:span text:style-name="T92">сполуч.</text:span><text:span text:style-name="T74"> зі </text:span><text:span text:style-name="T92">сл.</text:span><text:span text:style-name="T74"> все вказує на перелічувані предмети, виконуючи функцію узагальнюючого слова.</text:span></text:p>
          </table:table-cell>
          <table:table-cell table:style-name="Dictionary.C392" table:number-columns-spanned="4" office:value-type="string">
            <text:h text:style-name="P56" text:outline-level="2">я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I </text:span><text:span text:style-name="T113">мене, </text:span><text:span text:style-name="T114">займ.</text:span> <text:span text:style-name="T114">особ.</text:span> <text:span text:style-name="T113">1 </text:span><text:span text:style-name="T114">ос.</text:span> <text:span text:style-name="T114">одн.</text:span></text:p>
            <text:p text:style-name="P29">1) Уживається мовцем для називання самого себе.</text:p>
            <text:p text:style-name="P29">2) <text:span text:style-name="T114">у знач.</text:span> <text:span text:style-name="T114">ім.</text:span>, <text:span text:style-name="T114">невідм.</text:span>, <text:span text:style-name="T114">с.</text:span> Уживається для позначення усвідомлюваної людиною власної сутності, себе в навколишньому світі. || <text:span text:style-name="T114">філос.</text:span>Уживається для визначення суб'єкта.</text:p>
            <text:p text:style-name="P10"/>
          </table:table-cell>
          <table:covered-table-cell/>
          <table:covered-table-cell/>
          <table:covered-table-cell/>
          <table:table-cell table:style-name="Dictionary.G392" table:number-columns-spanned="3" office:value-type="string">
            <text:h text:style-name="P56" text:outline-level="2">що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1">II</text:p>
            <text:p text:style-name="P42"><text:span text:style-name="T74">1) </text:span><text:span text:style-name="T79">з'ясувальний</text:span><text:span text:style-name="T74">. Уживається для зв'язку підрядного додаткового з присудком або іншим членом головного речення.</text:span></text:p>
          </table:table-cell>
          <table:covered-table-cell/>
          <table:covered-table-cell/>
          <table:table-cell table:style-name="Dictionary.J392" office:value-type="string">
            <text:h text:style-name="P58" text:outline-level="2"><text:span text:style-name="T110">б</text:span><text:span text:style-name="T138">а</text:span><text:span text:style-name="T110">тько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, </text:span><text:span text:style-name="T114">ч.</text:span></text:p>
            <text:p text:style-name="P29">1) Чоловік стосовно до своїх дітей.</text:p>
          </table:table-cell>
        </table:table-row>
        <table:table-row>
          <table:table-cell table:style-name="Dictionary.A2" table:number-rows-spanned="2" office:value-type="string">
            <text:p text:style-name="P9">197</text:p>
          </table:table-cell>
          <table:table-cell table:style-name="Dictionary.B393" table:number-columns-spanned="2" office:value-type="string">
            <text:p text:style-name="P3">Тойящосин</text:p>
          </table:table-cell>
          <table:covered-table-cell/>
          <table:table-cell table:style-name="Dictionary.D393" table:number-columns-spanned="2" office:value-type="string">
            <text:p text:style-name="P19"><text:span text:style-name="T21">-а, </text:span><text:span text:style-name="T23">ім., ч., інд.-авт., [11]</text:span></text:p>
          </table:table-cell>
          <table:covered-table-cell/>
          <table:table-cell table:style-name="Dictionary.F393" table:number-columns-spanned="2" office:value-type="string">
            <text:p text:style-name="P19"><text:span text:style-name="T22">Похідне від </text:span><text:span text:style-name="T35">той, я, що</text:span><text:span text:style-name="T22"> і </text:span><text:span text:style-name="T35">син</text:span></text:p>
          </table:table-cell>
          <table:covered-table-cell/>
          <table:table-cell table:style-name="Dictionary.H393" table:number-columns-spanned="3" office:value-type="string">
            <text:p text:style-name="P19"><text:span text:style-name="T24">Я тіло нагострив на чаї та акридах,/ а душу – пошукай. І не питай./ </text:span><text:span text:style-name="T29">Тойящосин</text:span><text:span text:style-name="T24"> не чує вже мене./ Тойящобатько вже не чую сина. (П-2:191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4" office:value-type="string">
            <text:p text:style-name="P11"><text:span text:style-name="T64">Той </text:span><text:span text:style-name="T70">(див. 196)</text:span></text:p>
          </table:table-cell>
          <table:table-cell table:style-name="Dictionary.C394" table:number-columns-spanned="4" office:value-type="string">
            <text:p text:style-name="P11"><text:span text:style-name="T64">Я </text:span><text:span text:style-name="T70">(див. 196)</text:span></text:p>
          </table:table-cell>
          <table:covered-table-cell/>
          <table:covered-table-cell/>
          <table:covered-table-cell/>
          <table:table-cell table:style-name="Dictionary.G394" table:number-columns-spanned="3" office:value-type="string">
            <text:p text:style-name="P11"><text:span text:style-name="T64">Що </text:span><text:span text:style-name="T70">(див. 196)</text:span></text:p>
          </table:table-cell>
          <table:covered-table-cell/>
          <table:covered-table-cell/>
          <table:table-cell table:style-name="Dictionary.J394" office:value-type="string">
            <text:h text:style-name="P55" text:outline-level="2">син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а, </text:span><text:span text:style-name="T114">ч.</text:span></text:p>
            <text:p text:style-name="P42"><text:span text:style-name="T74">1) Особа чоловічої статі стосовно своїх батьків. || Ласкаве звертання батьків до сина. || </text:span><text:span text:style-name="T92">перев.</text:span><text:span text:style-name="T74"> </text:span><text:span text:style-name="T92">мн.</text:span><text:span text:style-name="T74">, </text:span><text:span text:style-name="T92">у сполуч.</text:span><text:span text:style-name="T74"> </text:span><text:span text:style-name="T79">зі </text:span><text:span text:style-name="T92">сл.</text:span><text:span text:style-name="T74"> сокіл, </text:span><text:soft-page-break/><text:span text:style-name="T74">орел, </text:span><text:span text:style-name="T92">нар.-поет.</text:span><text:span text:style-name="T74">Ласкаве називання синів.</text:span></text:p>
          </table:table-cell>
        </table:table-row>
        <table:table-row>
          <table:table-cell table:style-name="Dictionary.A2" table:number-rows-spanned="2" office:value-type="string">
            <text:p text:style-name="P9">198</text:p>
          </table:table-cell>
          <table:table-cell table:style-name="Dictionary.B395" table:number-columns-spanned="2" office:value-type="string">
            <text:p text:style-name="P3">Тонкожáло</text:p>
          </table:table-cell>
          <table:covered-table-cell/>
          <table:table-cell table:style-name="Dictionary.D395" table:number-columns-spanned="2" office:value-type="string">
            <text:p text:style-name="P5">присл., інд.-авт., [9а]</text:p>
          </table:table-cell>
          <table:covered-table-cell/>
          <table:table-cell table:style-name="Dictionary.F395" table:number-columns-spanned="2" office:value-type="string">
            <text:p text:style-name="P19"><text:span text:style-name="T22">Похідне від </text:span><text:span text:style-name="T35">тонкий</text:span><text:span text:style-name="T22"> і </text:span><text:span text:style-name="T35">жáло</text:span></text:p>
          </table:table-cell>
          <table:covered-table-cell/>
          <table:table-cell table:style-name="Dictionary.H395" table:number-columns-spanned="3" office:value-type="string">
            <text:p text:style-name="P19"><text:span text:style-name="T24">І буде ще щось. Буде ще щось. День/ стоїть – гінкий, неначе телевежа,/ і все вивищується </text:span><text:span text:style-name="T29">тонкожало</text:span><text:span text:style-name="T24">… (П-2:103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6" table:number-columns-spanned="5" office:value-type="string">
            <text:p text:style-name="P11"><text:span text:style-name="T64">Тонкий </text:span><text:span text:style-name="T70">(див. 5)</text:span></text:p>
          </table:table-cell>
          <table:covered-table-cell/>
          <table:covered-table-cell/>
          <table:covered-table-cell/>
          <table:covered-table-cell/>
          <table:table-cell table:style-name="Dictionary.G396" table:number-columns-spanned="4" office:value-type="string">
            <text:p text:style-name="P11"><text:span text:style-name="T64">Жáло </text:span><text:span text:style-name="T70">(див. 176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199</text:p>
          </table:table-cell>
          <table:table-cell table:style-name="Dictionary.B397" table:number-columns-spanned="2" office:value-type="string">
            <text:p text:style-name="P3">Тремт</text:p>
          </table:table-cell>
          <table:covered-table-cell/>
          <table:table-cell table:style-name="Dictionary.D397" table:number-columns-spanned="2" office:value-type="string">
            <text:p text:style-name="P19"><text:span text:style-name="T21">-у, </text:span><text:span text:style-name="T23">ім., ч., інд.-авт., [1а]</text:span></text:p>
          </table:table-cell>
          <table:covered-table-cell/>
          <table:table-cell table:style-name="Dictionary.F397" table:number-columns-spanned="2" office:value-type="string">
            <text:p text:style-name="P19"><text:span text:style-name="T38">Похідне від </text:span><text:span text:style-name="T34">тремті</text:span><text:span text:style-name="T35"></text:span><text:span text:style-name="T34">ння</text:span></text:p>
          </table:table-cell>
          <table:covered-table-cell/>
          <table:table-cell table:style-name="Dictionary.H397" table:number-columns-spanned="3" office:value-type="string">
            <text:p text:style-name="P19"><text:span text:style-name="T24">…опуст, розпадання/ материка, раптовий зсув і дляння,/ і </text:span><text:span text:style-name="T29">трепет</text:span><text:span text:style-name="T24"> рук, і тремт повік німий. (П-1:37)</text:span></text:p>
          </table:table-cell>
          <table:covered-table-cell/>
          <table:covered-table-cell/>
        </table:table-row>
        <table:table-row>
          <table:covered-table-cell/>
          <table:table-cell table:style-name="Dictionary.B398" table:number-columns-spanned="9" office:value-type="string">
            <text:h text:style-name="P58" text:outline-level="2"><text:span text:style-name="T110">тремт</text:span><text:span text:style-name="T138">і</text:span><text:span text:style-name="T110">ння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я, </text:span><text:span text:style-name="T114">с.</text:span></text:p>
            <text:p text:style-name="P39"><text:span text:style-name="T80">1) Дія за знач. </text:span><text:a xlink:type="simple" xlink:href="http://www.lingvo.ua/uk/Translate/uk-uk/тремтіти"><text:span text:style-name="T98">тремтіти</text:span></text:a><text:span text:style-name="T80"> 1-3).</text:span></text:p>
            <text:p text:style-name="P29">2) Посилене биття серця, прискорене пульсування крові, спричинені хвилюванням, переживанням; схвильований стан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00</text:p>
          </table:table-cell>
          <table:table-cell table:style-name="Dictionary.B399" table:number-columns-spanned="2" office:value-type="string">
            <text:p text:style-name="P3">Уводноряд</text:p>
          </table:table-cell>
          <table:covered-table-cell/>
          <table:table-cell table:style-name="Dictionary.D399" table:number-columns-spanned="2" office:value-type="string">
            <text:p text:style-name="P5">присл., інд.-авт., [11]</text:p>
          </table:table-cell>
          <table:covered-table-cell/>
          <table:table-cell table:style-name="Dictionary.F399" table:number-columns-spanned="2" office:value-type="string">
            <text:p text:style-name="P19"><text:span text:style-name="T38">Похідне від </text:span><text:span text:style-name="T39">у</text:span><text:span text:style-name="T38">, </text:span><text:span text:style-name="T39">оди</text:span><text:span text:style-name="T40"></text:span><text:span text:style-name="T39">н</text:span><text:span text:style-name="T38"> і </text:span><text:span text:style-name="T39">ряд</text:span></text:p>
          </table:table-cell>
          <table:covered-table-cell/>
          <table:table-cell table:style-name="Dictionary.H399" table:number-columns-spanned="3" office:value-type="string">
            <text:p text:style-name="P19"><text:span text:style-name="T24">Тепер ти сам, як вулій цей гулкий,/ стаєш </text:span><text:span text:style-name="T29">уводноряд</text:span><text:span text:style-name="T24"> до цілосвіту,/ коли з грудей твоїх несамовитих/ усі повийшли зашпори-голки. (П-2:18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0" table:number-columns-spanned="3" office:value-type="string">
            <text:h text:style-name="P56" text:outline-level="2">в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0">II </text:span><text:span text:style-name="T113">(у), </text:span><text:span text:style-name="T114">рідко </text:span><text:span text:style-name="T113">ув – </text:span><text:span text:style-name="T114">із знах.</text:span><text:span text:style-name="T113">, </text:span><text:span text:style-name="T114">місц.</text:span> <text:span text:style-name="T114">і род.</text:span> <text:span text:style-name="T114">відмінками</text:span><text:span text:style-name="T113">; </text:span><text:span text:style-name="T114">рідко </text:span><text:span text:style-name="T113">вві (уві), ві – </text:span><text:span text:style-name="T114">іззнах.</text:span> <text:span text:style-name="T114">і місц.</text:span> <text:span text:style-name="T114">відмінками</text:span><text:span text:style-name="T113">; </text:span><text:span text:style-name="T114">прийм.</text:span> <text:span text:style-name="T113">Сполучення з в (у) виражають: Просторові відношення:</text:span></text:p>
            <text:p text:style-name="P42"><text:span text:style-name="T74">1) </text:span><text:span text:style-name="T79">із </text:span><text:span text:style-name="T92">знах.</text:span><text:span text:style-name="T74"> </text:span><text:span text:style-name="T79">і </text:span><text:span text:style-name="T92">місц. в.</text:span><text:span text:style-name="T74"> Уживається на означення предмета, місця, простору: а) всередину якого, куди спрямована дія (</text:span><text:span text:style-name="T92">знах. в.</text:span><text:span text:style-name="T74">).</text:span></text:p>
          </table:table-cell>
          <table:covered-table-cell/>
          <table:covered-table-cell/>
          <table:table-cell table:style-name="Dictionary.E400" table:number-columns-spanned="4" office:value-type="string">
            <text:h text:style-name="P58" text:outline-level="2"><text:span text:style-name="T110">од</text:span><text:span text:style-name="T138">и</text:span><text:span text:style-name="T110">н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одного, </text:span><text:span text:style-name="T114">ч.</text:span><text:span text:style-name="T113">; одна, однієї </text:span><text:span text:style-name="T114">і </text:span><text:span text:style-name="T113">одної, </text:span><text:span text:style-name="T114">ж.</text:span><text:span text:style-name="T113">; одно </text:span><text:span text:style-name="T114">і </text:span><text:span text:style-name="T113">одне, одного, </text:span><text:span text:style-name="T114">с.</text:span> <text:span text:style-name="T113">(</text:span><text:span text:style-name="T114">мн.</text:span> <text:span text:style-name="T113">одні, одних), </text:span><text:span text:style-name="T114">числ.</text:span> <text:span text:style-name="T114">кільк.</text:span></text:p>
            <text:p text:style-name="P42"><text:span text:style-name="T74">4) </text:span><text:span text:style-name="T92">у знач.</text:span><text:span text:style-name="T74"> </text:span><text:span text:style-name="T92">займ.</text:span><text:span text:style-name="T74"> </text:span><text:span text:style-name="T92">вказ.</text:span><text:span text:style-name="T74"> Той самий. || Однаковий, тотожний. || </text:span><text:span text:style-name="T92">у знач.ім.</text:span><text:span text:style-name="T74"> одн</text:span><text:span text:style-name="T104">о </text:span><text:span text:style-name="T74">(одн</text:span><text:span text:style-name="T104">е</text:span><text:span text:style-name="T74">), одног</text:span><text:span text:style-name="T104">о</text:span><text:span text:style-name="T74">, </text:span><text:span text:style-name="T92">с.</text:span><text:span text:style-name="T74"> Те саме.</text:span></text:p>
          </table:table-cell>
          <table:covered-table-cell/>
          <table:covered-table-cell/>
          <table:covered-table-cell/>
          <table:table-cell table:style-name="Dictionary.I400" table:number-columns-spanned="2" office:value-type="string">
            <text:h text:style-name="P56" text:outline-level="2">ряд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, </text:span><text:span text:style-name="T114">ч.</text:span></text:p>
            <text:p text:style-name="P39"><text:span text:style-name="T80">1) Сукупність однорідних предметів або живих істот, розташованих одне поруч з одним, одне за одним, витягнутих в одну лінію. || Те саме, що </text:span><text:a xlink:type="simple" xlink:href="http://www.lingvo.ua/uk/Translate/uk-uk/гряда"><text:span text:style-name="T98">гряда</text:span></text:a><text:span text:style-name="T80">. || </text:span><text:span text:style-name="T94">у знач.</text:span><text:span text:style-name="T80"> </text:span><text:span text:style-name="T94">присл.</text:span><text:span text:style-name="T80"> р</text:span><text:span text:style-name="T101">я</text:span><text:span text:style-name="T80">дом, ряд</text:span><text:span text:style-name="T101">а</text:span><text:span text:style-name="T80">ми. Один повз одного, один за одним, один біля одного, в одну лінію.</text:span></text:p>
          </table:table-cell>
          <table:covered-table-cell/>
        </table:table-row>
        <table:table-row>
          <table:table-cell table:style-name="Dictionary.A2" table:number-rows-spanned="2" office:value-type="string">
            <text:p text:style-name="P9">201</text:p>
          </table:table-cell>
          <table:table-cell table:style-name="Dictionary.B401" table:number-columns-spanned="2" office:value-type="string">
            <text:p text:style-name="P3">Усеблагий</text:p>
          </table:table-cell>
          <table:covered-table-cell/>
          <table:table-cell table:style-name="Dictionary.D401" table:number-columns-spanned="2" office:value-type="string">
            <text:p text:style-name="P19"><text:span text:style-name="T21">-а, -е, </text:span><text:soft-page-break/><text:span text:style-name="T24">прикм., </text:span><text:span text:style-name="T23">інд.-авт., [11]</text:span></text:p>
          </table:table-cell>
          <table:covered-table-cell/>
          <table:table-cell table:style-name="Dictionary.F401" table:number-columns-spanned="2" office:value-type="string">
            <text:p text:style-name="P19"><text:span text:style-name="T22">Похідне від </text:span><text:soft-page-break/><text:span text:style-name="T35">усé</text:span><text:span text:style-name="T22"> і </text:span><text:span text:style-name="T35">благий</text:span></text:p>
          </table:table-cell>
          <table:covered-table-cell/>
          <table:table-cell table:style-name="Dictionary.H401" table:number-columns-spanned="3" office:value-type="string">
            <text:p text:style-name="P19"><text:span text:style-name="T24">І снився Кар – зажурений такий,/ </text:span><text:soft-page-break/><text:span text:style-name="T24">немов отетерілий од докуки,/ допоки мати заламає руки,/ наш гріх відпустить Бог </text:span><text:span text:style-name="T29">усеблагий</text:span><text:span text:style-name="T24">. (П-2:128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2" table:number-columns-spanned="5" office:value-type="string">
            <text:h text:style-name="P56" text:outline-level="2">все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9"><text:span text:style-name="T81">II </text:span><text:span text:style-name="T95">(усе), </text:span><text:span text:style-name="T94">присл.</text:span><text:span text:style-name="T95">, </text:span><text:span text:style-name="T94">розм.</text:span></text:p>
            <text:p text:style-name="P29">1) Постійно, завжди. || Досить довго.</text:p>
            <text:p text:style-name="P29">2) Скрізь, усюди.</text:p>
          </table:table-cell>
          <table:covered-table-cell/>
          <table:covered-table-cell/>
          <table:covered-table-cell/>
          <table:covered-table-cell/>
          <table:table-cell table:style-name="Dictionary.G402" table:number-columns-spanned="4" office:value-type="string">
            <text:h text:style-name="P58" text:outline-level="2"><text:span text:style-name="T110">благ</text:span><text:span text:style-name="T138">и</text:span><text:span text:style-name="T110">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29">2) <text:span text:style-name="T114">заст.</text:span> Добрий, добросердий, лагідний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02</text:p>
          </table:table-cell>
          <table:table-cell table:style-name="Dictionary.B403" table:number-columns-spanned="2" office:value-type="string">
            <text:p text:style-name="P3">Усевитóнчуваний</text:p>
          </table:table-cell>
          <table:covered-table-cell/>
          <table:table-cell table:style-name="Dictionary.D403" table:number-columns-spanned="2" office:value-type="string">
            <text:p text:style-name="P19"><text:span text:style-name="T21">-а, -е, </text:span><text:span text:style-name="T24">прикм., </text:span><text:span text:style-name="T23">інд.-авт., [11]</text:span></text:p>
          </table:table-cell>
          <table:covered-table-cell/>
          <table:table-cell table:style-name="Dictionary.F403" table:number-columns-spanned="2" office:value-type="string">
            <text:p text:style-name="P19"><text:span text:style-name="T22">Похідне від </text:span><text:span text:style-name="T35">усé</text:span><text:span text:style-name="T22"> і </text:span><text:span text:style-name="T35">витóнчуваний </text:span><text:span text:style-name="T37">(від </text:span><text:span text:style-name="T35">витóнчувати</text:span><text:span text:style-name="T37">)</text:span></text:p>
          </table:table-cell>
          <table:covered-table-cell/>
          <table:table-cell table:style-name="Dictionary.H403" table:number-columns-spanned="3" office:value-type="string">
            <text:p text:style-name="P19"><text:span text:style-name="T29">Усевитончуваний</text:span><text:span text:style-name="T24"> зойк,/ крик крику, крику крик./ Задосить. Спекайся морок,/ хоч як до них і звик. (П-2:9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4" table:number-columns-spanned="5" office:value-type="string">
            <text:p text:style-name="P11"><text:span text:style-name="T64">Усé </text:span><text:span text:style-name="T70">(див. 6)</text:span></text:p>
          </table:table-cell>
          <table:covered-table-cell/>
          <table:covered-table-cell/>
          <table:covered-table-cell/>
          <table:covered-table-cell/>
          <table:table-cell table:style-name="Dictionary.G404" table:number-columns-spanned="4" office:value-type="string">
            <text:h text:style-name="P58" text:outline-level="2"><text:span text:style-name="T110">вит</text:span><text:span text:style-name="T138">о</text:span><text:span text:style-name="T110">нчувати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ую, -уєш, </text:span><text:span text:style-name="T114">недок.</text:span><text:span text:style-name="T113">, витончити, -чу, -чиш, </text:span><text:span text:style-name="T114">док.</text:span><text:span text:style-name="T113">, </text:span><text:span text:style-name="T114">перех.</text:span></text:p>
            <text:p text:style-name="P29">1) Робити тоншим.</text:p>
            <text:p text:style-name="P29">2) Робити розвиненішим, гострішим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03</text:p>
          </table:table-cell>
          <table:table-cell table:style-name="Dictionary.B405" table:number-columns-spanned="2" office:value-type="string">
            <text:p text:style-name="P3">Усевладуще</text:p>
          </table:table-cell>
          <table:covered-table-cell/>
          <table:table-cell table:style-name="Dictionary.D405" table:number-columns-spanned="2" office:value-type="string">
            <text:p text:style-name="P19"><text:span text:style-name="T21">-щого, </text:span><text:span text:style-name="T23">ім., с., інд.-авт., [11]</text:span></text:p>
          </table:table-cell>
          <table:covered-table-cell/>
          <table:table-cell table:style-name="Dictionary.F405" table:number-columns-spanned="2" office:value-type="string">
            <text:p text:style-name="P19"><text:span text:style-name="T22">Похідне від </text:span><text:span text:style-name="T35">усé</text:span><text:span text:style-name="T22"> і </text:span><text:span text:style-name="T35">владýще</text:span><text:span text:style-name="T22"> (від </text:span><text:span text:style-name="T35">владущий</text:span><text:span text:style-name="T22">)</text:span></text:p>
          </table:table-cell>
          <table:covered-table-cell/>
          <table:table-cell table:style-name="Dictionary.H405" table:number-columns-spanned="3" office:value-type="string">
            <text:p text:style-name="P19"><text:span text:style-name="T24">Коли прищухло довкруги, поближнє/ </text:span><text:span text:style-name="T29">усевладуще</text:span><text:span text:style-name="T24"> ревом так реве,/ ану збагни – суворе ачи ніжне/ те, що тебе всевладно так зове. (П-2:120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6" table:number-columns-spanned="5" office:value-type="string">
            <text:p text:style-name="P11"><text:span text:style-name="T64">Усé </text:span><text:span text:style-name="T70">(див. 6)</text:span></text:p>
          </table:table-cell>
          <table:covered-table-cell/>
          <table:covered-table-cell/>
          <table:covered-table-cell/>
          <table:covered-table-cell/>
          <table:table-cell table:style-name="Dictionary.G406" table:number-columns-spanned="4" office:value-type="string">
            <text:h text:style-name="P58" text:outline-level="2"><text:span text:style-name="T110">влад</text:span><text:span text:style-name="T138">у</text:span><text:span text:style-name="T110">щ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42"><text:span text:style-name="T74">Який має владу; панівний. </text:span><text:span text:style-name="T79">Владущий клас</text:span><text:span text:style-name="T74">.</text:span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Dictionary.A2" table:number-rows-spanned="2" office:value-type="string">
            <text:p text:style-name="P9">204</text:p>
          </table:table-cell>
          <table:table-cell table:style-name="Dictionary.B407" table:number-columns-spanned="2" office:value-type="string">
            <text:p text:style-name="P3">Усенестéрпний</text:p>
          </table:table-cell>
          <table:covered-table-cell/>
          <table:table-cell table:style-name="Dictionary.D407" table:number-columns-spanned="2" office:value-type="string">
            <text:p text:style-name="P19"><text:span text:style-name="T21">-а, -е, </text:span><text:span text:style-name="T24">прикм., </text:span><text:span text:style-name="T23">інд.-авт., [11]</text:span></text:p>
          </table:table-cell>
          <table:covered-table-cell/>
          <table:table-cell table:style-name="Dictionary.F407" table:number-columns-spanned="2" office:value-type="string">
            <text:p text:style-name="P19"><text:span text:style-name="T22">Похідне від </text:span><text:span text:style-name="T35">усé</text:span><text:span text:style-name="T22"> і </text:span><text:span text:style-name="T35">нестéрпний</text:span></text:p>
          </table:table-cell>
          <table:covered-table-cell/>
          <table:table-cell table:style-name="Dictionary.H407" table:number-columns-spanned="3" office:value-type="string">
            <text:p text:style-name="P19"><text:span text:style-name="T24">Народжені мої бажання,/ </text:span><text:span text:style-name="T29">усенестерпні</text:span><text:span text:style-name="T24">, всеголодні,/ такі вітри зняли довкола,/ що все несеться шкереберть. (П-2:1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08" table:number-columns-spanned="5" office:value-type="string">
            <text:p text:style-name="P11"><text:span text:style-name="T64">Усé </text:span><text:span text:style-name="T70">(див. 201)</text:span></text:p>
          </table:table-cell>
          <table:covered-table-cell/>
          <table:covered-table-cell/>
          <table:covered-table-cell/>
          <table:covered-table-cell/>
          <table:table-cell table:style-name="Dictionary.G408" table:number-columns-spanned="4" office:value-type="string">
            <text:h text:style-name="P59" text:outline-level="2"><text:span text:style-name="T110">нест</text:span><text:span text:style-name="T138">е</text:span><text:span text:style-name="T110">рпн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29">Якого важко або неможливо витерпіти, знести. || Дії та вчинки якого не терплять, не зносять інші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05</text:p>
          </table:table-cell>
          <table:table-cell table:style-name="Dictionary.B409" table:number-columns-spanned="2" office:value-type="string">
            <text:p text:style-name="P11"><text:span text:style-name="T12">Усепокóра</text:span><text:span text:style-name="T52"> (всепокóра)</text:span></text:p>
          </table:table-cell>
          <table:covered-table-cell/>
          <table:table-cell table:style-name="Dictionary.D409" table:number-columns-spanned="2" office:value-type="string">
            <text:p text:style-name="P19"><text:span text:style-name="T21">-и, </text:span><text:span text:style-name="T23">ім., ж., інд.-авт., [11]</text:span></text:p>
          </table:table-cell>
          <table:covered-table-cell/>
          <table:table-cell table:style-name="Dictionary.F409" table:number-columns-spanned="2" office:value-type="string">
            <text:p text:style-name="P19"><text:span text:style-name="T22">Похідне від </text:span><text:span text:style-name="T35">усé</text:span><text:span text:style-name="T22"> і </text:span><text:span text:style-name="T35">покóра</text:span></text:p>
          </table:table-cell>
          <table:covered-table-cell/>
          <table:table-cell table:style-name="Dictionary.H409" table:number-columns-spanned="3" office:value-type="string">
            <text:p text:style-name="P19"><text:span text:style-name="T24">В квадратах жертв – чистописом журби - / </text:span><text:span text:style-name="T29">усепокора</text:span><text:span text:style-name="T24">, майже невідпорна./ Свічадо спить. У ньому спить свіча,/ розплатана метеликом, акантом. (П-1:59); Як вікна в позапростір, позачас,/ за мури німоти і </text:span><text:span text:style-name="T29">всепокори</text:span><text:span text:style-name="T24">,/ так світяться свічада, світлом хорі,/ і пильно задивляються крізь нас/ у сяйва… (П-1:66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0" table:number-columns-spanned="5" office:value-type="string">
            <text:p text:style-name="P11"><text:span text:style-name="T64">Усé </text:span><text:span text:style-name="T70">(див. 6)</text:span></text:p>
          </table:table-cell>
          <table:covered-table-cell/>
          <table:covered-table-cell/>
          <table:covered-table-cell/>
          <table:covered-table-cell/>
          <table:table-cell table:style-name="Dictionary.G410" table:number-columns-spanned="4" office:value-type="string">
            <text:h text:style-name="P58" text:outline-level="2"><text:span text:style-name="T110">пок</text:span><text:span text:style-name="T138">о</text:span><text:span text:style-name="T110">р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и, </text:span><text:span text:style-name="T114">ж.</text:span></text:p>
            <text:p text:style-name="P42"><text:span text:style-name="T74">Беззаперечна готовність виконувати чужі накази, розпорядження, вимоги і т. ін.; шаноблива підлеглість. || Поступливість, слухняність, покірливість. || Непротивлення долі; смиренність. </text:span><text:span text:style-name="T79">Тримати в покорі</text:span><text:span text:style-name="T74">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06</text:p>
          </table:table-cell>
          <table:table-cell table:style-name="Dictionary.B411" table:number-columns-spanned="2" office:value-type="string">
            <text:p text:style-name="P3">Усестрімкий</text:p>
          </table:table-cell>
          <table:covered-table-cell/>
          <table:table-cell table:style-name="Dictionary.D411" table:number-columns-spanned="2" office:value-type="string">
            <text:p text:style-name="P19"><text:span text:style-name="T21">-а, -е, </text:span><text:span text:style-name="T24">прикм., </text:span><text:span text:style-name="T23">інд.-</text:span><text:soft-page-break/><text:span text:style-name="T23">авт., [11]</text:span></text:p>
          </table:table-cell>
          <table:covered-table-cell/>
          <table:table-cell table:style-name="Dictionary.F411" table:number-columns-spanned="2" office:value-type="string">
            <text:p text:style-name="P19"><text:span text:style-name="T22">Похідне від </text:span><text:span text:style-name="T35">усé</text:span><text:span text:style-name="T22"> і </text:span><text:span text:style-name="T35">стрімкий</text:span></text:p>
          </table:table-cell>
          <table:covered-table-cell/>
          <table:table-cell table:style-name="Dictionary.H411" table:number-columns-spanned="3" office:value-type="string">
            <text:p text:style-name="P19"><text:span text:style-name="T24">Ескорт і почет, кожен челядин/ не помічає ні ночей ні днин,/ спинився час – в </text:span><text:span text:style-name="T29">усестрімкому</text:span><text:span text:style-name="T24"> леті. (П-</text:span><text:soft-page-break/><text:span text:style-name="T24">2:295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2" table:number-columns-spanned="5" office:value-type="string">
            <text:p text:style-name="P11"><text:span text:style-name="T64">Усé </text:span><text:span text:style-name="T70">(див. 201)</text:span></text:p>
          </table:table-cell>
          <table:covered-table-cell/>
          <table:covered-table-cell/>
          <table:covered-table-cell/>
          <table:covered-table-cell/>
          <table:table-cell table:style-name="Dictionary.G412" table:number-columns-spanned="4" office:value-type="string">
            <text:h text:style-name="P59" text:outline-level="2"><text:span text:style-name="T110">стрімк</text:span><text:span text:style-name="T138">и</text:span><text:span text:style-name="T110">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42"><text:span text:style-name="T74">2) Який відзначається великою швидкістю, динамічністю (про рух, яку-небудь дію, якийсь процес). || Який має велику швидкість руху (про транспортні засоби, течію річки і т. ін.). || Швидкий у рухах, жвавий, рухливий (про живу істоту). || Дуже швидкий, значний за силою, ступенем вияву тощо (про темпи розвитку, ріст і </text:span><text:span text:style-name="T74">т. ін. чого-небудь)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07</text:p>
          </table:table-cell>
          <table:table-cell table:style-name="Dictionary.B413" table:number-columns-spanned="2" office:value-type="string">
            <text:p text:style-name="P3">Ціложиттєвий</text:p>
          </table:table-cell>
          <table:covered-table-cell/>
          <table:table-cell table:style-name="Dictionary.D413" table:number-columns-spanned="2" office:value-type="string">
            <text:p text:style-name="P19"><text:span text:style-name="T21">-а, -е, </text:span><text:span text:style-name="T24">прикм., </text:span><text:span text:style-name="T23">інд.-авт., [9а]</text:span></text:p>
          </table:table-cell>
          <table:covered-table-cell/>
          <table:table-cell table:style-name="Dictionary.F413" table:number-columns-spanned="2" office:value-type="string">
            <text:p text:style-name="P19"><text:span text:style-name="T24">Похідне від </text:span><text:span text:style-name="T30">цíлий</text:span><text:span text:style-name="T24"> і </text:span><text:span text:style-name="T30">життєвий</text:span></text:p>
          </table:table-cell>
          <table:covered-table-cell/>
          <table:table-cell table:style-name="Dictionary.H413" table:number-columns-spanned="3" office:value-type="string">
            <text:p text:style-name="P18"><text:span text:style-name="T54">З </text:span><text:span text:style-name="T57">ціложиттєвого</text:span><text:span text:style-name="T54"> ждання/ Ти смерть на кілька літ відтрутив,/ аби почути пахощ рути/ і в неї впасти навмання - / з усіх розлук – на обакрай/ Вітчизни – і яви, і мрії. (П-2:19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4" table:number-columns-spanned="5" office:value-type="string">
            <text:h text:style-name="P59" text:outline-level="2"><text:span text:style-name="T59">ц</text:span><text:span text:style-name="T142">і</text:span><text:span text:style-name="T59">л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42"><text:span text:style-name="T74">1) Такий, від якого нічого не відділено, не відокремлено; не розділений, не роздроблений. || Наповнений до країв, по вінця; повний. || Який не був у користуванні, не початий. || У повному складі, без винятку. || Весь від початку до кінця (про певний проміжок часу). || Узятий повністю (про предмети, явища, простір і т. ін.). || </text:span><text:span text:style-name="T92">діал.</text:span><text:span text:style-name="T74"> Увесь (про людину). || </text:span><text:span text:style-name="T92">у сполуч.</text:span><text:span text:style-name="T74"> </text:span><text:span text:style-name="T79">з </text:span><text:span text:style-name="T92">ім.</text:span><text:span text:style-name="T74"> Означає вищий ступінь виявлення якості, стану і т. ін. || Указує на величину, значущість чого-небудь: а) при кількісних позначеннях; б) при позначенні сукупності яких-небудь предметів, істот, дій; в) при позначенні складності змісту чого-небудь.</text:span></text:p>
          </table:table-cell>
          <table:covered-table-cell/>
          <table:covered-table-cell/>
          <table:covered-table-cell/>
          <table:covered-table-cell/>
          <table:table-cell table:style-name="Dictionary.G414" table:number-columns-spanned="4" office:value-type="string">
            <text:h text:style-name="P59" text:outline-level="2"><text:span text:style-name="T110">житт</text:span><text:span text:style-name="T138">є</text:span><text:span text:style-name="T110">в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, життьовий, -а, -е.</text:p>
            <text:p text:style-name="P39"><text:span text:style-name="T80">1) Прикм. до </text:span><text:a xlink:type="simple" xlink:href="http://www.lingvo.ua/uk/Translate/uk-uk/життя"><text:span text:style-name="T98">життя</text:span></text:a><text:span text:style-name="T80"> 2), 3). || Характерний для щоденного, буденного життя; повсякденний.</text:span></text:p>
            <text:p text:style-name="P29">2) <text:span text:style-name="T114">перен.</text:span> Дуже важливий у житті, для життя; основний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08</text:p>
          </table:table-cell>
          <table:table-cell table:style-name="Dictionary.B415" table:number-columns-spanned="2" office:value-type="string">
            <text:p text:style-name="P3">Цілосвíт</text:p>
          </table:table-cell>
          <table:covered-table-cell/>
          <table:table-cell table:style-name="Dictionary.D415" table:number-columns-spanned="2" office:value-type="string">
            <text:p text:style-name="P19"><text:span text:style-name="T21">-у, </text:span><text:span text:style-name="T23">ім., </text:span><text:span text:style-name="T21">ч., </text:span><text:span text:style-name="T24">інд.-авт., </text:span><text:soft-page-break/><text:span text:style-name="T24">[9а]</text:span></text:p>
          </table:table-cell>
          <table:covered-table-cell/>
          <table:table-cell table:style-name="Dictionary.F415" table:number-columns-spanned="2" office:value-type="string">
            <text:p text:style-name="P19"><text:span text:style-name="T22">Похідне від </text:span><text:span text:style-name="T35">цíлий</text:span><text:span text:style-name="T22"> і </text:span><text:span text:style-name="T35">світ</text:span></text:p>
          </table:table-cell>
          <table:covered-table-cell/>
          <table:table-cell table:style-name="Dictionary.H415" table:number-columns-spanned="3" office:value-type="string">
            <text:p text:style-name="P5">Тепер ти сам, як вулій цей гулкий,/ стаєш уводноряд до цілосвіту,/ коли з грудей твоїх несамовитих/ усі повийшли зашпори-голки. (П-2:181)</text:p>
          </table:table-cell>
          <table:covered-table-cell/>
          <table:covered-table-cell/>
        </table:table-row>
        <table:table-row>
          <table:covered-table-cell/>
          <table:table-cell table:style-name="Dictionary.B416" table:number-columns-spanned="5" office:value-type="string">
            <text:p text:style-name="P11"><text:span text:style-name="T64">Цíлий </text:span><text:span text:style-name="T70">(див. 207)</text:span></text:p>
          </table:table-cell>
          <table:covered-table-cell/>
          <table:covered-table-cell/>
          <table:covered-table-cell/>
          <table:covered-table-cell/>
          <table:table-cell table:style-name="Dictionary.G416" table:number-columns-spanned="4" office:value-type="string">
            <text:p text:style-name="P11"><text:span text:style-name="T64">Світ </text:span><text:span text:style-name="T70">(див. 67)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09</text:p>
          </table:table-cell>
          <table:table-cell table:style-name="Dictionary.B417" table:number-columns-spanned="2" office:value-type="string">
            <text:p text:style-name="P3">Чорновóддя</text:p>
          </table:table-cell>
          <table:covered-table-cell/>
          <table:table-cell table:style-name="Dictionary.D417" table:number-columns-spanned="2" office:value-type="string">
            <text:p text:style-name="P19"><text:span text:style-name="T21">-я, </text:span><text:span text:style-name="T23">ім., с., інд.-авт., [8], [1а]</text:span></text:p>
          </table:table-cell>
          <table:covered-table-cell/>
          <table:table-cell table:style-name="Dictionary.F417" table:number-columns-spanned="2" office:value-type="string">
            <text:p text:style-name="P19"><text:span text:style-name="T22">Похідне від </text:span><text:span text:style-name="T35">чóрний</text:span><text:span text:style-name="T22"> і </text:span><text:span text:style-name="T35">вóддя</text:span><text:span text:style-name="T22"> (від </text:span><text:span text:style-name="T35">водá</text:span><text:span text:style-name="T22">)</text:span></text:p>
          </table:table-cell>
          <table:covered-table-cell/>
          <table:table-cell table:style-name="Dictionary.H417" table:number-columns-spanned="3" office:value-type="string">
            <text:p text:style-name="P19"><text:span text:style-name="T24">Червона барка в </text:span><text:span text:style-name="T29">чорноводді </text:span><text:span text:style-name="T24">доль/ загубиться. І фенікс довгоногий/ перенесе тебе в ясні чертоги/ від самоволь, покори і сваволь. (П-1:56); …Підтале </text:span><text:span text:style-name="T29">чорноводдя</text:span><text:span text:style-name="T24"> зелен-криги/ займається світанням на щоці. (П-1:77)</text:span></text:p>
          </table:table-cell>
          <table:covered-table-cell/>
          <table:covered-table-cell/>
        </table:table-row>
        <table:table-row>
          <table:covered-table-cell/>
          <table:table-cell table:style-name="Dictionary.B418" table:number-columns-spanned="5" office:value-type="string">
            <text:h text:style-name="P58" text:outline-level="2"><text:span text:style-name="T110">ч</text:span><text:span text:style-name="T138">о</text:span><text:span text:style-name="T110">рн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29">2) Темний, темніший порівняно зі звичайним кольором. || Не осяяний світлом, темний. || Непроглядний, густий, темний (про хмару, дим, воду і т. ін.). || Затемнений (про скло). || Огорнутий, оповитий темрявою, дуже темний, похмурий.</text:p>
            <text:p text:style-name="P29">7) Брудний, покритий брудом, сажею, кіптявою і т. ін. || Не випраний; нечистий.</text:p>
          </table:table-cell>
          <table:covered-table-cell/>
          <table:covered-table-cell/>
          <table:covered-table-cell/>
          <table:covered-table-cell/>
          <table:table-cell table:style-name="Dictionary.G418" table:number-columns-spanned="4" office:value-type="string">
            <text:h text:style-name="P58" text:outline-level="2"><text:span text:style-name="T110">вод</text:span><text:span text:style-name="T138">а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29"><text:span text:style-name="T113">-и, </text:span><text:span text:style-name="T114">ж.</text:span></text:p>
            <text:p text:style-name="P29">2) <text:span text:style-name="T114">перев.</text:span> <text:span text:style-name="T114">мн.</text:span> Водна маса джерел, озер, річок, морів, океанів. || Водна поверхня морів, озер, річок. || Водні простори, ділянки морів, озер, річок.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10</text:p>
          </table:table-cell>
          <table:table-cell table:style-name="Dictionary.B419" table:number-columns-spanned="2" office:value-type="string">
            <text:p text:style-name="P3">Ясноджерéльний</text:p>
          </table:table-cell>
          <table:covered-table-cell/>
          <table:table-cell table:style-name="Dictionary.D419" table:number-columns-spanned="2" office:value-type="string">
            <text:p text:style-name="P19"><text:span text:style-name="T21">-а, -е, </text:span><text:span text:style-name="T24">прикм., </text:span><text:span text:style-name="T23">інд.-авт., [9а]</text:span></text:p>
          </table:table-cell>
          <table:covered-table-cell/>
          <table:table-cell table:style-name="Dictionary.F419" table:number-columns-spanned="2" office:value-type="string">
            <text:p text:style-name="P19"><text:span text:style-name="T22">Похідне від </text:span><text:span text:style-name="T35">ясний</text:span><text:span text:style-name="T22"> і </text:span><text:span text:style-name="T35">джерéльний</text:span></text:p>
          </table:table-cell>
          <table:covered-table-cell/>
          <table:table-cell table:style-name="Dictionary.H419" table:number-columns-spanned="3" office:value-type="string">
            <text:p text:style-name="P19"><text:span text:style-name="T24">Там буриться похмурий амарант/ і айстри у покірній непокорі/ останні долітовують прозорі/ дні вересня – </text:span><text:span text:style-name="T29">ясноджерельний</text:span><text:span text:style-name="T24"> кант. (П-1:61)</text:span></text:p>
          </table:table-cell>
          <table:covered-table-cell/>
          <table:covered-table-cell/>
        </table:table-row>
        <table:table-row>
          <table:covered-table-cell/>
          <table:table-cell table:style-name="Dictionary.B420" table:number-columns-spanned="5" office:value-type="string">
            <text:h text:style-name="P58" text:outline-level="2"><text:span text:style-name="T138">я</text:span><text:span text:style-name="T110">сн</text:span><text:span text:style-name="T138">и</text:span><text:span text:style-name="T110">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ясна, ясне.</text:p>
            <text:p text:style-name="P39"><text:span text:style-name="T80">2) Нічим не затьмарений; світлий, чистий. || Чітко видний завдяки світлу, прозорості повітря. || Те саме, що </text:span><text:a xlink:type="simple" xlink:href="http://www.lingvo.ua/uk/Translate/uk-uk/погожий"><text:span text:style-name="T98">погожий</text:span></text:a><text:span text:style-name="T80"> 1). || Безхмарний (про небо). || Чистий, прозорий, не каламутний (про рідину).</text:span></text:p>
            <text:p text:style-name="P42"><text:span text:style-name="T74">3) </text:span><text:span text:style-name="T92">перен.</text:span><text:span text:style-name="T74"> Нічим не засмучений, не затьмарений; спокійний, безтурботний. || Радісний, збуджений. || Сповнений лагідності, спокою, щирості, відвертості (про погляд, усмішку і т. </text:span><text:soft-page-break/><text:span text:style-name="T74">ін.).</text:span></text:p>
          </table:table-cell>
          <table:covered-table-cell/>
          <table:covered-table-cell/>
          <table:covered-table-cell/>
          <table:covered-table-cell/>
          <table:table-cell table:style-name="Dictionary.G420" table:number-columns-spanned="4" office:value-type="string">
            <text:h text:style-name="P58" text:outline-level="2"><text:span text:style-name="T110">джер</text:span><text:span text:style-name="T138">е</text:span><text:span text:style-name="T110">льний</text:span></text:h>
            <text:p text:style-name="P53"><text:a xlink:type="simple" xlink:href="http://www.lingvo.ua/uk/LingvoDictionaries/Details?dictionary=Explanatory%20(Uk-Uk)"><text:span text:style-name="T99">Explanatory (Uk-Uk)</text:span></text:a></text:p>
            <text:p text:style-name="P35">-а, -е.</text:p>
            <text:p text:style-name="P39"><text:span text:style-name="T80">Прикм. до </text:span><text:a xlink:type="simple" xlink:href="http://www.lingvo.ua/uk/Translate/uk-uk/джерело"><text:span text:style-name="T98">джерело</text:span></text:a><text:span text:style-name="T80"> 1). || Який виходить із джерела. || </text:span><text:span text:style-name="T95">Власт. </text:span><text:span text:style-name="T80">джерелу; прохолодний, освіжний.</text:span></text:p>
          </table:table-cell>
          <table:covered-table-cell/>
          <table:covered-table-cell/>
          <table:covered-table-cell/>
        </table:table-row>
        <table:table-row>
          <table:table-cell table:style-name="Dictionary.A2" table:number-rows-spanned="2" office:value-type="string">
            <text:p text:style-name="P9">211</text:p>
          </table:table-cell>
          <table:table-cell table:style-name="Dictionary.B421" table:number-columns-spanned="2" office:value-type="string">
            <text:p text:style-name="P10"/>
          </table:table-cell>
          <table:covered-table-cell/>
          <table:table-cell table:style-name="Dictionary.D421" table:number-columns-spanned="2" office:value-type="string">
            <text:p text:style-name="P24"/>
          </table:table-cell>
          <table:covered-table-cell/>
          <table:table-cell table:style-name="Dictionary.F421" table:number-columns-spanned="2" office:value-type="string">
            <text:p text:style-name="P24"/>
          </table:table-cell>
          <table:covered-table-cell/>
          <table:table-cell table:style-name="Dictionary.H421" table:number-columns-spanned="3" office:value-type="string">
            <text:p text:style-name="P24"/>
          </table:table-cell>
          <table:covered-table-cell/>
          <table:covered-table-cell/>
        </table:table-row>
        <table:table-row>
          <table:covered-table-cell/>
          <table:table-cell table:style-name="Dictionary.B422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1"><text:span text:style-name="T108">Біль-жада, </text:span><text:span text:style-name="T109">-</text:span><text:span text:style-name="T108">и</text:span><text:span text:style-name="T109">, ім., ж., інд.-авт., утворене способом словоскладання, похідне від слів: </text:span><text:span text:style-name="T108">біль, болю</text:span><text:span text:style-name="T109">, ч. Відчуття фізичного страждання; відчуття прикрості, образи, смутку (СУМ, І, 186) та </text:span><text:span text:style-name="T108">жада</text:span><text:span text:style-name="T109">, -</text:span><text:span text:style-name="T108">и</text:span><text:span text:style-name="T109">, ж. Пор. діал. </text:span><text:span text:style-name="T108">Жага, -и, </text:span><text:span text:style-name="T109">ж.., перен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Geneva, sans-serif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9:11:29</meta:creation-date>
    <dc:date>2012-04-12T18:57:49</dc:date>
    <meta:editing-duration>PT12H54M27S</meta:editing-duration>
    <meta:editing-cycles>162</meta:editing-cycles>
    <meta:generator>LibreOffice/3.4$Linux LibreOffice_project/340m1$Build-402</meta:generator>
    <meta:document-statistic meta:table-count="1" meta:image-count="0" meta:object-count="0" meta:page-count="86" meta:paragraph-count="2291" meta:word-count="14995" meta:character-count="93258" meta:non-whitespace-character-count="81009"/>
  </office:meta>
</office:document-meta>
</file>